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6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ion" table:style-name="ta1">
        <table:shapes>
          <draw:frame draw:z-index="0" draw:style-name="gr1" draw:text-style-name="P1" svg:width="870.24pt" svg:height="601.03pt" svg:x="448.92pt" svg:y="143.63pt">
            <draw:object draw:notify-on-update-of-ranges="insertion.A1:insertion.A1 insertion.A2:insertion.A1001 insertion.B1:insertion.B1 insertion.B2:insertion.B1001 insertion.A1:insertion.A1 insertion.A2:insertion.A1001 insertion.C1:insertion.C1 insertion.C2:insertion.C1001 insertion.A1:insertion.A1 insertion.A2:insertion.A1001 insertion.D1:insertion.D1 insertion.D2:insertion.D1001 insertion.A1:insertion.A1 insertion.A2:insertion.A1001 insertion.E1:insertion.E1 insertion.E2:insertion.E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884256" calcext:value-type="float">
            <text:p>0.000884256</text:p>
          </table:table-cell>
          <table:table-cell office:value-type="float" office:value="0.000550686" calcext:value-type="float">
            <text:p>0.00055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43596" calcext:value-type="float">
            <text:p>0.000843596</text:p>
          </table:table-cell>
          <table:table-cell office:value-type="float" office:value="0.000792672" calcext:value-type="float">
            <text:p>0.000792672</text:p>
          </table:table-cell>
          <table:table-cell office:value-type="float" office:value="0.000533712" calcext:value-type="float">
            <text:p>0.000533712</text:p>
          </table:table-cell>
          <table:table-cell office:value-type="float" office:value="0.000411337" calcext:value-type="float">
            <text:p>0.0004113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45863" calcext:value-type="float">
            <text:p>0.00145863</text:p>
          </table:table-cell>
          <table:table-cell office:value-type="float" office:value="0.000815963" calcext:value-type="float">
            <text:p>0.000815963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000564108" calcext:value-type="float">
            <text:p>0.0005641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35433" calcext:value-type="float">
            <text:p>0.00235433</text:p>
          </table:table-cell>
          <table:table-cell office:value-type="float" office:value="0.00084557" calcext:value-type="float">
            <text:p>0.00084557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00702273" calcext:value-type="float">
            <text:p>0.0007022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89989" calcext:value-type="float">
            <text:p>0.00289989</text:p>
          </table:table-cell>
          <table:table-cell office:value-type="float" office:value="0.000838859" calcext:value-type="float">
            <text:p>0.000838859</text:p>
          </table:table-cell>
          <table:table-cell office:value-type="float" office:value="0.000530948" calcext:value-type="float">
            <text:p>0.000530948</text:p>
          </table:table-cell>
          <table:table-cell office:value-type="float" office:value="0.000810831" calcext:value-type="float">
            <text:p>0.0008108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30885" calcext:value-type="float">
            <text:p>0.00330885</text:p>
          </table:table-cell>
          <table:table-cell office:value-type="float" office:value="0.000929258" calcext:value-type="float">
            <text:p>0.000929258</text:p>
          </table:table-cell>
          <table:table-cell office:value-type="float" office:value="0.00055187" calcext:value-type="float">
            <text:p>0.00055187</text:p>
          </table:table-cell>
          <table:table-cell office:value-type="float" office:value="0.00121664" calcext:value-type="float">
            <text:p>0.0012166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424443" calcext:value-type="float">
            <text:p>0.00424443</text:p>
          </table:table-cell>
          <table:table-cell office:value-type="float" office:value="0.000943864" calcext:value-type="float">
            <text:p>0.000943864</text:p>
          </table:table-cell>
          <table:table-cell office:value-type="float" office:value="0.00055266" calcext:value-type="float">
            <text:p>0.00055266</text:p>
          </table:table-cell>
          <table:table-cell office:value-type="float" office:value="0.000770961" calcext:value-type="float">
            <text:p>0.00077096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556292" calcext:value-type="float">
            <text:p>0.00556292</text:p>
          </table:table-cell>
          <table:table-cell office:value-type="float" office:value="0.000946233" calcext:value-type="float">
            <text:p>0.000946233</text:p>
          </table:table-cell>
          <table:table-cell office:value-type="float" office:value="0.000562134" calcext:value-type="float">
            <text:p>0.000562134</text:p>
          </table:table-cell>
          <table:table-cell office:value-type="float" office:value="0.000837675" calcext:value-type="float">
            <text:p>0.0008376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546502" calcext:value-type="float">
            <text:p>0.00546502</text:p>
          </table:table-cell>
          <table:table-cell office:value-type="float" office:value="0.000985709" calcext:value-type="float">
            <text:p>0.000985709</text:p>
          </table:table-cell>
          <table:table-cell office:value-type="float" office:value="0.000585425" calcext:value-type="float">
            <text:p>0.000585425</text:p>
          </table:table-cell>
          <table:table-cell office:value-type="float" office:value="0.000919784" calcext:value-type="float">
            <text:p>0.00091978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693865" calcext:value-type="float">
            <text:p>0.00693865</text:p>
          </table:table-cell>
          <table:table-cell office:value-type="float" office:value="0.00116888" calcext:value-type="float">
            <text:p>0.00116888</text:p>
          </table:table-cell>
          <table:table-cell office:value-type="float" office:value="0.000542396" calcext:value-type="float">
            <text:p>0.000542396</text:p>
          </table:table-cell>
          <table:table-cell office:value-type="float" office:value="0.00102242" calcext:value-type="float">
            <text:p>0.001022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50599" calcext:value-type="float">
            <text:p>0.00650599</text:p>
          </table:table-cell>
          <table:table-cell office:value-type="float" office:value="0.00132125" calcext:value-type="float">
            <text:p>0.00132125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0154468" calcext:value-type="float">
            <text:p>0.0015446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706418" calcext:value-type="float">
            <text:p>0.00706418</text:p>
          </table:table-cell>
          <table:table-cell office:value-type="float" office:value="0.00126757" calcext:value-type="float">
            <text:p>0.00126757</text:p>
          </table:table-cell>
          <table:table-cell office:value-type="float" office:value="0.000534106" calcext:value-type="float">
            <text:p>0.000534106</text:p>
          </table:table-cell>
          <table:table-cell office:value-type="float" office:value="0.00114361" calcext:value-type="float">
            <text:p>0.0011436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810555" calcext:value-type="float">
            <text:p>0.00810555</text:p>
          </table:table-cell>
          <table:table-cell office:value-type="float" office:value="0.00139823" calcext:value-type="float">
            <text:p>0.00139823</text:p>
          </table:table-cell>
          <table:table-cell office:value-type="float" office:value="0.000595294" calcext:value-type="float">
            <text:p>0.000595294</text:p>
          </table:table-cell>
          <table:table-cell office:value-type="float" office:value="0.00122177" calcext:value-type="float">
            <text:p>0.0012217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886743" calcext:value-type="float">
            <text:p>0.00886743</text:p>
          </table:table-cell>
          <table:table-cell office:value-type="float" office:value="0.00144007" calcext:value-type="float">
            <text:p>0.00144007</text:p>
          </table:table-cell>
          <table:table-cell office:value-type="float" office:value="0.000537265" calcext:value-type="float">
            <text:p>0.000537265</text:p>
          </table:table-cell>
          <table:table-cell office:value-type="float" office:value="0.00139941" calcext:value-type="float">
            <text:p>0.0013994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90356" calcext:value-type="float">
            <text:p>0.0090356</text:p>
          </table:table-cell>
          <table:table-cell office:value-type="float" office:value="0.00160035" calcext:value-type="float">
            <text:p>0.00160035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15285" calcext:value-type="float">
            <text:p>0.001528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10544" calcext:value-type="float">
            <text:p>0.0110544</text:p>
          </table:table-cell>
          <table:table-cell office:value-type="float" office:value="0.00153876" calcext:value-type="float">
            <text:p>0.00153876</text:p>
          </table:table-cell>
          <table:table-cell office:value-type="float" office:value="0.000595688" calcext:value-type="float">
            <text:p>0.000595688</text:p>
          </table:table-cell>
          <table:table-cell office:value-type="float" office:value="0.00241552" calcext:value-type="float">
            <text:p>0.0024155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00967" calcext:value-type="float">
            <text:p>0.0100967</text:p>
          </table:table-cell>
          <table:table-cell office:value-type="float" office:value="0.00176456" calcext:value-type="float">
            <text:p>0.00176456</text:p>
          </table:table-cell>
          <table:table-cell office:value-type="float" office:value="0.000538844" calcext:value-type="float">
            <text:p>0.000538844</text:p>
          </table:table-cell>
          <table:table-cell office:value-type="float" office:value="0.00246052" calcext:value-type="float">
            <text:p>0.0024605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18068" calcext:value-type="float">
            <text:p>0.0018068</text:p>
          </table:table-cell>
          <table:table-cell office:value-type="float" office:value="0.000598847" calcext:value-type="float">
            <text:p>0.000598847</text:p>
          </table:table-cell>
          <table:table-cell office:value-type="float" office:value="0.00234012" calcext:value-type="float">
            <text:p>0.002340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19015" calcext:value-type="float">
            <text:p>0.0119015</text:p>
          </table:table-cell>
          <table:table-cell office:value-type="float" office:value="0.00191457" calcext:value-type="float">
            <text:p>0.00191457</text:p>
          </table:table-cell>
          <table:table-cell office:value-type="float" office:value="0.000548318" calcext:value-type="float">
            <text:p>0.000548318</text:p>
          </table:table-cell>
          <table:table-cell office:value-type="float" office:value="0.0012802" calcext:value-type="float">
            <text:p>0.001280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21538" calcext:value-type="float">
            <text:p>0.0121538</text:p>
          </table:table-cell>
          <table:table-cell office:value-type="float" office:value="0.00196115" calcext:value-type="float">
            <text:p>0.00196115</text:p>
          </table:table-cell>
          <table:table-cell office:value-type="float" office:value="0.000595294" calcext:value-type="float">
            <text:p>0.000595294</text:p>
          </table:table-cell>
          <table:table-cell office:value-type="float" office:value="0.00129441" calcext:value-type="float">
            <text:p>0.001294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2888" calcext:value-type="float">
            <text:p>0.012888</text:p>
          </table:table-cell>
          <table:table-cell office:value-type="float" office:value="0.00209813" calcext:value-type="float">
            <text:p>0.00209813</text:p>
          </table:table-cell>
          <table:table-cell office:value-type="float" office:value="0.000547528" calcext:value-type="float">
            <text:p>0.000547528</text:p>
          </table:table-cell>
          <table:table-cell office:value-type="float" office:value="0.00144797" calcext:value-type="float">
            <text:p>0.0014479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39156" calcext:value-type="float">
            <text:p>0.0139156</text:p>
          </table:table-cell>
          <table:table-cell office:value-type="float" office:value="0.00225169" calcext:value-type="float">
            <text:p>0.00225169</text:p>
          </table:table-cell>
          <table:table-cell office:value-type="float" office:value="0.000657271" calcext:value-type="float">
            <text:p>0.000657271</text:p>
          </table:table-cell>
          <table:table-cell office:value-type="float" office:value="0.00142863" calcext:value-type="float">
            <text:p>0.001428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72458" calcext:value-type="float">
            <text:p>0.0172458</text:p>
          </table:table-cell>
          <table:table-cell office:value-type="float" office:value="0.00243526" calcext:value-type="float">
            <text:p>0.00243526</text:p>
          </table:table-cell>
          <table:table-cell office:value-type="float" office:value="0.000823858" calcext:value-type="float">
            <text:p>0.000823858</text:p>
          </table:table-cell>
          <table:table-cell office:value-type="float" office:value="0.00153955" calcext:value-type="float">
            <text:p>0.001539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54374" calcext:value-type="float">
            <text:p>0.0154374</text:p>
          </table:table-cell>
          <table:table-cell office:value-type="float" office:value="0.0026579" calcext:value-type="float">
            <text:p>0.0026579</text:p>
          </table:table-cell>
          <table:table-cell office:value-type="float" office:value="0.000884651" calcext:value-type="float">
            <text:p>0.000884651</text:p>
          </table:table-cell>
          <table:table-cell office:value-type="float" office:value="0.00157508" calcext:value-type="float">
            <text:p>0.0015750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56407" calcext:value-type="float">
            <text:p>0.0156407</text:p>
          </table:table-cell>
          <table:table-cell office:value-type="float" office:value="0.00242539" calcext:value-type="float">
            <text:p>0.00242539</text:p>
          </table:table-cell>
          <table:table-cell office:value-type="float" office:value="0.000640691" calcext:value-type="float">
            <text:p>0.000640691</text:p>
          </table:table-cell>
          <table:table-cell office:value-type="float" office:value="0.00152653" calcext:value-type="float">
            <text:p>0.0015265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61515" calcext:value-type="float">
            <text:p>0.0161515</text:p>
          </table:table-cell>
          <table:table-cell office:value-type="float" office:value="0.00242776" calcext:value-type="float">
            <text:p>0.00242776</text:p>
          </table:table-cell>
          <table:table-cell office:value-type="float" office:value="0.00065056" calcext:value-type="float">
            <text:p>0.00065056</text:p>
          </table:table-cell>
          <table:table-cell office:value-type="float" office:value="0.00168601" calcext:value-type="float">
            <text:p>0.001686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95286" calcext:value-type="float">
            <text:p>0.0195286</text:p>
          </table:table-cell>
          <table:table-cell office:value-type="float" office:value="0.00248658" calcext:value-type="float">
            <text:p>0.00248658</text:p>
          </table:table-cell>
          <table:table-cell office:value-type="float" office:value="0.00055345" calcext:value-type="float">
            <text:p>0.00055345</text:p>
          </table:table-cell>
          <table:table-cell office:value-type="float" office:value="0.00221814" calcext:value-type="float">
            <text:p>0.0022181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79374" calcext:value-type="float">
            <text:p>0.0179374</text:p>
          </table:table-cell>
          <table:table-cell office:value-type="float" office:value="0.00257816" calcext:value-type="float">
            <text:p>0.00257816</text:p>
          </table:table-cell>
          <table:table-cell office:value-type="float" office:value="0.000613453" calcext:value-type="float">
            <text:p>0.000613453</text:p>
          </table:table-cell>
          <table:table-cell office:value-type="float" office:value="0.00226827" calcext:value-type="float">
            <text:p>0.0022682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88986" calcext:value-type="float">
            <text:p>0.0188986</text:p>
          </table:table-cell>
          <table:table-cell office:value-type="float" office:value="0.00255882" calcext:value-type="float">
            <text:p>0.00255882</text:p>
          </table:table-cell>
          <table:table-cell office:value-type="float" office:value="0.000558976" calcext:value-type="float">
            <text:p>0.000558976</text:p>
          </table:table-cell>
          <table:table-cell office:value-type="float" office:value="0.00265158" calcext:value-type="float">
            <text:p>0.0026515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198535" calcext:value-type="float">
            <text:p>0.0198535</text:p>
          </table:table-cell>
          <table:table-cell office:value-type="float" office:value="0.00255289" calcext:value-type="float">
            <text:p>0.00255289</text:p>
          </table:table-cell>
          <table:table-cell office:value-type="float" office:value="0.000604373" calcext:value-type="float">
            <text:p>0.000604373</text:p>
          </table:table-cell>
          <table:table-cell office:value-type="float" office:value="0.00218814" calcext:value-type="float">
            <text:p>0.0021881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0705" calcext:value-type="float">
            <text:p>0.020705</text:p>
          </table:table-cell>
          <table:table-cell office:value-type="float" office:value="0.00268395" calcext:value-type="float">
            <text:p>0.00268395</text:p>
          </table:table-cell>
          <table:table-cell office:value-type="float" office:value="0.000543975" calcext:value-type="float">
            <text:p>0.000543975</text:p>
          </table:table-cell>
          <table:table-cell office:value-type="float" office:value="0.00174088" calcext:value-type="float">
            <text:p>0.0017408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207386" calcext:value-type="float">
            <text:p>0.0207386</text:p>
          </table:table-cell>
          <table:table-cell office:value-type="float" office:value="0.00267014" calcext:value-type="float">
            <text:p>0.00267014</text:p>
          </table:table-cell>
          <table:table-cell office:value-type="float" office:value="0.000602794" calcext:value-type="float">
            <text:p>0.000602794</text:p>
          </table:table-cell>
          <table:table-cell office:value-type="float" office:value="0.00194694" calcext:value-type="float">
            <text:p>0.0019469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226456" calcext:value-type="float">
            <text:p>0.0226456</text:p>
          </table:table-cell>
          <table:table-cell office:value-type="float" office:value="0.00263816" calcext:value-type="float">
            <text:p>0.00263816</text:p>
          </table:table-cell>
          <table:table-cell office:value-type="float" office:value="0.000540817" calcext:value-type="float">
            <text:p>0.000540817</text:p>
          </table:table-cell>
          <table:table-cell office:value-type="float" office:value="0.00270882" calcext:value-type="float">
            <text:p>0.0027088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28746" calcext:value-type="float">
            <text:p>0.0228746</text:p>
          </table:table-cell>
          <table:table-cell office:value-type="float" office:value="0.00275343" calcext:value-type="float">
            <text:p>0.00275343</text:p>
          </table:table-cell>
          <table:table-cell office:value-type="float" office:value="0.000675824" calcext:value-type="float">
            <text:p>0.000675824</text:p>
          </table:table-cell>
          <table:table-cell office:value-type="float" office:value="0.00359624" calcext:value-type="float">
            <text:p>0.0035962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0327175" calcext:value-type="float">
            <text:p>0.00327175</text:p>
          </table:table-cell>
          <table:table-cell office:value-type="float" office:value="0.000590557" calcext:value-type="float">
            <text:p>0.000590557</text:p>
          </table:table-cell>
          <table:table-cell office:value-type="float" office:value="0.00231959" calcext:value-type="float">
            <text:p>0.0023195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83878" calcext:value-type="float">
            <text:p>0.0283878</text:p>
          </table:table-cell>
          <table:table-cell office:value-type="float" office:value="0.00302029" calcext:value-type="float">
            <text:p>0.00302029</text:p>
          </table:table-cell>
          <table:table-cell office:value-type="float" office:value="0.000549502" calcext:value-type="float">
            <text:p>0.000549502</text:p>
          </table:table-cell>
          <table:table-cell office:value-type="float" office:value="0.00185141" calcext:value-type="float">
            <text:p>0.0018514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296111" calcext:value-type="float">
            <text:p>0.0296111</text:p>
          </table:table-cell>
          <table:table-cell office:value-type="float" office:value="0.00321964" calcext:value-type="float">
            <text:p>0.00321964</text:p>
          </table:table-cell>
          <table:table-cell office:value-type="float" office:value="0.000592925" calcext:value-type="float">
            <text:p>0.000592925</text:p>
          </table:table-cell>
          <table:table-cell office:value-type="float" office:value="0.00191694" calcext:value-type="float">
            <text:p>0.0019169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346628" calcext:value-type="float">
            <text:p>0.0346628</text:p>
          </table:table-cell>
          <table:table-cell office:value-type="float" office:value="0.00382875" calcext:value-type="float">
            <text:p>0.00382875</text:p>
          </table:table-cell>
          <table:table-cell office:value-type="float" office:value="0.000541212" calcext:value-type="float">
            <text:p>0.000541212</text:p>
          </table:table-cell>
          <table:table-cell office:value-type="float" office:value="0.00202076" calcext:value-type="float">
            <text:p>0.0020207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266595" calcext:value-type="float">
            <text:p>0.0266595</text:p>
          </table:table-cell>
          <table:table-cell office:value-type="float" office:value="0.00351334" calcext:value-type="float">
            <text:p>0.00351334</text:p>
          </table:table-cell>
          <table:table-cell office:value-type="float" office:value="0.000587399" calcext:value-type="float">
            <text:p>0.000587399</text:p>
          </table:table-cell>
          <table:table-cell office:value-type="float" office:value="0.00226196" calcext:value-type="float">
            <text:p>0.0022619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276839" calcext:value-type="float">
            <text:p>0.0276839</text:p>
          </table:table-cell>
          <table:table-cell office:value-type="float" office:value="0.00359347" calcext:value-type="float">
            <text:p>0.00359347</text:p>
          </table:table-cell>
          <table:table-cell office:value-type="float" office:value="0.000539238" calcext:value-type="float">
            <text:p>0.000539238</text:p>
          </table:table-cell>
          <table:table-cell office:value-type="float" office:value="0.00244434" calcext:value-type="float">
            <text:p>0.0024443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85382" calcext:value-type="float">
            <text:p>0.0285382</text:p>
          </table:table-cell>
          <table:table-cell office:value-type="float" office:value="0.00378454" calcext:value-type="float">
            <text:p>0.00378454</text:p>
          </table:table-cell>
          <table:table-cell office:value-type="float" office:value="0.000589372" calcext:value-type="float">
            <text:p>0.000589372</text:p>
          </table:table-cell>
          <table:table-cell office:value-type="float" office:value="0.00221182" calcext:value-type="float">
            <text:p>0.0022118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299439" calcext:value-type="float">
            <text:p>0.0299439</text:p>
          </table:table-cell>
          <table:table-cell office:value-type="float" office:value="0.00382322" calcext:value-type="float">
            <text:p>0.00382322</text:p>
          </table:table-cell>
          <table:table-cell office:value-type="float" office:value="0.00055266" calcext:value-type="float">
            <text:p>0.00055266</text:p>
          </table:table-cell>
          <table:table-cell office:value-type="float" office:value="0.0022738" calcext:value-type="float">
            <text:p>0.002273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96502" calcext:value-type="float">
            <text:p>0.0296502</text:p>
          </table:table-cell>
          <table:table-cell office:value-type="float" office:value="0.00388007" calcext:value-type="float">
            <text:p>0.00388007</text:p>
          </table:table-cell>
          <table:table-cell office:value-type="float" office:value="0.000584241" calcext:value-type="float">
            <text:p>0.000584241</text:p>
          </table:table-cell>
          <table:table-cell office:value-type="float" office:value="0.00233657" calcext:value-type="float">
            <text:p>0.0023365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299151" calcext:value-type="float">
            <text:p>0.0299151</text:p>
          </table:table-cell>
          <table:table-cell office:value-type="float" office:value="0.00411337" calcext:value-type="float">
            <text:p>0.00411337</text:p>
          </table:table-cell>
          <table:table-cell office:value-type="float" office:value="0.000539633" calcext:value-type="float">
            <text:p>0.000539633</text:p>
          </table:table-cell>
          <table:table-cell office:value-type="float" office:value="0.00242499" calcext:value-type="float">
            <text:p>0.0024249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303181" calcext:value-type="float">
            <text:p>0.0303181</text:p>
          </table:table-cell>
          <table:table-cell office:value-type="float" office:value="0.00416706" calcext:value-type="float">
            <text:p>0.00416706</text:p>
          </table:table-cell>
          <table:table-cell office:value-type="float" office:value="0.000602005" calcext:value-type="float">
            <text:p>0.000602005</text:p>
          </table:table-cell>
          <table:table-cell office:value-type="float" office:value="0.00247671" calcext:value-type="float">
            <text:p>0.0024767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313121" calcext:value-type="float">
            <text:p>0.0313121</text:p>
          </table:table-cell>
          <table:table-cell office:value-type="float" office:value="0.00440549" calcext:value-type="float">
            <text:p>0.00440549</text:p>
          </table:table-cell>
          <table:table-cell office:value-type="float" office:value="0.000558581" calcext:value-type="float">
            <text:p>0.000558581</text:p>
          </table:table-cell>
          <table:table-cell office:value-type="float" office:value="0.00262948" calcext:value-type="float">
            <text:p>0.0026294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317227" calcext:value-type="float">
            <text:p>0.0317227</text:p>
          </table:table-cell>
          <table:table-cell office:value-type="float" office:value="0.00452944" calcext:value-type="float">
            <text:p>0.00452944</text:p>
          </table:table-cell>
          <table:table-cell office:value-type="float" office:value="0.000590557" calcext:value-type="float">
            <text:p>0.000590557</text:p>
          </table:table-cell>
          <table:table-cell office:value-type="float" office:value="0.00276962" calcext:value-type="float">
            <text:p>0.0027696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342022" calcext:value-type="float">
            <text:p>0.0342022</text:p>
          </table:table-cell>
          <table:table-cell office:value-type="float" office:value="0.00460484" calcext:value-type="float">
            <text:p>0.00460484</text:p>
          </table:table-cell>
          <table:table-cell office:value-type="float" office:value="0.000542396" calcext:value-type="float">
            <text:p>0.000542396</text:p>
          </table:table-cell>
          <table:table-cell office:value-type="float" office:value="0.0027108" calcext:value-type="float">
            <text:p>0.002710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35041" calcext:value-type="float">
            <text:p>0.035041</text:p>
          </table:table-cell>
          <table:table-cell office:value-type="float" office:value="0.0047138" calcext:value-type="float">
            <text:p>0.0047138</text:p>
          </table:table-cell>
          <table:table-cell office:value-type="float" office:value="0.00059253" calcext:value-type="float">
            <text:p>0.00059253</text:p>
          </table:table-cell>
          <table:table-cell office:value-type="float" office:value="0.00273251" calcext:value-type="float">
            <text:p>0.0027325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34019" calcext:value-type="float">
            <text:p>0.034019</text:p>
          </table:table-cell>
          <table:table-cell office:value-type="float" office:value="0.00488078" calcext:value-type="float">
            <text:p>0.00488078</text:p>
          </table:table-cell>
          <table:table-cell office:value-type="float" office:value="0.00054437" calcext:value-type="float">
            <text:p>0.00054437</text:p>
          </table:table-cell>
          <table:table-cell office:value-type="float" office:value="0.00292949" calcext:value-type="float">
            <text:p>0.002929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51669" calcext:value-type="float">
            <text:p>0.0351669</text:p>
          </table:table-cell>
          <table:table-cell office:value-type="float" office:value="0.00498341" calcext:value-type="float">
            <text:p>0.00498341</text:p>
          </table:table-cell>
          <table:table-cell office:value-type="float" office:value="0.000619374" calcext:value-type="float">
            <text:p>0.000619374</text:p>
          </table:table-cell>
          <table:table-cell office:value-type="float" office:value="0.00305345" calcext:value-type="float">
            <text:p>0.0030534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387865" calcext:value-type="float">
            <text:p>0.0387865</text:p>
          </table:table-cell>
          <table:table-cell office:value-type="float" office:value="0.00515474" calcext:value-type="float">
            <text:p>0.00515474</text:p>
          </table:table-cell>
          <table:table-cell office:value-type="float" office:value="0.000549107" calcext:value-type="float">
            <text:p>0.000549107</text:p>
          </table:table-cell>
          <table:table-cell office:value-type="float" office:value="0.00295989" calcext:value-type="float">
            <text:p>0.0029598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484474" calcext:value-type="float">
            <text:p>0.0484474</text:p>
          </table:table-cell>
          <table:table-cell office:value-type="float" office:value="0.00556687" calcext:value-type="float">
            <text:p>0.00556687</text:p>
          </table:table-cell>
          <table:table-cell office:value-type="float" office:value="0.000603189" calcext:value-type="float">
            <text:p>0.000603189</text:p>
          </table:table-cell>
          <table:table-cell office:value-type="float" office:value="0.00304358" calcext:value-type="float">
            <text:p>0.0030435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373847" calcext:value-type="float">
            <text:p>0.0373847</text:p>
          </table:table-cell>
          <table:table-cell office:value-type="float" office:value="0.00531501" calcext:value-type="float">
            <text:p>0.00531501</text:p>
          </table:table-cell>
          <table:table-cell office:value-type="float" office:value="0.000573582" calcext:value-type="float">
            <text:p>0.000573582</text:p>
          </table:table-cell>
          <table:table-cell office:value-type="float" office:value="0.00307161" calcext:value-type="float">
            <text:p>0.00307161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403959" calcext:value-type="float">
            <text:p>0.0403959</text:p>
          </table:table-cell>
          <table:table-cell office:value-type="float" office:value="0.0054137" calcext:value-type="float">
            <text:p>0.0054137</text:p>
          </table:table-cell>
          <table:table-cell office:value-type="float" office:value="0.000558187" calcext:value-type="float">
            <text:p>0.000558187</text:p>
          </table:table-cell>
          <table:table-cell office:value-type="float" office:value="0.00314858" calcext:value-type="float">
            <text:p>0.0031485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436337" calcext:value-type="float">
            <text:p>0.0436337</text:p>
          </table:table-cell>
          <table:table-cell office:value-type="float" office:value="0.00569753" calcext:value-type="float">
            <text:p>0.00569753</text:p>
          </table:table-cell>
          <table:table-cell office:value-type="float" office:value="0.000604373" calcext:value-type="float">
            <text:p>0.000604373</text:p>
          </table:table-cell>
          <table:table-cell office:value-type="float" office:value="0.00335978" calcext:value-type="float">
            <text:p>0.0033597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403335" calcext:value-type="float">
            <text:p>0.0403335</text:p>
          </table:table-cell>
          <table:table-cell office:value-type="float" office:value="0.00580175" calcext:value-type="float">
            <text:p>0.00580175</text:p>
          </table:table-cell>
          <table:table-cell office:value-type="float" office:value="0.000547528" calcext:value-type="float">
            <text:p>0.000547528</text:p>
          </table:table-cell>
          <table:table-cell office:value-type="float" office:value="0.00340044" calcext:value-type="float">
            <text:p>0.00340044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38687" calcext:value-type="float">
            <text:p>0.038687</text:p>
          </table:table-cell>
          <table:table-cell office:value-type="float" office:value="0.00595254" calcext:value-type="float">
            <text:p>0.00595254</text:p>
          </table:table-cell>
          <table:table-cell office:value-type="float" office:value="0.000608321" calcext:value-type="float">
            <text:p>0.000608321</text:p>
          </table:table-cell>
          <table:table-cell office:value-type="float" office:value="0.00352123" calcext:value-type="float">
            <text:p>0.00352123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39801" calcext:value-type="float">
            <text:p>0.039801</text:p>
          </table:table-cell>
          <table:table-cell office:value-type="float" office:value="0.00593557" calcext:value-type="float">
            <text:p>0.00593557</text:p>
          </table:table-cell>
          <table:table-cell office:value-type="float" office:value="0.000543581" calcext:value-type="float">
            <text:p>0.000543581</text:p>
          </table:table-cell>
          <table:table-cell office:value-type="float" office:value="0.00343439" calcext:value-type="float">
            <text:p>0.00343439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428434" calcext:value-type="float">
            <text:p>0.0428434</text:p>
          </table:table-cell>
          <table:table-cell office:value-type="float" office:value="0.00604492" calcext:value-type="float">
            <text:p>0.00604492</text:p>
          </table:table-cell>
          <table:table-cell office:value-type="float" office:value="0.000637928" calcext:value-type="float">
            <text:p>0.000637928</text:p>
          </table:table-cell>
          <table:table-cell office:value-type="float" office:value="0.0036365" calcext:value-type="float">
            <text:p>0.00363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16741" calcext:value-type="float">
            <text:p>0.0416741</text:p>
          </table:table-cell>
          <table:table-cell office:value-type="float" office:value="0.0065581" calcext:value-type="float">
            <text:p>0.0065581</text:p>
          </table:table-cell>
          <table:table-cell office:value-type="float" office:value="0.000570029" calcext:value-type="float">
            <text:p>0.000570029</text:p>
          </table:table-cell>
          <table:table-cell office:value-type="float" office:value="0.00383783" calcext:value-type="float">
            <text:p>0.0038378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414886" calcext:value-type="float">
            <text:p>0.0414886</text:p>
          </table:table-cell>
          <table:table-cell office:value-type="float" office:value="0.00657113" calcext:value-type="float">
            <text:p>0.00657113</text:p>
          </table:table-cell>
          <table:table-cell office:value-type="float" office:value="0.000638322" calcext:value-type="float">
            <text:p>0.000638322</text:p>
          </table:table-cell>
          <table:table-cell office:value-type="float" office:value="0.00369611" calcext:value-type="float">
            <text:p>0.00369611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422836" calcext:value-type="float">
            <text:p>0.0422836</text:p>
          </table:table-cell>
          <table:table-cell office:value-type="float" office:value="0.00646889" calcext:value-type="float">
            <text:p>0.00646889</text:p>
          </table:table-cell>
          <table:table-cell office:value-type="float" office:value="0.000568056" calcext:value-type="float">
            <text:p>0.000568056</text:p>
          </table:table-cell>
          <table:table-cell office:value-type="float" office:value="0.00375256" calcext:value-type="float">
            <text:p>0.0037525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439945" calcext:value-type="float">
            <text:p>0.0439945</text:p>
          </table:table-cell>
          <table:table-cell office:value-type="float" office:value="0.00677087" calcext:value-type="float">
            <text:p>0.00677087</text:p>
          </table:table-cell>
          <table:table-cell office:value-type="float" office:value="0.000604768" calcext:value-type="float">
            <text:p>0.000604768</text:p>
          </table:table-cell>
          <table:table-cell office:value-type="float" office:value="0.0037948" calcext:value-type="float">
            <text:p>0.003794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43477" calcext:value-type="float">
            <text:p>0.043477</text:p>
          </table:table-cell>
          <table:table-cell office:value-type="float" office:value="0.00680798" calcext:value-type="float">
            <text:p>0.00680798</text:p>
          </table:table-cell>
          <table:table-cell office:value-type="float" office:value="0.000553055" calcext:value-type="float">
            <text:p>0.000553055</text:p>
          </table:table-cell>
          <table:table-cell office:value-type="float" office:value="0.00401152" calcext:value-type="float">
            <text:p>0.0040115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439953" calcext:value-type="float">
            <text:p>0.0439953</text:p>
          </table:table-cell>
          <table:table-cell office:value-type="float" office:value="0.00694378" calcext:value-type="float">
            <text:p>0.00694378</text:p>
          </table:table-cell>
          <table:table-cell office:value-type="float" office:value="0.000617006" calcext:value-type="float">
            <text:p>0.000617006</text:p>
          </table:table-cell>
          <table:table-cell office:value-type="float" office:value="0.00396849" calcext:value-type="float">
            <text:p>0.00396849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451188" calcext:value-type="float">
            <text:p>0.0451188</text:p>
          </table:table-cell>
          <table:table-cell office:value-type="float" office:value="0.00717668" calcext:value-type="float">
            <text:p>0.00717668</text:p>
          </table:table-cell>
          <table:table-cell office:value-type="float" office:value="0.000562134" calcext:value-type="float">
            <text:p>0.000562134</text:p>
          </table:table-cell>
          <table:table-cell office:value-type="float" office:value="0.00614874" calcext:value-type="float">
            <text:p>0.00614874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458116" calcext:value-type="float">
            <text:p>0.0458116</text:p>
          </table:table-cell>
          <table:table-cell office:value-type="float" office:value="0.00738472" calcext:value-type="float">
            <text:p>0.00738472</text:p>
          </table:table-cell>
          <table:table-cell office:value-type="float" office:value="0.000599241" calcext:value-type="float">
            <text:p>0.000599241</text:p>
          </table:table-cell>
          <table:table-cell office:value-type="float" office:value="0.00281936" calcext:value-type="float">
            <text:p>0.0028193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481398" calcext:value-type="float">
            <text:p>0.0481398</text:p>
          </table:table-cell>
          <table:table-cell office:value-type="float" office:value="0.00740841" calcext:value-type="float">
            <text:p>0.00740841</text:p>
          </table:table-cell>
          <table:table-cell office:value-type="float" office:value="0.000539238" calcext:value-type="float">
            <text:p>0.000539238</text:p>
          </table:table-cell>
          <table:table-cell office:value-type="float" office:value="0.00317306" calcext:value-type="float">
            <text:p>0.0031730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476973" calcext:value-type="float">
            <text:p>0.0476973</text:p>
          </table:table-cell>
          <table:table-cell office:value-type="float" office:value="0.00806686" calcext:value-type="float">
            <text:p>0.00806686</text:p>
          </table:table-cell>
          <table:table-cell office:value-type="float" office:value="0.000593715" calcext:value-type="float">
            <text:p>0.000593715</text:p>
          </table:table-cell>
          <table:table-cell office:value-type="float" office:value="0.00303884" calcext:value-type="float">
            <text:p>0.0030388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487576" calcext:value-type="float">
            <text:p>0.0487576</text:p>
          </table:table-cell>
          <table:table-cell office:value-type="float" office:value="0.00780672" calcext:value-type="float">
            <text:p>0.00780672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31324" calcext:value-type="float">
            <text:p>0.003132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482737" calcext:value-type="float">
            <text:p>0.0482737</text:p>
          </table:table-cell>
          <table:table-cell office:value-type="float" office:value="0.00806213" calcext:value-type="float">
            <text:p>0.00806213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323819" calcext:value-type="float">
            <text:p>0.00323819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49932" calcext:value-type="float">
            <text:p>0.049932</text:p>
          </table:table-cell>
          <table:table-cell office:value-type="float" office:value="0.00815766" calcext:value-type="float">
            <text:p>0.00815766</text:p>
          </table:table-cell>
          <table:table-cell office:value-type="float" office:value="0.000550686" calcext:value-type="float">
            <text:p>0.000550686</text:p>
          </table:table-cell>
          <table:table-cell office:value-type="float" office:value="0.00301831" calcext:value-type="float">
            <text:p>0.00301831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496707" calcext:value-type="float">
            <text:p>0.0496707</text:p>
          </table:table-cell>
          <table:table-cell office:value-type="float" office:value="0.00824292" calcext:value-type="float">
            <text:p>0.00824292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0347821" calcext:value-type="float">
            <text:p>0.0034782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532235" calcext:value-type="float">
            <text:p>0.0532235</text:p>
          </table:table-cell>
          <table:table-cell office:value-type="float" office:value="0.00835227" calcext:value-type="float">
            <text:p>0.00835227</text:p>
          </table:table-cell>
          <table:table-cell office:value-type="float" office:value="0.000603584" calcext:value-type="float">
            <text:p>0.000603584</text:p>
          </table:table-cell>
          <table:table-cell office:value-type="float" office:value="0.00366769" calcext:value-type="float">
            <text:p>0.0036676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557634" calcext:value-type="float">
            <text:p>0.0557634</text:p>
          </table:table-cell>
          <table:table-cell office:value-type="float" office:value="0.00864518" calcext:value-type="float">
            <text:p>0.00864518</text:p>
          </table:table-cell>
          <table:table-cell office:value-type="float" office:value="0.000543975" calcext:value-type="float">
            <text:p>0.000543975</text:p>
          </table:table-cell>
          <table:table-cell office:value-type="float" office:value="0.00353584" calcext:value-type="float">
            <text:p>0.0035358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519785" calcext:value-type="float">
            <text:p>0.0519785</text:p>
          </table:table-cell>
          <table:table-cell office:value-type="float" office:value="0.00876914" calcext:value-type="float">
            <text:p>0.00876914</text:p>
          </table:table-cell>
          <table:table-cell office:value-type="float" office:value="0.000602794" calcext:value-type="float">
            <text:p>0.000602794</text:p>
          </table:table-cell>
          <table:table-cell office:value-type="float" office:value="0.00322201" calcext:value-type="float">
            <text:p>0.0032220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528244" calcext:value-type="float">
            <text:p>0.0528244</text:p>
          </table:table-cell>
          <table:table-cell office:value-type="float" office:value="0.00905849" calcext:value-type="float">
            <text:p>0.00905849</text:p>
          </table:table-cell>
          <table:table-cell office:value-type="float" office:value="0.000578319" calcext:value-type="float">
            <text:p>0.000578319</text:p>
          </table:table-cell>
          <table:table-cell office:value-type="float" office:value="0.00308266" calcext:value-type="float">
            <text:p>0.00308266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532591" calcext:value-type="float">
            <text:p>0.0532591</text:p>
          </table:table-cell>
          <table:table-cell office:value-type="float" office:value="0.00994985" calcext:value-type="float">
            <text:p>0.00994985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0323859" calcext:value-type="float">
            <text:p>0.00323859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545294" calcext:value-type="float">
            <text:p>0.0545294</text:p>
          </table:table-cell>
          <table:table-cell office:value-type="float" office:value="0.0093668" calcext:value-type="float">
            <text:p>0.0093668</text:p>
          </table:table-cell>
          <table:table-cell office:value-type="float" office:value="0.000587004" calcext:value-type="float">
            <text:p>0.000587004</text:p>
          </table:table-cell>
          <table:table-cell office:value-type="float" office:value="0.00330017" calcext:value-type="float">
            <text:p>0.003300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557176" calcext:value-type="float">
            <text:p>0.0557176</text:p>
          </table:table-cell>
          <table:table-cell office:value-type="float" office:value="0.0100304" calcext:value-type="float">
            <text:p>0.0100304</text:p>
          </table:table-cell>
          <table:table-cell office:value-type="float" office:value="0.000621348" calcext:value-type="float">
            <text:p>0.000621348</text:p>
          </table:table-cell>
          <table:table-cell office:value-type="float" office:value="0.00350742" calcext:value-type="float">
            <text:p>0.00350742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555108" calcext:value-type="float">
            <text:p>0.0555108</text:p>
          </table:table-cell>
          <table:table-cell office:value-type="float" office:value="0.010409" calcext:value-type="float">
            <text:p>0.010409</text:p>
          </table:table-cell>
          <table:table-cell office:value-type="float" office:value="0.000571214" calcext:value-type="float">
            <text:p>0.000571214</text:p>
          </table:table-cell>
          <table:table-cell office:value-type="float" office:value="0.00328754" calcext:value-type="float">
            <text:p>0.00328754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564807" calcext:value-type="float">
            <text:p>0.0564807</text:p>
          </table:table-cell>
          <table:table-cell office:value-type="float" office:value="0.00991985" calcext:value-type="float">
            <text:p>0.00991985</text:p>
          </table:table-cell>
          <table:table-cell office:value-type="float" office:value="0.000628453" calcext:value-type="float">
            <text:p>0.000628453</text:p>
          </table:table-cell>
          <table:table-cell office:value-type="float" office:value="0.00487051" calcext:value-type="float">
            <text:p>0.00487051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569694" calcext:value-type="float">
            <text:p>0.0569694</text:p>
          </table:table-cell>
          <table:table-cell office:value-type="float" office:value="0.0103004" calcext:value-type="float">
            <text:p>0.0103004</text:p>
          </table:table-cell>
          <table:table-cell office:value-type="float" office:value="0.000588188" calcext:value-type="float">
            <text:p>0.000588188</text:p>
          </table:table-cell>
          <table:table-cell office:value-type="float" office:value="0.00714629" calcext:value-type="float">
            <text:p>0.0071462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577317" calcext:value-type="float">
            <text:p>0.0577317</text:p>
          </table:table-cell>
          <table:table-cell office:value-type="float" office:value="0.0106336" calcext:value-type="float">
            <text:p>0.0106336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0703852" calcext:value-type="float">
            <text:p>0.0070385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576938" calcext:value-type="float">
            <text:p>0.0576938</text:p>
          </table:table-cell>
          <table:table-cell office:value-type="float" office:value="0.0114795" calcext:value-type="float">
            <text:p>0.0114795</text:p>
          </table:table-cell>
          <table:table-cell office:value-type="float" office:value="0.000561739" calcext:value-type="float">
            <text:p>0.000561739</text:p>
          </table:table-cell>
          <table:table-cell office:value-type="float" office:value="0.00411179" calcext:value-type="float">
            <text:p>0.00411179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588093" calcext:value-type="float">
            <text:p>0.0588093</text:p>
          </table:table-cell>
          <table:table-cell office:value-type="float" office:value="0.0160465" calcext:value-type="float">
            <text:p>0.0160465</text:p>
          </table:table-cell>
          <table:table-cell office:value-type="float" office:value="0.000612268" calcext:value-type="float">
            <text:p>0.000612268</text:p>
          </table:table-cell>
          <table:table-cell office:value-type="float" office:value="0.00501263" calcext:value-type="float">
            <text:p>0.00501263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603556" calcext:value-type="float">
            <text:p>0.0603556</text:p>
          </table:table-cell>
          <table:table-cell office:value-type="float" office:value="0.018344" calcext:value-type="float">
            <text:p>0.018344</text:p>
          </table:table-cell>
          <table:table-cell office:value-type="float" office:value="0.000556213" calcext:value-type="float">
            <text:p>0.000556213</text:p>
          </table:table-cell>
          <table:table-cell office:value-type="float" office:value="0.00504263" calcext:value-type="float">
            <text:p>0.00504263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59542" calcext:value-type="float">
            <text:p>0.059542</text:p>
          </table:table-cell>
          <table:table-cell office:value-type="float" office:value="0.0117934" calcext:value-type="float">
            <text:p>0.0117934</text:p>
          </table:table-cell>
          <table:table-cell office:value-type="float" office:value="0.000631611" calcext:value-type="float">
            <text:p>0.000631611</text:p>
          </table:table-cell>
          <table:table-cell office:value-type="float" office:value="0.00397047" calcext:value-type="float">
            <text:p>0.00397047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607583" calcext:value-type="float">
            <text:p>0.0607583</text:p>
          </table:table-cell>
          <table:table-cell office:value-type="float" office:value="0.0118561" calcext:value-type="float">
            <text:p>0.0118561</text:p>
          </table:table-cell>
          <table:table-cell office:value-type="float" office:value="0.000542002" calcext:value-type="float">
            <text:p>0.000542002</text:p>
          </table:table-cell>
          <table:table-cell office:value-type="float" office:value="0.00485235" calcext:value-type="float">
            <text:p>0.004852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616883" calcext:value-type="float">
            <text:p>0.0616883</text:p>
          </table:table-cell>
          <table:table-cell office:value-type="float" office:value="0.0118546" calcext:value-type="float">
            <text:p>0.0118546</text:p>
          </table:table-cell>
          <table:table-cell office:value-type="float" office:value="0.000630822" calcext:value-type="float">
            <text:p>0.000630822</text:p>
          </table:table-cell>
          <table:table-cell office:value-type="float" office:value="0.00384533" calcext:value-type="float">
            <text:p>0.00384533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633301" calcext:value-type="float">
            <text:p>0.0633301</text:p>
          </table:table-cell>
          <table:table-cell office:value-type="float" office:value="0.0122659" calcext:value-type="float">
            <text:p>0.0122659</text:p>
          </table:table-cell>
          <table:table-cell office:value-type="float" office:value="0.000554239" calcext:value-type="float">
            <text:p>0.000554239</text:p>
          </table:table-cell>
          <table:table-cell office:value-type="float" office:value="0.00469879" calcext:value-type="float">
            <text:p>0.0046987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736423" calcext:value-type="float">
            <text:p>0.0736423</text:p>
          </table:table-cell>
          <table:table-cell office:value-type="float" office:value="0.0128884" calcext:value-type="float">
            <text:p>0.0128884</text:p>
          </table:table-cell>
          <table:table-cell office:value-type="float" office:value="0.000549897" calcext:value-type="float">
            <text:p>0.000549897</text:p>
          </table:table-cell>
          <table:table-cell office:value-type="float" office:value="0.00521711" calcext:value-type="float">
            <text:p>0.00521711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628398" calcext:value-type="float">
            <text:p>0.0628398</text:p>
          </table:table-cell>
          <table:table-cell office:value-type="float" office:value="0.0134075" calcext:value-type="float">
            <text:p>0.0134075</text:p>
          </table:table-cell>
          <table:table-cell office:value-type="float" office:value="0.00059332" calcext:value-type="float">
            <text:p>0.00059332</text:p>
          </table:table-cell>
          <table:table-cell office:value-type="float" office:value="0.00488394" calcext:value-type="float">
            <text:p>0.00488394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667949" calcext:value-type="float">
            <text:p>0.0667949</text:p>
          </table:table-cell>
          <table:table-cell office:value-type="float" office:value="0.012963" calcext:value-type="float">
            <text:p>0.012963</text:p>
          </table:table-cell>
          <table:table-cell office:value-type="float" office:value="0.000558976" calcext:value-type="float">
            <text:p>0.000558976</text:p>
          </table:table-cell>
          <table:table-cell office:value-type="float" office:value="0.00496723" calcext:value-type="float">
            <text:p>0.0049672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657326" calcext:value-type="float">
            <text:p>0.0657326</text:p>
          </table:table-cell>
          <table:table-cell office:value-type="float" office:value="0.0140131" calcext:value-type="float">
            <text:p>0.0140131</text:p>
          </table:table-cell>
          <table:table-cell office:value-type="float" office:value="0.000598847" calcext:value-type="float">
            <text:p>0.000598847</text:p>
          </table:table-cell>
          <table:table-cell office:value-type="float" office:value="0.00571293" calcext:value-type="float">
            <text:p>0.0057129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672252" calcext:value-type="float">
            <text:p>0.0672252</text:p>
          </table:table-cell>
          <table:table-cell office:value-type="float" office:value="0.0138114" calcext:value-type="float">
            <text:p>0.0138114</text:p>
          </table:table-cell>
          <table:table-cell office:value-type="float" office:value="0.000548712" calcext:value-type="float">
            <text:p>0.000548712</text:p>
          </table:table-cell>
          <table:table-cell office:value-type="float" office:value="0.00505408" calcext:value-type="float">
            <text:p>0.0050540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690789" calcext:value-type="float">
            <text:p>0.0690789</text:p>
          </table:table-cell>
          <table:table-cell office:value-type="float" office:value="0.0143005" calcext:value-type="float">
            <text:p>0.0143005</text:p>
          </table:table-cell>
          <table:table-cell office:value-type="float" office:value="0.000603189" calcext:value-type="float">
            <text:p>0.000603189</text:p>
          </table:table-cell>
          <table:table-cell office:value-type="float" office:value="0.00499881" calcext:value-type="float">
            <text:p>0.00499881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674901" calcext:value-type="float">
            <text:p>0.0674901</text:p>
          </table:table-cell>
          <table:table-cell office:value-type="float" office:value="0.0143021" calcext:value-type="float">
            <text:p>0.0143021</text:p>
          </table:table-cell>
          <table:table-cell office:value-type="float" office:value="0.000549502" calcext:value-type="float">
            <text:p>0.000549502</text:p>
          </table:table-cell>
          <table:table-cell office:value-type="float" office:value="0.00616769" calcext:value-type="float">
            <text:p>0.0061676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673432" calcext:value-type="float">
            <text:p>0.0673432</text:p>
          </table:table-cell>
          <table:table-cell office:value-type="float" office:value="0.0149514" calcext:value-type="float">
            <text:p>0.0149514</text:p>
          </table:table-cell>
          <table:table-cell office:value-type="float" office:value="0.000614637" calcext:value-type="float">
            <text:p>0.000614637</text:p>
          </table:table-cell>
          <table:table-cell office:value-type="float" office:value="0.00532409" calcext:value-type="float">
            <text:p>0.005324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015495" calcext:value-type="float">
            <text:p>0.015495</text:p>
          </table:table-cell>
          <table:table-cell office:value-type="float" office:value="0.000573582" calcext:value-type="float">
            <text:p>0.000573582</text:p>
          </table:table-cell>
          <table:table-cell office:value-type="float" office:value="0.00583925" calcext:value-type="float">
            <text:p>0.00583925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/>
          <table:table-cell office:value-type="float" office:value="0.0152021" calcext:value-type="float">
            <text:p>0.0152021</text:p>
          </table:table-cell>
          <table:table-cell office:value-type="float" office:value="0.000605163" calcext:value-type="float">
            <text:p>0.000605163</text:p>
          </table:table-cell>
          <table:table-cell office:value-type="float" office:value="0.00448602" calcext:value-type="float">
            <text:p>0.00448602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/>
          <table:table-cell office:value-type="float" office:value="0.0152562" calcext:value-type="float">
            <text:p>0.0152562</text:p>
          </table:table-cell>
          <table:table-cell office:value-type="float" office:value="0.000562924" calcext:value-type="float">
            <text:p>0.000562924</text:p>
          </table:table-cell>
          <table:table-cell office:value-type="float" office:value="0.00491749" calcext:value-type="float">
            <text:p>0.00491749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/>
          <table:table-cell office:value-type="float" office:value="0.0158538" calcext:value-type="float">
            <text:p>0.0158538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00468182" calcext:value-type="float">
            <text:p>0.00468182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/>
          <table:table-cell office:value-type="float" office:value="0.0158041" calcext:value-type="float">
            <text:p>0.0158041</text:p>
          </table:table-cell>
          <table:table-cell office:value-type="float" office:value="0.000566476" calcext:value-type="float">
            <text:p>0.000566476</text:p>
          </table:table-cell>
          <table:table-cell office:value-type="float" office:value="0.00472919" calcext:value-type="float">
            <text:p>0.00472919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/>
          <table:table-cell office:value-type="float" office:value="0.0155791" calcext:value-type="float">
            <text:p>0.0155791</text:p>
          </table:table-cell>
          <table:table-cell office:value-type="float" office:value="0.000615426" calcext:value-type="float">
            <text:p>0.000615426</text:p>
          </table:table-cell>
          <table:table-cell office:value-type="float" office:value="0.00803094" calcext:value-type="float">
            <text:p>0.00803094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/>
          <table:table-cell office:value-type="float" office:value="0.0161685" calcext:value-type="float">
            <text:p>0.0161685</text:p>
          </table:table-cell>
          <table:table-cell office:value-type="float" office:value="0.000549107" calcext:value-type="float">
            <text:p>0.000549107</text:p>
          </table:table-cell>
          <table:table-cell office:value-type="float" office:value="0.0064756" calcext:value-type="float">
            <text:p>0.0064756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/>
          <table:table-cell office:value-type="float" office:value="0.0162743" calcext:value-type="float">
            <text:p>0.0162743</text:p>
          </table:table-cell>
          <table:table-cell office:value-type="float" office:value="0.000857018" calcext:value-type="float">
            <text:p>0.000857018</text:p>
          </table:table-cell>
          <table:table-cell office:value-type="float" office:value="0.00493565" calcext:value-type="float">
            <text:p>0.00493565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/>
          <table:table-cell office:value-type="float" office:value="0.0168269" calcext:value-type="float">
            <text:p>0.0168269</text:p>
          </table:table-cell>
          <table:table-cell office:value-type="float" office:value="0.000642665" calcext:value-type="float">
            <text:p>0.000642665</text:p>
          </table:table-cell>
          <table:table-cell office:value-type="float" office:value="0.00633072" calcext:value-type="float">
            <text:p>0.00633072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/>
          <table:table-cell office:value-type="float" office:value="0.0164862" calcext:value-type="float">
            <text:p>0.0164862</text:p>
          </table:table-cell>
          <table:table-cell office:value-type="float" office:value="0.0006099" calcext:value-type="float">
            <text:p>0.0006099</text:p>
          </table:table-cell>
          <table:table-cell office:value-type="float" office:value="0.00570029" calcext:value-type="float">
            <text:p>0.0057002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/>
          <table:table-cell office:value-type="float" office:value="0.0170965" calcext:value-type="float">
            <text:p>0.0170965</text:p>
          </table:table-cell>
          <table:table-cell office:value-type="float" office:value="0.000552265" calcext:value-type="float">
            <text:p>0.000552265</text:p>
          </table:table-cell>
          <table:table-cell office:value-type="float" office:value="0.0046455" calcext:value-type="float">
            <text:p>0.004645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/>
          <table:table-cell office:value-type="float" office:value="0.017541" calcext:value-type="float">
            <text:p>0.017541</text:p>
          </table:table-cell>
          <table:table-cell office:value-type="float" office:value="0.00059411" calcext:value-type="float">
            <text:p>0.00059411</text:p>
          </table:table-cell>
          <table:table-cell office:value-type="float" office:value="0.00840556" calcext:value-type="float">
            <text:p>0.00840556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/>
          <table:table-cell office:value-type="float" office:value="0.0172529" calcext:value-type="float">
            <text:p>0.0172529</text:p>
          </table:table-cell>
          <table:table-cell office:value-type="float" office:value="0.00054516" calcext:value-type="float">
            <text:p>0.00054516</text:p>
          </table:table-cell>
          <table:table-cell office:value-type="float" office:value="0.00465892" calcext:value-type="float">
            <text:p>0.00465892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/>
          <table:table-cell office:value-type="float" office:value="0.0178797" calcext:value-type="float">
            <text:p>0.0178797</text:p>
          </table:table-cell>
          <table:table-cell office:value-type="float" office:value="0.000541607" calcext:value-type="float">
            <text:p>0.000541607</text:p>
          </table:table-cell>
          <table:table-cell office:value-type="float" office:value="0.00468221" calcext:value-type="float">
            <text:p>0.00468221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/>
          <table:table-cell office:value-type="float" office:value="0.0178714" calcext:value-type="float">
            <text:p>0.0178714</text:p>
          </table:table-cell>
          <table:table-cell office:value-type="float" office:value="0.000601215" calcext:value-type="float">
            <text:p>0.000601215</text:p>
          </table:table-cell>
          <table:table-cell office:value-type="float" office:value="0.00768711" calcext:value-type="float">
            <text:p>0.00768711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/>
          <table:table-cell office:value-type="float" office:value="0.0175908" calcext:value-type="float">
            <text:p>0.0175908</text:p>
          </table:table-cell>
          <table:table-cell office:value-type="float" office:value="0.000547133" calcext:value-type="float">
            <text:p>0.000547133</text:p>
          </table:table-cell>
          <table:table-cell office:value-type="float" office:value="0.00542831" calcext:value-type="float">
            <text:p>0.00542831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/>
          <table:table-cell office:value-type="float" office:value="0.0180858" calcext:value-type="float">
            <text:p>0.0180858</text:p>
          </table:table-cell>
          <table:table-cell office:value-type="float" office:value="0.000595689" calcext:value-type="float">
            <text:p>0.000595689</text:p>
          </table:table-cell>
          <table:table-cell office:value-type="float" office:value="0.00785764" calcext:value-type="float">
            <text:p>0.00785764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/>
          <table:table-cell office:value-type="float" office:value="0.0179453" calcext:value-type="float">
            <text:p>0.0179453</text:p>
          </table:table-cell>
          <table:table-cell office:value-type="float" office:value="0.000568845" calcext:value-type="float">
            <text:p>0.000568845</text:p>
          </table:table-cell>
          <table:table-cell office:value-type="float" office:value="0.00537936" calcext:value-type="float">
            <text:p>0.00537936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/>
          <table:table-cell office:value-type="float" office:value="0.0188145" calcext:value-type="float">
            <text:p>0.0188145</text:p>
          </table:table-cell>
          <table:table-cell office:value-type="float" office:value="0.000637138" calcext:value-type="float">
            <text:p>0.000637138</text:p>
          </table:table-cell>
          <table:table-cell office:value-type="float" office:value="0.00525027" calcext:value-type="float">
            <text:p>0.00525027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/>
          <table:table-cell office:value-type="float" office:value="0.0185196" calcext:value-type="float">
            <text:p>0.0185196</text:p>
          </table:table-cell>
          <table:table-cell office:value-type="float" office:value="0.000565687" calcext:value-type="float">
            <text:p>0.000565687</text:p>
          </table:table-cell>
          <table:table-cell office:value-type="float" office:value="0.00560279" calcext:value-type="float">
            <text:p>0.0056027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/>
          <table:table-cell office:value-type="float" office:value="0.0190115" calcext:value-type="float">
            <text:p>0.0190115</text:p>
          </table:table-cell>
          <table:table-cell office:value-type="float" office:value="0.000615426" calcext:value-type="float">
            <text:p>0.000615426</text:p>
          </table:table-cell>
          <table:table-cell office:value-type="float" office:value="0.00539317" calcext:value-type="float">
            <text:p>0.00539317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/>
          <table:table-cell office:value-type="float" office:value="0.0196443" calcext:value-type="float">
            <text:p>0.0196443</text:p>
          </table:table-cell>
          <table:table-cell office:value-type="float" office:value="0.000588978" calcext:value-type="float">
            <text:p>0.000588978</text:p>
          </table:table-cell>
          <table:table-cell office:value-type="float" office:value="0.00474774" calcext:value-type="float">
            <text:p>0.00474774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/>
          <table:table-cell office:value-type="float" office:value="0.0192314" calcext:value-type="float">
            <text:p>0.0192314</text:p>
          </table:table-cell>
          <table:table-cell office:value-type="float" office:value="0.000642665" calcext:value-type="float">
            <text:p>0.000642665</text:p>
          </table:table-cell>
          <table:table-cell office:value-type="float" office:value="0.00560989" calcext:value-type="float">
            <text:p>0.00560989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/>
          <table:table-cell office:value-type="float" office:value="0.0195772" calcext:value-type="float">
            <text:p>0.0195772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0544844" calcext:value-type="float">
            <text:p>0.00544844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/>
          <table:table-cell office:value-type="float" office:value="0.0207303" calcext:value-type="float">
            <text:p>0.0207303</text:p>
          </table:table-cell>
          <table:table-cell office:value-type="float" office:value="0.00059332" calcext:value-type="float">
            <text:p>0.00059332</text:p>
          </table:table-cell>
          <table:table-cell office:value-type="float" office:value="0.0048267" calcext:value-type="float">
            <text:p>0.0048267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/>
          <table:table-cell office:value-type="float" office:value="0.0198314" calcext:value-type="float">
            <text:p>0.0198314</text:p>
          </table:table-cell>
          <table:table-cell office:value-type="float" office:value="0.000541607" calcext:value-type="float">
            <text:p>0.000541607</text:p>
          </table:table-cell>
          <table:table-cell office:value-type="float" office:value="0.0054591" calcext:value-type="float">
            <text:p>0.0054591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/>
          <table:table-cell office:value-type="float" office:value="0.0196104" calcext:value-type="float">
            <text:p>0.0196104</text:p>
          </table:table-cell>
          <table:table-cell office:value-type="float" office:value="0.000592136" calcext:value-type="float">
            <text:p>0.000592136</text:p>
          </table:table-cell>
          <table:table-cell office:value-type="float" office:value="0.00512908" calcext:value-type="float">
            <text:p>0.00512908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/>
          <table:table-cell office:value-type="float" office:value="0.0196336" calcext:value-type="float">
            <text:p>0.0196336</text:p>
          </table:table-cell>
          <table:table-cell office:value-type="float" office:value="0.000559766" calcext:value-type="float">
            <text:p>0.000559766</text:p>
          </table:table-cell>
          <table:table-cell office:value-type="float" office:value="0.00511566" calcext:value-type="float">
            <text:p>0.00511566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/>
          <table:table-cell office:value-type="float" office:value="0.020041" calcext:value-type="float">
            <text:p>0.020041</text:p>
          </table:table-cell>
          <table:table-cell office:value-type="float" office:value="0.000624506" calcext:value-type="float">
            <text:p>0.000624506</text:p>
          </table:table-cell>
          <table:table-cell office:value-type="float" office:value="0.00770092" calcext:value-type="float">
            <text:p>0.00770092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/>
          <table:table-cell office:value-type="float" office:value="0.0204299" calcext:value-type="float">
            <text:p>0.0204299</text:p>
          </table:table-cell>
          <table:table-cell office:value-type="float" office:value="0.000554239" calcext:value-type="float">
            <text:p>0.000554239</text:p>
          </table:table-cell>
          <table:table-cell office:value-type="float" office:value="0.00709221" calcext:value-type="float">
            <text:p>0.0070922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/>
          <table:table-cell office:value-type="float" office:value="0.0203071" calcext:value-type="float">
            <text:p>0.0203071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762039" calcext:value-type="float">
            <text:p>0.00762039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/>
          <table:table-cell office:value-type="float" office:value="0.0209671" calcext:value-type="float">
            <text:p>0.0209671</text:p>
          </table:table-cell>
          <table:table-cell office:value-type="float" office:value="0.000547133" calcext:value-type="float">
            <text:p>0.000547133</text:p>
          </table:table-cell>
          <table:table-cell office:value-type="float" office:value="0.00826898" calcext:value-type="float">
            <text:p>0.00826898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/>
          <table:table-cell office:value-type="float" office:value="0.0211977" calcext:value-type="float">
            <text:p>0.0211977</text:p>
          </table:table-cell>
          <table:table-cell office:value-type="float" office:value="0.000547134" calcext:value-type="float">
            <text:p>0.000547134</text:p>
          </table:table-cell>
          <table:table-cell office:value-type="float" office:value="0.00827253" calcext:value-type="float">
            <text:p>0.00827253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/>
          <table:table-cell office:value-type="float" office:value="0.0215332" calcext:value-type="float">
            <text:p>0.0215332</text:p>
          </table:table-cell>
          <table:table-cell office:value-type="float" office:value="0.000603584" calcext:value-type="float">
            <text:p>0.000603584</text:p>
          </table:table-cell>
          <table:table-cell office:value-type="float" office:value="0.00797686" calcext:value-type="float">
            <text:p>0.00797686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/>
          <table:table-cell office:value-type="float" office:value="0.0221857" calcext:value-type="float">
            <text:p>0.0221857</text:p>
          </table:table-cell>
          <table:table-cell office:value-type="float" office:value="0.000562134" calcext:value-type="float">
            <text:p>0.000562134</text:p>
          </table:table-cell>
          <table:table-cell office:value-type="float" office:value="0.00564621" calcext:value-type="float">
            <text:p>0.0056462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/>
          <table:table-cell office:value-type="float" office:value="0.0214926" calcext:value-type="float">
            <text:p>0.0214926</text:p>
          </table:table-cell>
          <table:table-cell office:value-type="float" office:value="0.000897283" calcext:value-type="float">
            <text:p>0.000897283</text:p>
          </table:table-cell>
          <table:table-cell office:value-type="float" office:value="0.00624506" calcext:value-type="float">
            <text:p>0.00624506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/>
          <table:table-cell office:value-type="float" office:value="0.0220875" calcext:value-type="float">
            <text:p>0.0220875</text:p>
          </table:table-cell>
          <table:table-cell office:value-type="float" office:value="0.000556608" calcext:value-type="float">
            <text:p>0.000556608</text:p>
          </table:table-cell>
          <table:table-cell office:value-type="float" office:value="0.00555937" calcext:value-type="float">
            <text:p>0.00555937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/>
          <table:table-cell office:value-type="float" office:value="0.0217665" calcext:value-type="float">
            <text:p>0.0217665</text:p>
          </table:table-cell>
          <table:table-cell office:value-type="float" office:value="0.000792672" calcext:value-type="float">
            <text:p>0.000792672</text:p>
          </table:table-cell>
          <table:table-cell office:value-type="float" office:value="0.00526646" calcext:value-type="float">
            <text:p>0.00526646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/>
          <table:table-cell office:value-type="float" office:value="0.0218194" calcext:value-type="float">
            <text:p>0.0218194</text:p>
          </table:table-cell>
          <table:table-cell office:value-type="float" office:value="0.000599241" calcext:value-type="float">
            <text:p>0.000599241</text:p>
          </table:table-cell>
          <table:table-cell office:value-type="float" office:value="0.00625374" calcext:value-type="float">
            <text:p>0.00625374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/>
          <table:table-cell office:value-type="float" office:value="0.0230451" calcext:value-type="float">
            <text:p>0.0230451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0537896" calcext:value-type="float">
            <text:p>0.0053789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/>
          <table:table-cell office:value-type="float" office:value="0.0219686" calcext:value-type="float">
            <text:p>0.0219686</text:p>
          </table:table-cell>
          <table:table-cell office:value-type="float" office:value="0.000553844" calcext:value-type="float">
            <text:p>0.000553844</text:p>
          </table:table-cell>
          <table:table-cell office:value-type="float" office:value="0.00538093" calcext:value-type="float">
            <text:p>0.00538093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/>
          <table:table-cell office:value-type="float" office:value="0.0229516" calcext:value-type="float">
            <text:p>0.0229516</text:p>
          </table:table-cell>
          <table:table-cell office:value-type="float" office:value="0.000592136" calcext:value-type="float">
            <text:p>0.000592136</text:p>
          </table:table-cell>
          <table:table-cell office:value-type="float" office:value="0.00652139" calcext:value-type="float">
            <text:p>0.00652139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/>
          <table:table-cell office:value-type="float" office:value="0.0255514" calcext:value-type="float">
            <text:p>0.0255514</text:p>
          </table:table-cell>
          <table:table-cell office:value-type="float" office:value="0.000543581" calcext:value-type="float">
            <text:p>0.000543581</text:p>
          </table:table-cell>
          <table:table-cell office:value-type="float" office:value="0.0054287" calcext:value-type="float">
            <text:p>0.0054287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/>
          <table:table-cell office:value-type="float" office:value="0.0270034" calcext:value-type="float">
            <text:p>0.0270034</text:p>
          </table:table-cell>
          <table:table-cell office:value-type="float" office:value="0.000591346" calcext:value-type="float">
            <text:p>0.000591346</text:p>
          </table:table-cell>
          <table:table-cell office:value-type="float" office:value="0.00545515" calcext:value-type="float">
            <text:p>0.0054551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/>
          <table:table-cell office:value-type="float" office:value="0.022905" calcext:value-type="float">
            <text:p>0.022905</text:p>
          </table:table-cell>
          <table:table-cell office:value-type="float" office:value="0.000541212" calcext:value-type="float">
            <text:p>0.000541212</text:p>
          </table:table-cell>
          <table:table-cell office:value-type="float" office:value="0.00623756" calcext:value-type="float">
            <text:p>0.00623756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/>
          <table:table-cell office:value-type="float" office:value="0.0228174" calcext:value-type="float">
            <text:p>0.0228174</text:p>
          </table:table-cell>
          <table:table-cell office:value-type="float" office:value="0.000590162" calcext:value-type="float">
            <text:p>0.000590162</text:p>
          </table:table-cell>
          <table:table-cell office:value-type="float" office:value="0.00559134" calcext:value-type="float">
            <text:p>0.00559134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/>
          <table:table-cell office:value-type="float" office:value="0.0235962" calcext:value-type="float">
            <text:p>0.0235962</text:p>
          </table:table-cell>
          <table:table-cell office:value-type="float" office:value="0.000545949" calcext:value-type="float">
            <text:p>0.000545949</text:p>
          </table:table-cell>
          <table:table-cell office:value-type="float" office:value="0.0067989" calcext:value-type="float">
            <text:p>0.0067989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/>
          <table:table-cell office:value-type="float" office:value="0.023278" calcext:value-type="float">
            <text:p>0.023278</text:p>
          </table:table-cell>
          <table:table-cell office:value-type="float" office:value="0.000609505" calcext:value-type="float">
            <text:p>0.000609505</text:p>
          </table:table-cell>
          <table:table-cell office:value-type="float" office:value="0.00572674" calcext:value-type="float">
            <text:p>0.00572674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/>
          <table:table-cell office:value-type="float" office:value="0.0233815" calcext:value-type="float">
            <text:p>0.0233815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568727" calcext:value-type="float">
            <text:p>0.00568727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/>
          <table:table-cell office:value-type="float" office:value="0.0234004" calcext:value-type="float">
            <text:p>0.0234004</text:p>
          </table:table-cell>
          <table:table-cell office:value-type="float" office:value="0.000594899" calcext:value-type="float">
            <text:p>0.000594899</text:p>
          </table:table-cell>
          <table:table-cell office:value-type="float" office:value="0.0057149" calcext:value-type="float">
            <text:p>0.005714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/>
          <table:table-cell office:value-type="float" office:value="0.0239322" calcext:value-type="float">
            <text:p>0.0239322</text:p>
          </table:table-cell>
          <table:table-cell office:value-type="float" office:value="0.000549502" calcext:value-type="float">
            <text:p>0.000549502</text:p>
          </table:table-cell>
          <table:table-cell office:value-type="float" office:value="0.00577174" calcext:value-type="float">
            <text:p>0.00577174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/>
          <table:table-cell office:value-type="float" office:value="0.0240245" calcext:value-type="float">
            <text:p>0.0240245</text:p>
          </table:table-cell>
          <table:table-cell office:value-type="float" office:value="0.000543975" calcext:value-type="float">
            <text:p>0.000543975</text:p>
          </table:table-cell>
          <table:table-cell office:value-type="float" office:value="0.00637849" calcext:value-type="float">
            <text:p>0.00637849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/>
          <table:table-cell office:value-type="float" office:value="0.0240352" calcext:value-type="float">
            <text:p>0.0240352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653205" calcext:value-type="float">
            <text:p>0.00653205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/>
          <table:table-cell office:value-type="float" office:value="0.0247205" calcext:value-type="float">
            <text:p>0.0247205</text:p>
          </table:table-cell>
          <table:table-cell office:value-type="float" office:value="0.000563318" calcext:value-type="float">
            <text:p>0.000563318</text:p>
          </table:table-cell>
          <table:table-cell office:value-type="float" office:value="0.00645665" calcext:value-type="float">
            <text:p>0.00645665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/>
          <table:table-cell office:value-type="float" office:value="0.0242752" calcext:value-type="float">
            <text:p>0.0242752</text:p>
          </table:table-cell>
          <table:table-cell office:value-type="float" office:value="0.000616216" calcext:value-type="float">
            <text:p>0.000616216</text:p>
          </table:table-cell>
          <table:table-cell office:value-type="float" office:value="0.00719642" calcext:value-type="float">
            <text:p>0.00719642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/>
          <table:table-cell office:value-type="float" office:value="0.0246435" calcext:value-type="float">
            <text:p>0.0246435</text:p>
          </table:table-cell>
          <table:table-cell office:value-type="float" office:value="0.000573582" calcext:value-type="float">
            <text:p>0.000573582</text:p>
          </table:table-cell>
          <table:table-cell office:value-type="float" office:value="0.00751933" calcext:value-type="float">
            <text:p>0.00751933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/>
          <table:table-cell office:value-type="float" office:value="0.0245657" calcext:value-type="float">
            <text:p>0.0245657</text:p>
          </table:table-cell>
          <table:table-cell office:value-type="float" office:value="0.000614637" calcext:value-type="float">
            <text:p>0.000614637</text:p>
          </table:table-cell>
          <table:table-cell office:value-type="float" office:value="0.00668363" calcext:value-type="float">
            <text:p>0.00668363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/>
          <table:table-cell office:value-type="float" office:value="0.0248105" calcext:value-type="float">
            <text:p>0.0248105</text:p>
          </table:table-cell>
          <table:table-cell office:value-type="float" office:value="0.000561345" calcext:value-type="float">
            <text:p>0.000561345</text:p>
          </table:table-cell>
          <table:table-cell office:value-type="float" office:value="0.00824095" calcext:value-type="float">
            <text:p>0.00824095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/>
          <table:table-cell office:value-type="float" office:value="0.0254567" calcext:value-type="float">
            <text:p>0.0254567</text:p>
          </table:table-cell>
          <table:table-cell office:value-type="float" office:value="0.000612268" calcext:value-type="float">
            <text:p>0.000612268</text:p>
          </table:table-cell>
          <table:table-cell office:value-type="float" office:value="0.00696431" calcext:value-type="float">
            <text:p>0.00696431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/>
          <table:table-cell office:value-type="float" office:value="0.0255282" calcext:value-type="float">
            <text:p>0.0255282</text:p>
          </table:table-cell>
          <table:table-cell office:value-type="float" office:value="0.000558187" calcext:value-type="float">
            <text:p>0.000558187</text:p>
          </table:table-cell>
          <table:table-cell office:value-type="float" office:value="0.00733419" calcext:value-type="float">
            <text:p>0.0073341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/>
          <table:table-cell office:value-type="float" office:value="0.0256458" calcext:value-type="float">
            <text:p>0.0256458</text:p>
          </table:table-cell>
          <table:table-cell office:value-type="float" office:value="0.000608716" calcext:value-type="float">
            <text:p>0.000608716</text:p>
          </table:table-cell>
          <table:table-cell office:value-type="float" office:value="0.0120997" calcext:value-type="float">
            <text:p>0.0120997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/>
          <table:table-cell office:value-type="float" office:value="0.0266181" calcext:value-type="float">
            <text:p>0.0266181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0.0145981" calcext:value-type="float">
            <text:p>0.0145981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/>
          <table:table-cell office:value-type="float" office:value="0.0258045" calcext:value-type="float">
            <text:p>0.0258045</text:p>
          </table:table-cell>
          <table:table-cell office:value-type="float" office:value="0.000621742" calcext:value-type="float">
            <text:p>0.000621742</text:p>
          </table:table-cell>
          <table:table-cell office:value-type="float" office:value="0.0131612" calcext:value-type="float">
            <text:p>0.0131612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/>
          <table:table-cell office:value-type="float" office:value="0.0261574" calcext:value-type="float">
            <text:p>0.0261574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0104911" calcext:value-type="float">
            <text:p>0.0104911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/>
          <table:table-cell office:value-type="float" office:value="0.0262956" calcext:value-type="float">
            <text:p>0.0262956</text:p>
          </table:table-cell>
          <table:table-cell office:value-type="float" office:value="0.000671482" calcext:value-type="float">
            <text:p>0.000671482</text:p>
          </table:table-cell>
          <table:table-cell office:value-type="float" office:value="0.00804476" calcext:value-type="float">
            <text:p>0.00804476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/>
          <table:table-cell office:value-type="float" office:value="0.0265344" calcext:value-type="float">
            <text:p>0.0265344</text:p>
          </table:table-cell>
          <table:table-cell office:value-type="float" office:value="0.00056095" calcext:value-type="float">
            <text:p>0.00056095</text:p>
          </table:table-cell>
          <table:table-cell office:value-type="float" office:value="0.00953102" calcext:value-type="float">
            <text:p>0.00953102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/>
          <table:table-cell office:value-type="float" office:value="0.0269078" calcext:value-type="float">
            <text:p>0.0269078</text:p>
          </table:table-cell>
          <table:table-cell office:value-type="float" office:value="0.000681746" calcext:value-type="float">
            <text:p>0.000681746</text:p>
          </table:table-cell>
          <table:table-cell office:value-type="float" office:value="0.0068139" calcext:value-type="float">
            <text:p>0.0068139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/>
          <table:table-cell office:value-type="float" office:value="0.0266694" calcext:value-type="float">
            <text:p>0.0266694</text:p>
          </table:table-cell>
          <table:table-cell office:value-type="float" office:value="0.000568056" calcext:value-type="float">
            <text:p>0.000568056</text:p>
          </table:table-cell>
          <table:table-cell office:value-type="float" office:value="0.00704997" calcext:value-type="float">
            <text:p>0.00704997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/>
          <table:table-cell office:value-type="float" office:value="0.0277159" calcext:value-type="float">
            <text:p>0.0277159</text:p>
          </table:table-cell>
          <table:table-cell office:value-type="float" office:value="0.000617005" calcext:value-type="float">
            <text:p>0.000617005</text:p>
          </table:table-cell>
          <table:table-cell office:value-type="float" office:value="0.00726393" calcext:value-type="float">
            <text:p>0.00726393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/>
          <table:table-cell office:value-type="float" office:value="0.0272951" calcext:value-type="float">
            <text:p>0.0272951</text:p>
          </table:table-cell>
          <table:table-cell office:value-type="float" office:value="0.000547134" calcext:value-type="float">
            <text:p>0.000547134</text:p>
          </table:table-cell>
          <table:table-cell office:value-type="float" office:value="0.00685772" calcext:value-type="float">
            <text:p>0.0068577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/>
          <table:table-cell office:value-type="float" office:value="0.0274427" calcext:value-type="float">
            <text:p>0.0274427</text:p>
          </table:table-cell>
          <table:table-cell office:value-type="float" office:value="0.000654902" calcext:value-type="float">
            <text:p>0.000654902</text:p>
          </table:table-cell>
          <table:table-cell office:value-type="float" office:value="0.00820858" calcext:value-type="float">
            <text:p>0.00820858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/>
          <table:table-cell office:value-type="float" office:value="0.0271092" calcext:value-type="float">
            <text:p>0.0271092</text:p>
          </table:table-cell>
          <table:table-cell office:value-type="float" office:value="0.00055266" calcext:value-type="float">
            <text:p>0.00055266</text:p>
          </table:table-cell>
          <table:table-cell office:value-type="float" office:value="0.00652731" calcext:value-type="float">
            <text:p>0.00652731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/>
          <table:table-cell office:value-type="float" office:value="0.0277408" calcext:value-type="float">
            <text:p>0.0277408</text:p>
          </table:table-cell>
          <table:table-cell office:value-type="float" office:value="0.000549897" calcext:value-type="float">
            <text:p>0.000549897</text:p>
          </table:table-cell>
          <table:table-cell office:value-type="float" office:value="0.00722208" calcext:value-type="float">
            <text:p>0.00722208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/>
          <table:table-cell office:value-type="float" office:value="0.027933" calcext:value-type="float">
            <text:p>0.027933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832267" calcext:value-type="float">
            <text:p>0.00832267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/>
          <table:table-cell office:value-type="float" office:value="0.0281999" calcext:value-type="float">
            <text:p>0.0281999</text:p>
          </table:table-cell>
          <table:table-cell office:value-type="float" office:value="0.000576345" calcext:value-type="float">
            <text:p>0.000576345</text:p>
          </table:table-cell>
          <table:table-cell office:value-type="float" office:value="0.00723708" calcext:value-type="float">
            <text:p>0.00723708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/>
          <table:table-cell office:value-type="float" office:value="0.0280878" calcext:value-type="float">
            <text:p>0.0280878</text:p>
          </table:table-cell>
          <table:table-cell office:value-type="float" office:value="0.000608321" calcext:value-type="float">
            <text:p>0.000608321</text:p>
          </table:table-cell>
          <table:table-cell office:value-type="float" office:value="0.00700102" calcext:value-type="float">
            <text:p>0.00700102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/>
          <table:table-cell office:value-type="float" office:value="0.0283767" calcext:value-type="float">
            <text:p>0.0283767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0691259" calcext:value-type="float">
            <text:p>0.00691259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/>
          <table:table-cell office:value-type="float" office:value="0.0285994" calcext:value-type="float">
            <text:p>0.0285994</text:p>
          </table:table-cell>
          <table:table-cell office:value-type="float" office:value="0.000606742" calcext:value-type="float">
            <text:p>0.000606742</text:p>
          </table:table-cell>
          <table:table-cell office:value-type="float" office:value="0.00735669" calcext:value-type="float">
            <text:p>0.00735669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/>
          <table:table-cell office:value-type="float" office:value="0.0294303" calcext:value-type="float">
            <text:p>0.0294303</text:p>
          </table:table-cell>
          <table:table-cell office:value-type="float" office:value="0.000543975" calcext:value-type="float">
            <text:p>0.000543975</text:p>
          </table:table-cell>
          <table:table-cell office:value-type="float" office:value="0.00680246" calcext:value-type="float">
            <text:p>0.00680246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/>
          <table:table-cell office:value-type="float" office:value="0.0285986" calcext:value-type="float">
            <text:p>0.0285986</text:p>
          </table:table-cell>
          <table:table-cell office:value-type="float" office:value="0.000631611" calcext:value-type="float">
            <text:p>0.000631611</text:p>
          </table:table-cell>
          <table:table-cell office:value-type="float" office:value="0.00702826" calcext:value-type="float">
            <text:p>0.0070282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/>
          <table:table-cell office:value-type="float" office:value="0.030782" calcext:value-type="float">
            <text:p>0.030782</text:p>
          </table:table-cell>
          <table:table-cell office:value-type="float" office:value="0.000542002" calcext:value-type="float">
            <text:p>0.000542002</text:p>
          </table:table-cell>
          <table:table-cell office:value-type="float" office:value="0.00825161" calcext:value-type="float">
            <text:p>0.00825161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/>
          <table:table-cell office:value-type="float" office:value="0.0468095" calcext:value-type="float">
            <text:p>0.0468095</text:p>
          </table:table-cell>
          <table:table-cell office:value-type="float" office:value="0.00059411" calcext:value-type="float">
            <text:p>0.00059411</text:p>
          </table:table-cell>
          <table:table-cell office:value-type="float" office:value="0.00944338" calcext:value-type="float">
            <text:p>0.00944338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/>
          <table:table-cell office:value-type="float" office:value="0.0328935" calcext:value-type="float">
            <text:p>0.0328935</text:p>
          </table:table-cell>
          <table:table-cell office:value-type="float" office:value="0.000561345" calcext:value-type="float">
            <text:p>0.000561345</text:p>
          </table:table-cell>
          <table:table-cell office:value-type="float" office:value="0.00695523" calcext:value-type="float">
            <text:p>0.00695523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/>
          <table:table-cell office:value-type="float" office:value="0.0298089" calcext:value-type="float">
            <text:p>0.0298089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714116" calcext:value-type="float">
            <text:p>0.00714116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/>
          <table:table-cell office:value-type="float" office:value="0.029323" calcext:value-type="float">
            <text:p>0.029323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0695759" calcext:value-type="float">
            <text:p>0.00695759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/>
          <table:table-cell office:value-type="float" office:value="0.0305787" calcext:value-type="float">
            <text:p>0.0305787</text:p>
          </table:table-cell>
          <table:table-cell office:value-type="float" office:value="0.000608715" calcext:value-type="float">
            <text:p>0.000608715</text:p>
          </table:table-cell>
          <table:table-cell office:value-type="float" office:value="0.00891914" calcext:value-type="float">
            <text:p>0.00891914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/>
          <table:table-cell office:value-type="float" office:value="0.0302005" calcext:value-type="float">
            <text:p>0.0302005</text:p>
          </table:table-cell>
          <table:table-cell office:value-type="float" office:value="0.000559766" calcext:value-type="float">
            <text:p>0.000559766</text:p>
          </table:table-cell>
          <table:table-cell office:value-type="float" office:value="0.0117653" calcext:value-type="float">
            <text:p>0.0117653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/>
          <table:table-cell office:value-type="float" office:value="0.0300781" calcext:value-type="float">
            <text:p>0.0300781</text:p>
          </table:table-cell>
          <table:table-cell office:value-type="float" office:value="0.000636349" calcext:value-type="float">
            <text:p>0.000636349</text:p>
          </table:table-cell>
          <table:table-cell office:value-type="float" office:value="0.0174131" calcext:value-type="float">
            <text:p>0.0174131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/>
          <table:table-cell office:value-type="float" office:value="0.0307725" calcext:value-type="float">
            <text:p>0.0307725</text:p>
          </table:table-cell>
          <table:table-cell office:value-type="float" office:value="0.000612663" calcext:value-type="float">
            <text:p>0.000612663</text:p>
          </table:table-cell>
          <table:table-cell office:value-type="float" office:value="0.0210485" calcext:value-type="float">
            <text:p>0.0210485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/>
          <table:table-cell office:value-type="float" office:value="0.0317195" calcext:value-type="float">
            <text:p>0.0317195</text:p>
          </table:table-cell>
          <table:table-cell office:value-type="float" office:value="0.000624111" calcext:value-type="float">
            <text:p>0.000624111</text:p>
          </table:table-cell>
          <table:table-cell office:value-type="float" office:value="0.0130582" calcext:value-type="float">
            <text:p>0.0130582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/>
          <table:table-cell office:value-type="float" office:value="0.0305372" calcext:value-type="float">
            <text:p>0.0305372</text:p>
          </table:table-cell>
          <table:table-cell office:value-type="float" office:value="0.000572003" calcext:value-type="float">
            <text:p>0.000572003</text:p>
          </table:table-cell>
          <table:table-cell office:value-type="float" office:value="0.00878058" calcext:value-type="float">
            <text:p>0.00878058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/>
          <table:table-cell office:value-type="float" office:value="0.0308921" calcext:value-type="float">
            <text:p>0.0308921</text:p>
          </table:table-cell>
          <table:table-cell office:value-type="float" office:value="0.00057674" calcext:value-type="float">
            <text:p>0.00057674</text:p>
          </table:table-cell>
          <table:table-cell office:value-type="float" office:value="0.00810515" calcext:value-type="float">
            <text:p>0.00810515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/>
          <table:table-cell office:value-type="float" office:value="0.0312545" calcext:value-type="float">
            <text:p>0.0312545</text:p>
          </table:table-cell>
          <table:table-cell office:value-type="float" office:value="0.000915837" calcext:value-type="float">
            <text:p>0.000915837</text:p>
          </table:table-cell>
          <table:table-cell office:value-type="float" office:value="0.00928469" calcext:value-type="float">
            <text:p>0.00928469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/>
          <table:table-cell office:value-type="float" office:value="0.0311179" calcext:value-type="float">
            <text:p>0.0311179</text:p>
          </table:table-cell>
          <table:table-cell office:value-type="float" office:value="0.000671877" calcext:value-type="float">
            <text:p>0.000671877</text:p>
          </table:table-cell>
          <table:table-cell office:value-type="float" office:value="0.00832819" calcext:value-type="float">
            <text:p>0.00832819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/>
          <table:table-cell office:value-type="float" office:value="0.0314014" calcext:value-type="float">
            <text:p>0.0314014</text:p>
          </table:table-cell>
          <table:table-cell office:value-type="float" office:value="0.000750828" calcext:value-type="float">
            <text:p>0.000750828</text:p>
          </table:table-cell>
          <table:table-cell office:value-type="float" office:value="0.010846" calcext:value-type="float">
            <text:p>0.010846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/>
          <table:table-cell office:value-type="float" office:value="0.0330131" calcext:value-type="float">
            <text:p>0.0330131</text:p>
          </table:table-cell>
          <table:table-cell office:value-type="float" office:value="0.000647402" calcext:value-type="float">
            <text:p>0.000647402</text:p>
          </table:table-cell>
          <table:table-cell office:value-type="float" office:value="0.0095701" calcext:value-type="float">
            <text:p>0.0095701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/>
          <table:table-cell office:value-type="float" office:value="0.0329145" calcext:value-type="float">
            <text:p>0.0329145</text:p>
          </table:table-cell>
          <table:table-cell office:value-type="float" office:value="0.000871624" calcext:value-type="float">
            <text:p>0.000871624</text:p>
          </table:table-cell>
          <table:table-cell office:value-type="float" office:value="0.00905336" calcext:value-type="float">
            <text:p>0.00905336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/>
          <table:table-cell office:value-type="float" office:value="0.0320472" calcext:value-type="float">
            <text:p>0.0320472</text:p>
          </table:table-cell>
          <table:table-cell office:value-type="float" office:value="0.000774513" calcext:value-type="float">
            <text:p>0.000774513</text:p>
          </table:table-cell>
          <table:table-cell office:value-type="float" office:value="0.00989775" calcext:value-type="float">
            <text:p>0.00989775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/>
          <table:table-cell office:value-type="float" office:value="0.0325501" calcext:value-type="float">
            <text:p>0.0325501</text:p>
          </table:table-cell>
          <table:table-cell office:value-type="float" office:value="0.00100782" calcext:value-type="float">
            <text:p>0.00100782</text:p>
          </table:table-cell>
          <table:table-cell office:value-type="float" office:value="0.00849833" calcext:value-type="float">
            <text:p>0.00849833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/>
          <table:table-cell office:value-type="float" office:value="0.032123" calcext:value-type="float">
            <text:p>0.032123</text:p>
          </table:table-cell>
          <table:table-cell office:value-type="float" office:value="0.000965181" calcext:value-type="float">
            <text:p>0.000965181</text:p>
          </table:table-cell>
          <table:table-cell office:value-type="float" office:value="0.0112715" calcext:value-type="float">
            <text:p>0.01127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0.0327676" calcext:value-type="float">
            <text:p>0.0327676</text:p>
          </table:table-cell>
          <table:table-cell office:value-type="float" office:value="0.000998341" calcext:value-type="float">
            <text:p>0.000998341</text:p>
          </table:table-cell>
          <table:table-cell office:value-type="float" office:value="0.00843438" calcext:value-type="float">
            <text:p>0.00843438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327605" calcext:value-type="float">
            <text:p>0.0327605</text:p>
          </table:table-cell>
          <table:table-cell office:value-type="float" office:value="0.000590162" calcext:value-type="float">
            <text:p>0.000590162</text:p>
          </table:table-cell>
          <table:table-cell office:value-type="float" office:value="0.00895033" calcext:value-type="float">
            <text:p>0.00895033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327743" calcext:value-type="float">
            <text:p>0.0327743</text:p>
          </table:table-cell>
          <table:table-cell office:value-type="float" office:value="0.000643454" calcext:value-type="float">
            <text:p>0.000643454</text:p>
          </table:table-cell>
          <table:table-cell office:value-type="float" office:value="0.00930995" calcext:value-type="float">
            <text:p>0.00930995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329259" calcext:value-type="float">
            <text:p>0.0329259</text:p>
          </table:table-cell>
          <table:table-cell office:value-type="float" office:value="0.000594899" calcext:value-type="float">
            <text:p>0.000594899</text:p>
          </table:table-cell>
          <table:table-cell office:value-type="float" office:value="0.0090656" calcext:value-type="float">
            <text:p>0.0090656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335279" calcext:value-type="float">
            <text:p>0.0335279</text:p>
          </table:table-cell>
          <table:table-cell office:value-type="float" office:value="0.000632401" calcext:value-type="float">
            <text:p>0.000632401</text:p>
          </table:table-cell>
          <table:table-cell office:value-type="float" office:value="0.0132228" calcext:value-type="float">
            <text:p>0.0132228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333854" calcext:value-type="float">
            <text:p>0.0333854</text:p>
          </table:table-cell>
          <table:table-cell office:value-type="float" office:value="0.000580688" calcext:value-type="float">
            <text:p>0.000580688</text:p>
          </table:table-cell>
          <table:table-cell office:value-type="float" office:value="0.0113572" calcext:value-type="float">
            <text:p>0.0113572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336519" calcext:value-type="float">
            <text:p>0.0336519</text:p>
          </table:table-cell>
          <table:table-cell office:value-type="float" office:value="0.000619374" calcext:value-type="float">
            <text:p>0.000619374</text:p>
          </table:table-cell>
          <table:table-cell office:value-type="float" office:value="0.0111847" calcext:value-type="float">
            <text:p>0.0111847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347777" calcext:value-type="float">
            <text:p>0.0347777</text:p>
          </table:table-cell>
          <table:table-cell office:value-type="float" office:value="0.000558187" calcext:value-type="float">
            <text:p>0.000558187</text:p>
          </table:table-cell>
          <table:table-cell office:value-type="float" office:value="0.0169994" calcext:value-type="float">
            <text:p>0.0169994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351073" calcext:value-type="float">
            <text:p>0.0351073</text:p>
          </table:table-cell>
          <table:table-cell office:value-type="float" office:value="0.000604373" calcext:value-type="float">
            <text:p>0.000604373</text:p>
          </table:table-cell>
          <table:table-cell office:value-type="float" office:value="0.0186542" calcext:value-type="float">
            <text:p>0.0186542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349925" calcext:value-type="float">
            <text:p>0.0349925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0.0108503" calcext:value-type="float">
            <text:p>0.0108503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336527" calcext:value-type="float">
            <text:p>0.0336527</text:p>
          </table:table-cell>
          <table:table-cell office:value-type="float" office:value="0.000605557" calcext:value-type="float">
            <text:p>0.000605557</text:p>
          </table:table-cell>
          <table:table-cell office:value-type="float" office:value="0.0124191" calcext:value-type="float">
            <text:p>0.0124191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396786" calcext:value-type="float">
            <text:p>0.0396786</text:p>
          </table:table-cell>
          <table:table-cell office:value-type="float" office:value="0.000648981" calcext:value-type="float">
            <text:p>0.000648981</text:p>
          </table:table-cell>
          <table:table-cell office:value-type="float" office:value="0.0114452" calcext:value-type="float">
            <text:p>0.0114452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34246" calcext:value-type="float">
            <text:p>0.034246</text:p>
          </table:table-cell>
          <table:table-cell office:value-type="float" office:value="0.000598057" calcext:value-type="float">
            <text:p>0.000598057</text:p>
          </table:table-cell>
          <table:table-cell office:value-type="float" office:value="0.0103178" calcext:value-type="float">
            <text:p>0.0103178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344015" calcext:value-type="float">
            <text:p>0.0344015</text:p>
          </table:table-cell>
          <table:table-cell office:value-type="float" office:value="0.000781224" calcext:value-type="float">
            <text:p>0.000781224</text:p>
          </table:table-cell>
          <table:table-cell office:value-type="float" office:value="0.0134446" calcext:value-type="float">
            <text:p>0.0134446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355076" calcext:value-type="float">
            <text:p>0.0355076</text:p>
          </table:table-cell>
          <table:table-cell office:value-type="float" office:value="0.000822279" calcext:value-type="float">
            <text:p>0.000822279</text:p>
          </table:table-cell>
          <table:table-cell office:value-type="float" office:value="0.0100501" calcext:value-type="float">
            <text:p>0.0100501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346885" calcext:value-type="float">
            <text:p>0.0346885</text:p>
          </table:table-cell>
          <table:table-cell office:value-type="float" office:value="0.00110729" calcext:value-type="float">
            <text:p>0.00110729</text:p>
          </table:table-cell>
          <table:table-cell office:value-type="float" office:value="0.0112194" calcext:value-type="float">
            <text:p>0.0112194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352348" calcext:value-type="float">
            <text:p>0.0352348</text:p>
          </table:table-cell>
          <table:table-cell office:value-type="float" office:value="0.000818332" calcext:value-type="float">
            <text:p>0.000818332</text:p>
          </table:table-cell>
          <table:table-cell office:value-type="float" office:value="0.0113966" calcext:value-type="float">
            <text:p>0.0113966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360109" calcext:value-type="float">
            <text:p>0.0360109</text:p>
          </table:table-cell>
          <table:table-cell office:value-type="float" office:value="0.000662402" calcext:value-type="float">
            <text:p>0.000662402</text:p>
          </table:table-cell>
          <table:table-cell office:value-type="float" office:value="0.0106427" calcext:value-type="float">
            <text:p>0.0106427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354851" calcext:value-type="float">
            <text:p>0.0354851</text:p>
          </table:table-cell>
          <table:table-cell office:value-type="float" office:value="0.000566476" calcext:value-type="float">
            <text:p>0.000566476</text:p>
          </table:table-cell>
          <table:table-cell office:value-type="float" office:value="0.00867874" calcext:value-type="float">
            <text:p>0.00867874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353043" calcext:value-type="float">
            <text:p>0.0353043</text:p>
          </table:table-cell>
          <table:table-cell office:value-type="float" office:value="0.000630033" calcext:value-type="float">
            <text:p>0.000630033</text:p>
          </table:table-cell>
          <table:table-cell office:value-type="float" office:value="0.00983458" calcext:value-type="float">
            <text:p>0.0098345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359403" calcext:value-type="float">
            <text:p>0.0359403</text:p>
          </table:table-cell>
          <table:table-cell office:value-type="float" office:value="0.000742538" calcext:value-type="float">
            <text:p>0.000742538</text:p>
          </table:table-cell>
          <table:table-cell office:value-type="float" office:value="0.0105428" calcext:value-type="float">
            <text:p>0.0105428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360113" calcext:value-type="float">
            <text:p>0.0360113</text:p>
          </table:table-cell>
          <table:table-cell office:value-type="float" office:value="0.000791883" calcext:value-type="float">
            <text:p>0.000791883</text:p>
          </table:table-cell>
          <table:table-cell office:value-type="float" office:value="0.01042" calcext:value-type="float">
            <text:p>0.01042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36761" calcext:value-type="float">
            <text:p>0.036761</text:p>
          </table:table-cell>
          <table:table-cell office:value-type="float" office:value="0.00059332" calcext:value-type="float">
            <text:p>0.00059332</text:p>
          </table:table-cell>
          <table:table-cell office:value-type="float" office:value="0.0108025" calcext:value-type="float">
            <text:p>0.0108025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359553" calcext:value-type="float">
            <text:p>0.0359553</text:p>
          </table:table-cell>
          <table:table-cell office:value-type="float" office:value="0.000627269" calcext:value-type="float">
            <text:p>0.000627269</text:p>
          </table:table-cell>
          <table:table-cell office:value-type="float" office:value="0.0108096" calcext:value-type="float">
            <text:p>0.0108096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370318" calcext:value-type="float">
            <text:p>0.0370318</text:p>
          </table:table-cell>
          <table:table-cell office:value-type="float" office:value="0.000568845" calcext:value-type="float">
            <text:p>0.000568845</text:p>
          </table:table-cell>
          <table:table-cell office:value-type="float" office:value="0.014833" calcext:value-type="float">
            <text:p>0.01483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37815" calcext:value-type="float">
            <text:p>0.037815</text:p>
          </table:table-cell>
          <table:table-cell office:value-type="float" office:value="0.000613453" calcext:value-type="float">
            <text:p>0.000613453</text:p>
          </table:table-cell>
          <table:table-cell office:value-type="float" office:value="0.0131478" calcext:value-type="float">
            <text:p>0.0131478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386526" calcext:value-type="float">
            <text:p>0.0386526</text:p>
          </table:table-cell>
          <table:table-cell office:value-type="float" office:value="0.000678982" calcext:value-type="float">
            <text:p>0.000678982</text:p>
          </table:table-cell>
          <table:table-cell office:value-type="float" office:value="0.0145247" calcext:value-type="float">
            <text:p>0.0145247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373156" calcext:value-type="float">
            <text:p>0.0373156</text:p>
          </table:table-cell>
          <table:table-cell office:value-type="float" office:value="0.000739775" calcext:value-type="float">
            <text:p>0.000739775</text:p>
          </table:table-cell>
          <table:table-cell office:value-type="float" office:value="0.0089598" calcext:value-type="float">
            <text:p>0.0089598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37614" calcext:value-type="float">
            <text:p>0.037614</text:p>
          </table:table-cell>
          <table:table-cell office:value-type="float" office:value="0.000570424" calcext:value-type="float">
            <text:p>0.000570424</text:p>
          </table:table-cell>
          <table:table-cell office:value-type="float" office:value="0.0109695" calcext:value-type="float">
            <text:p>0.010969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372438" calcext:value-type="float">
            <text:p>0.0372438</text:p>
          </table:table-cell>
          <table:table-cell office:value-type="float" office:value="0.000644244" calcext:value-type="float">
            <text:p>0.000644244</text:p>
          </table:table-cell>
          <table:table-cell office:value-type="float" office:value="0.0116007" calcext:value-type="float">
            <text:p>0.011600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380917" calcext:value-type="float">
            <text:p>0.0380917</text:p>
          </table:table-cell>
          <table:table-cell office:value-type="float" office:value="0.000556213" calcext:value-type="float">
            <text:p>0.000556213</text:p>
          </table:table-cell>
          <table:table-cell office:value-type="float" office:value="0.00888756" calcext:value-type="float">
            <text:p>0.00888756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376867" calcext:value-type="float">
            <text:p>0.0376867</text:p>
          </table:table-cell>
          <table:table-cell office:value-type="float" office:value="0.000562529" calcext:value-type="float">
            <text:p>0.000562529</text:p>
          </table:table-cell>
          <table:table-cell office:value-type="float" office:value="0.0102092" calcext:value-type="float">
            <text:p>0.0102092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391346" calcext:value-type="float">
            <text:p>0.0391346</text:p>
          </table:table-cell>
          <table:table-cell office:value-type="float" office:value="0.000627269" calcext:value-type="float">
            <text:p>0.000627269</text:p>
          </table:table-cell>
          <table:table-cell office:value-type="float" office:value="0.0116327" calcext:value-type="float">
            <text:p>0.0116327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385622" calcext:value-type="float">
            <text:p>0.0385622</text:p>
          </table:table-cell>
          <table:table-cell office:value-type="float" office:value="0.000580293" calcext:value-type="float">
            <text:p>0.000580293</text:p>
          </table:table-cell>
          <table:table-cell office:value-type="float" office:value="0.0102633" calcext:value-type="float">
            <text:p>0.0102633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39694" calcext:value-type="float">
            <text:p>0.039694</text:p>
          </table:table-cell>
          <table:table-cell office:value-type="float" office:value="0.00063477" calcext:value-type="float">
            <text:p>0.00063477</text:p>
          </table:table-cell>
          <table:table-cell office:value-type="float" office:value="0.00986774" calcext:value-type="float">
            <text:p>0.00986774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381679" calcext:value-type="float">
            <text:p>0.0381679</text:p>
          </table:table-cell>
          <table:table-cell office:value-type="float" office:value="0.000566082" calcext:value-type="float">
            <text:p>0.000566082</text:p>
          </table:table-cell>
          <table:table-cell office:value-type="float" office:value="0.00881058" calcext:value-type="float">
            <text:p>0.00881058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395085" calcext:value-type="float">
            <text:p>0.0395085</text:p>
          </table:table-cell>
          <table:table-cell office:value-type="float" office:value="0.000598057" calcext:value-type="float">
            <text:p>0.000598057</text:p>
          </table:table-cell>
          <table:table-cell office:value-type="float" office:value="0.0101192" calcext:value-type="float">
            <text:p>0.0101192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398496" calcext:value-type="float">
            <text:p>0.0398496</text:p>
          </table:table-cell>
          <table:table-cell office:value-type="float" office:value="0.000577135" calcext:value-type="float">
            <text:p>0.000577135</text:p>
          </table:table-cell>
          <table:table-cell office:value-type="float" office:value="0.00960405" calcext:value-type="float">
            <text:p>0.00960405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465533" calcext:value-type="float">
            <text:p>0.0465533</text:p>
          </table:table-cell>
          <table:table-cell office:value-type="float" office:value="0.000648191" calcext:value-type="float">
            <text:p>0.000648191</text:p>
          </table:table-cell>
          <table:table-cell office:value-type="float" office:value="0.00995972" calcext:value-type="float">
            <text:p>0.0099597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385646" calcext:value-type="float">
            <text:p>0.0385646</text:p>
          </table:table-cell>
          <table:table-cell office:value-type="float" office:value="0.000575161" calcext:value-type="float">
            <text:p>0.000575161</text:p>
          </table:table-cell>
          <table:table-cell office:value-type="float" office:value="0.00928232" calcext:value-type="float">
            <text:p>0.0092823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395247" calcext:value-type="float">
            <text:p>0.0395247</text:p>
          </table:table-cell>
          <table:table-cell office:value-type="float" office:value="0.000649375" calcext:value-type="float">
            <text:p>0.000649375</text:p>
          </table:table-cell>
          <table:table-cell office:value-type="float" office:value="0.0094422" calcext:value-type="float">
            <text:p>0.009442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410571" calcext:value-type="float">
            <text:p>0.0410571</text:p>
          </table:table-cell>
          <table:table-cell office:value-type="float" office:value="0.000598057" calcext:value-type="float">
            <text:p>0.000598057</text:p>
          </table:table-cell>
          <table:table-cell office:value-type="float" office:value="0.0123121" calcext:value-type="float">
            <text:p>0.0123121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39908" calcext:value-type="float">
            <text:p>0.039908</text:p>
          </table:table-cell>
          <table:table-cell office:value-type="float" office:value="0.000779645" calcext:value-type="float">
            <text:p>0.000779645</text:p>
          </table:table-cell>
          <table:table-cell office:value-type="float" office:value="0.0105365" calcext:value-type="float">
            <text:p>0.0105365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396814" calcext:value-type="float">
            <text:p>0.0396814</text:p>
          </table:table-cell>
          <table:table-cell office:value-type="float" office:value="0.000565292" calcext:value-type="float">
            <text:p>0.000565292</text:p>
          </table:table-cell>
          <table:table-cell office:value-type="float" office:value="0.0150201" calcext:value-type="float">
            <text:p>0.0150201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400446" calcext:value-type="float">
            <text:p>0.0400446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204042" calcext:value-type="float">
            <text:p>0.0204042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401207" calcext:value-type="float">
            <text:p>0.0401207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0190368" calcext:value-type="float">
            <text:p>0.0190368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403525" calcext:value-type="float">
            <text:p>0.0403525</text:p>
          </table:table-cell>
          <table:table-cell office:value-type="float" office:value="0.000647797" calcext:value-type="float">
            <text:p>0.000647797</text:p>
          </table:table-cell>
          <table:table-cell office:value-type="float" office:value="0.0134565" calcext:value-type="float">
            <text:p>0.0134565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408728" calcext:value-type="float">
            <text:p>0.0408728</text:p>
          </table:table-cell>
          <table:table-cell office:value-type="float" office:value="0.000562134" calcext:value-type="float">
            <text:p>0.000562134</text:p>
          </table:table-cell>
          <table:table-cell office:value-type="float" office:value="0.0126334" calcext:value-type="float">
            <text:p>0.0126334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403769" calcext:value-type="float">
            <text:p>0.0403769</text:p>
          </table:table-cell>
          <table:table-cell office:value-type="float" office:value="0.000629638" calcext:value-type="float">
            <text:p>0.000629638</text:p>
          </table:table-cell>
          <table:table-cell office:value-type="float" office:value="0.0128039" calcext:value-type="float">
            <text:p>0.0128039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416907" calcext:value-type="float">
            <text:p>0.0416907</text:p>
          </table:table-cell>
          <table:table-cell office:value-type="float" office:value="0.000558976" calcext:value-type="float">
            <text:p>0.000558976</text:p>
          </table:table-cell>
          <table:table-cell office:value-type="float" office:value="0.0130669" calcext:value-type="float">
            <text:p>0.013066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40797" calcext:value-type="float">
            <text:p>0.040797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111622" calcext:value-type="float">
            <text:p>0.011162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40626" calcext:value-type="float">
            <text:p>0.040626</text:p>
          </table:table-cell>
          <table:table-cell office:value-type="float" office:value="0.000657665" calcext:value-type="float">
            <text:p>0.000657665</text:p>
          </table:table-cell>
          <table:table-cell office:value-type="float" office:value="0.0139843" calcext:value-type="float">
            <text:p>0.0139843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436471" calcext:value-type="float">
            <text:p>0.0436471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124562" calcext:value-type="float">
            <text:p>0.0124562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417381" calcext:value-type="float">
            <text:p>0.0417381</text:p>
          </table:table-cell>
          <table:table-cell office:value-type="float" office:value="0.000638322" calcext:value-type="float">
            <text:p>0.000638322</text:p>
          </table:table-cell>
          <table:table-cell office:value-type="float" office:value="0.013027" calcext:value-type="float">
            <text:p>0.013027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421419" calcext:value-type="float">
            <text:p>0.0421419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0134967" calcext:value-type="float">
            <text:p>0.0134967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423559" calcext:value-type="float">
            <text:p>0.0423559</text:p>
          </table:table-cell>
          <table:table-cell office:value-type="float" office:value="0.000615821" calcext:value-type="float">
            <text:p>0.000615821</text:p>
          </table:table-cell>
          <table:table-cell office:value-type="float" office:value="0.0115782" calcext:value-type="float">
            <text:p>0.0115782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425584" calcext:value-type="float">
            <text:p>0.0425584</text:p>
          </table:table-cell>
          <table:table-cell office:value-type="float" office:value="0.000572003" calcext:value-type="float">
            <text:p>0.000572003</text:p>
          </table:table-cell>
          <table:table-cell office:value-type="float" office:value="0.0126563" calcext:value-type="float">
            <text:p>0.0126563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429567" calcext:value-type="float">
            <text:p>0.0429567</text:p>
          </table:table-cell>
          <table:table-cell office:value-type="float" office:value="0.000668324" calcext:value-type="float">
            <text:p>0.000668324</text:p>
          </table:table-cell>
          <table:table-cell office:value-type="float" office:value="0.01795" calcext:value-type="float">
            <text:p>0.01795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430238" calcext:value-type="float">
            <text:p>0.0430238</text:p>
          </table:table-cell>
          <table:table-cell office:value-type="float" office:value="0.000557397" calcext:value-type="float">
            <text:p>0.000557397</text:p>
          </table:table-cell>
          <table:table-cell office:value-type="float" office:value="0.0236013" calcext:value-type="float">
            <text:p>0.0236013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427992" calcext:value-type="float">
            <text:p>0.0427992</text:p>
          </table:table-cell>
          <table:table-cell office:value-type="float" office:value="0.000661218" calcext:value-type="float">
            <text:p>0.000661218</text:p>
          </table:table-cell>
          <table:table-cell office:value-type="float" office:value="0.0213118" calcext:value-type="float">
            <text:p>0.021311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431477" calcext:value-type="float">
            <text:p>0.0431477</text:p>
          </table:table-cell>
          <table:table-cell office:value-type="float" office:value="0.000578319" calcext:value-type="float">
            <text:p>0.000578319</text:p>
          </table:table-cell>
          <table:table-cell office:value-type="float" office:value="0.0128904" calcext:value-type="float">
            <text:p>0.0128904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439262" calcext:value-type="float">
            <text:p>0.0439262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54429" calcext:value-type="float">
            <text:p>0.0154429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532172" calcext:value-type="float">
            <text:p>0.0532172</text:p>
          </table:table-cell>
          <table:table-cell office:value-type="float" office:value="0.000576345" calcext:value-type="float">
            <text:p>0.000576345</text:p>
          </table:table-cell>
          <table:table-cell office:value-type="float" office:value="0.0187518" calcext:value-type="float">
            <text:p>0.0187518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425572" calcext:value-type="float">
            <text:p>0.0425572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024985" calcext:value-type="float">
            <text:p>0.024985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435441" calcext:value-type="float">
            <text:p>0.0435441</text:p>
          </table:table-cell>
          <table:table-cell office:value-type="float" office:value="0.0006099" calcext:value-type="float">
            <text:p>0.0006099</text:p>
          </table:table-cell>
          <table:table-cell office:value-type="float" office:value="0.0108475" calcext:value-type="float">
            <text:p>0.0108475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430617" calcext:value-type="float">
            <text:p>0.0430617</text:p>
          </table:table-cell>
          <table:table-cell office:value-type="float" office:value="0.000623322" calcext:value-type="float">
            <text:p>0.000623322</text:p>
          </table:table-cell>
          <table:table-cell office:value-type="float" office:value="0.00953812" calcext:value-type="float">
            <text:p>0.0095381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442523" calcext:value-type="float">
            <text:p>0.0442523</text:p>
          </table:table-cell>
          <table:table-cell office:value-type="float" office:value="0.000571214" calcext:value-type="float">
            <text:p>0.000571214</text:p>
          </table:table-cell>
          <table:table-cell office:value-type="float" office:value="0.00788962" calcext:value-type="float">
            <text:p>0.00788962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442412" calcext:value-type="float">
            <text:p>0.0442412</text:p>
          </table:table-cell>
          <table:table-cell office:value-type="float" office:value="0.000688456" calcext:value-type="float">
            <text:p>0.000688456</text:p>
          </table:table-cell>
          <table:table-cell office:value-type="float" office:value="0.0102818" calcext:value-type="float">
            <text:p>0.0102818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45013" calcext:value-type="float">
            <text:p>0.045013</text:p>
          </table:table-cell>
          <table:table-cell office:value-type="float" office:value="0.000635164" calcext:value-type="float">
            <text:p>0.000635164</text:p>
          </table:table-cell>
          <table:table-cell office:value-type="float" office:value="0.00732353" calcext:value-type="float">
            <text:p>0.00732353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443711" calcext:value-type="float">
            <text:p>0.0443711</text:p>
          </table:table-cell>
          <table:table-cell office:value-type="float" office:value="0.000578714" calcext:value-type="float">
            <text:p>0.000578714</text:p>
          </table:table-cell>
          <table:table-cell office:value-type="float" office:value="0.00877229" calcext:value-type="float">
            <text:p>0.0087722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449423" calcext:value-type="float">
            <text:p>0.0449423</text:p>
          </table:table-cell>
          <table:table-cell office:value-type="float" office:value="0.000622532" calcext:value-type="float">
            <text:p>0.000622532</text:p>
          </table:table-cell>
          <table:table-cell office:value-type="float" office:value="0.00786396" calcext:value-type="float">
            <text:p>0.00786396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460816" calcext:value-type="float">
            <text:p>0.0460816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0.010572" calcext:value-type="float">
            <text:p>0.010572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449747" calcext:value-type="float">
            <text:p>0.0449747</text:p>
          </table:table-cell>
          <table:table-cell office:value-type="float" office:value="0.000627269" calcext:value-type="float">
            <text:p>0.000627269</text:p>
          </table:table-cell>
          <table:table-cell office:value-type="float" office:value="0.0151926" calcext:value-type="float">
            <text:p>0.0151926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447876" calcext:value-type="float">
            <text:p>0.0447876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257662" calcext:value-type="float">
            <text:p>0.0257662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461637" calcext:value-type="float">
            <text:p>0.0461637</text:p>
          </table:table-cell>
          <table:table-cell office:value-type="float" office:value="0.000634769" calcext:value-type="float">
            <text:p>0.000634769</text:p>
          </table:table-cell>
          <table:table-cell office:value-type="float" office:value="0.0174988" calcext:value-type="float">
            <text:p>0.017498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446222" calcext:value-type="float">
            <text:p>0.0446222</text:p>
          </table:table-cell>
          <table:table-cell office:value-type="float" office:value="0.000575951" calcext:value-type="float">
            <text:p>0.000575951</text:p>
          </table:table-cell>
          <table:table-cell office:value-type="float" office:value="0.0122675" calcext:value-type="float">
            <text:p>0.0122675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468265" calcext:value-type="float">
            <text:p>0.0468265</text:p>
          </table:table-cell>
          <table:table-cell office:value-type="float" office:value="0.000628453" calcext:value-type="float">
            <text:p>0.000628453</text:p>
          </table:table-cell>
          <table:table-cell office:value-type="float" office:value="0.0134324" calcext:value-type="float">
            <text:p>0.0134324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466611" calcext:value-type="float">
            <text:p>0.0466611</text:p>
          </table:table-cell>
          <table:table-cell office:value-type="float" office:value="0.00057753" calcext:value-type="float">
            <text:p>0.00057753</text:p>
          </table:table-cell>
          <table:table-cell office:value-type="float" office:value="0.0113256" calcext:value-type="float">
            <text:p>0.0113256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466607" calcext:value-type="float">
            <text:p>0.0466607</text:p>
          </table:table-cell>
          <table:table-cell office:value-type="float" office:value="0.000635954" calcext:value-type="float">
            <text:p>0.000635954</text:p>
          </table:table-cell>
          <table:table-cell office:value-type="float" office:value="0.0113793" calcext:value-type="float">
            <text:p>0.0113793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464171" calcext:value-type="float">
            <text:p>0.0464171</text:p>
          </table:table-cell>
          <table:table-cell office:value-type="float" office:value="0.000570029" calcext:value-type="float">
            <text:p>0.000570029</text:p>
          </table:table-cell>
          <table:table-cell office:value-type="float" office:value="0.0123879" calcext:value-type="float">
            <text:p>0.012387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465095" calcext:value-type="float">
            <text:p>0.0465095</text:p>
          </table:table-cell>
          <table:table-cell office:value-type="float" office:value="0.000629243" calcext:value-type="float">
            <text:p>0.000629243</text:p>
          </table:table-cell>
          <table:table-cell office:value-type="float" office:value="0.0110686" calcext:value-type="float">
            <text:p>0.0110686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475157" calcext:value-type="float">
            <text:p>0.0475157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120594" calcext:value-type="float">
            <text:p>0.0120594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464404" calcext:value-type="float">
            <text:p>0.0464404</text:p>
          </table:table-cell>
          <table:table-cell office:value-type="float" office:value="0.000646612" calcext:value-type="float">
            <text:p>0.000646612</text:p>
          </table:table-cell>
          <table:table-cell office:value-type="float" office:value="0.012095" calcext:value-type="float">
            <text:p>0.012095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481331" calcext:value-type="float">
            <text:p>0.0481331</text:p>
          </table:table-cell>
          <table:table-cell office:value-type="float" office:value="0.000564503" calcext:value-type="float">
            <text:p>0.000564503</text:p>
          </table:table-cell>
          <table:table-cell office:value-type="float" office:value="0.0111337" calcext:value-type="float">
            <text:p>0.0111337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525785" calcext:value-type="float">
            <text:p>0.0525785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868387" calcext:value-type="float">
            <text:p>0.00868387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483546" calcext:value-type="float">
            <text:p>0.0483546</text:p>
          </table:table-cell>
          <table:table-cell office:value-type="float" office:value="0.000556213" calcext:value-type="float">
            <text:p>0.000556213</text:p>
          </table:table-cell>
          <table:table-cell office:value-type="float" office:value="0.0104078" calcext:value-type="float">
            <text:p>0.0104078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48293" calcext:value-type="float">
            <text:p>0.048293</text:p>
          </table:table-cell>
          <table:table-cell office:value-type="float" office:value="0.000606347" calcext:value-type="float">
            <text:p>0.000606347</text:p>
          </table:table-cell>
          <table:table-cell office:value-type="float" office:value="0.00844938" calcext:value-type="float">
            <text:p>0.00844938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477064" calcext:value-type="float">
            <text:p>0.0477064</text:p>
          </table:table-cell>
          <table:table-cell office:value-type="float" office:value="0.000557397" calcext:value-type="float">
            <text:p>0.000557397</text:p>
          </table:table-cell>
          <table:table-cell office:value-type="float" office:value="0.0117823" calcext:value-type="float">
            <text:p>0.0117823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48537" calcext:value-type="float">
            <text:p>0.048537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0980498" calcext:value-type="float">
            <text:p>0.00980498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497208" calcext:value-type="float">
            <text:p>0.0497208</text:p>
          </table:table-cell>
          <table:table-cell office:value-type="float" office:value="0.00058503" calcext:value-type="float">
            <text:p>0.00058503</text:p>
          </table:table-cell>
          <table:table-cell office:value-type="float" office:value="0.00861242" calcext:value-type="float">
            <text:p>0.00861242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492116" calcext:value-type="float">
            <text:p>0.0492116</text:p>
          </table:table-cell>
          <table:table-cell office:value-type="float" office:value="0.00057753" calcext:value-type="float">
            <text:p>0.00057753</text:p>
          </table:table-cell>
          <table:table-cell office:value-type="float" office:value="0.0114464" calcext:value-type="float">
            <text:p>0.0114464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482089" calcext:value-type="float">
            <text:p>0.0482089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0893849" calcext:value-type="float">
            <text:p>0.00893849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483191" calcext:value-type="float">
            <text:p>0.0483191</text:p>
          </table:table-cell>
          <table:table-cell office:value-type="float" office:value="0.000583056" calcext:value-type="float">
            <text:p>0.000583056</text:p>
          </table:table-cell>
          <table:table-cell office:value-type="float" office:value="0.0123066" calcext:value-type="float">
            <text:p>0.0123066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487845" calcext:value-type="float">
            <text:p>0.0487845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15163" calcext:value-type="float">
            <text:p>0.0115163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492128" calcext:value-type="float">
            <text:p>0.0492128</text:p>
          </table:table-cell>
          <table:table-cell office:value-type="float" office:value="0.00057674" calcext:value-type="float">
            <text:p>0.00057674</text:p>
          </table:table-cell>
          <table:table-cell office:value-type="float" office:value="0.00745104" calcext:value-type="float">
            <text:p>0.00745104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497635" calcext:value-type="float">
            <text:p>0.0497635</text:p>
          </table:table-cell>
          <table:table-cell office:value-type="float" office:value="0.00073109" calcext:value-type="float">
            <text:p>0.00073109</text:p>
          </table:table-cell>
          <table:table-cell office:value-type="float" office:value="0.010827" calcext:value-type="float">
            <text:p>0.010827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495704" calcext:value-type="float">
            <text:p>0.0495704</text:p>
          </table:table-cell>
          <table:table-cell office:value-type="float" office:value="0.000850307" calcext:value-type="float">
            <text:p>0.000850307</text:p>
          </table:table-cell>
          <table:table-cell office:value-type="float" office:value="0.00799817" calcext:value-type="float">
            <text:p>0.00799817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494418" calcext:value-type="float">
            <text:p>0.0494418</text:p>
          </table:table-cell>
          <table:table-cell office:value-type="float" office:value="0.0007228" calcext:value-type="float">
            <text:p>0.0007228</text:p>
          </table:table-cell>
          <table:table-cell office:value-type="float" office:value="0.00874308" calcext:value-type="float">
            <text:p>0.00874308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504318" calcext:value-type="float">
            <text:p>0.0504318</text:p>
          </table:table-cell>
          <table:table-cell office:value-type="float" office:value="0.000587793" calcext:value-type="float">
            <text:p>0.000587793</text:p>
          </table:table-cell>
          <table:table-cell office:value-type="float" office:value="0.00980103" calcext:value-type="float">
            <text:p>0.00980103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50761" calcext:value-type="float">
            <text:p>0.050761</text:p>
          </table:table-cell>
          <table:table-cell office:value-type="float" office:value="0.000637533" calcext:value-type="float">
            <text:p>0.000637533</text:p>
          </table:table-cell>
          <table:table-cell office:value-type="float" office:value="0.00898467" calcext:value-type="float">
            <text:p>0.0089846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503446" calcext:value-type="float">
            <text:p>0.0503446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0836175" calcext:value-type="float">
            <text:p>0.00836175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499091" calcext:value-type="float">
            <text:p>0.0499091</text:p>
          </table:table-cell>
          <table:table-cell office:value-type="float" office:value="0.000645823" calcext:value-type="float">
            <text:p>0.000645823</text:p>
          </table:table-cell>
          <table:table-cell office:value-type="float" office:value="0.00731367" calcext:value-type="float">
            <text:p>0.00731367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515932" calcext:value-type="float">
            <text:p>0.0515932</text:p>
          </table:table-cell>
          <table:table-cell office:value-type="float" office:value="0.000600426" calcext:value-type="float">
            <text:p>0.000600426</text:p>
          </table:table-cell>
          <table:table-cell office:value-type="float" office:value="0.00799778" calcext:value-type="float">
            <text:p>0.00799778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505909" calcext:value-type="float">
            <text:p>0.0505909</text:p>
          </table:table-cell>
          <table:table-cell office:value-type="float" office:value="0.000690825" calcext:value-type="float">
            <text:p>0.000690825</text:p>
          </table:table-cell>
          <table:table-cell office:value-type="float" office:value="0.0105815" calcext:value-type="float">
            <text:p>0.0105815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60249" calcext:value-type="float">
            <text:p>0.060249</text:p>
          </table:table-cell>
          <table:table-cell office:value-type="float" office:value="0.000594899" calcext:value-type="float">
            <text:p>0.000594899</text:p>
          </table:table-cell>
          <table:table-cell office:value-type="float" office:value="0.0114598" calcext:value-type="float">
            <text:p>0.0114598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513441" calcext:value-type="float">
            <text:p>0.0513441</text:p>
          </table:table-cell>
          <table:table-cell office:value-type="float" office:value="0.000680561" calcext:value-type="float">
            <text:p>0.000680561</text:p>
          </table:table-cell>
          <table:table-cell office:value-type="float" office:value="0.00903125" calcext:value-type="float">
            <text:p>0.00903125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514669" calcext:value-type="float">
            <text:p>0.0514669</text:p>
          </table:table-cell>
          <table:table-cell office:value-type="float" office:value="0.0006099" calcext:value-type="float">
            <text:p>0.0006099</text:p>
          </table:table-cell>
          <table:table-cell office:value-type="float" office:value="0.0132315" calcext:value-type="float">
            <text:p>0.0132315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508609" calcext:value-type="float">
            <text:p>0.0508609</text:p>
          </table:table-cell>
          <table:table-cell office:value-type="float" office:value="0.000640691" calcext:value-type="float">
            <text:p>0.000640691</text:p>
          </table:table-cell>
          <table:table-cell office:value-type="float" office:value="0.00972366" calcext:value-type="float">
            <text:p>0.00972366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514629" calcext:value-type="float">
            <text:p>0.0514629</text:p>
          </table:table-cell>
          <table:table-cell office:value-type="float" office:value="0.000613058" calcext:value-type="float">
            <text:p>0.000613058</text:p>
          </table:table-cell>
          <table:table-cell office:value-type="float" office:value="0.00811463" calcext:value-type="float">
            <text:p>0.00811463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512715" calcext:value-type="float">
            <text:p>0.0512715</text:p>
          </table:table-cell>
          <table:table-cell office:value-type="float" office:value="0.000595294" calcext:value-type="float">
            <text:p>0.000595294</text:p>
          </table:table-cell>
          <table:table-cell office:value-type="float" office:value="0.00961944" calcext:value-type="float">
            <text:p>0.0096194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533163" calcext:value-type="float">
            <text:p>0.0533163</text:p>
          </table:table-cell>
          <table:table-cell office:value-type="float" office:value="0.000636349" calcext:value-type="float">
            <text:p>0.000636349</text:p>
          </table:table-cell>
          <table:table-cell office:value-type="float" office:value="0.00834911" calcext:value-type="float">
            <text:p>0.00834911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528272" calcext:value-type="float">
            <text:p>0.0528272</text:p>
          </table:table-cell>
          <table:table-cell office:value-type="float" office:value="0.000591346" calcext:value-type="float">
            <text:p>0.000591346</text:p>
          </table:table-cell>
          <table:table-cell office:value-type="float" office:value="0.0104709" calcext:value-type="float">
            <text:p>0.0104709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526574" calcext:value-type="float">
            <text:p>0.0526574</text:p>
          </table:table-cell>
          <table:table-cell office:value-type="float" office:value="0.00064977" calcext:value-type="float">
            <text:p>0.00064977</text:p>
          </table:table-cell>
          <table:table-cell office:value-type="float" office:value="0.00813002" calcext:value-type="float">
            <text:p>0.00813002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524664" calcext:value-type="float">
            <text:p>0.0524664</text:p>
          </table:table-cell>
          <table:table-cell office:value-type="float" office:value="0.00058582" calcext:value-type="float">
            <text:p>0.00058582</text:p>
          </table:table-cell>
          <table:table-cell office:value-type="float" office:value="0.0128912" calcext:value-type="float">
            <text:p>0.0128912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532448" calcext:value-type="float">
            <text:p>0.0532448</text:p>
          </table:table-cell>
          <table:table-cell office:value-type="float" office:value="0.000624506" calcext:value-type="float">
            <text:p>0.000624506</text:p>
          </table:table-cell>
          <table:table-cell office:value-type="float" office:value="0.0107725" calcext:value-type="float">
            <text:p>0.0107725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528225" calcext:value-type="float">
            <text:p>0.0528225</text:p>
          </table:table-cell>
          <table:table-cell office:value-type="float" office:value="0.000579898" calcext:value-type="float">
            <text:p>0.000579898</text:p>
          </table:table-cell>
          <table:table-cell office:value-type="float" office:value="0.0161756" calcext:value-type="float">
            <text:p>0.0161756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528959" calcext:value-type="float">
            <text:p>0.0528959</text:p>
          </table:table-cell>
          <table:table-cell office:value-type="float" office:value="0.000632796" calcext:value-type="float">
            <text:p>0.000632796</text:p>
          </table:table-cell>
          <table:table-cell office:value-type="float" office:value="0.014257" calcext:value-type="float">
            <text:p>0.014257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538591" calcext:value-type="float">
            <text:p>0.0538591</text:p>
          </table:table-cell>
          <table:table-cell office:value-type="float" office:value="0.000594899" calcext:value-type="float">
            <text:p>0.000594899</text:p>
          </table:table-cell>
          <table:table-cell office:value-type="float" office:value="0.0127968" calcext:value-type="float">
            <text:p>0.0127968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538445" calcext:value-type="float">
            <text:p>0.0538445</text:p>
          </table:table-cell>
          <table:table-cell office:value-type="float" office:value="0.0006174" calcext:value-type="float">
            <text:p>0.0006174</text:p>
          </table:table-cell>
          <table:table-cell office:value-type="float" office:value="0.013794" calcext:value-type="float">
            <text:p>0.013794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536933" calcext:value-type="float">
            <text:p>0.0536933</text:p>
          </table:table-cell>
          <table:table-cell office:value-type="float" office:value="0.000578714" calcext:value-type="float">
            <text:p>0.000578714</text:p>
          </table:table-cell>
          <table:table-cell office:value-type="float" office:value="0.0131154" calcext:value-type="float">
            <text:p>0.013115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533708" calcext:value-type="float">
            <text:p>0.0533708</text:p>
          </table:table-cell>
          <table:table-cell office:value-type="float" office:value="0.000626085" calcext:value-type="float">
            <text:p>0.000626085</text:p>
          </table:table-cell>
          <table:table-cell office:value-type="float" office:value="0.0136452" calcext:value-type="float">
            <text:p>0.0136452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526705" calcext:value-type="float">
            <text:p>0.0526705</text:p>
          </table:table-cell>
          <table:table-cell office:value-type="float" office:value="0.000586214" calcext:value-type="float">
            <text:p>0.000586214</text:p>
          </table:table-cell>
          <table:table-cell office:value-type="float" office:value="0.00839451" calcext:value-type="float">
            <text:p>0.00839451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557267" calcext:value-type="float">
            <text:p>0.0557267</text:p>
          </table:table-cell>
          <table:table-cell office:value-type="float" office:value="0.000826622" calcext:value-type="float">
            <text:p>0.000826622</text:p>
          </table:table-cell>
          <table:table-cell office:value-type="float" office:value="0.0102779" calcext:value-type="float">
            <text:p>0.0102779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614503" calcext:value-type="float">
            <text:p>0.0614503</text:p>
          </table:table-cell>
          <table:table-cell office:value-type="float" office:value="0.000659639" calcext:value-type="float">
            <text:p>0.000659639</text:p>
          </table:table-cell>
          <table:table-cell office:value-type="float" office:value="0.0137415" calcext:value-type="float">
            <text:p>0.013741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540261" calcext:value-type="float">
            <text:p>0.0540261</text:p>
          </table:table-cell>
          <table:table-cell office:value-type="float" office:value="0.00082149" calcext:value-type="float">
            <text:p>0.00082149</text:p>
          </table:table-cell>
          <table:table-cell office:value-type="float" office:value="0.00945246" calcext:value-type="float">
            <text:p>0.00945246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556615" calcext:value-type="float">
            <text:p>0.0556615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101966" calcext:value-type="float">
            <text:p>0.0101966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541638" calcext:value-type="float">
            <text:p>0.0541638</text:p>
          </table:table-cell>
          <table:table-cell office:value-type="float" office:value="0.000628453" calcext:value-type="float">
            <text:p>0.000628453</text:p>
          </table:table-cell>
          <table:table-cell office:value-type="float" office:value="0.00878848" calcext:value-type="float">
            <text:p>0.00878848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549399" calcext:value-type="float">
            <text:p>0.0549399</text:p>
          </table:table-cell>
          <table:table-cell office:value-type="float" office:value="0.000597268" calcext:value-type="float">
            <text:p>0.000597268</text:p>
          </table:table-cell>
          <table:table-cell office:value-type="float" office:value="0.0116619" calcext:value-type="float">
            <text:p>0.0116619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540632" calcext:value-type="float">
            <text:p>0.0540632</text:p>
          </table:table-cell>
          <table:table-cell office:value-type="float" office:value="0.000611084" calcext:value-type="float">
            <text:p>0.000611084</text:p>
          </table:table-cell>
          <table:table-cell office:value-type="float" office:value="0.0140897" calcext:value-type="float">
            <text:p>0.0140897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564507" calcext:value-type="float">
            <text:p>0.0564507</text:p>
          </table:table-cell>
          <table:table-cell office:value-type="float" office:value="0.000648981" calcext:value-type="float">
            <text:p>0.000648981</text:p>
          </table:table-cell>
          <table:table-cell office:value-type="float" office:value="0.0157871" calcext:value-type="float">
            <text:p>0.015787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556142" calcext:value-type="float">
            <text:p>0.0556142</text:p>
          </table:table-cell>
          <table:table-cell office:value-type="float" office:value="0.00059253" calcext:value-type="float">
            <text:p>0.00059253</text:p>
          </table:table-cell>
          <table:table-cell office:value-type="float" office:value="0.0112147" calcext:value-type="float">
            <text:p>0.0112147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548132" calcext:value-type="float">
            <text:p>0.0548132</text:p>
          </table:table-cell>
          <table:table-cell office:value-type="float" office:value="0.000657665" calcext:value-type="float">
            <text:p>0.000657665</text:p>
          </table:table-cell>
          <table:table-cell office:value-type="float" office:value="0.00990209" calcext:value-type="float">
            <text:p>0.00990209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553785" calcext:value-type="float">
            <text:p>0.0553785</text:p>
          </table:table-cell>
          <table:table-cell office:value-type="float" office:value="0.000594899" calcext:value-type="float">
            <text:p>0.000594899</text:p>
          </table:table-cell>
          <table:table-cell office:value-type="float" office:value="0.0116493" calcext:value-type="float">
            <text:p>0.0116493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555838" calcext:value-type="float">
            <text:p>0.0555838</text:p>
          </table:table-cell>
          <table:table-cell office:value-type="float" office:value="0.000644638" calcext:value-type="float">
            <text:p>0.000644638</text:p>
          </table:table-cell>
          <table:table-cell office:value-type="float" office:value="0.0115466" calcext:value-type="float">
            <text:p>0.0115466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562774" calcext:value-type="float">
            <text:p>0.0562774</text:p>
          </table:table-cell>
          <table:table-cell office:value-type="float" office:value="0.000602399" calcext:value-type="float">
            <text:p>0.000602399</text:p>
          </table:table-cell>
          <table:table-cell office:value-type="float" office:value="0.0142985" calcext:value-type="float">
            <text:p>0.0142985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555711" calcext:value-type="float">
            <text:p>0.0555711</text:p>
          </table:table-cell>
          <table:table-cell office:value-type="float" office:value="0.000635954" calcext:value-type="float">
            <text:p>0.000635954</text:p>
          </table:table-cell>
          <table:table-cell office:value-type="float" office:value="0.0158834" calcext:value-type="float">
            <text:p>0.0158834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564838" calcext:value-type="float">
            <text:p>0.0564838</text:p>
          </table:table-cell>
          <table:table-cell office:value-type="float" office:value="0.00059411" calcext:value-type="float">
            <text:p>0.00059411</text:p>
          </table:table-cell>
          <table:table-cell office:value-type="float" office:value="0.0128722" calcext:value-type="float">
            <text:p>0.0128722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577309" calcext:value-type="float">
            <text:p>0.0577309</text:p>
          </table:table-cell>
          <table:table-cell office:value-type="float" office:value="0.00064977" calcext:value-type="float">
            <text:p>0.00064977</text:p>
          </table:table-cell>
          <table:table-cell office:value-type="float" office:value="0.0135982" calcext:value-type="float">
            <text:p>0.0135982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574415" calcext:value-type="float">
            <text:p>0.0574415</text:p>
          </table:table-cell>
          <table:table-cell office:value-type="float" office:value="0.000614242" calcext:value-type="float">
            <text:p>0.000614242</text:p>
          </table:table-cell>
          <table:table-cell office:value-type="float" office:value="0.0116702" calcext:value-type="float">
            <text:p>0.0116702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574644" calcext:value-type="float">
            <text:p>0.0574644</text:p>
          </table:table-cell>
          <table:table-cell office:value-type="float" office:value="0.000650165" calcext:value-type="float">
            <text:p>0.000650165</text:p>
          </table:table-cell>
          <table:table-cell office:value-type="float" office:value="0.00979787" calcext:value-type="float">
            <text:p>0.0097978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578935" calcext:value-type="float">
            <text:p>0.0578935</text:p>
          </table:table-cell>
          <table:table-cell office:value-type="float" office:value="0.000602399" calcext:value-type="float">
            <text:p>0.000602399</text:p>
          </table:table-cell>
          <table:table-cell office:value-type="float" office:value="0.0123701" calcext:value-type="float">
            <text:p>0.0123701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717234" calcext:value-type="float">
            <text:p>0.0717234</text:p>
          </table:table-cell>
          <table:table-cell office:value-type="float" office:value="0.00064148" calcext:value-type="float">
            <text:p>0.00064148</text:p>
          </table:table-cell>
          <table:table-cell office:value-type="float" office:value="0.0114977" calcext:value-type="float">
            <text:p>0.0114977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568754" calcext:value-type="float">
            <text:p>0.0568754</text:p>
          </table:table-cell>
          <table:table-cell office:value-type="float" office:value="0.000583451" calcext:value-type="float">
            <text:p>0.000583451</text:p>
          </table:table-cell>
          <table:table-cell office:value-type="float" office:value="0.0134071" calcext:value-type="float">
            <text:p>0.0134071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571474" calcext:value-type="float">
            <text:p>0.0571474</text:p>
          </table:table-cell>
          <table:table-cell office:value-type="float" office:value="0.000629243" calcext:value-type="float">
            <text:p>0.000629243</text:p>
          </table:table-cell>
          <table:table-cell office:value-type="float" office:value="0.0101326" calcext:value-type="float">
            <text:p>0.0101326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578568" calcext:value-type="float">
            <text:p>0.0578568</text:p>
          </table:table-cell>
          <table:table-cell office:value-type="float" office:value="0.000627664" calcext:value-type="float">
            <text:p>0.000627664</text:p>
          </table:table-cell>
          <table:table-cell office:value-type="float" office:value="0.0137036" calcext:value-type="float">
            <text:p>0.0137036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579389" calcext:value-type="float">
            <text:p>0.0579389</text:p>
          </table:table-cell>
          <table:table-cell office:value-type="float" office:value="0.00062569" calcext:value-type="float">
            <text:p>0.00062569</text:p>
          </table:table-cell>
          <table:table-cell office:value-type="float" office:value="0.0139195" calcext:value-type="float">
            <text:p>0.0139195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588283" calcext:value-type="float">
            <text:p>0.0588283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0876242" calcext:value-type="float">
            <text:p>0.00876242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585449" calcext:value-type="float">
            <text:p>0.0585449</text:p>
          </table:table-cell>
          <table:table-cell office:value-type="float" office:value="0.000630822" calcext:value-type="float">
            <text:p>0.000630822</text:p>
          </table:table-cell>
          <table:table-cell office:value-type="float" office:value="0.00941812" calcext:value-type="float">
            <text:p>0.00941812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588239" calcext:value-type="float">
            <text:p>0.0588239</text:p>
          </table:table-cell>
          <table:table-cell office:value-type="float" office:value="0.000628059" calcext:value-type="float">
            <text:p>0.000628059</text:p>
          </table:table-cell>
          <table:table-cell office:value-type="float" office:value="0.0104599" calcext:value-type="float">
            <text:p>0.0104599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570831" calcext:value-type="float">
            <text:p>0.0570831</text:p>
          </table:table-cell>
          <table:table-cell office:value-type="float" office:value="0.000603189" calcext:value-type="float">
            <text:p>0.000603189</text:p>
          </table:table-cell>
          <table:table-cell office:value-type="float" office:value="0.0106028" calcext:value-type="float">
            <text:p>0.010602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581765" calcext:value-type="float">
            <text:p>0.0581765</text:p>
          </table:table-cell>
          <table:table-cell office:value-type="float" office:value="0.000637138" calcext:value-type="float">
            <text:p>0.000637138</text:p>
          </table:table-cell>
          <table:table-cell office:value-type="float" office:value="0.00943627" calcext:value-type="float">
            <text:p>0.00943627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598089" calcext:value-type="float">
            <text:p>0.0598089</text:p>
          </table:table-cell>
          <table:table-cell office:value-type="float" office:value="0.000594504" calcext:value-type="float">
            <text:p>0.000594504</text:p>
          </table:table-cell>
          <table:table-cell office:value-type="float" office:value="0.00924798" calcext:value-type="float">
            <text:p>0.00924798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593399" calcext:value-type="float">
            <text:p>0.0593399</text:p>
          </table:table-cell>
          <table:table-cell office:value-type="float" office:value="0.000661218" calcext:value-type="float">
            <text:p>0.000661218</text:p>
          </table:table-cell>
          <table:table-cell office:value-type="float" office:value="0.0133985" calcext:value-type="float">
            <text:p>0.0133985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597477" calcext:value-type="float">
            <text:p>0.0597477</text:p>
          </table:table-cell>
          <table:table-cell office:value-type="float" office:value="0.000596873" calcext:value-type="float">
            <text:p>0.000596873</text:p>
          </table:table-cell>
          <table:table-cell office:value-type="float" office:value="0.0133302" calcext:value-type="float">
            <text:p>0.0133302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611349" calcext:value-type="float">
            <text:p>0.0611349</text:p>
          </table:table-cell>
          <table:table-cell office:value-type="float" office:value="0.000677798" calcext:value-type="float">
            <text:p>0.000677798</text:p>
          </table:table-cell>
          <table:table-cell office:value-type="float" office:value="0.0154433" calcext:value-type="float">
            <text:p>0.0154433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586976" calcext:value-type="float">
            <text:p>0.0586976</text:p>
          </table:table-cell>
          <table:table-cell office:value-type="float" office:value="0.000605952" calcext:value-type="float">
            <text:p>0.000605952</text:p>
          </table:table-cell>
          <table:table-cell office:value-type="float" office:value="0.00915758" calcext:value-type="float">
            <text:p>0.00915758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592238" calcext:value-type="float">
            <text:p>0.0592238</text:p>
          </table:table-cell>
          <table:table-cell office:value-type="float" office:value="0.000666745" calcext:value-type="float">
            <text:p>0.000666745</text:p>
          </table:table-cell>
          <table:table-cell office:value-type="float" office:value="0.0106592" calcext:value-type="float">
            <text:p>0.0106592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655755" calcext:value-type="float">
            <text:p>0.0655755</text:p>
          </table:table-cell>
          <table:table-cell office:value-type="float" office:value="0.000630032" calcext:value-type="float">
            <text:p>0.000630032</text:p>
          </table:table-cell>
          <table:table-cell office:value-type="float" office:value="0.0119765" calcext:value-type="float">
            <text:p>0.0119765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68803" calcext:value-type="float">
            <text:p>0.068803</text:p>
          </table:table-cell>
          <table:table-cell office:value-type="float" office:value="0.000742933" calcext:value-type="float">
            <text:p>0.000742933</text:p>
          </table:table-cell>
          <table:table-cell office:value-type="float" office:value="0.0162375" calcext:value-type="float">
            <text:p>0.0162375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609162" calcext:value-type="float">
            <text:p>0.0609162</text:p>
          </table:table-cell>
          <table:table-cell office:value-type="float" office:value="0.000575556" calcext:value-type="float">
            <text:p>0.000575556</text:p>
          </table:table-cell>
          <table:table-cell office:value-type="float" office:value="0.0251543" calcext:value-type="float">
            <text:p>0.0251543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601535" calcext:value-type="float">
            <text:p>0.0601535</text:p>
          </table:table-cell>
          <table:table-cell office:value-type="float" office:value="0.00063398" calcext:value-type="float">
            <text:p>0.00063398</text:p>
          </table:table-cell>
          <table:table-cell office:value-type="float" office:value="0.0154555" calcext:value-type="float">
            <text:p>0.0154555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617688" calcext:value-type="float">
            <text:p>0.0617688</text:p>
          </table:table-cell>
          <table:table-cell office:value-type="float" office:value="0.000581083" calcext:value-type="float">
            <text:p>0.000581083</text:p>
          </table:table-cell>
          <table:table-cell office:value-type="float" office:value="0.0167219" calcext:value-type="float">
            <text:p>0.0167219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613559" calcext:value-type="float">
            <text:p>0.0613559</text:p>
          </table:table-cell>
          <table:table-cell office:value-type="float" office:value="0.000638322" calcext:value-type="float">
            <text:p>0.000638322</text:p>
          </table:table-cell>
          <table:table-cell office:value-type="float" office:value="0.0143009" calcext:value-type="float">
            <text:p>0.0143009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613824" calcext:value-type="float">
            <text:p>0.0613824</text:p>
          </table:table-cell>
          <table:table-cell office:value-type="float" office:value="0.000572398" calcext:value-type="float">
            <text:p>0.000572398</text:p>
          </table:table-cell>
          <table:table-cell office:value-type="float" office:value="0.0136124" calcext:value-type="float">
            <text:p>0.0136124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604089" calcext:value-type="float">
            <text:p>0.0604089</text:p>
          </table:table-cell>
          <table:table-cell office:value-type="float" office:value="0.00068214" calcext:value-type="float">
            <text:p>0.00068214</text:p>
          </table:table-cell>
          <table:table-cell office:value-type="float" office:value="0.0123306" calcext:value-type="float">
            <text:p>0.0123306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613386" calcext:value-type="float">
            <text:p>0.0613386</text:p>
          </table:table-cell>
          <table:table-cell office:value-type="float" office:value="0.000586214" calcext:value-type="float">
            <text:p>0.000586214</text:p>
          </table:table-cell>
          <table:table-cell office:value-type="float" office:value="0.0114661" calcext:value-type="float">
            <text:p>0.0114661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624672" calcext:value-type="float">
            <text:p>0.0624672</text:p>
          </table:table-cell>
          <table:table-cell office:value-type="float" office:value="0.000631611" calcext:value-type="float">
            <text:p>0.000631611</text:p>
          </table:table-cell>
          <table:table-cell office:value-type="float" office:value="0.0151863" calcext:value-type="float">
            <text:p>0.0151863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620531" calcext:value-type="float">
            <text:p>0.0620531</text:p>
          </table:table-cell>
          <table:table-cell office:value-type="float" office:value="0.000597662" calcext:value-type="float">
            <text:p>0.000597662</text:p>
          </table:table-cell>
          <table:table-cell office:value-type="float" office:value="0.0153533" calcext:value-type="float">
            <text:p>0.0153533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621367" calcext:value-type="float">
            <text:p>0.0621367</text:p>
          </table:table-cell>
          <table:table-cell office:value-type="float" office:value="0.000608321" calcext:value-type="float">
            <text:p>0.000608321</text:p>
          </table:table-cell>
          <table:table-cell office:value-type="float" office:value="0.0137979" calcext:value-type="float">
            <text:p>0.0137979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617748" calcext:value-type="float">
            <text:p>0.0617748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00983853" calcext:value-type="float">
            <text:p>0.0098385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621115" calcext:value-type="float">
            <text:p>0.0621115</text:p>
          </table:table-cell>
          <table:table-cell office:value-type="float" office:value="0.000579503" calcext:value-type="float">
            <text:p>0.000579503</text:p>
          </table:table-cell>
          <table:table-cell office:value-type="float" office:value="0.00899059" calcext:value-type="float">
            <text:p>0.00899059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628911" calcext:value-type="float">
            <text:p>0.0628911</text:p>
          </table:table-cell>
          <table:table-cell office:value-type="float" office:value="0.000640691" calcext:value-type="float">
            <text:p>0.000640691</text:p>
          </table:table-cell>
          <table:table-cell office:value-type="float" office:value="0.0102289" calcext:value-type="float">
            <text:p>0.0102289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638405" calcext:value-type="float">
            <text:p>0.0638405</text:p>
          </table:table-cell>
          <table:table-cell office:value-type="float" office:value="0.000588188" calcext:value-type="float">
            <text:p>0.000588188</text:p>
          </table:table-cell>
          <table:table-cell office:value-type="float" office:value="0.00914968" calcext:value-type="float">
            <text:p>0.00914968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735156" calcext:value-type="float">
            <text:p>0.0735156</text:p>
          </table:table-cell>
          <table:table-cell office:value-type="float" office:value="0.000644244" calcext:value-type="float">
            <text:p>0.000644244</text:p>
          </table:table-cell>
          <table:table-cell office:value-type="float" office:value="0.0116765" calcext:value-type="float">
            <text:p>0.0116765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625272" calcext:value-type="float">
            <text:p>0.0625272</text:p>
          </table:table-cell>
          <table:table-cell office:value-type="float" office:value="0.000585425" calcext:value-type="float">
            <text:p>0.000585425</text:p>
          </table:table-cell>
          <table:table-cell office:value-type="float" office:value="0.0135204" calcext:value-type="float">
            <text:p>0.0135204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629365" calcext:value-type="float">
            <text:p>0.0629365</text:p>
          </table:table-cell>
          <table:table-cell office:value-type="float" office:value="0.000712537" calcext:value-type="float">
            <text:p>0.000712537</text:p>
          </table:table-cell>
          <table:table-cell office:value-type="float" office:value="0.0106975" calcext:value-type="float">
            <text:p>0.0106975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636191" calcext:value-type="float">
            <text:p>0.0636191</text:p>
          </table:table-cell>
          <table:table-cell office:value-type="float" office:value="0.00065885" calcext:value-type="float">
            <text:p>0.00065885</text:p>
          </table:table-cell>
          <table:table-cell office:value-type="float" office:value="0.0120709" calcext:value-type="float">
            <text:p>0.0120709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634663" calcext:value-type="float">
            <text:p>0.0634663</text:p>
          </table:table-cell>
          <table:table-cell office:value-type="float" office:value="0.00068214" calcext:value-type="float">
            <text:p>0.00068214</text:p>
          </table:table-cell>
          <table:table-cell office:value-type="float" office:value="0.0129859" calcext:value-type="float">
            <text:p>0.0129859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639617" calcext:value-type="float">
            <text:p>0.0639617</text:p>
          </table:table-cell>
          <table:table-cell office:value-type="float" office:value="0.000573187" calcext:value-type="float">
            <text:p>0.000573187</text:p>
          </table:table-cell>
          <table:table-cell office:value-type="float" office:value="0.0107019" calcext:value-type="float">
            <text:p>0.0107019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637174" calcext:value-type="float">
            <text:p>0.0637174</text:p>
          </table:table-cell>
          <table:table-cell office:value-type="float" office:value="0.000677798" calcext:value-type="float">
            <text:p>0.000677798</text:p>
          </table:table-cell>
          <table:table-cell office:value-type="float" office:value="0.0102499" calcext:value-type="float">
            <text:p>0.0102499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633593" calcext:value-type="float">
            <text:p>0.0633593</text:p>
          </table:table-cell>
          <table:table-cell office:value-type="float" office:value="0.000653718" calcext:value-type="float">
            <text:p>0.000653718</text:p>
          </table:table-cell>
          <table:table-cell office:value-type="float" office:value="0.011823" calcext:value-type="float">
            <text:p>0.011823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650051" calcext:value-type="float">
            <text:p>0.0650051</text:p>
          </table:table-cell>
          <table:table-cell office:value-type="float" office:value="0.0007153" calcext:value-type="float">
            <text:p>0.0007153</text:p>
          </table:table-cell>
          <table:table-cell office:value-type="float" office:value="0.00952865" calcext:value-type="float">
            <text:p>0.00952865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634888" calcext:value-type="float">
            <text:p>0.0634888</text:p>
          </table:table-cell>
          <table:table-cell office:value-type="float" office:value="0.000616216" calcext:value-type="float">
            <text:p>0.000616216</text:p>
          </table:table-cell>
          <table:table-cell office:value-type="float" office:value="0.00988393" calcext:value-type="float">
            <text:p>0.00988393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642534" calcext:value-type="float">
            <text:p>0.0642534</text:p>
          </table:table-cell>
          <table:table-cell office:value-type="float" office:value="0.000684509" calcext:value-type="float">
            <text:p>0.000684509</text:p>
          </table:table-cell>
          <table:table-cell office:value-type="float" office:value="0.00946588" calcext:value-type="float">
            <text:p>0.00946588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654211" calcext:value-type="float">
            <text:p>0.0654211</text:p>
          </table:table-cell>
          <table:table-cell office:value-type="float" office:value="0.000568845" calcext:value-type="float">
            <text:p>0.000568845</text:p>
          </table:table-cell>
          <table:table-cell office:value-type="float" office:value="0.0106849" calcext:value-type="float">
            <text:p>0.0106849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648377" calcext:value-type="float">
            <text:p>0.0648377</text:p>
          </table:table-cell>
          <table:table-cell office:value-type="float" office:value="0.000646217" calcext:value-type="float">
            <text:p>0.000646217</text:p>
          </table:table-cell>
          <table:table-cell office:value-type="float" office:value="0.0108112" calcext:value-type="float">
            <text:p>0.0108112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64651" calcext:value-type="float">
            <text:p>0.064651</text:p>
          </table:table-cell>
          <table:table-cell office:value-type="float" office:value="0.000575951" calcext:value-type="float">
            <text:p>0.000575951</text:p>
          </table:table-cell>
          <table:table-cell office:value-type="float" office:value="0.0114634" calcext:value-type="float">
            <text:p>0.0114634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648397" calcext:value-type="float">
            <text:p>0.0648397</text:p>
          </table:table-cell>
          <table:table-cell office:value-type="float" office:value="0.000568845" calcext:value-type="float">
            <text:p>0.000568845</text:p>
          </table:table-cell>
          <table:table-cell office:value-type="float" office:value="0.0109608" calcext:value-type="float">
            <text:p>0.0109608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667144" calcext:value-type="float">
            <text:p>0.0667144</text:p>
          </table:table-cell>
          <table:table-cell office:value-type="float" office:value="0.000606347" calcext:value-type="float">
            <text:p>0.000606347</text:p>
          </table:table-cell>
          <table:table-cell office:value-type="float" office:value="0.0106162" calcext:value-type="float">
            <text:p>0.0106162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751614" calcext:value-type="float">
            <text:p>0.0751614</text:p>
          </table:table-cell>
          <table:table-cell office:value-type="float" office:value="0.000558581" calcext:value-type="float">
            <text:p>0.000558581</text:p>
          </table:table-cell>
          <table:table-cell office:value-type="float" office:value="0.0136483" calcext:value-type="float">
            <text:p>0.013648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661155" calcext:value-type="float">
            <text:p>0.0661155</text:p>
          </table:table-cell>
          <table:table-cell office:value-type="float" office:value="0.000608716" calcext:value-type="float">
            <text:p>0.000608716</text:p>
          </table:table-cell>
          <table:table-cell office:value-type="float" office:value="0.0109482" calcext:value-type="float">
            <text:p>0.0109482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667479" calcext:value-type="float">
            <text:p>0.0667479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0136764" calcext:value-type="float">
            <text:p>0.0136764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661905" calcext:value-type="float">
            <text:p>0.0661905</text:p>
          </table:table-cell>
          <table:table-cell office:value-type="float" office:value="0.000666745" calcext:value-type="float">
            <text:p>0.000666745</text:p>
          </table:table-cell>
          <table:table-cell office:value-type="float" office:value="0.0128679" calcext:value-type="float">
            <text:p>0.0128679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675027" calcext:value-type="float">
            <text:p>0.0675027</text:p>
          </table:table-cell>
          <table:table-cell office:value-type="float" office:value="0.000591741" calcext:value-type="float">
            <text:p>0.000591741</text:p>
          </table:table-cell>
          <table:table-cell office:value-type="float" office:value="0.0108491" calcext:value-type="float">
            <text:p>0.0108491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662691" calcext:value-type="float">
            <text:p>0.0662691</text:p>
          </table:table-cell>
          <table:table-cell office:value-type="float" office:value="0.000639507" calcext:value-type="float">
            <text:p>0.000639507</text:p>
          </table:table-cell>
          <table:table-cell office:value-type="float" office:value="0.0106711" calcext:value-type="float">
            <text:p>0.0106711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668336" calcext:value-type="float">
            <text:p>0.0668336</text:p>
          </table:table-cell>
          <table:table-cell office:value-type="float" office:value="0.000589767" calcext:value-type="float">
            <text:p>0.000589767</text:p>
          </table:table-cell>
          <table:table-cell office:value-type="float" office:value="0.0128805" calcext:value-type="float">
            <text:p>0.0128805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670985" calcext:value-type="float">
            <text:p>0.0670985</text:p>
          </table:table-cell>
          <table:table-cell office:value-type="float" office:value="0.000636349" calcext:value-type="float">
            <text:p>0.000636349</text:p>
          </table:table-cell>
          <table:table-cell office:value-type="float" office:value="0.0101997" calcext:value-type="float">
            <text:p>0.0101997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692597" calcext:value-type="float">
            <text:p>0.0692597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109292" calcext:value-type="float">
            <text:p>0.0109292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668" calcext:value-type="float">
            <text:p>0.0668</text:p>
          </table:table-cell>
          <table:table-cell office:value-type="float" office:value="0.000637928" calcext:value-type="float">
            <text:p>0.000637928</text:p>
          </table:table-cell>
          <table:table-cell office:value-type="float" office:value="0.0126137" calcext:value-type="float">
            <text:p>0.0126137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67492" calcext:value-type="float">
            <text:p>0.067492</text:p>
          </table:table-cell>
          <table:table-cell office:value-type="float" office:value="0.000580293" calcext:value-type="float">
            <text:p>0.000580293</text:p>
          </table:table-cell>
          <table:table-cell office:value-type="float" office:value="0.0107473" calcext:value-type="float">
            <text:p>0.010747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691386" calcext:value-type="float">
            <text:p>0.0691386</text:p>
          </table:table-cell>
          <table:table-cell office:value-type="float" office:value="0.000629638" calcext:value-type="float">
            <text:p>0.000629638</text:p>
          </table:table-cell>
          <table:table-cell office:value-type="float" office:value="0.0112668" calcext:value-type="float">
            <text:p>0.0112668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675587" calcext:value-type="float">
            <text:p>0.0675587</text:p>
          </table:table-cell>
          <table:table-cell office:value-type="float" office:value="0.000611479" calcext:value-type="float">
            <text:p>0.000611479</text:p>
          </table:table-cell>
          <table:table-cell office:value-type="float" office:value="0.0149234" calcext:value-type="float">
            <text:p>0.0149234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672323" calcext:value-type="float">
            <text:p>0.0672323</text:p>
          </table:table-cell>
          <table:table-cell office:value-type="float" office:value="0.000856623" calcext:value-type="float">
            <text:p>0.000856623</text:p>
          </table:table-cell>
          <table:table-cell office:value-type="float" office:value="0.0121846" calcext:value-type="float">
            <text:p>0.0121846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727376" calcext:value-type="float">
            <text:p>0.0727376</text:p>
          </table:table-cell>
          <table:table-cell office:value-type="float" office:value="0.0006174" calcext:value-type="float">
            <text:p>0.0006174</text:p>
          </table:table-cell>
          <table:table-cell office:value-type="float" office:value="0.0145563" calcext:value-type="float">
            <text:p>0.0145563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81457" calcext:value-type="float">
            <text:p>0.081457</text:p>
          </table:table-cell>
          <table:table-cell office:value-type="float" office:value="0.000635164" calcext:value-type="float">
            <text:p>0.000635164</text:p>
          </table:table-cell>
          <table:table-cell office:value-type="float" office:value="0.0158073" calcext:value-type="float">
            <text:p>0.0158073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685125" calcext:value-type="float">
            <text:p>0.0685125</text:p>
          </table:table-cell>
          <table:table-cell office:value-type="float" office:value="0.000588188" calcext:value-type="float">
            <text:p>0.000588188</text:p>
          </table:table-cell>
          <table:table-cell office:value-type="float" office:value="0.019711" calcext:value-type="float">
            <text:p>0.019711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681682" calcext:value-type="float">
            <text:p>0.0681682</text:p>
          </table:table-cell>
          <table:table-cell office:value-type="float" office:value="0.000632006" calcext:value-type="float">
            <text:p>0.000632006</text:p>
          </table:table-cell>
          <table:table-cell office:value-type="float" office:value="0.0132852" calcext:value-type="float">
            <text:p>0.0132852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698365" calcext:value-type="float">
            <text:p>0.0698365</text:p>
          </table:table-cell>
          <table:table-cell office:value-type="float" office:value="0.000565687" calcext:value-type="float">
            <text:p>0.000565687</text:p>
          </table:table-cell>
          <table:table-cell office:value-type="float" office:value="0.0110745" calcext:value-type="float">
            <text:p>0.0110745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683179" calcext:value-type="float">
            <text:p>0.0683179</text:p>
          </table:table-cell>
          <table:table-cell office:value-type="float" office:value="0.000597662" calcext:value-type="float">
            <text:p>0.000597662</text:p>
          </table:table-cell>
          <table:table-cell office:value-type="float" office:value="0.0140968" calcext:value-type="float">
            <text:p>0.0140968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701101" calcext:value-type="float">
            <text:p>0.0701101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150442" calcext:value-type="float">
            <text:p>0.015044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701519" calcext:value-type="float">
            <text:p>0.0701519</text:p>
          </table:table-cell>
          <table:table-cell office:value-type="float" office:value="0.000596083" calcext:value-type="float">
            <text:p>0.000596083</text:p>
          </table:table-cell>
          <table:table-cell office:value-type="float" office:value="0.0153675" calcext:value-type="float">
            <text:p>0.0153675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703513" calcext:value-type="float">
            <text:p>0.0703513</text:p>
          </table:table-cell>
          <table:table-cell office:value-type="float" office:value="0.000652533" calcext:value-type="float">
            <text:p>0.000652533</text:p>
          </table:table-cell>
          <table:table-cell office:value-type="float" office:value="0.0113248" calcext:value-type="float">
            <text:p>0.0113248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700382" calcext:value-type="float">
            <text:p>0.0700382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139105" calcext:value-type="float">
            <text:p>0.0139105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705613" calcext:value-type="float">
            <text:p>0.0705613</text:p>
          </table:table-cell>
          <table:table-cell office:value-type="float" office:value="0.000648586" calcext:value-type="float">
            <text:p>0.000648586</text:p>
          </table:table-cell>
          <table:table-cell office:value-type="float" office:value="0.0111093" calcext:value-type="float">
            <text:p>0.0111093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696217" calcext:value-type="float">
            <text:p>0.0696217</text:p>
          </table:table-cell>
          <table:table-cell office:value-type="float" office:value="0.000578714" calcext:value-type="float">
            <text:p>0.000578714</text:p>
          </table:table-cell>
          <table:table-cell office:value-type="float" office:value="0.0145061" calcext:value-type="float">
            <text:p>0.0145061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71517" calcext:value-type="float">
            <text:p>0.071517</text:p>
          </table:table-cell>
          <table:table-cell office:value-type="float" office:value="0.000639507" calcext:value-type="float">
            <text:p>0.000639507</text:p>
          </table:table-cell>
          <table:table-cell office:value-type="float" office:value="0.0153501" calcext:value-type="float">
            <text:p>0.0153501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70866" calcext:value-type="float">
            <text:p>0.070866</text:p>
          </table:table-cell>
          <table:table-cell office:value-type="float" office:value="0.000602399" calcext:value-type="float">
            <text:p>0.000602399</text:p>
          </table:table-cell>
          <table:table-cell office:value-type="float" office:value="0.0127582" calcext:value-type="float">
            <text:p>0.0127582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713591" calcext:value-type="float">
            <text:p>0.0713591</text:p>
          </table:table-cell>
          <table:table-cell office:value-type="float" office:value="0.000638322" calcext:value-type="float">
            <text:p>0.000638322</text:p>
          </table:table-cell>
          <table:table-cell office:value-type="float" office:value="0.0111187" calcext:value-type="float">
            <text:p>0.0111187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956848" calcext:value-type="float">
            <text:p>0.0956848</text:p>
          </table:table-cell>
          <table:table-cell office:value-type="float" office:value="0.000580293" calcext:value-type="float">
            <text:p>0.000580293</text:p>
          </table:table-cell>
          <table:table-cell office:value-type="float" office:value="0.0138623" calcext:value-type="float">
            <text:p>0.0138623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715786" calcext:value-type="float">
            <text:p>0.0715786</text:p>
          </table:table-cell>
          <table:table-cell office:value-type="float" office:value="0.000670298" calcext:value-type="float">
            <text:p>0.000670298</text:p>
          </table:table-cell>
          <table:table-cell office:value-type="float" office:value="0.0156186" calcext:value-type="float">
            <text:p>0.0156186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719149" calcext:value-type="float">
            <text:p>0.0719149</text:p>
          </table:table-cell>
          <table:table-cell office:value-type="float" office:value="0.000593715" calcext:value-type="float">
            <text:p>0.000593715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717641" calcext:value-type="float">
            <text:p>0.0717641</text:p>
          </table:table-cell>
          <table:table-cell office:value-type="float" office:value="0.000628848" calcext:value-type="float">
            <text:p>0.000628848</text:p>
          </table:table-cell>
          <table:table-cell office:value-type="float" office:value="0.0114914" calcext:value-type="float">
            <text:p>0.0114914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710326" calcext:value-type="float">
            <text:p>0.0710326</text:p>
          </table:table-cell>
          <table:table-cell office:value-type="float" office:value="0.000585425" calcext:value-type="float">
            <text:p>0.000585425</text:p>
          </table:table-cell>
          <table:table-cell office:value-type="float" office:value="0.0120981" calcext:value-type="float">
            <text:p>0.0120981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727822" calcext:value-type="float">
            <text:p>0.0727822</text:p>
          </table:table-cell>
          <table:table-cell office:value-type="float" office:value="0.000631611" calcext:value-type="float">
            <text:p>0.000631611</text:p>
          </table:table-cell>
          <table:table-cell office:value-type="float" office:value="0.011975" calcext:value-type="float">
            <text:p>0.011975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709987" calcext:value-type="float">
            <text:p>0.0709987</text:p>
          </table:table-cell>
          <table:table-cell office:value-type="float" office:value="0.000613058" calcext:value-type="float">
            <text:p>0.000613058</text:p>
          </table:table-cell>
          <table:table-cell office:value-type="float" office:value="0.0122462" calcext:value-type="float">
            <text:p>0.0122462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720341" calcext:value-type="float">
            <text:p>0.0720341</text:p>
          </table:table-cell>
          <table:table-cell office:value-type="float" office:value="0.000651349" calcext:value-type="float">
            <text:p>0.000651349</text:p>
          </table:table-cell>
          <table:table-cell office:value-type="float" office:value="0.0156059" calcext:value-type="float">
            <text:p>0.0156059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727984" calcext:value-type="float">
            <text:p>0.0727984</text:p>
          </table:table-cell>
          <table:table-cell office:value-type="float" office:value="0.000595689" calcext:value-type="float">
            <text:p>0.000595689</text:p>
          </table:table-cell>
          <table:table-cell office:value-type="float" office:value="0.0134837" calcext:value-type="float">
            <text:p>0.0134837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71933" calcext:value-type="float">
            <text:p>0.071933</text:p>
          </table:table-cell>
          <table:table-cell office:value-type="float" office:value="0.000591346" calcext:value-type="float">
            <text:p>0.000591346</text:p>
          </table:table-cell>
          <table:table-cell office:value-type="float" office:value="0.0130933" calcext:value-type="float">
            <text:p>0.0130933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732156" calcext:value-type="float">
            <text:p>0.0732156</text:p>
          </table:table-cell>
          <table:table-cell office:value-type="float" office:value="0.00077175" calcext:value-type="float">
            <text:p>0.00077175</text:p>
          </table:table-cell>
          <table:table-cell office:value-type="float" office:value="0.0126922" calcext:value-type="float">
            <text:p>0.0126922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72706" calcext:value-type="float">
            <text:p>0.072706</text:p>
          </table:table-cell>
          <table:table-cell office:value-type="float" office:value="0.000630032" calcext:value-type="float">
            <text:p>0.000630032</text:p>
          </table:table-cell>
          <table:table-cell office:value-type="float" office:value="0.0147552" calcext:value-type="float">
            <text:p>0.0147552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732914" calcext:value-type="float">
            <text:p>0.0732914</text:p>
          </table:table-cell>
          <table:table-cell office:value-type="float" office:value="0.000645033" calcext:value-type="float">
            <text:p>0.000645033</text:p>
          </table:table-cell>
          <table:table-cell office:value-type="float" office:value="0.0127972" calcext:value-type="float">
            <text:p>0.0127972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827908" calcext:value-type="float">
            <text:p>0.0827908</text:p>
          </table:table-cell>
          <table:table-cell office:value-type="float" office:value="0.000601215" calcext:value-type="float">
            <text:p>0.000601215</text:p>
          </table:table-cell>
          <table:table-cell office:value-type="float" office:value="0.0124645" calcext:value-type="float">
            <text:p>0.0124645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727565" calcext:value-type="float">
            <text:p>0.0727565</text:p>
          </table:table-cell>
          <table:table-cell office:value-type="float" office:value="0.000634375" calcext:value-type="float">
            <text:p>0.000634375</text:p>
          </table:table-cell>
          <table:table-cell office:value-type="float" office:value="0.0107003" calcext:value-type="float">
            <text:p>0.0107003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732507" calcext:value-type="float">
            <text:p>0.0732507</text:p>
          </table:table-cell>
          <table:table-cell office:value-type="float" office:value="0.000592136" calcext:value-type="float">
            <text:p>0.000592136</text:p>
          </table:table-cell>
          <table:table-cell office:value-type="float" office:value="0.0113635" calcext:value-type="float">
            <text:p>0.0113635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732823" calcext:value-type="float">
            <text:p>0.0732823</text:p>
          </table:table-cell>
          <table:table-cell office:value-type="float" office:value="0.000662008" calcext:value-type="float">
            <text:p>0.000662008</text:p>
          </table:table-cell>
          <table:table-cell office:value-type="float" office:value="0.0174427" calcext:value-type="float">
            <text:p>0.0174427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731193" calcext:value-type="float">
            <text:p>0.0731193</text:p>
          </table:table-cell>
          <table:table-cell office:value-type="float" office:value="0.000622927" calcext:value-type="float">
            <text:p>0.000622927</text:p>
          </table:table-cell>
          <table:table-cell office:value-type="float" office:value="0.026245" calcext:value-type="float">
            <text:p>0.026245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74405" calcext:value-type="float">
            <text:p>0.074405</text:p>
          </table:table-cell>
          <table:table-cell office:value-type="float" office:value="0.00063398" calcext:value-type="float">
            <text:p>0.00063398</text:p>
          </table:table-cell>
          <table:table-cell office:value-type="float" office:value="0.0335263" calcext:value-type="float">
            <text:p>0.0335263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739112" calcext:value-type="float">
            <text:p>0.0739112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186073" calcext:value-type="float">
            <text:p>0.0186073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745649" calcext:value-type="float">
            <text:p>0.0745649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143905" calcext:value-type="float">
            <text:p>0.0143905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737904" calcext:value-type="float">
            <text:p>0.0737904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181726" calcext:value-type="float">
            <text:p>0.018172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752297" calcext:value-type="float">
            <text:p>0.0752297</text:p>
          </table:table-cell>
          <table:table-cell office:value-type="float" office:value="0.000646217" calcext:value-type="float">
            <text:p>0.000646217</text:p>
          </table:table-cell>
          <table:table-cell office:value-type="float" office:value="0.0138382" calcext:value-type="float">
            <text:p>0.0138382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747749" calcext:value-type="float">
            <text:p>0.0747749</text:p>
          </table:table-cell>
          <table:table-cell office:value-type="float" office:value="0.000571214" calcext:value-type="float">
            <text:p>0.000571214</text:p>
          </table:table-cell>
          <table:table-cell office:value-type="float" office:value="0.0108341" calcext:value-type="float">
            <text:p>0.0108341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755984" calcext:value-type="float">
            <text:p>0.0755984</text:p>
          </table:table-cell>
          <table:table-cell office:value-type="float" office:value="0.000624111" calcext:value-type="float">
            <text:p>0.000624111</text:p>
          </table:table-cell>
          <table:table-cell office:value-type="float" office:value="0.0124029" calcext:value-type="float">
            <text:p>0.0124029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766026" calcext:value-type="float">
            <text:p>0.0766026</text:p>
          </table:table-cell>
          <table:table-cell office:value-type="float" office:value="0.000573582" calcext:value-type="float">
            <text:p>0.000573582</text:p>
          </table:table-cell>
          <table:table-cell office:value-type="float" office:value="0.0114681" calcext:value-type="float">
            <text:p>0.0114681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862209" calcext:value-type="float">
            <text:p>0.0862209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14756" calcext:value-type="float">
            <text:p>0.0114756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786897" calcext:value-type="float">
            <text:p>0.0786897</text:p>
          </table:table-cell>
          <table:table-cell office:value-type="float" office:value="0.000598057" calcext:value-type="float">
            <text:p>0.000598057</text:p>
          </table:table-cell>
          <table:table-cell office:value-type="float" office:value="0.014038" calcext:value-type="float">
            <text:p>0.014038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758865" calcext:value-type="float">
            <text:p>0.0758865</text:p>
          </table:table-cell>
          <table:table-cell office:value-type="float" office:value="0.000639901" calcext:value-type="float">
            <text:p>0.000639901</text:p>
          </table:table-cell>
          <table:table-cell office:value-type="float" office:value="0.0152641" calcext:value-type="float">
            <text:p>0.0152641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754582" calcext:value-type="float">
            <text:p>0.0754582</text:p>
          </table:table-cell>
          <table:table-cell office:value-type="float" office:value="0.000577925" calcext:value-type="float">
            <text:p>0.000577925</text:p>
          </table:table-cell>
          <table:table-cell office:value-type="float" office:value="0.0150481" calcext:value-type="float">
            <text:p>0.0150481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760215" calcext:value-type="float">
            <text:p>0.0760215</text:p>
          </table:table-cell>
          <table:table-cell office:value-type="float" office:value="0.00056924" calcext:value-type="float">
            <text:p>0.00056924</text:p>
          </table:table-cell>
          <table:table-cell office:value-type="float" office:value="0.0151918" calcext:value-type="float">
            <text:p>0.0151918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764333" calcext:value-type="float">
            <text:p>0.0764333</text:p>
          </table:table-cell>
          <table:table-cell office:value-type="float" office:value="0.000618584" calcext:value-type="float">
            <text:p>0.000618584</text:p>
          </table:table-cell>
          <table:table-cell office:value-type="float" office:value="0.0177996" calcext:value-type="float">
            <text:p>0.017799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749952" calcext:value-type="float">
            <text:p>0.0749952</text:p>
          </table:table-cell>
          <table:table-cell office:value-type="float" office:value="0.000572003" calcext:value-type="float">
            <text:p>0.000572003</text:p>
          </table:table-cell>
          <table:table-cell office:value-type="float" office:value="0.0153667" calcext:value-type="float">
            <text:p>0.0153667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765864" calcext:value-type="float">
            <text:p>0.0765864</text:p>
          </table:table-cell>
          <table:table-cell office:value-type="float" office:value="0.00064227" calcext:value-type="float">
            <text:p>0.00064227</text:p>
          </table:table-cell>
          <table:table-cell office:value-type="float" office:value="0.015979" calcext:value-type="float">
            <text:p>0.015979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768055" calcext:value-type="float">
            <text:p>0.0768055</text:p>
          </table:table-cell>
          <table:table-cell office:value-type="float" office:value="0.000596478" calcext:value-type="float">
            <text:p>0.000596478</text:p>
          </table:table-cell>
          <table:table-cell office:value-type="float" office:value="0.0134904" calcext:value-type="float">
            <text:p>0.0134904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77344" calcext:value-type="float">
            <text:p>0.077344</text:p>
          </table:table-cell>
          <table:table-cell office:value-type="float" office:value="0.000632006" calcext:value-type="float">
            <text:p>0.000632006</text:p>
          </table:table-cell>
          <table:table-cell office:value-type="float" office:value="0.0114559" calcext:value-type="float">
            <text:p>0.0114559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772966" calcext:value-type="float">
            <text:p>0.0772966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150426" calcext:value-type="float">
            <text:p>0.0150426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77462" calcext:value-type="float">
            <text:p>0.077462</text:p>
          </table:table-cell>
          <table:table-cell office:value-type="float" office:value="0.000636743" calcext:value-type="float">
            <text:p>0.000636743</text:p>
          </table:table-cell>
          <table:table-cell office:value-type="float" office:value="0.012316" calcext:value-type="float">
            <text:p>0.012316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792463" calcext:value-type="float">
            <text:p>0.0792463</text:p>
          </table:table-cell>
          <table:table-cell office:value-type="float" office:value="0.000579898" calcext:value-type="float">
            <text:p>0.000579898</text:p>
          </table:table-cell>
          <table:table-cell office:value-type="float" office:value="0.0133704" calcext:value-type="float">
            <text:p>0.0133704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906208" calcext:value-type="float">
            <text:p>0.0906208</text:p>
          </table:table-cell>
          <table:table-cell office:value-type="float" office:value="0.000660823" calcext:value-type="float">
            <text:p>0.000660823</text:p>
          </table:table-cell>
          <table:table-cell office:value-type="float" office:value="0.0124775" calcext:value-type="float">
            <text:p>0.0124775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772986" calcext:value-type="float">
            <text:p>0.0772986</text:p>
          </table:table-cell>
          <table:table-cell office:value-type="float" office:value="0.000574372" calcext:value-type="float">
            <text:p>0.000574372</text:p>
          </table:table-cell>
          <table:table-cell office:value-type="float" office:value="0.0165841" calcext:value-type="float">
            <text:p>0.0165841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785938" calcext:value-type="float">
            <text:p>0.0785938</text:p>
          </table:table-cell>
          <table:table-cell office:value-type="float" office:value="0.000630032" calcext:value-type="float">
            <text:p>0.000630032</text:p>
          </table:table-cell>
          <table:table-cell office:value-type="float" office:value="0.0122916" calcext:value-type="float">
            <text:p>0.0122916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764834" calcext:value-type="float">
            <text:p>0.0764834</text:p>
          </table:table-cell>
          <table:table-cell office:value-type="float" office:value="0.000565292" calcext:value-type="float">
            <text:p>0.000565292</text:p>
          </table:table-cell>
          <table:table-cell office:value-type="float" office:value="0.0128999" calcext:value-type="float">
            <text:p>0.0128999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782274" calcext:value-type="float">
            <text:p>0.0782274</text:p>
          </table:table-cell>
          <table:table-cell office:value-type="float" office:value="0.000613453" calcext:value-type="float">
            <text:p>0.000613453</text:p>
          </table:table-cell>
          <table:table-cell office:value-type="float" office:value="0.0129484" calcext:value-type="float">
            <text:p>0.0129484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781118" calcext:value-type="float">
            <text:p>0.0781118</text:p>
          </table:table-cell>
          <table:table-cell office:value-type="float" office:value="0.000564503" calcext:value-type="float">
            <text:p>0.000564503</text:p>
          </table:table-cell>
          <table:table-cell office:value-type="float" office:value="0.0141232" calcext:value-type="float">
            <text:p>0.0141232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784351" calcext:value-type="float">
            <text:p>0.0784351</text:p>
          </table:table-cell>
          <table:table-cell office:value-type="float" office:value="0.000611874" calcext:value-type="float">
            <text:p>0.000611874</text:p>
          </table:table-cell>
          <table:table-cell office:value-type="float" office:value="0.0187604" calcext:value-type="float">
            <text:p>0.0187604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793734" calcext:value-type="float">
            <text:p>0.0793734</text:p>
          </table:table-cell>
          <table:table-cell office:value-type="float" office:value="0.000575951" calcext:value-type="float">
            <text:p>0.000575951</text:p>
          </table:table-cell>
          <table:table-cell office:value-type="float" office:value="0.0177542" calcext:value-type="float">
            <text:p>0.0177542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7972" calcext:value-type="float">
            <text:p>0.07972</text:p>
          </table:table-cell>
          <table:table-cell office:value-type="float" office:value="0.000662797" calcext:value-type="float">
            <text:p>0.000662797</text:p>
          </table:table-cell>
          <table:table-cell office:value-type="float" office:value="0.0154693" calcext:value-type="float">
            <text:p>0.0154693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796182" calcext:value-type="float">
            <text:p>0.0796182</text:p>
          </table:table-cell>
          <table:table-cell office:value-type="float" office:value="0.000594109" calcext:value-type="float">
            <text:p>0.000594109</text:p>
          </table:table-cell>
          <table:table-cell office:value-type="float" office:value="0.0125853" calcext:value-type="float">
            <text:p>0.0125853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797631" calcext:value-type="float">
            <text:p>0.0797631</text:p>
          </table:table-cell>
          <table:table-cell office:value-type="float" office:value="0.000564898" calcext:value-type="float">
            <text:p>0.000564898</text:p>
          </table:table-cell>
          <table:table-cell office:value-type="float" office:value="0.0164195" calcext:value-type="float">
            <text:p>0.0164195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803864" calcext:value-type="float">
            <text:p>0.0803864</text:p>
          </table:table-cell>
          <table:table-cell office:value-type="float" office:value="0.000643454" calcext:value-type="float">
            <text:p>0.000643454</text:p>
          </table:table-cell>
          <table:table-cell office:value-type="float" office:value="0.0184304" calcext:value-type="float">
            <text:p>0.0184304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793663" calcext:value-type="float">
            <text:p>0.0793663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153482" calcext:value-type="float">
            <text:p>0.015348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100742" calcext:value-type="float">
            <text:p>0.100742</text:p>
          </table:table-cell>
          <table:table-cell office:value-type="float" office:value="0.000620164" calcext:value-type="float">
            <text:p>0.000620164</text:p>
          </table:table-cell>
          <table:table-cell office:value-type="float" office:value="0.0171601" calcext:value-type="float">
            <text:p>0.0171601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787169" calcext:value-type="float">
            <text:p>0.0787169</text:p>
          </table:table-cell>
          <table:table-cell office:value-type="float" office:value="0.000564503" calcext:value-type="float">
            <text:p>0.000564503</text:p>
          </table:table-cell>
          <table:table-cell office:value-type="float" office:value="0.0116114" calcext:value-type="float">
            <text:p>0.0116114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803635" calcext:value-type="float">
            <text:p>0.0803635</text:p>
          </table:table-cell>
          <table:table-cell office:value-type="float" office:value="0.000622532" calcext:value-type="float">
            <text:p>0.000622532</text:p>
          </table:table-cell>
          <table:table-cell office:value-type="float" office:value="0.0129504" calcext:value-type="float">
            <text:p>0.0129504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814613" calcext:value-type="float">
            <text:p>0.0814613</text:p>
          </table:table-cell>
          <table:table-cell office:value-type="float" office:value="0.000593715" calcext:value-type="float">
            <text:p>0.000593715</text:p>
          </table:table-cell>
          <table:table-cell office:value-type="float" office:value="0.0122998" calcext:value-type="float">
            <text:p>0.0122998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806284" calcext:value-type="float">
            <text:p>0.0806284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79532" calcext:value-type="float">
            <text:p>0.0179532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81532" calcext:value-type="float">
            <text:p>0.081532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0.0124289" calcext:value-type="float">
            <text:p>0.0124289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821292" calcext:value-type="float">
            <text:p>0.0821292</text:p>
          </table:table-cell>
          <table:table-cell office:value-type="float" office:value="0.000628848" calcext:value-type="float">
            <text:p>0.000628848</text:p>
          </table:table-cell>
          <table:table-cell office:value-type="float" office:value="0.0116489" calcext:value-type="float">
            <text:p>0.0116489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808135" calcext:value-type="float">
            <text:p>0.0808135</text:p>
          </table:table-cell>
          <table:table-cell office:value-type="float" office:value="0.000569635" calcext:value-type="float">
            <text:p>0.000569635</text:p>
          </table:table-cell>
          <table:table-cell office:value-type="float" office:value="0.0135662" calcext:value-type="float">
            <text:p>0.0135662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822445" calcext:value-type="float">
            <text:p>0.0822445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195547" calcext:value-type="float">
            <text:p>0.0195547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810989" calcext:value-type="float">
            <text:p>0.0810989</text:p>
          </table:table-cell>
          <table:table-cell office:value-type="float" office:value="0.000570029" calcext:value-type="float">
            <text:p>0.000570029</text:p>
          </table:table-cell>
          <table:table-cell office:value-type="float" office:value="0.0226685" calcext:value-type="float">
            <text:p>0.022668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822477" calcext:value-type="float">
            <text:p>0.0822477</text:p>
          </table:table-cell>
          <table:table-cell office:value-type="float" office:value="0.000622927" calcext:value-type="float">
            <text:p>0.000622927</text:p>
          </table:table-cell>
          <table:table-cell office:value-type="float" office:value="0.0137111" calcext:value-type="float">
            <text:p>0.0137111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82115" calcext:value-type="float">
            <text:p>0.082115</text:p>
          </table:table-cell>
          <table:table-cell office:value-type="float" office:value="0.000581083" calcext:value-type="float">
            <text:p>0.000581083</text:p>
          </table:table-cell>
          <table:table-cell office:value-type="float" office:value="0.0135718" calcext:value-type="float">
            <text:p>0.0135718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973763" calcext:value-type="float">
            <text:p>0.0973763</text:p>
          </table:table-cell>
          <table:table-cell office:value-type="float" office:value="0.000648586" calcext:value-type="float">
            <text:p>0.000648586</text:p>
          </table:table-cell>
          <table:table-cell office:value-type="float" office:value="0.0136112" calcext:value-type="float">
            <text:p>0.0136112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819741" calcext:value-type="float">
            <text:p>0.0819741</text:p>
          </table:table-cell>
          <table:table-cell office:value-type="float" office:value="0.000592136" calcext:value-type="float">
            <text:p>0.000592136</text:p>
          </table:table-cell>
          <table:table-cell office:value-type="float" office:value="0.0161614" calcext:value-type="float">
            <text:p>0.0161614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830518" calcext:value-type="float">
            <text:p>0.0830518</text:p>
          </table:table-cell>
          <table:table-cell office:value-type="float" office:value="0.000630032" calcext:value-type="float">
            <text:p>0.000630032</text:p>
          </table:table-cell>
          <table:table-cell office:value-type="float" office:value="0.0161669" calcext:value-type="float">
            <text:p>0.0161669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84242" calcext:value-type="float">
            <text:p>0.084242</text:p>
          </table:table-cell>
          <table:table-cell office:value-type="float" office:value="0.000857018" calcext:value-type="float">
            <text:p>0.000857018</text:p>
          </table:table-cell>
          <table:table-cell office:value-type="float" office:value="0.0161073" calcext:value-type="float">
            <text:p>0.0161073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82179" calcext:value-type="float">
            <text:p>0.082179</text:p>
          </table:table-cell>
          <table:table-cell office:value-type="float" office:value="0.0009186" calcext:value-type="float">
            <text:p>0.0009186</text:p>
          </table:table-cell>
          <table:table-cell office:value-type="float" office:value="0.0146925" calcext:value-type="float">
            <text:p>0.0146925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826661" calcext:value-type="float">
            <text:p>0.0826661</text:p>
          </table:table-cell>
          <table:table-cell office:value-type="float" office:value="0.000843991" calcext:value-type="float">
            <text:p>0.000843991</text:p>
          </table:table-cell>
          <table:table-cell office:value-type="float" office:value="0.0153588" calcext:value-type="float">
            <text:p>0.0153588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839498" calcext:value-type="float">
            <text:p>0.0839498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30436" calcext:value-type="float">
            <text:p>0.0130436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830395" calcext:value-type="float">
            <text:p>0.0830395</text:p>
          </table:table-cell>
          <table:table-cell office:value-type="float" office:value="0.000679772" calcext:value-type="float">
            <text:p>0.000679772</text:p>
          </table:table-cell>
          <table:table-cell office:value-type="float" office:value="0.0144671" calcext:value-type="float">
            <text:p>0.014467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840126" calcext:value-type="float">
            <text:p>0.0840126</text:p>
          </table:table-cell>
          <table:table-cell office:value-type="float" office:value="0.000585425" calcext:value-type="float">
            <text:p>0.000585425</text:p>
          </table:table-cell>
          <table:table-cell office:value-type="float" office:value="0.0173097" calcext:value-type="float">
            <text:p>0.0173097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0843533" calcext:value-type="float">
            <text:p>0.0843533</text:p>
          </table:table-cell>
          <table:table-cell office:value-type="float" office:value="0.000636743" calcext:value-type="float">
            <text:p>0.000636743</text:p>
          </table:table-cell>
          <table:table-cell office:value-type="float" office:value="0.0167977" calcext:value-type="float">
            <text:p>0.0167977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0842131" calcext:value-type="float">
            <text:p>0.0842131</text:p>
          </table:table-cell>
          <table:table-cell office:value-type="float" office:value="0.000574372" calcext:value-type="float">
            <text:p>0.000574372</text:p>
          </table:table-cell>
          <table:table-cell office:value-type="float" office:value="0.0135449" calcext:value-type="float">
            <text:p>0.0135449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0861652" calcext:value-type="float">
            <text:p>0.0861652</text:p>
          </table:table-cell>
          <table:table-cell office:value-type="float" office:value="0.000632401" calcext:value-type="float">
            <text:p>0.000632401</text:p>
          </table:table-cell>
          <table:table-cell office:value-type="float" office:value="0.0133116" calcext:value-type="float">
            <text:p>0.0133116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108347" calcext:value-type="float">
            <text:p>0.108347</text:p>
          </table:table-cell>
          <table:table-cell office:value-type="float" office:value="0.00056845" calcext:value-type="float">
            <text:p>0.00056845</text:p>
          </table:table-cell>
          <table:table-cell office:value-type="float" office:value="0.0169067" calcext:value-type="float">
            <text:p>0.0169067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0842084" calcext:value-type="float">
            <text:p>0.0842084</text:p>
          </table:table-cell>
          <table:table-cell office:value-type="float" office:value="0.000653323" calcext:value-type="float">
            <text:p>0.000653323</text:p>
          </table:table-cell>
          <table:table-cell office:value-type="float" office:value="0.0166378" calcext:value-type="float">
            <text:p>0.0166378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0833589" calcext:value-type="float">
            <text:p>0.0833589</text:p>
          </table:table-cell>
          <table:table-cell office:value-type="float" office:value="0.000605557" calcext:value-type="float">
            <text:p>0.000605557</text:p>
          </table:table-cell>
          <table:table-cell office:value-type="float" office:value="0.0170823" calcext:value-type="float">
            <text:p>0.0170823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0856461" calcext:value-type="float">
            <text:p>0.0856461</text:p>
          </table:table-cell>
          <table:table-cell office:value-type="float" office:value="0.000685298" calcext:value-type="float">
            <text:p>0.000685298</text:p>
          </table:table-cell>
          <table:table-cell office:value-type="float" office:value="0.0155562" calcext:value-type="float">
            <text:p>0.0155562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0857345" calcext:value-type="float">
            <text:p>0.0857345</text:p>
          </table:table-cell>
          <table:table-cell office:value-type="float" office:value="0.000607137" calcext:value-type="float">
            <text:p>0.000607137</text:p>
          </table:table-cell>
          <table:table-cell office:value-type="float" office:value="0.0149743" calcext:value-type="float">
            <text:p>0.0149743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0851602" calcext:value-type="float">
            <text:p>0.0851602</text:p>
          </table:table-cell>
          <table:table-cell office:value-type="float" office:value="0.000647796" calcext:value-type="float">
            <text:p>0.000647796</text:p>
          </table:table-cell>
          <table:table-cell office:value-type="float" office:value="0.0143218" calcext:value-type="float">
            <text:p>0.014321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0870286" calcext:value-type="float">
            <text:p>0.0870286</text:p>
          </table:table-cell>
          <table:table-cell office:value-type="float" office:value="0.000591741" calcext:value-type="float">
            <text:p>0.000591741</text:p>
          </table:table-cell>
          <table:table-cell office:value-type="float" office:value="0.0182094" calcext:value-type="float">
            <text:p>0.0182094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0848223" calcext:value-type="float">
            <text:p>0.0848223</text:p>
          </table:table-cell>
          <table:table-cell office:value-type="float" office:value="0.000654113" calcext:value-type="float">
            <text:p>0.000654113</text:p>
          </table:table-cell>
          <table:table-cell office:value-type="float" office:value="0.0307303" calcext:value-type="float">
            <text:p>0.0307303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0865943" calcext:value-type="float">
            <text:p>0.0865943</text:p>
          </table:table-cell>
          <table:table-cell office:value-type="float" office:value="0.000588583" calcext:value-type="float">
            <text:p>0.000588583</text:p>
          </table:table-cell>
          <table:table-cell office:value-type="float" office:value="0.0175671" calcext:value-type="float">
            <text:p>0.0175671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0847433" calcext:value-type="float">
            <text:p>0.0847433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79508" calcext:value-type="float">
            <text:p>0.0179508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0860815" calcext:value-type="float">
            <text:p>0.0860815</text:p>
          </table:table-cell>
          <table:table-cell office:value-type="float" office:value="0.00057674" calcext:value-type="float">
            <text:p>0.00057674</text:p>
          </table:table-cell>
          <table:table-cell office:value-type="float" office:value="0.017665" calcext:value-type="float">
            <text:p>0.017665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107388" calcext:value-type="float">
            <text:p>0.107388</text:p>
          </table:table-cell>
          <table:table-cell office:value-type="float" office:value="0.000627269" calcext:value-type="float">
            <text:p>0.000627269</text:p>
          </table:table-cell>
          <table:table-cell office:value-type="float" office:value="0.0168885" calcext:value-type="float">
            <text:p>0.0168885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0856741" calcext:value-type="float">
            <text:p>0.0856741</text:p>
          </table:table-cell>
          <table:table-cell office:value-type="float" office:value="0.000562134" calcext:value-type="float">
            <text:p>0.000562134</text:p>
          </table:table-cell>
          <table:table-cell office:value-type="float" office:value="0.0128762" calcext:value-type="float">
            <text:p>0.0128762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0884892" calcext:value-type="float">
            <text:p>0.0884892</text:p>
          </table:table-cell>
          <table:table-cell office:value-type="float" office:value="0.000557792" calcext:value-type="float">
            <text:p>0.000557792</text:p>
          </table:table-cell>
          <table:table-cell office:value-type="float" office:value="0.0133156" calcext:value-type="float">
            <text:p>0.0133156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0859919" calcext:value-type="float">
            <text:p>0.0859919</text:p>
          </table:table-cell>
          <table:table-cell office:value-type="float" office:value="0.000612268" calcext:value-type="float">
            <text:p>0.000612268</text:p>
          </table:table-cell>
          <table:table-cell office:value-type="float" office:value="0.0120958" calcext:value-type="float">
            <text:p>0.0120958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0858403" calcext:value-type="float">
            <text:p>0.0858403</text:p>
          </table:table-cell>
          <table:table-cell office:value-type="float" office:value="0.000737012" calcext:value-type="float">
            <text:p>0.000737012</text:p>
          </table:table-cell>
          <table:table-cell office:value-type="float" office:value="0.0124388" calcext:value-type="float">
            <text:p>0.0124388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0855533" calcext:value-type="float">
            <text:p>0.0855533</text:p>
          </table:table-cell>
          <table:table-cell office:value-type="float" office:value="0.000644244" calcext:value-type="float">
            <text:p>0.000644244</text:p>
          </table:table-cell>
          <table:table-cell office:value-type="float" office:value="0.0133286" calcext:value-type="float">
            <text:p>0.0133286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085697" calcext:value-type="float">
            <text:p>0.085697</text:p>
          </table:table-cell>
          <table:table-cell office:value-type="float" office:value="0.000589372" calcext:value-type="float">
            <text:p>0.000589372</text:p>
          </table:table-cell>
          <table:table-cell office:value-type="float" office:value="0.0141663" calcext:value-type="float">
            <text:p>0.0141663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0877723" calcext:value-type="float">
            <text:p>0.0877723</text:p>
          </table:table-cell>
          <table:table-cell office:value-type="float" office:value="0.000618584" calcext:value-type="float">
            <text:p>0.000618584</text:p>
          </table:table-cell>
          <table:table-cell office:value-type="float" office:value="0.0130807" calcext:value-type="float">
            <text:p>0.0130807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0871407" calcext:value-type="float">
            <text:p>0.0871407</text:p>
          </table:table-cell>
          <table:table-cell office:value-type="float" office:value="0.000572398" calcext:value-type="float">
            <text:p>0.000572398</text:p>
          </table:table-cell>
          <table:table-cell office:value-type="float" office:value="0.0136732" calcext:value-type="float">
            <text:p>0.0136732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0895716" calcext:value-type="float">
            <text:p>0.0895716</text:p>
          </table:table-cell>
          <table:table-cell office:value-type="float" office:value="0.000694378" calcext:value-type="float">
            <text:p>0.000694378</text:p>
          </table:table-cell>
          <table:table-cell office:value-type="float" office:value="0.0133045" calcext:value-type="float">
            <text:p>0.0133045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0867731" calcext:value-type="float">
            <text:p>0.0867731</text:p>
          </table:table-cell>
          <table:table-cell office:value-type="float" office:value="0.000640296" calcext:value-type="float">
            <text:p>0.000640296</text:p>
          </table:table-cell>
          <table:table-cell office:value-type="float" office:value="0.0166726" calcext:value-type="float">
            <text:p>0.0166726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124764" calcext:value-type="float">
            <text:p>0.124764</text:p>
          </table:table-cell>
          <table:table-cell office:value-type="float" office:value="0.00105203" calcext:value-type="float">
            <text:p>0.00105203</text:p>
          </table:table-cell>
          <table:table-cell office:value-type="float" office:value="0.0156249" calcext:value-type="float">
            <text:p>0.0156249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0877032" calcext:value-type="float">
            <text:p>0.0877032</text:p>
          </table:table-cell>
          <table:table-cell office:value-type="float" office:value="0.000645428" calcext:value-type="float">
            <text:p>0.000645428</text:p>
          </table:table-cell>
          <table:table-cell office:value-type="float" office:value="0.0162814" calcext:value-type="float">
            <text:p>0.0162814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0885073" calcext:value-type="float">
            <text:p>0.0885073</text:p>
          </table:table-cell>
          <table:table-cell office:value-type="float" office:value="0.000630427" calcext:value-type="float">
            <text:p>0.000630427</text:p>
          </table:table-cell>
          <table:table-cell office:value-type="float" office:value="0.018839" calcext:value-type="float">
            <text:p>0.018839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0881528" calcext:value-type="float">
            <text:p>0.0881528</text:p>
          </table:table-cell>
          <table:table-cell office:value-type="float" office:value="0.000650165" calcext:value-type="float">
            <text:p>0.000650165</text:p>
          </table:table-cell>
          <table:table-cell office:value-type="float" office:value="0.0191315" calcext:value-type="float">
            <text:p>0.019131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0870815" calcext:value-type="float">
            <text:p>0.0870815</text:p>
          </table:table-cell>
          <table:table-cell office:value-type="float" office:value="0.000708589" calcext:value-type="float">
            <text:p>0.000708589</text:p>
          </table:table-cell>
          <table:table-cell office:value-type="float" office:value="0.0157934" calcext:value-type="float">
            <text:p>0.0157934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0884651" calcext:value-type="float">
            <text:p>0.0884651</text:p>
          </table:table-cell>
          <table:table-cell office:value-type="float" office:value="0.000579109" calcext:value-type="float">
            <text:p>0.000579109</text:p>
          </table:table-cell>
          <table:table-cell office:value-type="float" office:value="0.0175801" calcext:value-type="float">
            <text:p>0.0175801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0878196" calcext:value-type="float">
            <text:p>0.0878196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0194951" calcext:value-type="float">
            <text:p>0.0194951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0914905" calcext:value-type="float">
            <text:p>0.0914905</text:p>
          </table:table-cell>
          <table:table-cell office:value-type="float" office:value="0.000619769" calcext:value-type="float">
            <text:p>0.000619769</text:p>
          </table:table-cell>
          <table:table-cell office:value-type="float" office:value="0.0176981" calcext:value-type="float">
            <text:p>0.0176981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0887536" calcext:value-type="float">
            <text:p>0.0887536</text:p>
          </table:table-cell>
          <table:table-cell office:value-type="float" office:value="0.000727537" calcext:value-type="float">
            <text:p>0.000727537</text:p>
          </table:table-cell>
          <table:table-cell office:value-type="float" office:value="0.01223" calcext:value-type="float">
            <text:p>0.01223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0896951" calcext:value-type="float">
            <text:p>0.0896951</text:p>
          </table:table-cell>
          <table:table-cell office:value-type="float" office:value="0.000595294" calcext:value-type="float">
            <text:p>0.000595294</text:p>
          </table:table-cell>
          <table:table-cell office:value-type="float" office:value="0.0145144" calcext:value-type="float">
            <text:p>0.0145144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0902277" calcext:value-type="float">
            <text:p>0.0902277</text:p>
          </table:table-cell>
          <table:table-cell office:value-type="float" office:value="0.000661218" calcext:value-type="float">
            <text:p>0.000661218</text:p>
          </table:table-cell>
          <table:table-cell office:value-type="float" office:value="0.016879" calcext:value-type="float">
            <text:p>0.016879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116139" calcext:value-type="float">
            <text:p>0.116139</text:p>
          </table:table-cell>
          <table:table-cell office:value-type="float" office:value="0.000635954" calcext:value-type="float">
            <text:p>0.000635954</text:p>
          </table:table-cell>
          <table:table-cell office:value-type="float" office:value="0.0176097" calcext:value-type="float">
            <text:p>0.0176097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18339" calcext:value-type="float">
            <text:p>0.18339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0152191" calcext:value-type="float">
            <text:p>0.0152191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118977" calcext:value-type="float">
            <text:p>0.118977</text:p>
          </table:table-cell>
          <table:table-cell office:value-type="float" office:value="0.000623322" calcext:value-type="float">
            <text:p>0.000623322</text:p>
          </table:table-cell>
          <table:table-cell office:value-type="float" office:value="0.0159277" calcext:value-type="float">
            <text:p>0.015927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112878" calcext:value-type="float">
            <text:p>0.112878</text:p>
          </table:table-cell>
          <table:table-cell office:value-type="float" office:value="0.000564503" calcext:value-type="float">
            <text:p>0.000564503</text:p>
          </table:table-cell>
          <table:table-cell office:value-type="float" office:value="0.0158432" calcext:value-type="float">
            <text:p>0.0158432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0995921" calcext:value-type="float">
            <text:p>0.0995921</text:p>
          </table:table-cell>
          <table:table-cell office:value-type="float" office:value="0.000663982" calcext:value-type="float">
            <text:p>0.000663982</text:p>
          </table:table-cell>
          <table:table-cell office:value-type="float" office:value="0.0161712" calcext:value-type="float">
            <text:p>0.0161712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0926175" calcext:value-type="float">
            <text:p>0.0926175</text:p>
          </table:table-cell>
          <table:table-cell office:value-type="float" office:value="0.000684509" calcext:value-type="float">
            <text:p>0.000684509</text:p>
          </table:table-cell>
          <table:table-cell office:value-type="float" office:value="0.0171029" calcext:value-type="float">
            <text:p>0.0171029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106644" calcext:value-type="float">
            <text:p>0.106644</text:p>
          </table:table-cell>
          <table:table-cell office:value-type="float" office:value="0.000629243" calcext:value-type="float">
            <text:p>0.000629243</text:p>
          </table:table-cell>
          <table:table-cell office:value-type="float" office:value="0.0190297" calcext:value-type="float">
            <text:p>0.0190297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104488" calcext:value-type="float">
            <text:p>0.104488</text:p>
          </table:table-cell>
          <table:table-cell office:value-type="float" office:value="0.000575161" calcext:value-type="float">
            <text:p>0.000575161</text:p>
          </table:table-cell>
          <table:table-cell office:value-type="float" office:value="0.0182176" calcext:value-type="float">
            <text:p>0.0182176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104487" calcext:value-type="float">
            <text:p>0.104487</text:p>
          </table:table-cell>
          <table:table-cell office:value-type="float" office:value="0.00114401" calcext:value-type="float">
            <text:p>0.00114401</text:p>
          </table:table-cell>
          <table:table-cell office:value-type="float" office:value="0.0152266" calcext:value-type="float">
            <text:p>0.0152266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152261" calcext:value-type="float">
            <text:p>0.152261</text:p>
          </table:table-cell>
          <table:table-cell office:value-type="float" office:value="0.00112269" calcext:value-type="float">
            <text:p>0.00112269</text:p>
          </table:table-cell>
          <table:table-cell office:value-type="float" office:value="0.0136156" calcext:value-type="float">
            <text:p>0.0136156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173409" calcext:value-type="float">
            <text:p>0.173409</text:p>
          </table:table-cell>
          <table:table-cell office:value-type="float" office:value="0.000803331" calcext:value-type="float">
            <text:p>0.000803331</text:p>
          </table:table-cell>
          <table:table-cell office:value-type="float" office:value="0.0141643" calcext:value-type="float">
            <text:p>0.0141643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11065" calcext:value-type="float">
            <text:p>0.11065</text:p>
          </table:table-cell>
          <table:table-cell office:value-type="float" office:value="0.000610295" calcext:value-type="float">
            <text:p>0.000610295</text:p>
          </table:table-cell>
          <table:table-cell office:value-type="float" office:value="0.0144268" calcext:value-type="float">
            <text:p>0.0144268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117073" calcext:value-type="float">
            <text:p>0.117073</text:p>
          </table:table-cell>
          <table:table-cell office:value-type="float" office:value="0.000844386" calcext:value-type="float">
            <text:p>0.000844386</text:p>
          </table:table-cell>
          <table:table-cell office:value-type="float" office:value="0.0150777" calcext:value-type="float">
            <text:p>0.015077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0926337" calcext:value-type="float">
            <text:p>0.0926337</text:p>
          </table:table-cell>
          <table:table-cell office:value-type="float" office:value="0.000684509" calcext:value-type="float">
            <text:p>0.000684509</text:p>
          </table:table-cell>
          <table:table-cell office:value-type="float" office:value="0.0136645" calcext:value-type="float">
            <text:p>0.0136645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127812" calcext:value-type="float">
            <text:p>0.127812</text:p>
          </table:table-cell>
          <table:table-cell office:value-type="float" office:value="0.000729906" calcext:value-type="float">
            <text:p>0.000729906</text:p>
          </table:table-cell>
          <table:table-cell office:value-type="float" office:value="0.0126899" calcext:value-type="float">
            <text:p>0.0126899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129064" calcext:value-type="float">
            <text:p>0.129064</text:p>
          </table:table-cell>
          <table:table-cell office:value-type="float" office:value="0.000661613" calcext:value-type="float">
            <text:p>0.000661613</text:p>
          </table:table-cell>
          <table:table-cell office:value-type="float" office:value="0.0141753" calcext:value-type="float">
            <text:p>0.0141753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133785" calcext:value-type="float">
            <text:p>0.133785</text:p>
          </table:table-cell>
          <table:table-cell office:value-type="float" office:value="0.00072359" calcext:value-type="float">
            <text:p>0.00072359</text:p>
          </table:table-cell>
          <table:table-cell office:value-type="float" office:value="0.0142243" calcext:value-type="float">
            <text:p>0.0142243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191565" calcext:value-type="float">
            <text:p>0.191565</text:p>
          </table:table-cell>
          <table:table-cell office:value-type="float" office:value="0.000593715" calcext:value-type="float">
            <text:p>0.000593715</text:p>
          </table:table-cell>
          <table:table-cell office:value-type="float" office:value="0.0165723" calcext:value-type="float">
            <text:p>0.0165723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104328" calcext:value-type="float">
            <text:p>0.104328</text:p>
          </table:table-cell>
          <table:table-cell office:value-type="float" office:value="0.000633191" calcext:value-type="float">
            <text:p>0.000633191</text:p>
          </table:table-cell>
          <table:table-cell office:value-type="float" office:value="0.0176006" calcext:value-type="float">
            <text:p>0.0176006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0952833" calcext:value-type="float">
            <text:p>0.0952833</text:p>
          </table:table-cell>
          <table:table-cell office:value-type="float" office:value="0.00067464" calcext:value-type="float">
            <text:p>0.00067464</text:p>
          </table:table-cell>
          <table:table-cell office:value-type="float" office:value="0.0157994" calcext:value-type="float">
            <text:p>0.0157994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0949687" calcext:value-type="float">
            <text:p>0.0949687</text:p>
          </table:table-cell>
          <table:table-cell office:value-type="float" office:value="0.000854254" calcext:value-type="float">
            <text:p>0.000854254</text:p>
          </table:table-cell>
          <table:table-cell office:value-type="float" office:value="0.01756" calcext:value-type="float">
            <text:p>0.01756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0987532" calcext:value-type="float">
            <text:p>0.0987532</text:p>
          </table:table-cell>
          <table:table-cell office:value-type="float" office:value="0.000911889" calcext:value-type="float">
            <text:p>0.000911889</text:p>
          </table:table-cell>
          <table:table-cell office:value-type="float" office:value="0.018147" calcext:value-type="float">
            <text:p>0.018147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11624" calcext:value-type="float">
            <text:p>0.11624</text:p>
          </table:table-cell>
          <table:table-cell office:value-type="float" office:value="0.000623322" calcext:value-type="float">
            <text:p>0.000623322</text:p>
          </table:table-cell>
          <table:table-cell office:value-type="float" office:value="0.0188532" calcext:value-type="float">
            <text:p>0.018853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134673" calcext:value-type="float">
            <text:p>0.134673</text:p>
          </table:table-cell>
          <table:table-cell office:value-type="float" office:value="0.000684509" calcext:value-type="float">
            <text:p>0.000684509</text:p>
          </table:table-cell>
          <table:table-cell office:value-type="float" office:value="0.0211535" calcext:value-type="float">
            <text:p>0.0211535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104802" calcext:value-type="float">
            <text:p>0.104802</text:p>
          </table:table-cell>
          <table:table-cell office:value-type="float" office:value="0.000616611" calcext:value-type="float">
            <text:p>0.000616611</text:p>
          </table:table-cell>
          <table:table-cell office:value-type="float" office:value="0.0152467" calcext:value-type="float">
            <text:p>0.0152467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11147" calcext:value-type="float">
            <text:p>0.11147</text:p>
          </table:table-cell>
          <table:table-cell office:value-type="float" office:value="0.000699115" calcext:value-type="float">
            <text:p>0.000699115</text:p>
          </table:table-cell>
          <table:table-cell office:value-type="float" office:value="0.0158637" calcext:value-type="float">
            <text:p>0.0158637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0946557" calcext:value-type="float">
            <text:p>0.0946557</text:p>
          </table:table-cell>
          <table:table-cell office:value-type="float" office:value="0.000700299" calcext:value-type="float">
            <text:p>0.000700299</text:p>
          </table:table-cell>
          <table:table-cell office:value-type="float" office:value="0.0143692" calcext:value-type="float">
            <text:p>0.0143692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0941113" calcext:value-type="float">
            <text:p>0.0941113</text:p>
          </table:table-cell>
          <table:table-cell office:value-type="float" office:value="0.000692009" calcext:value-type="float">
            <text:p>0.000692009</text:p>
          </table:table-cell>
          <table:table-cell office:value-type="float" office:value="0.0151989" calcext:value-type="float">
            <text:p>0.0151989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175661" calcext:value-type="float">
            <text:p>0.175661</text:p>
          </table:table-cell>
          <table:table-cell office:value-type="float" office:value="0.000620164" calcext:value-type="float">
            <text:p>0.000620164</text:p>
          </table:table-cell>
          <table:table-cell office:value-type="float" office:value="0.0158227" calcext:value-type="float">
            <text:p>0.0158227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112018" calcext:value-type="float">
            <text:p>0.112018</text:p>
          </table:table-cell>
          <table:table-cell office:value-type="float" office:value="0.000753986" calcext:value-type="float">
            <text:p>0.000753986</text:p>
          </table:table-cell>
          <table:table-cell office:value-type="float" office:value="0.0155301" calcext:value-type="float">
            <text:p>0.0155301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125515" calcext:value-type="float">
            <text:p>0.125515</text:p>
          </table:table-cell>
          <table:table-cell office:value-type="float" office:value="0.00113808" calcext:value-type="float">
            <text:p>0.00113808</text:p>
          </table:table-cell>
          <table:table-cell office:value-type="float" office:value="0.0148946" calcext:value-type="float">
            <text:p>0.0148946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148791" calcext:value-type="float">
            <text:p>0.148791</text:p>
          </table:table-cell>
          <table:table-cell office:value-type="float" office:value="0.00110137" calcext:value-type="float">
            <text:p>0.00110137</text:p>
          </table:table-cell>
          <table:table-cell office:value-type="float" office:value="0.020043" calcext:value-type="float">
            <text:p>0.020043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120182" calcext:value-type="float">
            <text:p>0.120182</text:p>
          </table:table-cell>
          <table:table-cell office:value-type="float" office:value="0.000750039" calcext:value-type="float">
            <text:p>0.000750039</text:p>
          </table:table-cell>
          <table:table-cell office:value-type="float" office:value="0.0156182" calcext:value-type="float">
            <text:p>0.0156182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200299" calcext:value-type="float">
            <text:p>0.200299</text:p>
          </table:table-cell>
          <table:table-cell office:value-type="float" office:value="0.0018822" calcext:value-type="float">
            <text:p>0.0018822</text:p>
          </table:table-cell>
          <table:table-cell office:value-type="float" office:value="0.0156821" calcext:value-type="float">
            <text:p>0.0156821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110409" calcext:value-type="float">
            <text:p>0.110409</text:p>
          </table:table-cell>
          <table:table-cell office:value-type="float" office:value="0.000908336" calcext:value-type="float">
            <text:p>0.000908336</text:p>
          </table:table-cell>
          <table:table-cell office:value-type="float" office:value="0.0156059" calcext:value-type="float">
            <text:p>0.0156059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13477" calcext:value-type="float">
            <text:p>0.13477</text:p>
          </table:table-cell>
          <table:table-cell office:value-type="float" office:value="0.000681746" calcext:value-type="float">
            <text:p>0.000681746</text:p>
          </table:table-cell>
          <table:table-cell office:value-type="float" office:value="0.0171921" calcext:value-type="float">
            <text:p>0.0171921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104435" calcext:value-type="float">
            <text:p>0.104435</text:p>
          </table:table-cell>
          <table:table-cell office:value-type="float" office:value="0.000611874" calcext:value-type="float">
            <text:p>0.000611874</text:p>
          </table:table-cell>
          <table:table-cell office:value-type="float" office:value="0.0356963" calcext:value-type="float">
            <text:p>0.0356963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0975449" calcext:value-type="float">
            <text:p>0.0975449</text:p>
          </table:table-cell>
          <table:table-cell office:value-type="float" office:value="0.000673061" calcext:value-type="float">
            <text:p>0.000673061</text:p>
          </table:table-cell>
          <table:table-cell office:value-type="float" office:value="0.025808" calcext:value-type="float">
            <text:p>0.025808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0998349" calcext:value-type="float">
            <text:p>0.0998349</text:p>
          </table:table-cell>
          <table:table-cell office:value-type="float" office:value="0.000616216" calcext:value-type="float">
            <text:p>0.000616216</text:p>
          </table:table-cell>
          <table:table-cell office:value-type="float" office:value="0.0163678" calcext:value-type="float">
            <text:p>0.0163678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0962071" calcext:value-type="float">
            <text:p>0.0962071</text:p>
          </table:table-cell>
          <table:table-cell office:value-type="float" office:value="0.000683719" calcext:value-type="float">
            <text:p>0.000683719</text:p>
          </table:table-cell>
          <table:table-cell office:value-type="float" office:value="0.0149656" calcext:value-type="float">
            <text:p>0.0149656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0979089" calcext:value-type="float">
            <text:p>0.0979089</text:p>
          </table:table-cell>
          <table:table-cell office:value-type="float" office:value="0.000661613" calcext:value-type="float">
            <text:p>0.000661613</text:p>
          </table:table-cell>
          <table:table-cell office:value-type="float" office:value="0.0156545" calcext:value-type="float">
            <text:p>0.0156545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100414" calcext:value-type="float">
            <text:p>0.100414</text:p>
          </table:table-cell>
          <table:table-cell office:value-type="float" office:value="0.000627664" calcext:value-type="float">
            <text:p>0.000627664</text:p>
          </table:table-cell>
          <table:table-cell office:value-type="float" office:value="0.0144426" calcext:value-type="float">
            <text:p>0.0144426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184795" calcext:value-type="float">
            <text:p>0.184795</text:p>
          </table:table-cell>
          <table:table-cell office:value-type="float" office:value="0.000770961" calcext:value-type="float">
            <text:p>0.000770961</text:p>
          </table:table-cell>
          <table:table-cell office:value-type="float" office:value="0.0164164" calcext:value-type="float">
            <text:p>0.016416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182297" calcext:value-type="float">
            <text:p>0.182297</text:p>
          </table:table-cell>
          <table:table-cell office:value-type="float" office:value="0.000662797" calcext:value-type="float">
            <text:p>0.000662797</text:p>
          </table:table-cell>
          <table:table-cell office:value-type="float" office:value="0.0172213" calcext:value-type="float">
            <text:p>0.0172213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141265" calcext:value-type="float">
            <text:p>0.141265</text:p>
          </table:table-cell>
          <table:table-cell office:value-type="float" office:value="0.00068214" calcext:value-type="float">
            <text:p>0.00068214</text:p>
          </table:table-cell>
          <table:table-cell office:value-type="float" office:value="0.0203821" calcext:value-type="float">
            <text:p>0.0203821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128165" calcext:value-type="float">
            <text:p>0.128165</text:p>
          </table:table-cell>
          <table:table-cell office:value-type="float" office:value="0.000629243" calcext:value-type="float">
            <text:p>0.000629243</text:p>
          </table:table-cell>
          <table:table-cell office:value-type="float" office:value="0.0158203" calcext:value-type="float">
            <text:p>0.0158203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123745" calcext:value-type="float">
            <text:p>0.123745</text:p>
          </table:table-cell>
          <table:table-cell office:value-type="float" office:value="0.000851886" calcext:value-type="float">
            <text:p>0.000851886</text:p>
          </table:table-cell>
          <table:table-cell office:value-type="float" office:value="0.015949" calcext:value-type="float">
            <text:p>0.015949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115048" calcext:value-type="float">
            <text:p>0.115048</text:p>
          </table:table-cell>
          <table:table-cell office:value-type="float" office:value="0.000648191" calcext:value-type="float">
            <text:p>0.000648191</text:p>
          </table:table-cell>
          <table:table-cell office:value-type="float" office:value="0.0136306" calcext:value-type="float">
            <text:p>0.0136306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109241" calcext:value-type="float">
            <text:p>0.109241</text:p>
          </table:table-cell>
          <table:table-cell office:value-type="float" office:value="0.00074846" calcext:value-type="float">
            <text:p>0.00074846</text:p>
          </table:table-cell>
          <table:table-cell office:value-type="float" office:value="0.0203659" calcext:value-type="float">
            <text:p>0.0203659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134071" calcext:value-type="float">
            <text:p>0.134071</text:p>
          </table:table-cell>
          <table:table-cell office:value-type="float" office:value="0.000670298" calcext:value-type="float">
            <text:p>0.000670298</text:p>
          </table:table-cell>
          <table:table-cell office:value-type="float" office:value="0.0206841" calcext:value-type="float">
            <text:p>0.0206841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145881" calcext:value-type="float">
            <text:p>0.145881</text:p>
          </table:table-cell>
          <table:table-cell office:value-type="float" office:value="0.00103663" calcext:value-type="float">
            <text:p>0.00103663</text:p>
          </table:table-cell>
          <table:table-cell office:value-type="float" office:value="0.0180672" calcext:value-type="float">
            <text:p>0.0180672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199476" calcext:value-type="float">
            <text:p>0.199476</text:p>
          </table:table-cell>
          <table:table-cell office:value-type="float" office:value="0.00092689" calcext:value-type="float">
            <text:p>0.00092689</text:p>
          </table:table-cell>
          <table:table-cell office:value-type="float" office:value="0.0205787" calcext:value-type="float">
            <text:p>0.0205787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209339" calcext:value-type="float">
            <text:p>0.209339</text:p>
          </table:table-cell>
          <table:table-cell office:value-type="float" office:value="0.00108085" calcext:value-type="float">
            <text:p>0.00108085</text:p>
          </table:table-cell>
          <table:table-cell office:value-type="float" office:value="0.0184083" calcext:value-type="float">
            <text:p>0.0184083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153557" calcext:value-type="float">
            <text:p>0.153557</text:p>
          </table:table-cell>
          <table:table-cell office:value-type="float" office:value="0.000616611" calcext:value-type="float">
            <text:p>0.000616611</text:p>
          </table:table-cell>
          <table:table-cell office:value-type="float" office:value="0.0190387" calcext:value-type="float">
            <text:p>0.0190387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101772" calcext:value-type="float">
            <text:p>0.101772</text:p>
          </table:table-cell>
          <table:table-cell office:value-type="float" office:value="0.00065056" calcext:value-type="float">
            <text:p>0.00065056</text:p>
          </table:table-cell>
          <table:table-cell office:value-type="float" office:value="0.018719" calcext:value-type="float">
            <text:p>0.018719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154741" calcext:value-type="float">
            <text:p>0.154741</text:p>
          </table:table-cell>
          <table:table-cell office:value-type="float" office:value="0.000600031" calcext:value-type="float">
            <text:p>0.000600031</text:p>
          </table:table-cell>
          <table:table-cell office:value-type="float" office:value="0.0200031" calcext:value-type="float">
            <text:p>0.0200031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100151" calcext:value-type="float">
            <text:p>0.100151</text:p>
          </table:table-cell>
          <table:table-cell office:value-type="float" office:value="0.000758328" calcext:value-type="float">
            <text:p>0.000758328</text:p>
          </table:table-cell>
          <table:table-cell office:value-type="float" office:value="0.0146783" calcext:value-type="float">
            <text:p>0.0146783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104353" calcext:value-type="float">
            <text:p>0.104353</text:p>
          </table:table-cell>
          <table:table-cell office:value-type="float" office:value="0.000624506" calcext:value-type="float">
            <text:p>0.000624506</text:p>
          </table:table-cell>
          <table:table-cell office:value-type="float" office:value="0.0158246" calcext:value-type="float">
            <text:p>0.0158246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104818" calcext:value-type="float">
            <text:p>0.104818</text:p>
          </table:table-cell>
          <table:table-cell office:value-type="float" office:value="0.000618979" calcext:value-type="float">
            <text:p>0.000618979</text:p>
          </table:table-cell>
          <table:table-cell office:value-type="float" office:value="0.0140076" calcext:value-type="float">
            <text:p>0.0140076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108247" calcext:value-type="float">
            <text:p>0.108247</text:p>
          </table:table-cell>
          <table:table-cell office:value-type="float" office:value="0.000654113" calcext:value-type="float">
            <text:p>0.000654113</text:p>
          </table:table-cell>
          <table:table-cell office:value-type="float" office:value="0.0139918" calcext:value-type="float">
            <text:p>0.0139918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131325" calcext:value-type="float">
            <text:p>0.131325</text:p>
          </table:table-cell>
          <table:table-cell office:value-type="float" office:value="0.000611479" calcext:value-type="float">
            <text:p>0.000611479</text:p>
          </table:table-cell>
          <table:table-cell office:value-type="float" office:value="0.0146427" calcext:value-type="float">
            <text:p>0.0146427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114694" calcext:value-type="float">
            <text:p>0.114694</text:p>
          </table:table-cell>
          <table:table-cell office:value-type="float" office:value="0.000683719" calcext:value-type="float">
            <text:p>0.000683719</text:p>
          </table:table-cell>
          <table:table-cell office:value-type="float" office:value="0.0147852" calcext:value-type="float">
            <text:p>0.0147852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102849" calcext:value-type="float">
            <text:p>0.102849</text:p>
          </table:table-cell>
          <table:table-cell office:value-type="float" office:value="0.000608715" calcext:value-type="float">
            <text:p>0.000608715</text:p>
          </table:table-cell>
          <table:table-cell office:value-type="float" office:value="0.0157382" calcext:value-type="float">
            <text:p>0.015738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106147" calcext:value-type="float">
            <text:p>0.106147</text:p>
          </table:table-cell>
          <table:table-cell office:value-type="float" office:value="0.000632796" calcext:value-type="float">
            <text:p>0.000632796</text:p>
          </table:table-cell>
          <table:table-cell office:value-type="float" office:value="0.0152751" calcext:value-type="float">
            <text:p>0.0152751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127222" calcext:value-type="float">
            <text:p>0.127222</text:p>
          </table:table-cell>
          <table:table-cell office:value-type="float" office:value="0.000596083" calcext:value-type="float">
            <text:p>0.000596083</text:p>
          </table:table-cell>
          <table:table-cell office:value-type="float" office:value="0.0153146" calcext:value-type="float">
            <text:p>0.0153146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102426" calcext:value-type="float">
            <text:p>0.102426</text:p>
          </table:table-cell>
          <table:table-cell office:value-type="float" office:value="0.000637928" calcext:value-type="float">
            <text:p>0.000637928</text:p>
          </table:table-cell>
          <table:table-cell office:value-type="float" office:value="0.0150087" calcext:value-type="float">
            <text:p>0.0150087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103093" calcext:value-type="float">
            <text:p>0.103093</text:p>
          </table:table-cell>
          <table:table-cell office:value-type="float" office:value="0.000599241" calcext:value-type="float">
            <text:p>0.000599241</text:p>
          </table:table-cell>
          <table:table-cell office:value-type="float" office:value="0.0144244" calcext:value-type="float">
            <text:p>0.0144244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101596" calcext:value-type="float">
            <text:p>0.101596</text:p>
          </table:table-cell>
          <table:table-cell office:value-type="float" office:value="0.000706221" calcext:value-type="float">
            <text:p>0.000706221</text:p>
          </table:table-cell>
          <table:table-cell office:value-type="float" office:value="0.0144856" calcext:value-type="float">
            <text:p>0.0144856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101758" calcext:value-type="float">
            <text:p>0.101758</text:p>
          </table:table-cell>
          <table:table-cell office:value-type="float" office:value="0.000723985" calcext:value-type="float">
            <text:p>0.000723985</text:p>
          </table:table-cell>
          <table:table-cell office:value-type="float" office:value="0.0158428" calcext:value-type="float">
            <text:p>0.0158428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105631" calcext:value-type="float">
            <text:p>0.105631</text:p>
          </table:table-cell>
          <table:table-cell office:value-type="float" office:value="0.000690036" calcext:value-type="float">
            <text:p>0.000690036</text:p>
          </table:table-cell>
          <table:table-cell office:value-type="float" office:value="0.0190766" calcext:value-type="float">
            <text:p>0.0190766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139007" calcext:value-type="float">
            <text:p>0.139007</text:p>
          </table:table-cell>
          <table:table-cell office:value-type="float" office:value="0.000695957" calcext:value-type="float">
            <text:p>0.000695957</text:p>
          </table:table-cell>
          <table:table-cell office:value-type="float" office:value="0.0178671" calcext:value-type="float">
            <text:p>0.0178671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104659" calcext:value-type="float">
            <text:p>0.104659</text:p>
          </table:table-cell>
          <table:table-cell office:value-type="float" office:value="0.000876361" calcext:value-type="float">
            <text:p>0.000876361</text:p>
          </table:table-cell>
          <table:table-cell office:value-type="float" office:value="0.0147106" calcext:value-type="float">
            <text:p>0.0147106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106427" calcext:value-type="float">
            <text:p>0.106427</text:p>
          </table:table-cell>
          <table:table-cell office:value-type="float" office:value="0.000582267" calcext:value-type="float">
            <text:p>0.000582267</text:p>
          </table:table-cell>
          <table:table-cell office:value-type="float" office:value="0.015797" calcext:value-type="float">
            <text:p>0.01579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131877" calcext:value-type="float">
            <text:p>0.131877</text:p>
          </table:table-cell>
          <table:table-cell office:value-type="float" office:value="0.000727143" calcext:value-type="float">
            <text:p>0.000727143</text:p>
          </table:table-cell>
          <table:table-cell office:value-type="float" office:value="0.0137293" calcext:value-type="float">
            <text:p>0.0137293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107979" calcext:value-type="float">
            <text:p>0.107979</text:p>
          </table:table-cell>
          <table:table-cell office:value-type="float" office:value="0.000622927" calcext:value-type="float">
            <text:p>0.000622927</text:p>
          </table:table-cell>
          <table:table-cell office:value-type="float" office:value="0.0152582" calcext:value-type="float">
            <text:p>0.0152582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107706" calcext:value-type="float">
            <text:p>0.107706</text:p>
          </table:table-cell>
          <table:table-cell office:value-type="float" office:value="0.00110019" calcext:value-type="float">
            <text:p>0.00110019</text:p>
          </table:table-cell>
          <table:table-cell office:value-type="float" office:value="0.0164539" calcext:value-type="float">
            <text:p>0.0164539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106527" calcext:value-type="float">
            <text:p>0.106527</text:p>
          </table:table-cell>
          <table:table-cell office:value-type="float" office:value="0.000659639" calcext:value-type="float">
            <text:p>0.000659639</text:p>
          </table:table-cell>
          <table:table-cell office:value-type="float" office:value="0.0178182" calcext:value-type="float">
            <text:p>0.0178182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102024" calcext:value-type="float">
            <text:p>0.102024</text:p>
          </table:table-cell>
          <table:table-cell office:value-type="float" office:value="0.000592925" calcext:value-type="float">
            <text:p>0.000592925</text:p>
          </table:table-cell>
          <table:table-cell office:value-type="float" office:value="0.0153055" calcext:value-type="float">
            <text:p>0.0153055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105169" calcext:value-type="float">
            <text:p>0.105169</text:p>
          </table:table-cell>
          <table:table-cell office:value-type="float" office:value="0.000663587" calcext:value-type="float">
            <text:p>0.000663587</text:p>
          </table:table-cell>
          <table:table-cell office:value-type="float" office:value="0.0180408" calcext:value-type="float">
            <text:p>0.0180408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102891" calcext:value-type="float">
            <text:p>0.102891</text:p>
          </table:table-cell>
          <table:table-cell office:value-type="float" office:value="0.000649375" calcext:value-type="float">
            <text:p>0.000649375</text:p>
          </table:table-cell>
          <table:table-cell office:value-type="float" office:value="0.0153387" calcext:value-type="float">
            <text:p>0.0153387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104297" calcext:value-type="float">
            <text:p>0.104297</text:p>
          </table:table-cell>
          <table:table-cell office:value-type="float" office:value="0.000645033" calcext:value-type="float">
            <text:p>0.000645033</text:p>
          </table:table-cell>
          <table:table-cell office:value-type="float" office:value="0.0158854" calcext:value-type="float">
            <text:p>0.0158854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10312" calcext:value-type="float">
            <text:p>0.10312</text:p>
          </table:table-cell>
          <table:table-cell office:value-type="float" office:value="0.000590951" calcext:value-type="float">
            <text:p>0.000590951</text:p>
          </table:table-cell>
          <table:table-cell office:value-type="float" office:value="0.0148733" calcext:value-type="float">
            <text:p>0.0148733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150696" calcext:value-type="float">
            <text:p>0.150696</text:p>
          </table:table-cell>
          <table:table-cell office:value-type="float" office:value="0.000639112" calcext:value-type="float">
            <text:p>0.000639112</text:p>
          </table:table-cell>
          <table:table-cell office:value-type="float" office:value="0.0187529" calcext:value-type="float">
            <text:p>0.0187529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126894" calcext:value-type="float">
            <text:p>0.126894</text:p>
          </table:table-cell>
          <table:table-cell office:value-type="float" office:value="0.000600031" calcext:value-type="float">
            <text:p>0.000600031</text:p>
          </table:table-cell>
          <table:table-cell office:value-type="float" office:value="0.0161546" calcext:value-type="float">
            <text:p>0.0161546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253081" calcext:value-type="float">
            <text:p>0.253081</text:p>
          </table:table-cell>
          <table:table-cell office:value-type="float" office:value="0.000635954" calcext:value-type="float">
            <text:p>0.000635954</text:p>
          </table:table-cell>
          <table:table-cell office:value-type="float" office:value="0.0176567" calcext:value-type="float">
            <text:p>0.0176567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254751" calcext:value-type="float">
            <text:p>0.254751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156963" calcext:value-type="float">
            <text:p>0.0156963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105222" calcext:value-type="float">
            <text:p>0.105222</text:p>
          </table:table-cell>
          <table:table-cell office:value-type="float" office:value="0.000641875" calcext:value-type="float">
            <text:p>0.000641875</text:p>
          </table:table-cell>
          <table:table-cell office:value-type="float" office:value="0.0153529" calcext:value-type="float">
            <text:p>0.0153529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108745" calcext:value-type="float">
            <text:p>0.108745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1578" calcext:value-type="float">
            <text:p>0.01578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18481" calcext:value-type="float">
            <text:p>0.18481</text:p>
          </table:table-cell>
          <table:table-cell office:value-type="float" office:value="0.00067464" calcext:value-type="float">
            <text:p>0.00067464</text:p>
          </table:table-cell>
          <table:table-cell office:value-type="float" office:value="0.0144003" calcext:value-type="float">
            <text:p>0.0144003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124441" calcext:value-type="float">
            <text:p>0.124441</text:p>
          </table:table-cell>
          <table:table-cell office:value-type="float" office:value="0.000600426" calcext:value-type="float">
            <text:p>0.000600426</text:p>
          </table:table-cell>
          <table:table-cell office:value-type="float" office:value="0.0151508" calcext:value-type="float">
            <text:p>0.0151508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150116" calcext:value-type="float">
            <text:p>0.150116</text:p>
          </table:table-cell>
          <table:table-cell office:value-type="float" office:value="0.000657271" calcext:value-type="float">
            <text:p>0.000657271</text:p>
          </table:table-cell>
          <table:table-cell office:value-type="float" office:value="0.0148259" calcext:value-type="float">
            <text:p>0.0148259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132305" calcext:value-type="float">
            <text:p>0.132305</text:p>
          </table:table-cell>
          <table:table-cell office:value-type="float" office:value="0.000605557" calcext:value-type="float">
            <text:p>0.000605557</text:p>
          </table:table-cell>
          <table:table-cell office:value-type="float" office:value="0.0190451" calcext:value-type="float">
            <text:p>0.0190451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114961" calcext:value-type="float">
            <text:p>0.114961</text:p>
          </table:table-cell>
          <table:table-cell office:value-type="float" office:value="0.000712537" calcext:value-type="float">
            <text:p>0.000712537</text:p>
          </table:table-cell>
          <table:table-cell office:value-type="float" office:value="0.0163145" calcext:value-type="float">
            <text:p>0.016314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117672" calcext:value-type="float">
            <text:p>0.117672</text:p>
          </table:table-cell>
          <table:table-cell office:value-type="float" office:value="0.000587399" calcext:value-type="float">
            <text:p>0.000587399</text:p>
          </table:table-cell>
          <table:table-cell office:value-type="float" office:value="0.0180846" calcext:value-type="float">
            <text:p>0.0180846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146922" calcext:value-type="float">
            <text:p>0.146922</text:p>
          </table:table-cell>
          <table:table-cell office:value-type="float" office:value="0.000733459" calcext:value-type="float">
            <text:p>0.000733459</text:p>
          </table:table-cell>
          <table:table-cell office:value-type="float" office:value="0.021101" calcext:value-type="float">
            <text:p>0.021101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93288" calcext:value-type="float">
            <text:p>0.193288</text:p>
          </table:table-cell>
          <table:table-cell office:value-type="float" office:value="0.000798594" calcext:value-type="float">
            <text:p>0.000798594</text:p>
          </table:table-cell>
          <table:table-cell office:value-type="float" office:value="0.0334024" calcext:value-type="float">
            <text:p>0.0334024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84723" calcext:value-type="float">
            <text:p>0.184723</text:p>
          </table:table-cell>
          <table:table-cell office:value-type="float" office:value="0.00109742" calcext:value-type="float">
            <text:p>0.00109742</text:p>
          </table:table-cell>
          <table:table-cell office:value-type="float" office:value="0.0169678" calcext:value-type="float">
            <text:p>0.0169678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187292" calcext:value-type="float">
            <text:p>0.187292</text:p>
          </table:table-cell>
          <table:table-cell office:value-type="float" office:value="0.00127901" calcext:value-type="float">
            <text:p>0.00127901</text:p>
          </table:table-cell>
          <table:table-cell office:value-type="float" office:value="0.0172442" calcext:value-type="float">
            <text:p>0.0172442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147624" calcext:value-type="float">
            <text:p>0.147624</text:p>
          </table:table-cell>
          <table:table-cell office:value-type="float" office:value="0.00130309" calcext:value-type="float">
            <text:p>0.00130309</text:p>
          </table:table-cell>
          <table:table-cell office:value-type="float" office:value="0.0186507" calcext:value-type="float">
            <text:p>0.0186507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13614" calcext:value-type="float">
            <text:p>0.13614</text:p>
          </table:table-cell>
          <table:table-cell office:value-type="float" office:value="0.000795041" calcext:value-type="float">
            <text:p>0.000795041</text:p>
          </table:table-cell>
          <table:table-cell office:value-type="float" office:value="0.0161357" calcext:value-type="float">
            <text:p>0.0161357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145052" calcext:value-type="float">
            <text:p>0.145052</text:p>
          </table:table-cell>
          <table:table-cell office:value-type="float" office:value="0.000599636" calcext:value-type="float">
            <text:p>0.000599636</text:p>
          </table:table-cell>
          <table:table-cell office:value-type="float" office:value="0.0182492" calcext:value-type="float">
            <text:p>0.0182492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16506" calcext:value-type="float">
            <text:p>0.16506</text:p>
          </table:table-cell>
          <table:table-cell office:value-type="float" office:value="0.000834911" calcext:value-type="float">
            <text:p>0.000834911</text:p>
          </table:table-cell>
          <table:table-cell office:value-type="float" office:value="0.0159995" calcext:value-type="float">
            <text:p>0.0159995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62941" calcext:value-type="float">
            <text:p>0.162941</text:p>
          </table:table-cell>
          <table:table-cell office:value-type="float" office:value="0.00069872" calcext:value-type="float">
            <text:p>0.00069872</text:p>
          </table:table-cell>
          <table:table-cell office:value-type="float" office:value="0.0161882" calcext:value-type="float">
            <text:p>0.0161882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135403" calcext:value-type="float">
            <text:p>0.135403</text:p>
          </table:table-cell>
          <table:table-cell office:value-type="float" office:value="0.000860965" calcext:value-type="float">
            <text:p>0.000860965</text:p>
          </table:table-cell>
          <table:table-cell office:value-type="float" office:value="0.0145488" calcext:value-type="float">
            <text:p>0.0145488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53747" calcext:value-type="float">
            <text:p>0.153747</text:p>
          </table:table-cell>
          <table:table-cell office:value-type="float" office:value="0.000988077" calcext:value-type="float">
            <text:p>0.000988077</text:p>
          </table:table-cell>
          <table:table-cell office:value-type="float" office:value="0.0171917" calcext:value-type="float">
            <text:p>0.0171917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60242" calcext:value-type="float">
            <text:p>0.160242</text:p>
          </table:table-cell>
          <table:table-cell office:value-type="float" office:value="0.00116927" calcext:value-type="float">
            <text:p>0.00116927</text:p>
          </table:table-cell>
          <table:table-cell office:value-type="float" office:value="0.0204674" calcext:value-type="float">
            <text:p>0.0204674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36588" calcext:value-type="float">
            <text:p>0.136588</text:p>
          </table:table-cell>
          <table:table-cell office:value-type="float" office:value="0.000655297" calcext:value-type="float">
            <text:p>0.000655297</text:p>
          </table:table-cell>
          <table:table-cell office:value-type="float" office:value="0.0172927" calcext:value-type="float">
            <text:p>0.0172927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5987" calcext:value-type="float">
            <text:p>0.15987</text:p>
          </table:table-cell>
          <table:table-cell office:value-type="float" office:value="0.000656481" calcext:value-type="float">
            <text:p>0.000656481</text:p>
          </table:table-cell>
          <table:table-cell office:value-type="float" office:value="0.0155988" calcext:value-type="float">
            <text:p>0.0155988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219689" calcext:value-type="float">
            <text:p>0.219689</text:p>
          </table:table-cell>
          <table:table-cell office:value-type="float" office:value="0.000592925" calcext:value-type="float">
            <text:p>0.000592925</text:p>
          </table:table-cell>
          <table:table-cell office:value-type="float" office:value="0.0184004" calcext:value-type="float">
            <text:p>0.0184004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41583" calcext:value-type="float">
            <text:p>0.141583</text:p>
          </table:table-cell>
          <table:table-cell office:value-type="float" office:value="0.000646217" calcext:value-type="float">
            <text:p>0.000646217</text:p>
          </table:table-cell>
          <table:table-cell office:value-type="float" office:value="0.0224546" calcext:value-type="float">
            <text:p>0.0224546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41815" calcext:value-type="float">
            <text:p>0.141815</text:p>
          </table:table-cell>
          <table:table-cell office:value-type="float" office:value="0.000635164" calcext:value-type="float">
            <text:p>0.000635164</text:p>
          </table:table-cell>
          <table:table-cell office:value-type="float" office:value="0.0205791" calcext:value-type="float">
            <text:p>0.0205791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148202" calcext:value-type="float">
            <text:p>0.148202</text:p>
          </table:table-cell>
          <table:table-cell office:value-type="float" office:value="0.000773724" calcext:value-type="float">
            <text:p>0.000773724</text:p>
          </table:table-cell>
          <table:table-cell office:value-type="float" office:value="0.0169134" calcext:value-type="float">
            <text:p>0.0169134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280177" calcext:value-type="float">
            <text:p>0.280177</text:p>
          </table:table-cell>
          <table:table-cell office:value-type="float" office:value="0.000669113" calcext:value-type="float">
            <text:p>0.000669113</text:p>
          </table:table-cell>
          <table:table-cell office:value-type="float" office:value="0.0148938" calcext:value-type="float">
            <text:p>0.0148938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233421" calcext:value-type="float">
            <text:p>0.233421</text:p>
          </table:table-cell>
          <table:table-cell office:value-type="float" office:value="0.00068214" calcext:value-type="float">
            <text:p>0.00068214</text:p>
          </table:table-cell>
          <table:table-cell office:value-type="float" office:value="0.0167985" calcext:value-type="float">
            <text:p>0.0167985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211373" calcext:value-type="float">
            <text:p>0.211373</text:p>
          </table:table-cell>
          <table:table-cell office:value-type="float" office:value="0.00107848" calcext:value-type="float">
            <text:p>0.00107848</text:p>
          </table:table-cell>
          <table:table-cell office:value-type="float" office:value="0.0158017" calcext:value-type="float">
            <text:p>0.0158017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69626" calcext:value-type="float">
            <text:p>0.169626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167326" calcext:value-type="float">
            <text:p>0.0167326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95213" calcext:value-type="float">
            <text:p>0.195213</text:p>
          </table:table-cell>
          <table:table-cell office:value-type="float" office:value="0.00168088" calcext:value-type="float">
            <text:p>0.00168088</text:p>
          </table:table-cell>
          <table:table-cell office:value-type="float" office:value="0.0150521" calcext:value-type="float">
            <text:p>0.0150521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65146" calcext:value-type="float">
            <text:p>0.165146</text:p>
          </table:table-cell>
          <table:table-cell office:value-type="float" office:value="0.000825832" calcext:value-type="float">
            <text:p>0.000825832</text:p>
          </table:table-cell>
          <table:table-cell office:value-type="float" office:value="0.0174206" calcext:value-type="float">
            <text:p>0.0174206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270473" calcext:value-type="float">
            <text:p>0.270473</text:p>
          </table:table-cell>
          <table:table-cell office:value-type="float" office:value="0.000988867" calcext:value-type="float">
            <text:p>0.000988867</text:p>
          </table:table-cell>
          <table:table-cell office:value-type="float" office:value="0.0187829" calcext:value-type="float">
            <text:p>0.0187829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9931" calcext:value-type="float">
            <text:p>0.19931</text:p>
          </table:table-cell>
          <table:table-cell office:value-type="float" office:value="0.00102992" calcext:value-type="float">
            <text:p>0.00102992</text:p>
          </table:table-cell>
          <table:table-cell office:value-type="float" office:value="0.0168747" calcext:value-type="float">
            <text:p>0.0168747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81589" calcext:value-type="float">
            <text:p>0.181589</text:p>
          </table:table-cell>
          <table:table-cell office:value-type="float" office:value="0.000906757" calcext:value-type="float">
            <text:p>0.000906757</text:p>
          </table:table-cell>
          <table:table-cell office:value-type="float" office:value="0.0150466" calcext:value-type="float">
            <text:p>0.0150466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225685" calcext:value-type="float">
            <text:p>0.225685</text:p>
          </table:table-cell>
          <table:table-cell office:value-type="float" office:value="0.00090281" calcext:value-type="float">
            <text:p>0.00090281</text:p>
          </table:table-cell>
          <table:table-cell office:value-type="float" office:value="0.0166773" calcext:value-type="float">
            <text:p>0.0166773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47218" calcext:value-type="float">
            <text:p>0.147218</text:p>
          </table:table-cell>
          <table:table-cell office:value-type="float" office:value="0.000875571" calcext:value-type="float">
            <text:p>0.000875571</text:p>
          </table:table-cell>
          <table:table-cell office:value-type="float" office:value="0.015994" calcext:value-type="float">
            <text:p>0.01599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295765" calcext:value-type="float">
            <text:p>0.295765</text:p>
          </table:table-cell>
          <table:table-cell office:value-type="float" office:value="0.000641875" calcext:value-type="float">
            <text:p>0.000641875</text:p>
          </table:table-cell>
          <table:table-cell office:value-type="float" office:value="0.0171944" calcext:value-type="float">
            <text:p>0.0171944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45501" calcext:value-type="float">
            <text:p>0.145501</text:p>
          </table:table-cell>
          <table:table-cell office:value-type="float" office:value="0.000803726" calcext:value-type="float">
            <text:p>0.000803726</text:p>
          </table:table-cell>
          <table:table-cell office:value-type="float" office:value="0.0151117" calcext:value-type="float">
            <text:p>0.0151117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88961" calcext:value-type="float">
            <text:p>0.188961</text:p>
          </table:table-cell>
          <table:table-cell office:value-type="float" office:value="0.000824648" calcext:value-type="float">
            <text:p>0.000824648</text:p>
          </table:table-cell>
          <table:table-cell office:value-type="float" office:value="0.0171786" calcext:value-type="float">
            <text:p>0.0171786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328587" calcext:value-type="float">
            <text:p>0.328587</text:p>
          </table:table-cell>
          <table:table-cell office:value-type="float" office:value="0.00115822" calcext:value-type="float">
            <text:p>0.00115822</text:p>
          </table:table-cell>
          <table:table-cell office:value-type="float" office:value="0.0180301" calcext:value-type="float">
            <text:p>0.0180301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252528" calcext:value-type="float">
            <text:p>0.252528</text:p>
          </table:table-cell>
          <table:table-cell office:value-type="float" office:value="0.000947417" calcext:value-type="float">
            <text:p>0.000947417</text:p>
          </table:table-cell>
          <table:table-cell office:value-type="float" office:value="0.0191193" calcext:value-type="float">
            <text:p>0.0191193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21326" calcext:value-type="float">
            <text:p>0.21326</text:p>
          </table:table-cell>
          <table:table-cell office:value-type="float" office:value="0.00100624" calcext:value-type="float">
            <text:p>0.00100624</text:p>
          </table:table-cell>
          <table:table-cell office:value-type="float" office:value="0.0159257" calcext:value-type="float">
            <text:p>0.0159257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90776" calcext:value-type="float">
            <text:p>0.190776</text:p>
          </table:table-cell>
          <table:table-cell office:value-type="float" office:value="0.000971103" calcext:value-type="float">
            <text:p>0.000971103</text:p>
          </table:table-cell>
          <table:table-cell office:value-type="float" office:value="0.0163327" calcext:value-type="float">
            <text:p>0.0163327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73409" calcext:value-type="float">
            <text:p>0.173409</text:p>
          </table:table-cell>
          <table:table-cell office:value-type="float" office:value="0.00090202" calcext:value-type="float">
            <text:p>0.00090202</text:p>
          </table:table-cell>
          <table:table-cell office:value-type="float" office:value="0.0173997" calcext:value-type="float">
            <text:p>0.0173997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43198" calcext:value-type="float">
            <text:p>0.143198</text:p>
          </table:table-cell>
          <table:table-cell office:value-type="float" office:value="0.000954128" calcext:value-type="float">
            <text:p>0.000954128</text:p>
          </table:table-cell>
          <table:table-cell office:value-type="float" office:value="0.0248342" calcext:value-type="float">
            <text:p>0.0248342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4425" calcext:value-type="float">
            <text:p>0.14425</text:p>
          </table:table-cell>
          <table:table-cell office:value-type="float" office:value="0.000954523" calcext:value-type="float">
            <text:p>0.000954523</text:p>
          </table:table-cell>
          <table:table-cell office:value-type="float" office:value="0.0164211" calcext:value-type="float">
            <text:p>0.0164211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20383" calcext:value-type="float">
            <text:p>0.20383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171064" calcext:value-type="float">
            <text:p>0.0171064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58868" calcext:value-type="float">
            <text:p>0.158868</text:p>
          </table:table-cell>
          <table:table-cell office:value-type="float" office:value="0.000699115" calcext:value-type="float">
            <text:p>0.000699115</text:p>
          </table:table-cell>
          <table:table-cell office:value-type="float" office:value="0.0184359" calcext:value-type="float">
            <text:p>0.0184359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41019" calcext:value-type="float">
            <text:p>0.141019</text:p>
          </table:table-cell>
          <table:table-cell office:value-type="float" office:value="0.00078912" calcext:value-type="float">
            <text:p>0.00078912</text:p>
          </table:table-cell>
          <table:table-cell office:value-type="float" office:value="0.0169659" calcext:value-type="float">
            <text:p>0.0169659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20886" calcext:value-type="float">
            <text:p>0.20886</text:p>
          </table:table-cell>
          <table:table-cell office:value-type="float" office:value="0.00108637" calcext:value-type="float">
            <text:p>0.00108637</text:p>
          </table:table-cell>
          <table:table-cell office:value-type="float" office:value="0.0186685" calcext:value-type="float">
            <text:p>0.0186685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65279" calcext:value-type="float">
            <text:p>0.165279</text:p>
          </table:table-cell>
          <table:table-cell office:value-type="float" office:value="0.00213643" calcext:value-type="float">
            <text:p>0.00213643</text:p>
          </table:table-cell>
          <table:table-cell office:value-type="float" office:value="0.0189886" calcext:value-type="float">
            <text:p>0.0189886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54429" calcext:value-type="float">
            <text:p>0.154429</text:p>
          </table:table-cell>
          <table:table-cell office:value-type="float" office:value="0.00104374" calcext:value-type="float">
            <text:p>0.00104374</text:p>
          </table:table-cell>
          <table:table-cell office:value-type="float" office:value="0.0184829" calcext:value-type="float">
            <text:p>0.0184829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88724" calcext:value-type="float">
            <text:p>0.188724</text:p>
          </table:table-cell>
          <table:table-cell office:value-type="float" office:value="0.00121348" calcext:value-type="float">
            <text:p>0.00121348</text:p>
          </table:table-cell>
          <table:table-cell office:value-type="float" office:value="0.0154994" calcext:value-type="float">
            <text:p>0.0154994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54705" calcext:value-type="float">
            <text:p>0.154705</text:p>
          </table:table-cell>
          <table:table-cell office:value-type="float" office:value="0.000596478" calcext:value-type="float">
            <text:p>0.000596478</text:p>
          </table:table-cell>
          <table:table-cell office:value-type="float" office:value="0.0175777" calcext:value-type="float">
            <text:p>0.0175777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50194" calcext:value-type="float">
            <text:p>0.150194</text:p>
          </table:table-cell>
          <table:table-cell office:value-type="float" office:value="0.000665955" calcext:value-type="float">
            <text:p>0.000665955</text:p>
          </table:table-cell>
          <table:table-cell office:value-type="float" office:value="0.0158791" calcext:value-type="float">
            <text:p>0.0158791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52336" calcext:value-type="float">
            <text:p>0.152336</text:p>
          </table:table-cell>
          <table:table-cell office:value-type="float" office:value="0.000578714" calcext:value-type="float">
            <text:p>0.000578714</text:p>
          </table:table-cell>
          <table:table-cell office:value-type="float" office:value="0.0198681" calcext:value-type="float">
            <text:p>0.019868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52825" calcext:value-type="float">
            <text:p>0.152825</text:p>
          </table:table-cell>
          <table:table-cell office:value-type="float" office:value="0.00066635" calcext:value-type="float">
            <text:p>0.00066635</text:p>
          </table:table-cell>
          <table:table-cell office:value-type="float" office:value="0.0194098" calcext:value-type="float">
            <text:p>0.0194098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4901" calcext:value-type="float">
            <text:p>0.14901</text:p>
          </table:table-cell>
          <table:table-cell office:value-type="float" office:value="0.000839648" calcext:value-type="float">
            <text:p>0.000839648</text:p>
          </table:table-cell>
          <table:table-cell office:value-type="float" office:value="0.0180392" calcext:value-type="float">
            <text:p>0.0180392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215434" calcext:value-type="float">
            <text:p>0.215434</text:p>
          </table:table-cell>
          <table:table-cell office:value-type="float" office:value="0.00101374" calcext:value-type="float">
            <text:p>0.00101374</text:p>
          </table:table-cell>
          <table:table-cell office:value-type="float" office:value="0.0157054" calcext:value-type="float">
            <text:p>0.0157054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57032" calcext:value-type="float">
            <text:p>0.157032</text:p>
          </table:table-cell>
          <table:table-cell office:value-type="float" office:value="0.000718063" calcext:value-type="float">
            <text:p>0.000718063</text:p>
          </table:table-cell>
          <table:table-cell office:value-type="float" office:value="0.0171021" calcext:value-type="float">
            <text:p>0.0171021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58023" calcext:value-type="float">
            <text:p>0.158023</text:p>
          </table:table-cell>
          <table:table-cell office:value-type="float" office:value="0.000647402" calcext:value-type="float">
            <text:p>0.000647402</text:p>
          </table:table-cell>
          <table:table-cell office:value-type="float" office:value="0.0169446" calcext:value-type="float">
            <text:p>0.0169446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42282" calcext:value-type="float">
            <text:p>0.142282</text:p>
          </table:table-cell>
          <table:table-cell office:value-type="float" office:value="0.000604373" calcext:value-type="float">
            <text:p>0.000604373</text:p>
          </table:table-cell>
          <table:table-cell office:value-type="float" office:value="0.0171593" calcext:value-type="float">
            <text:p>0.0171593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63354" calcext:value-type="float">
            <text:p>0.163354</text:p>
          </table:table-cell>
          <table:table-cell office:value-type="float" office:value="0.000640296" calcext:value-type="float">
            <text:p>0.000640296</text:p>
          </table:table-cell>
          <table:table-cell office:value-type="float" office:value="0.0154232" calcext:value-type="float">
            <text:p>0.0154232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59954" calcext:value-type="float">
            <text:p>0.159954</text:p>
          </table:table-cell>
          <table:table-cell office:value-type="float" office:value="0.000563318" calcext:value-type="float">
            <text:p>0.000563318</text:p>
          </table:table-cell>
          <table:table-cell office:value-type="float" office:value="0.0184296" calcext:value-type="float">
            <text:p>0.0184296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238395" calcext:value-type="float">
            <text:p>0.238395</text:p>
          </table:table-cell>
          <table:table-cell office:value-type="float" office:value="0.000650165" calcext:value-type="float">
            <text:p>0.000650165</text:p>
          </table:table-cell>
          <table:table-cell office:value-type="float" office:value="0.0344805" calcext:value-type="float">
            <text:p>0.0344805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64163" calcext:value-type="float">
            <text:p>0.164163</text:p>
          </table:table-cell>
          <table:table-cell office:value-type="float" office:value="0.000600031" calcext:value-type="float">
            <text:p>0.000600031</text:p>
          </table:table-cell>
          <table:table-cell office:value-type="float" office:value="0.0226145" calcext:value-type="float">
            <text:p>0.022614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49611" calcext:value-type="float">
            <text:p>0.149611</text:p>
          </table:table-cell>
          <table:table-cell office:value-type="float" office:value="0.000652533" calcext:value-type="float">
            <text:p>0.000652533</text:p>
          </table:table-cell>
          <table:table-cell office:value-type="float" office:value="0.0209036" calcext:value-type="float">
            <text:p>0.0209036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67063" calcext:value-type="float">
            <text:p>0.167063</text:p>
          </table:table-cell>
          <table:table-cell office:value-type="float" office:value="0.00057674" calcext:value-type="float">
            <text:p>0.00057674</text:p>
          </table:table-cell>
          <table:table-cell office:value-type="float" office:value="0.0192697" calcext:value-type="float">
            <text:p>0.0192697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76456" calcext:value-type="float">
            <text:p>0.176456</text:p>
          </table:table-cell>
          <table:table-cell office:value-type="float" office:value="0.000647796" calcext:value-type="float">
            <text:p>0.000647796</text:p>
          </table:table-cell>
          <table:table-cell office:value-type="float" office:value="0.0161448" calcext:value-type="float">
            <text:p>0.0161448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76103" calcext:value-type="float">
            <text:p>0.176103</text:p>
          </table:table-cell>
          <table:table-cell office:value-type="float" office:value="0.000684114" calcext:value-type="float">
            <text:p>0.000684114</text:p>
          </table:table-cell>
          <table:table-cell office:value-type="float" office:value="0.0172138" calcext:value-type="float">
            <text:p>0.0172138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205754" calcext:value-type="float">
            <text:p>0.205754</text:p>
          </table:table-cell>
          <table:table-cell office:value-type="float" office:value="0.000717274" calcext:value-type="float">
            <text:p>0.000717274</text:p>
          </table:table-cell>
          <table:table-cell office:value-type="float" office:value="0.0179082" calcext:value-type="float">
            <text:p>0.0179082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59114" calcext:value-type="float">
            <text:p>0.159114</text:p>
          </table:table-cell>
          <table:table-cell office:value-type="float" office:value="0.00131533" calcext:value-type="float">
            <text:p>0.00131533</text:p>
          </table:table-cell>
          <table:table-cell office:value-type="float" office:value="0.0198887" calcext:value-type="float">
            <text:p>0.0198887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36146" calcext:value-type="float">
            <text:p>0.136146</text:p>
          </table:table-cell>
          <table:table-cell office:value-type="float" office:value="0.000855439" calcext:value-type="float">
            <text:p>0.000855439</text:p>
          </table:table-cell>
          <table:table-cell office:value-type="float" office:value="0.0192416" calcext:value-type="float">
            <text:p>0.0192416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35706" calcext:value-type="float">
            <text:p>0.135706</text:p>
          </table:table-cell>
          <table:table-cell office:value-type="float" office:value="0.00104611" calcext:value-type="float">
            <text:p>0.00104611</text:p>
          </table:table-cell>
          <table:table-cell office:value-type="float" office:value="0.0193348" calcext:value-type="float">
            <text:p>0.0193348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32079" calcext:value-type="float">
            <text:p>0.132079</text:p>
          </table:table-cell>
          <table:table-cell office:value-type="float" office:value="0.000965971" calcext:value-type="float">
            <text:p>0.000965971</text:p>
          </table:table-cell>
          <table:table-cell office:value-type="float" office:value="0.0197079" calcext:value-type="float">
            <text:p>0.0197079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3981" calcext:value-type="float">
            <text:p>0.13981</text:p>
          </table:table-cell>
          <table:table-cell office:value-type="float" office:value="0.000714905" calcext:value-type="float">
            <text:p>0.000714905</text:p>
          </table:table-cell>
          <table:table-cell office:value-type="float" office:value="0.0175209" calcext:value-type="float">
            <text:p>0.017520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239486" calcext:value-type="float">
            <text:p>0.239486</text:p>
          </table:table-cell>
          <table:table-cell office:value-type="float" office:value="0.000570424" calcext:value-type="float">
            <text:p>0.000570424</text:p>
          </table:table-cell>
          <table:table-cell office:value-type="float" office:value="0.01879" calcext:value-type="float">
            <text:p>0.01879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82989" calcext:value-type="float">
            <text:p>0.182989</text:p>
          </table:table-cell>
          <table:table-cell office:value-type="float" office:value="0.000660034" calcext:value-type="float">
            <text:p>0.000660034</text:p>
          </table:table-cell>
          <table:table-cell office:value-type="float" office:value="0.016517" calcext:value-type="float">
            <text:p>0.016517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58464" calcext:value-type="float">
            <text:p>0.158464</text:p>
          </table:table-cell>
          <table:table-cell office:value-type="float" office:value="0.00065885" calcext:value-type="float">
            <text:p>0.00065885</text:p>
          </table:table-cell>
          <table:table-cell office:value-type="float" office:value="0.0229117" calcext:value-type="float">
            <text:p>0.0229117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63699" calcext:value-type="float">
            <text:p>0.163699</text:p>
          </table:table-cell>
          <table:table-cell office:value-type="float" office:value="0.00064227" calcext:value-type="float">
            <text:p>0.00064227</text:p>
          </table:table-cell>
          <table:table-cell office:value-type="float" office:value="0.0197576" calcext:value-type="float">
            <text:p>0.0197576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65395" calcext:value-type="float">
            <text:p>0.165395</text:p>
          </table:table-cell>
          <table:table-cell office:value-type="float" office:value="0.000565292" calcext:value-type="float">
            <text:p>0.000565292</text:p>
          </table:table-cell>
          <table:table-cell office:value-type="float" office:value="0.0178343" calcext:value-type="float">
            <text:p>0.0178343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82109" calcext:value-type="float">
            <text:p>0.182109</text:p>
          </table:table-cell>
          <table:table-cell office:value-type="float" office:value="0.000633191" calcext:value-type="float">
            <text:p>0.000633191</text:p>
          </table:table-cell>
          <table:table-cell office:value-type="float" office:value="0.0175529" calcext:value-type="float">
            <text:p>0.0175529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231034" calcext:value-type="float">
            <text:p>0.231034</text:p>
          </table:table-cell>
          <table:table-cell office:value-type="float" office:value="0.000564108" calcext:value-type="float">
            <text:p>0.000564108</text:p>
          </table:table-cell>
          <table:table-cell office:value-type="float" office:value="0.0173725" calcext:value-type="float">
            <text:p>0.0173725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79911" calcext:value-type="float">
            <text:p>0.179911</text:p>
          </table:table-cell>
          <table:table-cell office:value-type="float" office:value="0.000627664" calcext:value-type="float">
            <text:p>0.000627664</text:p>
          </table:table-cell>
          <table:table-cell office:value-type="float" office:value="0.021943" calcext:value-type="float">
            <text:p>0.021943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78837" calcext:value-type="float">
            <text:p>0.178837</text:p>
          </table:table-cell>
          <table:table-cell office:value-type="float" office:value="0.00058503" calcext:value-type="float">
            <text:p>0.00058503</text:p>
          </table:table-cell>
          <table:table-cell office:value-type="float" office:value="0.0177514" calcext:value-type="float">
            <text:p>0.0177514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73761" calcext:value-type="float">
            <text:p>0.173761</text:p>
          </table:table-cell>
          <table:table-cell office:value-type="float" office:value="0.000679377" calcext:value-type="float">
            <text:p>0.000679377</text:p>
          </table:table-cell>
          <table:table-cell office:value-type="float" office:value="0.0202214" calcext:value-type="float">
            <text:p>0.020221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66625" calcext:value-type="float">
            <text:p>0.166625</text:p>
          </table:table-cell>
          <table:table-cell office:value-type="float" office:value="0.000574372" calcext:value-type="float">
            <text:p>0.000574372</text:p>
          </table:table-cell>
          <table:table-cell office:value-type="float" office:value="0.0213686" calcext:value-type="float">
            <text:p>0.0213686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232558" calcext:value-type="float">
            <text:p>0.232558</text:p>
          </table:table-cell>
          <table:table-cell office:value-type="float" office:value="0.000628453" calcext:value-type="float">
            <text:p>0.000628453</text:p>
          </table:table-cell>
          <table:table-cell office:value-type="float" office:value="0.0191177" calcext:value-type="float">
            <text:p>0.0191177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66573" calcext:value-type="float">
            <text:p>0.166573</text:p>
          </table:table-cell>
          <table:table-cell office:value-type="float" office:value="0.000579503" calcext:value-type="float">
            <text:p>0.000579503</text:p>
          </table:table-cell>
          <table:table-cell office:value-type="float" office:value="0.0222398" calcext:value-type="float">
            <text:p>0.0222398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7967" calcext:value-type="float">
            <text:p>0.17967</text:p>
          </table:table-cell>
          <table:table-cell office:value-type="float" office:value="0.000586609" calcext:value-type="float">
            <text:p>0.000586609</text:p>
          </table:table-cell>
          <table:table-cell office:value-type="float" office:value="0.0224143" calcext:value-type="float">
            <text:p>0.0224143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74775" calcext:value-type="float">
            <text:p>0.174775</text:p>
          </table:table-cell>
          <table:table-cell office:value-type="float" office:value="0.00066635" calcext:value-type="float">
            <text:p>0.00066635</text:p>
          </table:table-cell>
          <table:table-cell office:value-type="float" office:value="0.0163998" calcext:value-type="float">
            <text:p>0.0163998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94766" calcext:value-type="float">
            <text:p>0.194766</text:p>
          </table:table-cell>
          <table:table-cell office:value-type="float" office:value="0.000590951" calcext:value-type="float">
            <text:p>0.000590951</text:p>
          </table:table-cell>
          <table:table-cell office:value-type="float" office:value="0.0178387" calcext:value-type="float">
            <text:p>0.0178387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267585" calcext:value-type="float">
            <text:p>0.267585</text:p>
          </table:table-cell>
          <table:table-cell office:value-type="float" office:value="0.000647796" calcext:value-type="float">
            <text:p>0.000647796</text:p>
          </table:table-cell>
          <table:table-cell office:value-type="float" office:value="0.018128" calcext:value-type="float">
            <text:p>0.018128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87588" calcext:value-type="float">
            <text:p>0.187588</text:p>
          </table:table-cell>
          <table:table-cell office:value-type="float" office:value="0.000627664" calcext:value-type="float">
            <text:p>0.000627664</text:p>
          </table:table-cell>
          <table:table-cell office:value-type="float" office:value="0.0180076" calcext:value-type="float">
            <text:p>0.0180076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84007" calcext:value-type="float">
            <text:p>0.184007</text:p>
          </table:table-cell>
          <table:table-cell office:value-type="float" office:value="0.000711352" calcext:value-type="float">
            <text:p>0.000711352</text:p>
          </table:table-cell>
          <table:table-cell office:value-type="float" office:value="0.0169311" calcext:value-type="float">
            <text:p>0.0169311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81252" calcext:value-type="float">
            <text:p>0.181252</text:p>
          </table:table-cell>
          <table:table-cell office:value-type="float" office:value="0.000686088" calcext:value-type="float">
            <text:p>0.000686088</text:p>
          </table:table-cell>
          <table:table-cell office:value-type="float" office:value="0.0196277" calcext:value-type="float">
            <text:p>0.019627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94679" calcext:value-type="float">
            <text:p>0.194679</text:p>
          </table:table-cell>
          <table:table-cell office:value-type="float" office:value="0.000881888" calcext:value-type="float">
            <text:p>0.000881888</text:p>
          </table:table-cell>
          <table:table-cell office:value-type="float" office:value="0.0196857" calcext:value-type="float">
            <text:p>0.0196857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249835" calcext:value-type="float">
            <text:p>0.249835</text:p>
          </table:table-cell>
          <table:table-cell office:value-type="float" office:value="0.000600426" calcext:value-type="float">
            <text:p>0.000600426</text:p>
          </table:table-cell>
          <table:table-cell office:value-type="float" office:value="0.020176" calcext:value-type="float">
            <text:p>0.020176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99294" calcext:value-type="float">
            <text:p>0.199294</text:p>
          </table:table-cell>
          <table:table-cell office:value-type="float" office:value="0.00064977" calcext:value-type="float">
            <text:p>0.00064977</text:p>
          </table:table-cell>
          <table:table-cell office:value-type="float" office:value="0.0211369" calcext:value-type="float">
            <text:p>0.0211369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74549" calcext:value-type="float">
            <text:p>0.174549</text:p>
          </table:table-cell>
          <table:table-cell office:value-type="float" office:value="0.000588583" calcext:value-type="float">
            <text:p>0.000588583</text:p>
          </table:table-cell>
          <table:table-cell office:value-type="float" office:value="0.0200331" calcext:value-type="float">
            <text:p>0.0200331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92375" calcext:value-type="float">
            <text:p>0.192375</text:p>
          </table:table-cell>
          <table:table-cell office:value-type="float" office:value="0.000647797" calcext:value-type="float">
            <text:p>0.000647797</text:p>
          </table:table-cell>
          <table:table-cell office:value-type="float" office:value="0.0179453" calcext:value-type="float">
            <text:p>0.0179453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82294" calcext:value-type="float">
            <text:p>0.182294</text:p>
          </table:table-cell>
          <table:table-cell office:value-type="float" office:value="0.000903994" calcext:value-type="float">
            <text:p>0.000903994</text:p>
          </table:table-cell>
          <table:table-cell office:value-type="float" office:value="0.0164349" calcext:value-type="float">
            <text:p>0.0164349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243038" calcext:value-type="float">
            <text:p>0.243038</text:p>
          </table:table-cell>
          <table:table-cell office:value-type="float" office:value="0.000654507" calcext:value-type="float">
            <text:p>0.000654507</text:p>
          </table:table-cell>
          <table:table-cell office:value-type="float" office:value="0.0174716" calcext:value-type="float">
            <text:p>0.0174716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38555" calcext:value-type="float">
            <text:p>0.138555</text:p>
          </table:table-cell>
          <table:table-cell office:value-type="float" office:value="0.000657271" calcext:value-type="float">
            <text:p>0.000657271</text:p>
          </table:table-cell>
          <table:table-cell office:value-type="float" office:value="0.0165068" calcext:value-type="float">
            <text:p>0.0165068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48578" calcext:value-type="float">
            <text:p>0.148578</text:p>
          </table:table-cell>
          <table:table-cell office:value-type="float" office:value="0.000636743" calcext:value-type="float">
            <text:p>0.000636743</text:p>
          </table:table-cell>
          <table:table-cell office:value-type="float" office:value="0.0162561" calcext:value-type="float">
            <text:p>0.0162561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51337" calcext:value-type="float">
            <text:p>0.151337</text:p>
          </table:table-cell>
          <table:table-cell office:value-type="float" office:value="0.00057674" calcext:value-type="float">
            <text:p>0.00057674</text:p>
          </table:table-cell>
          <table:table-cell office:value-type="float" office:value="0.0158041" calcext:value-type="float">
            <text:p>0.0158041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51293" calcext:value-type="float">
            <text:p>0.151293</text:p>
          </table:table-cell>
          <table:table-cell office:value-type="float" office:value="0.000611084" calcext:value-type="float">
            <text:p>0.000611084</text:p>
          </table:table-cell>
          <table:table-cell office:value-type="float" office:value="0.0157299" calcext:value-type="float">
            <text:p>0.0157299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57067" calcext:value-type="float">
            <text:p>0.157067</text:p>
          </table:table-cell>
          <table:table-cell office:value-type="float" office:value="0.000564108" calcext:value-type="float">
            <text:p>0.000564108</text:p>
          </table:table-cell>
          <table:table-cell office:value-type="float" office:value="0.0162218" calcext:value-type="float">
            <text:p>0.0162218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63546" calcext:value-type="float">
            <text:p>0.163546</text:p>
          </table:table-cell>
          <table:table-cell office:value-type="float" office:value="0.000631611" calcext:value-type="float">
            <text:p>0.000631611</text:p>
          </table:table-cell>
          <table:table-cell office:value-type="float" office:value="0.0163054" calcext:value-type="float">
            <text:p>0.0163054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35192" calcext:value-type="float">
            <text:p>0.135192</text:p>
          </table:table-cell>
          <table:table-cell office:value-type="float" office:value="0.000597268" calcext:value-type="float">
            <text:p>0.000597268</text:p>
          </table:table-cell>
          <table:table-cell office:value-type="float" office:value="0.0159908" calcext:value-type="float">
            <text:p>0.0159908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283733" calcext:value-type="float">
            <text:p>0.283733</text:p>
          </table:table-cell>
          <table:table-cell office:value-type="float" office:value="0.000594504" calcext:value-type="float">
            <text:p>0.000594504</text:p>
          </table:table-cell>
          <table:table-cell office:value-type="float" office:value="0.017136" calcext:value-type="float">
            <text:p>0.017136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50694" calcext:value-type="float">
            <text:p>0.150694</text:p>
          </table:table-cell>
          <table:table-cell office:value-type="float" office:value="0.000633585" calcext:value-type="float">
            <text:p>0.000633585</text:p>
          </table:table-cell>
          <table:table-cell office:value-type="float" office:value="0.0190024" calcext:value-type="float">
            <text:p>0.0190024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296995" calcext:value-type="float">
            <text:p>0.296995</text:p>
          </table:table-cell>
          <table:table-cell office:value-type="float" office:value="0.000567266" calcext:value-type="float">
            <text:p>0.000567266</text:p>
          </table:table-cell>
          <table:table-cell office:value-type="float" office:value="0.0170843" calcext:value-type="float">
            <text:p>0.0170843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437175" calcext:value-type="float">
            <text:p>0.437175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183621" calcext:value-type="float">
            <text:p>0.0183621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29606" calcext:value-type="float">
            <text:p>0.129606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170468" calcext:value-type="float">
            <text:p>0.0170468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34446" calcext:value-type="float">
            <text:p>0.134446</text:p>
          </table:table-cell>
          <table:table-cell office:value-type="float" office:value="0.000627269" calcext:value-type="float">
            <text:p>0.000627269</text:p>
          </table:table-cell>
          <table:table-cell office:value-type="float" office:value="0.016352" calcext:value-type="float">
            <text:p>0.01635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2708" calcext:value-type="float">
            <text:p>0.12708</text:p>
          </table:table-cell>
          <table:table-cell office:value-type="float" office:value="0.000553844" calcext:value-type="float">
            <text:p>0.000553844</text:p>
          </table:table-cell>
          <table:table-cell office:value-type="float" office:value="0.0162632" calcext:value-type="float">
            <text:p>0.0162632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26406" calcext:value-type="float">
            <text:p>0.126406</text:p>
          </table:table-cell>
          <table:table-cell office:value-type="float" office:value="0.00061819" calcext:value-type="float">
            <text:p>0.00061819</text:p>
          </table:table-cell>
          <table:table-cell office:value-type="float" office:value="0.0186598" calcext:value-type="float">
            <text:p>0.0186598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34398" calcext:value-type="float">
            <text:p>0.34398</text:p>
          </table:table-cell>
          <table:table-cell office:value-type="float" office:value="0.000561739" calcext:value-type="float">
            <text:p>0.000561739</text:p>
          </table:table-cell>
          <table:table-cell office:value-type="float" office:value="0.0253726" calcext:value-type="float">
            <text:p>0.0253726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43711" calcext:value-type="float">
            <text:p>0.143711</text:p>
          </table:table-cell>
          <table:table-cell office:value-type="float" office:value="0.000642665" calcext:value-type="float">
            <text:p>0.000642665</text:p>
          </table:table-cell>
          <table:table-cell office:value-type="float" office:value="0.0181695" calcext:value-type="float">
            <text:p>0.0181695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4183" calcext:value-type="float">
            <text:p>0.14183</text:p>
          </table:table-cell>
          <table:table-cell office:value-type="float" office:value="0.00072359" calcext:value-type="float">
            <text:p>0.00072359</text:p>
          </table:table-cell>
          <table:table-cell office:value-type="float" office:value="0.018222" calcext:value-type="float">
            <text:p>0.018222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80362" calcext:value-type="float">
            <text:p>0.180362</text:p>
          </table:table-cell>
          <table:table-cell office:value-type="float" office:value="0.000783593" calcext:value-type="float">
            <text:p>0.000783593</text:p>
          </table:table-cell>
          <table:table-cell office:value-type="float" office:value="0.0186732" calcext:value-type="float">
            <text:p>0.0186732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89031" calcext:value-type="float">
            <text:p>0.189031</text:p>
          </table:table-cell>
          <table:table-cell office:value-type="float" office:value="0.000579109" calcext:value-type="float">
            <text:p>0.000579109</text:p>
          </table:table-cell>
          <table:table-cell office:value-type="float" office:value="0.0190494" calcext:value-type="float">
            <text:p>0.0190494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37278" calcext:value-type="float">
            <text:p>0.137278</text:p>
          </table:table-cell>
          <table:table-cell office:value-type="float" office:value="0.000618979" calcext:value-type="float">
            <text:p>0.000618979</text:p>
          </table:table-cell>
          <table:table-cell office:value-type="float" office:value="0.0173989" calcext:value-type="float">
            <text:p>0.0173989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23366" calcext:value-type="float">
            <text:p>0.23366</text:p>
          </table:table-cell>
          <table:table-cell office:value-type="float" office:value="0.000556608" calcext:value-type="float">
            <text:p>0.000556608</text:p>
          </table:table-cell>
          <table:table-cell office:value-type="float" office:value="0.0171913" calcext:value-type="float">
            <text:p>0.0171913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35035" calcext:value-type="float">
            <text:p>0.135035</text:p>
          </table:table-cell>
          <table:table-cell office:value-type="float" office:value="0.000606347" calcext:value-type="float">
            <text:p>0.000606347</text:p>
          </table:table-cell>
          <table:table-cell office:value-type="float" office:value="0.0198954" calcext:value-type="float">
            <text:p>0.019895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35694" calcext:value-type="float">
            <text:p>0.135694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185086" calcext:value-type="float">
            <text:p>0.0185086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29216" calcext:value-type="float">
            <text:p>0.129216</text:p>
          </table:table-cell>
          <table:table-cell office:value-type="float" office:value="0.000620558" calcext:value-type="float">
            <text:p>0.000620558</text:p>
          </table:table-cell>
          <table:table-cell office:value-type="float" office:value="0.0173993" calcext:value-type="float">
            <text:p>0.0173993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59163" calcext:value-type="float">
            <text:p>0.159163</text:p>
          </table:table-cell>
          <table:table-cell office:value-type="float" office:value="0.000601215" calcext:value-type="float">
            <text:p>0.000601215</text:p>
          </table:table-cell>
          <table:table-cell office:value-type="float" office:value="0.0168143" calcext:value-type="float">
            <text:p>0.0168143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55534" calcext:value-type="float">
            <text:p>0.155534</text:p>
          </table:table-cell>
          <table:table-cell office:value-type="float" office:value="0.000645428" calcext:value-type="float">
            <text:p>0.000645428</text:p>
          </table:table-cell>
          <table:table-cell office:value-type="float" office:value="0.0163907" calcext:value-type="float">
            <text:p>0.0163907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278325" calcext:value-type="float">
            <text:p>0.278325</text:p>
          </table:table-cell>
          <table:table-cell office:value-type="float" office:value="0.000781224" calcext:value-type="float">
            <text:p>0.000781224</text:p>
          </table:table-cell>
          <table:table-cell office:value-type="float" office:value="0.016718" calcext:value-type="float">
            <text:p>0.016718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43134" calcext:value-type="float">
            <text:p>0.43134</text:p>
          </table:table-cell>
          <table:table-cell office:value-type="float" office:value="0.000564898" calcext:value-type="float">
            <text:p>0.000564898</text:p>
          </table:table-cell>
          <table:table-cell office:value-type="float" office:value="0.0168822" calcext:value-type="float">
            <text:p>0.0168822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200012" calcext:value-type="float">
            <text:p>0.200012</text:p>
          </table:table-cell>
          <table:table-cell office:value-type="float" office:value="0.000621348" calcext:value-type="float">
            <text:p>0.000621348</text:p>
          </table:table-cell>
          <table:table-cell office:value-type="float" office:value="0.024017" calcext:value-type="float">
            <text:p>0.024017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282426" calcext:value-type="float">
            <text:p>0.282426</text:p>
          </table:table-cell>
          <table:table-cell office:value-type="float" office:value="0.000576345" calcext:value-type="float">
            <text:p>0.000576345</text:p>
          </table:table-cell>
          <table:table-cell office:value-type="float" office:value="0.0524249" calcext:value-type="float">
            <text:p>0.0524249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57875" calcext:value-type="float">
            <text:p>0.157875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0301492" calcext:value-type="float">
            <text:p>0.0301492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89793" calcext:value-type="float">
            <text:p>0.189793</text:p>
          </table:table-cell>
          <table:table-cell office:value-type="float" office:value="0.000574372" calcext:value-type="float">
            <text:p>0.000574372</text:p>
          </table:table-cell>
          <table:table-cell office:value-type="float" office:value="0.0288252" calcext:value-type="float">
            <text:p>0.028825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259039" calcext:value-type="float">
            <text:p>0.259039</text:p>
          </table:table-cell>
          <table:table-cell office:value-type="float" office:value="0.000638322" calcext:value-type="float">
            <text:p>0.000638322</text:p>
          </table:table-cell>
          <table:table-cell office:value-type="float" office:value="0.0203407" calcext:value-type="float">
            <text:p>0.0203407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228607" calcext:value-type="float">
            <text:p>0.228607</text:p>
          </table:table-cell>
          <table:table-cell office:value-type="float" office:value="0.000586609" calcext:value-type="float">
            <text:p>0.000586609</text:p>
          </table:table-cell>
          <table:table-cell office:value-type="float" office:value="0.0191576" calcext:value-type="float">
            <text:p>0.0191576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235014" calcext:value-type="float">
            <text:p>0.235014</text:p>
          </table:table-cell>
          <table:table-cell office:value-type="float" office:value="0.00062648" calcext:value-type="float">
            <text:p>0.00062648</text:p>
          </table:table-cell>
          <table:table-cell office:value-type="float" office:value="0.0182615" calcext:value-type="float">
            <text:p>0.0182615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229872" calcext:value-type="float">
            <text:p>0.229872</text:p>
          </table:table-cell>
          <table:table-cell office:value-type="float" office:value="0.000588583" calcext:value-type="float">
            <text:p>0.000588583</text:p>
          </table:table-cell>
          <table:table-cell office:value-type="float" office:value="0.0173622" calcext:value-type="float">
            <text:p>0.0173622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256109" calcext:value-type="float">
            <text:p>0.256109</text:p>
          </table:table-cell>
          <table:table-cell office:value-type="float" office:value="0.000651744" calcext:value-type="float">
            <text:p>0.000651744</text:p>
          </table:table-cell>
          <table:table-cell office:value-type="float" office:value="0.0178537" calcext:value-type="float">
            <text:p>0.0178537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174808" calcext:value-type="float">
            <text:p>0.174808</text:p>
          </table:table-cell>
          <table:table-cell office:value-type="float" office:value="0.000589767" calcext:value-type="float">
            <text:p>0.000589767</text:p>
          </table:table-cell>
          <table:table-cell office:value-type="float" office:value="0.018374" calcext:value-type="float">
            <text:p>0.018374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22637" calcext:value-type="float">
            <text:p>0.22637</text:p>
          </table:table-cell>
          <table:table-cell office:value-type="float" office:value="0.000624506" calcext:value-type="float">
            <text:p>0.000624506</text:p>
          </table:table-cell>
          <table:table-cell office:value-type="float" office:value="0.0190912" calcext:value-type="float">
            <text:p>0.0190912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192731" calcext:value-type="float">
            <text:p>0.192731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0.0184663" calcext:value-type="float">
            <text:p>0.0184663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172373" calcext:value-type="float">
            <text:p>0.172373</text:p>
          </table:table-cell>
          <table:table-cell office:value-type="float" office:value="0.000608321" calcext:value-type="float">
            <text:p>0.000608321</text:p>
          </table:table-cell>
          <table:table-cell office:value-type="float" office:value="0.0174723" calcext:value-type="float">
            <text:p>0.0174723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170383" calcext:value-type="float">
            <text:p>0.170383</text:p>
          </table:table-cell>
          <table:table-cell office:value-type="float" office:value="0.000576345" calcext:value-type="float">
            <text:p>0.000576345</text:p>
          </table:table-cell>
          <table:table-cell office:value-type="float" office:value="0.0174566" calcext:value-type="float">
            <text:p>0.017456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175577" calcext:value-type="float">
            <text:p>0.175577</text:p>
          </table:table-cell>
          <table:table-cell office:value-type="float" office:value="0.000639112" calcext:value-type="float">
            <text:p>0.000639112</text:p>
          </table:table-cell>
          <table:table-cell office:value-type="float" office:value="0.0172296" calcext:value-type="float">
            <text:p>0.0172296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176141" calcext:value-type="float">
            <text:p>0.176141</text:p>
          </table:table-cell>
          <table:table-cell office:value-type="float" office:value="0.000734248" calcext:value-type="float">
            <text:p>0.000734248</text:p>
          </table:table-cell>
          <table:table-cell office:value-type="float" office:value="0.0169071" calcext:value-type="float">
            <text:p>0.0169071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208851" calcext:value-type="float">
            <text:p>0.208851</text:p>
          </table:table-cell>
          <table:table-cell office:value-type="float" office:value="0.000588188" calcext:value-type="float">
            <text:p>0.000588188</text:p>
          </table:table-cell>
          <table:table-cell office:value-type="float" office:value="0.0167405" calcext:value-type="float">
            <text:p>0.0167405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186875" calcext:value-type="float">
            <text:p>0.186875</text:p>
          </table:table-cell>
          <table:table-cell office:value-type="float" office:value="0.00063477" calcext:value-type="float">
            <text:p>0.00063477</text:p>
          </table:table-cell>
          <table:table-cell office:value-type="float" office:value="0.0168601" calcext:value-type="float">
            <text:p>0.0168601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191587" calcext:value-type="float">
            <text:p>0.191587</text:p>
          </table:table-cell>
          <table:table-cell office:value-type="float" office:value="0.000598452" calcext:value-type="float">
            <text:p>0.000598452</text:p>
          </table:table-cell>
          <table:table-cell office:value-type="float" office:value="0.0167227" calcext:value-type="float">
            <text:p>0.0167227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178409" calcext:value-type="float">
            <text:p>0.178409</text:p>
          </table:table-cell>
          <table:table-cell office:value-type="float" office:value="0.000657665" calcext:value-type="float">
            <text:p>0.000657665</text:p>
          </table:table-cell>
          <table:table-cell office:value-type="float" office:value="0.0169631" calcext:value-type="float">
            <text:p>0.0169631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189778" calcext:value-type="float">
            <text:p>0.189778</text:p>
          </table:table-cell>
          <table:table-cell office:value-type="float" office:value="0.000610689" calcext:value-type="float">
            <text:p>0.000610689</text:p>
          </table:table-cell>
          <table:table-cell office:value-type="float" office:value="0.0171111" calcext:value-type="float">
            <text:p>0.0171111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209186" calcext:value-type="float">
            <text:p>0.209186</text:p>
          </table:table-cell>
          <table:table-cell office:value-type="float" office:value="0.000633191" calcext:value-type="float">
            <text:p>0.000633191</text:p>
          </table:table-cell>
          <table:table-cell office:value-type="float" office:value="0.0173188" calcext:value-type="float">
            <text:p>0.0173188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174426" calcext:value-type="float">
            <text:p>0.174426</text:p>
          </table:table-cell>
          <table:table-cell office:value-type="float" office:value="0.000590162" calcext:value-type="float">
            <text:p>0.000590162</text:p>
          </table:table-cell>
          <table:table-cell office:value-type="float" office:value="0.0202467" calcext:value-type="float">
            <text:p>0.0202467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70468" calcext:value-type="float">
            <text:p>0.170468</text:p>
          </table:table-cell>
          <table:table-cell office:value-type="float" office:value="0.000644638" calcext:value-type="float">
            <text:p>0.000644638</text:p>
          </table:table-cell>
          <table:table-cell office:value-type="float" office:value="0.0220551" calcext:value-type="float">
            <text:p>0.0220551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178143" calcext:value-type="float">
            <text:p>0.178143</text:p>
          </table:table-cell>
          <table:table-cell office:value-type="float" office:value="0.000596873" calcext:value-type="float">
            <text:p>0.000596873</text:p>
          </table:table-cell>
          <table:table-cell office:value-type="float" office:value="0.0194406" calcext:value-type="float">
            <text:p>0.0194406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175148" calcext:value-type="float">
            <text:p>0.175148</text:p>
          </table:table-cell>
          <table:table-cell office:value-type="float" office:value="0.000643454" calcext:value-type="float">
            <text:p>0.000643454</text:p>
          </table:table-cell>
          <table:table-cell office:value-type="float" office:value="0.0183313" calcext:value-type="float">
            <text:p>0.0183313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219178" calcext:value-type="float">
            <text:p>0.219178</text:p>
          </table:table-cell>
          <table:table-cell office:value-type="float" office:value="0.000579109" calcext:value-type="float">
            <text:p>0.000579109</text:p>
          </table:table-cell>
          <table:table-cell office:value-type="float" office:value="0.0184608" calcext:value-type="float">
            <text:p>0.0184608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73236" calcext:value-type="float">
            <text:p>0.173236</text:p>
          </table:table-cell>
          <table:table-cell office:value-type="float" office:value="0.000619374" calcext:value-type="float">
            <text:p>0.000619374</text:p>
          </table:table-cell>
          <table:table-cell office:value-type="float" office:value="0.0180396" calcext:value-type="float">
            <text:p>0.0180396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175589" calcext:value-type="float">
            <text:p>0.175589</text:p>
          </table:table-cell>
          <table:table-cell office:value-type="float" office:value="0.000580688" calcext:value-type="float">
            <text:p>0.000580688</text:p>
          </table:table-cell>
          <table:table-cell office:value-type="float" office:value="0.0174802" calcext:value-type="float">
            <text:p>0.0174802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180684" calcext:value-type="float">
            <text:p>0.180684</text:p>
          </table:table-cell>
          <table:table-cell office:value-type="float" office:value="0.000635164" calcext:value-type="float">
            <text:p>0.000635164</text:p>
          </table:table-cell>
          <table:table-cell office:value-type="float" office:value="0.0182011" calcext:value-type="float">
            <text:p>0.018201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72319" calcext:value-type="float">
            <text:p>0.172319</text:p>
          </table:table-cell>
          <table:table-cell office:value-type="float" office:value="0.000564503" calcext:value-type="float">
            <text:p>0.000564503</text:p>
          </table:table-cell>
          <table:table-cell office:value-type="float" office:value="0.0189661" calcext:value-type="float">
            <text:p>0.0189661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77566" calcext:value-type="float">
            <text:p>0.177566</text:p>
          </table:table-cell>
          <table:table-cell office:value-type="float" office:value="0.000632796" calcext:value-type="float">
            <text:p>0.000632796</text:p>
          </table:table-cell>
          <table:table-cell office:value-type="float" office:value="0.0187707" calcext:value-type="float">
            <text:p>0.0187707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214567" calcext:value-type="float">
            <text:p>0.214567</text:p>
          </table:table-cell>
          <table:table-cell office:value-type="float" office:value="0.000568845" calcext:value-type="float">
            <text:p>0.000568845</text:p>
          </table:table-cell>
          <table:table-cell office:value-type="float" office:value="0.0182623" calcext:value-type="float">
            <text:p>0.0182623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8055" calcext:value-type="float">
            <text:p>0.18055</text:p>
          </table:table-cell>
          <table:table-cell office:value-type="float" office:value="0.000618584" calcext:value-type="float">
            <text:p>0.000618584</text:p>
          </table:table-cell>
          <table:table-cell office:value-type="float" office:value="0.0249187" calcext:value-type="float">
            <text:p>0.024918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79613" calcext:value-type="float">
            <text:p>0.179613</text:p>
          </table:table-cell>
          <table:table-cell office:value-type="float" office:value="0.000579109" calcext:value-type="float">
            <text:p>0.000579109</text:p>
          </table:table-cell>
          <table:table-cell office:value-type="float" office:value="0.0188145" calcext:value-type="float">
            <text:p>0.0188145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77103" calcext:value-type="float">
            <text:p>0.177103</text:p>
          </table:table-cell>
          <table:table-cell office:value-type="float" office:value="0.000651744" calcext:value-type="float">
            <text:p>0.000651744</text:p>
          </table:table-cell>
          <table:table-cell office:value-type="float" office:value="0.0206482" calcext:value-type="float">
            <text:p>0.0206482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81871" calcext:value-type="float">
            <text:p>0.181871</text:p>
          </table:table-cell>
          <table:table-cell office:value-type="float" office:value="0.000607137" calcext:value-type="float">
            <text:p>0.000607137</text:p>
          </table:table-cell>
          <table:table-cell office:value-type="float" office:value="0.0319836" calcext:value-type="float">
            <text:p>0.0319836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215566" calcext:value-type="float">
            <text:p>0.215566</text:p>
          </table:table-cell>
          <table:table-cell office:value-type="float" office:value="0.000588188" calcext:value-type="float">
            <text:p>0.000588188</text:p>
          </table:table-cell>
          <table:table-cell office:value-type="float" office:value="0.0230503" calcext:value-type="float">
            <text:p>0.0230503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174229" calcext:value-type="float">
            <text:p>0.174229</text:p>
          </table:table-cell>
          <table:table-cell office:value-type="float" office:value="0.00066714" calcext:value-type="float">
            <text:p>0.00066714</text:p>
          </table:table-cell>
          <table:table-cell office:value-type="float" office:value="0.019608" calcext:value-type="float">
            <text:p>0.019608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180079" calcext:value-type="float">
            <text:p>0.180079</text:p>
          </table:table-cell>
          <table:table-cell office:value-type="float" office:value="0.000602005" calcext:value-type="float">
            <text:p>0.000602005</text:p>
          </table:table-cell>
          <table:table-cell office:value-type="float" office:value="0.0191453" calcext:value-type="float">
            <text:p>0.0191453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79046" calcext:value-type="float">
            <text:p>0.179046</text:p>
          </table:table-cell>
          <table:table-cell office:value-type="float" office:value="0.000687272" calcext:value-type="float">
            <text:p>0.000687272</text:p>
          </table:table-cell>
          <table:table-cell office:value-type="float" office:value="0.0188895" calcext:value-type="float">
            <text:p>0.0188895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185674" calcext:value-type="float">
            <text:p>0.185674</text:p>
          </table:table-cell>
          <table:table-cell office:value-type="float" office:value="0.00066635" calcext:value-type="float">
            <text:p>0.00066635</text:p>
          </table:table-cell>
          <table:table-cell office:value-type="float" office:value="0.0188125" calcext:value-type="float">
            <text:p>0.0188125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220012" calcext:value-type="float">
            <text:p>0.220012</text:p>
          </table:table-cell>
          <table:table-cell office:value-type="float" office:value="0.00134928" calcext:value-type="float">
            <text:p>0.00134928</text:p>
          </table:table-cell>
          <table:table-cell office:value-type="float" office:value="0.0183487" calcext:value-type="float">
            <text:p>0.0183487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94511" calcext:value-type="float">
            <text:p>0.194511</text:p>
          </table:table-cell>
          <table:table-cell office:value-type="float" office:value="0.000643849" calcext:value-type="float">
            <text:p>0.000643849</text:p>
          </table:table-cell>
          <table:table-cell office:value-type="float" office:value="0.0194355" calcext:value-type="float">
            <text:p>0.019435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80337" calcext:value-type="float">
            <text:p>0.180337</text:p>
          </table:table-cell>
          <table:table-cell office:value-type="float" office:value="0.000759118" calcext:value-type="float">
            <text:p>0.000759118</text:p>
          </table:table-cell>
          <table:table-cell office:value-type="float" office:value="0.0195144" calcext:value-type="float">
            <text:p>0.0195144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83592" calcext:value-type="float">
            <text:p>0.183592</text:p>
          </table:table-cell>
          <table:table-cell office:value-type="float" office:value="0.000783198" calcext:value-type="float">
            <text:p>0.000783198</text:p>
          </table:table-cell>
          <table:table-cell office:value-type="float" office:value="0.018987" calcext:value-type="float">
            <text:p>0.018987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92311" calcext:value-type="float">
            <text:p>0.192311</text:p>
          </table:table-cell>
          <table:table-cell office:value-type="float" office:value="0.00113453" calcext:value-type="float">
            <text:p>0.00113453</text:p>
          </table:table-cell>
          <table:table-cell office:value-type="float" office:value="0.0187825" calcext:value-type="float">
            <text:p>0.0187825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183645" calcext:value-type="float">
            <text:p>0.183645</text:p>
          </table:table-cell>
          <table:table-cell office:value-type="float" office:value="0.000687272" calcext:value-type="float">
            <text:p>0.000687272</text:p>
          </table:table-cell>
          <table:table-cell office:value-type="float" office:value="0.0180325" calcext:value-type="float">
            <text:p>0.0180325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216582" calcext:value-type="float">
            <text:p>0.216582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0179926" calcext:value-type="float">
            <text:p>0.0179926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86244" calcext:value-type="float">
            <text:p>0.186244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180278" calcext:value-type="float">
            <text:p>0.0180278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186248" calcext:value-type="float">
            <text:p>0.186248</text:p>
          </table:table-cell>
          <table:table-cell office:value-type="float" office:value="0.000632401" calcext:value-type="float">
            <text:p>0.000632401</text:p>
          </table:table-cell>
          <table:table-cell office:value-type="float" office:value="0.0186692" calcext:value-type="float">
            <text:p>0.0186692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189547" calcext:value-type="float">
            <text:p>0.189547</text:p>
          </table:table-cell>
          <table:table-cell office:value-type="float" office:value="0.000582661" calcext:value-type="float">
            <text:p>0.000582661</text:p>
          </table:table-cell>
          <table:table-cell office:value-type="float" office:value="0.0207828" calcext:value-type="float">
            <text:p>0.0207828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185173" calcext:value-type="float">
            <text:p>0.185173</text:p>
          </table:table-cell>
          <table:table-cell office:value-type="float" office:value="0.000641875" calcext:value-type="float">
            <text:p>0.000641875</text:p>
          </table:table-cell>
          <table:table-cell office:value-type="float" office:value="0.021969" calcext:value-type="float">
            <text:p>0.021969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224819" calcext:value-type="float">
            <text:p>0.224819</text:p>
          </table:table-cell>
          <table:table-cell office:value-type="float" office:value="0.00060082" calcext:value-type="float">
            <text:p>0.00060082</text:p>
          </table:table-cell>
          <table:table-cell office:value-type="float" office:value="0.0267436" calcext:value-type="float">
            <text:p>0.02674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181648" calcext:value-type="float">
            <text:p>0.181648</text:p>
          </table:table-cell>
          <table:table-cell office:value-type="float" office:value="0.000659639" calcext:value-type="float">
            <text:p>0.000659639</text:p>
          </table:table-cell>
          <table:table-cell office:value-type="float" office:value="0.023282" calcext:value-type="float">
            <text:p>0.023282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1877" calcext:value-type="float">
            <text:p>0.1877</text:p>
          </table:table-cell>
          <table:table-cell office:value-type="float" office:value="0.000575951" calcext:value-type="float">
            <text:p>0.000575951</text:p>
          </table:table-cell>
          <table:table-cell office:value-type="float" office:value="0.0223429" calcext:value-type="float">
            <text:p>0.0223429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181829" calcext:value-type="float">
            <text:p>0.181829</text:p>
          </table:table-cell>
          <table:table-cell office:value-type="float" office:value="0.000584241" calcext:value-type="float">
            <text:p>0.000584241</text:p>
          </table:table-cell>
          <table:table-cell office:value-type="float" office:value="0.0187103" calcext:value-type="float">
            <text:p>0.0187103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183892" calcext:value-type="float">
            <text:p>0.183892</text:p>
          </table:table-cell>
          <table:table-cell office:value-type="float" office:value="0.000625295" calcext:value-type="float">
            <text:p>0.000625295</text:p>
          </table:table-cell>
          <table:table-cell office:value-type="float" office:value="0.01867" calcext:value-type="float">
            <text:p>0.01867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222354" calcext:value-type="float">
            <text:p>0.222354</text:p>
          </table:table-cell>
          <table:table-cell office:value-type="float" office:value="0.000587399" calcext:value-type="float">
            <text:p>0.000587399</text:p>
          </table:table-cell>
          <table:table-cell office:value-type="float" office:value="0.0185121" calcext:value-type="float">
            <text:p>0.0185121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79331" calcext:value-type="float">
            <text:p>0.179331</text:p>
          </table:table-cell>
          <table:table-cell office:value-type="float" office:value="0.000633585" calcext:value-type="float">
            <text:p>0.000633585</text:p>
          </table:table-cell>
          <table:table-cell office:value-type="float" office:value="0.0185327" calcext:value-type="float">
            <text:p>0.0185327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183906" calcext:value-type="float">
            <text:p>0.183906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188027" calcext:value-type="float">
            <text:p>0.0188027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8458" calcext:value-type="float">
            <text:p>0.18458</text:p>
          </table:table-cell>
          <table:table-cell office:value-type="float" office:value="0.000644244" calcext:value-type="float">
            <text:p>0.000644244</text:p>
          </table:table-cell>
          <table:table-cell office:value-type="float" office:value="0.0183645" calcext:value-type="float">
            <text:p>0.0183645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184751" calcext:value-type="float">
            <text:p>0.184751</text:p>
          </table:table-cell>
          <table:table-cell office:value-type="float" office:value="0.000581083" calcext:value-type="float">
            <text:p>0.000581083</text:p>
          </table:table-cell>
          <table:table-cell office:value-type="float" office:value="0.0182149" calcext:value-type="float">
            <text:p>0.0182149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23029" calcext:value-type="float">
            <text:p>0.23029</text:p>
          </table:table-cell>
          <table:table-cell office:value-type="float" office:value="0.000633585" calcext:value-type="float">
            <text:p>0.000633585</text:p>
          </table:table-cell>
          <table:table-cell office:value-type="float" office:value="0.0179713" calcext:value-type="float">
            <text:p>0.017971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183812" calcext:value-type="float">
            <text:p>0.183812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179765" calcext:value-type="float">
            <text:p>0.0179765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88298" calcext:value-type="float">
            <text:p>0.188298</text:p>
          </table:table-cell>
          <table:table-cell office:value-type="float" office:value="0.000667534" calcext:value-type="float">
            <text:p>0.000667534</text:p>
          </table:table-cell>
          <table:table-cell office:value-type="float" office:value="0.019021" calcext:value-type="float">
            <text:p>0.019021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84355" calcext:value-type="float">
            <text:p>0.184355</text:p>
          </table:table-cell>
          <table:table-cell office:value-type="float" office:value="0.000797409" calcext:value-type="float">
            <text:p>0.000797409</text:p>
          </table:table-cell>
          <table:table-cell office:value-type="float" office:value="0.0211266" calcext:value-type="float">
            <text:p>0.0211266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189008" calcext:value-type="float">
            <text:p>0.189008</text:p>
          </table:table-cell>
          <table:table-cell office:value-type="float" office:value="0.00103347" calcext:value-type="float">
            <text:p>0.00103347</text:p>
          </table:table-cell>
          <table:table-cell office:value-type="float" office:value="0.0205755" calcext:value-type="float">
            <text:p>0.0205755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223031" calcext:value-type="float">
            <text:p>0.223031</text:p>
          </table:table-cell>
          <table:table-cell office:value-type="float" office:value="0.00060161" calcext:value-type="float">
            <text:p>0.00060161</text:p>
          </table:table-cell>
          <table:table-cell office:value-type="float" office:value="0.0187691" calcext:value-type="float">
            <text:p>0.0187691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91259" calcext:value-type="float">
            <text:p>0.191259</text:p>
          </table:table-cell>
          <table:table-cell office:value-type="float" office:value="0.000911889" calcext:value-type="float">
            <text:p>0.000911889</text:p>
          </table:table-cell>
          <table:table-cell office:value-type="float" office:value="0.0184738" calcext:value-type="float">
            <text:p>0.0184738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88133" calcext:value-type="float">
            <text:p>0.188133</text:p>
          </table:table-cell>
          <table:table-cell office:value-type="float" office:value="0.000730301" calcext:value-type="float">
            <text:p>0.000730301</text:p>
          </table:table-cell>
          <table:table-cell office:value-type="float" office:value="0.0183712" calcext:value-type="float">
            <text:p>0.0183712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186381" calcext:value-type="float">
            <text:p>0.186381</text:p>
          </table:table-cell>
          <table:table-cell office:value-type="float" office:value="0.00065056" calcext:value-type="float">
            <text:p>0.00065056</text:p>
          </table:table-cell>
          <table:table-cell office:value-type="float" office:value="0.0195898" calcext:value-type="float">
            <text:p>0.0195898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194712" calcext:value-type="float">
            <text:p>0.194712</text:p>
          </table:table-cell>
          <table:table-cell office:value-type="float" office:value="0.000579898" calcext:value-type="float">
            <text:p>0.000579898</text:p>
          </table:table-cell>
          <table:table-cell office:value-type="float" office:value="0.0238003" calcext:value-type="float">
            <text:p>0.0238003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257727" calcext:value-type="float">
            <text:p>0.257727</text:p>
          </table:table-cell>
          <table:table-cell office:value-type="float" office:value="0.000670298" calcext:value-type="float">
            <text:p>0.000670298</text:p>
          </table:table-cell>
          <table:table-cell office:value-type="float" office:value="0.0273511" calcext:value-type="float">
            <text:p>0.027351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215024" calcext:value-type="float">
            <text:p>0.215024</text:p>
          </table:table-cell>
          <table:table-cell office:value-type="float" office:value="0.000572398" calcext:value-type="float">
            <text:p>0.000572398</text:p>
          </table:table-cell>
          <table:table-cell office:value-type="float" office:value="0.0221486" calcext:value-type="float">
            <text:p>0.0221486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184634" calcext:value-type="float">
            <text:p>0.184634</text:p>
          </table:table-cell>
          <table:table-cell office:value-type="float" office:value="0.00059411" calcext:value-type="float">
            <text:p>0.00059411</text:p>
          </table:table-cell>
          <table:table-cell office:value-type="float" office:value="0.0216414" calcext:value-type="float">
            <text:p>0.0216414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19091" calcext:value-type="float">
            <text:p>0.19091</text:p>
          </table:table-cell>
          <table:table-cell office:value-type="float" office:value="0.00062648" calcext:value-type="float">
            <text:p>0.00062648</text:p>
          </table:table-cell>
          <table:table-cell office:value-type="float" office:value="0.0197414" calcext:value-type="float">
            <text:p>0.0197414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200167" calcext:value-type="float">
            <text:p>0.200167</text:p>
          </table:table-cell>
          <table:table-cell office:value-type="float" office:value="0.000627664" calcext:value-type="float">
            <text:p>0.000627664</text:p>
          </table:table-cell>
          <table:table-cell office:value-type="float" office:value="0.0205629" calcext:value-type="float">
            <text:p>0.0205629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223772" calcext:value-type="float">
            <text:p>0.223772</text:p>
          </table:table-cell>
          <table:table-cell office:value-type="float" office:value="0.000735827" calcext:value-type="float">
            <text:p>0.000735827</text:p>
          </table:table-cell>
          <table:table-cell office:value-type="float" office:value="0.0188572" calcext:value-type="float">
            <text:p>0.0188572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193978" calcext:value-type="float">
            <text:p>0.193978</text:p>
          </table:table-cell>
          <table:table-cell office:value-type="float" office:value="0.000595688" calcext:value-type="float">
            <text:p>0.000595688</text:p>
          </table:table-cell>
          <table:table-cell office:value-type="float" office:value="0.019053" calcext:value-type="float">
            <text:p>0.019053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196474" calcext:value-type="float">
            <text:p>0.196474</text:p>
          </table:table-cell>
          <table:table-cell office:value-type="float" office:value="0.000745696" calcext:value-type="float">
            <text:p>0.000745696</text:p>
          </table:table-cell>
          <table:table-cell office:value-type="float" office:value="0.0185469" calcext:value-type="float">
            <text:p>0.0185469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194767" calcext:value-type="float">
            <text:p>0.194767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0.0194209" calcext:value-type="float">
            <text:p>0.0194209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198774" calcext:value-type="float">
            <text:p>0.198774</text:p>
          </table:table-cell>
          <table:table-cell office:value-type="float" office:value="0.000699115" calcext:value-type="float">
            <text:p>0.000699115</text:p>
          </table:table-cell>
          <table:table-cell office:value-type="float" office:value="0.0217973" calcext:value-type="float">
            <text:p>0.0217973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237474" calcext:value-type="float">
            <text:p>0.237474</text:p>
          </table:table-cell>
          <table:table-cell office:value-type="float" office:value="0.000836885" calcext:value-type="float">
            <text:p>0.000836885</text:p>
          </table:table-cell>
          <table:table-cell office:value-type="float" office:value="0.0205487" calcext:value-type="float">
            <text:p>0.020548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19213" calcext:value-type="float">
            <text:p>0.19213</text:p>
          </table:table-cell>
          <table:table-cell office:value-type="float" office:value="0.000670298" calcext:value-type="float">
            <text:p>0.000670298</text:p>
          </table:table-cell>
          <table:table-cell office:value-type="float" office:value="0.0204176" calcext:value-type="float">
            <text:p>0.0204176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193672" calcext:value-type="float">
            <text:p>0.193672</text:p>
          </table:table-cell>
          <table:table-cell office:value-type="float" office:value="0.000574766" calcext:value-type="float">
            <text:p>0.000574766</text:p>
          </table:table-cell>
          <table:table-cell office:value-type="float" office:value="0.0269813" calcext:value-type="float">
            <text:p>0.0269813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191611" calcext:value-type="float">
            <text:p>0.191611</text:p>
          </table:table-cell>
          <table:table-cell office:value-type="float" office:value="0.000657271" calcext:value-type="float">
            <text:p>0.000657271</text:p>
          </table:table-cell>
          <table:table-cell office:value-type="float" office:value="0.0389929" calcext:value-type="float">
            <text:p>0.0389929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194883" calcext:value-type="float">
            <text:p>0.194883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206805" calcext:value-type="float">
            <text:p>0.0206805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244335" calcext:value-type="float">
            <text:p>0.244335</text:p>
          </table:table-cell>
          <table:table-cell office:value-type="float" office:value="0.000635559" calcext:value-type="float">
            <text:p>0.000635559</text:p>
          </table:table-cell>
          <table:table-cell office:value-type="float" office:value="0.020332" calcext:value-type="float">
            <text:p>0.020332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200018" calcext:value-type="float">
            <text:p>0.200018</text:p>
          </table:table-cell>
          <table:table-cell office:value-type="float" office:value="0.000596083" calcext:value-type="float">
            <text:p>0.000596083</text:p>
          </table:table-cell>
          <table:table-cell office:value-type="float" office:value="0.0197651" calcext:value-type="float">
            <text:p>0.0197651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206096" calcext:value-type="float">
            <text:p>0.206096</text:p>
          </table:table-cell>
          <table:table-cell office:value-type="float" office:value="0.000697141" calcext:value-type="float">
            <text:p>0.000697141</text:p>
          </table:table-cell>
          <table:table-cell office:value-type="float" office:value="0.0199119" calcext:value-type="float">
            <text:p>0.0199119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192658" calcext:value-type="float">
            <text:p>0.192658</text:p>
          </table:table-cell>
          <table:table-cell office:value-type="float" office:value="0.000793857" calcext:value-type="float">
            <text:p>0.000793857</text:p>
          </table:table-cell>
          <table:table-cell office:value-type="float" office:value="0.0222615" calcext:value-type="float">
            <text:p>0.0222615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200028" calcext:value-type="float">
            <text:p>0.200028</text:p>
          </table:table-cell>
          <table:table-cell office:value-type="float" office:value="0.000920179" calcext:value-type="float">
            <text:p>0.000920179</text:p>
          </table:table-cell>
          <table:table-cell office:value-type="float" office:value="0.0221782" calcext:value-type="float">
            <text:p>0.0221782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232667" calcext:value-type="float">
            <text:p>0.232667</text:p>
          </table:table-cell>
          <table:table-cell office:value-type="float" office:value="0.000578319" calcext:value-type="float">
            <text:p>0.000578319</text:p>
          </table:table-cell>
          <table:table-cell office:value-type="float" office:value="0.0233376" calcext:value-type="float">
            <text:p>0.02333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206709" calcext:value-type="float">
            <text:p>0.206709</text:p>
          </table:table-cell>
          <table:table-cell office:value-type="float" office:value="0.000676614" calcext:value-type="float">
            <text:p>0.000676614</text:p>
          </table:table-cell>
          <table:table-cell office:value-type="float" office:value="0.0547935" calcext:value-type="float">
            <text:p>0.0547935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195459" calcext:value-type="float">
            <text:p>0.195459</text:p>
          </table:table-cell>
          <table:table-cell office:value-type="float" office:value="0.000592136" calcext:value-type="float">
            <text:p>0.000592136</text:p>
          </table:table-cell>
          <table:table-cell office:value-type="float" office:value="0.0342282" calcext:value-type="float">
            <text:p>0.0342282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211513" calcext:value-type="float">
            <text:p>0.211513</text:p>
          </table:table-cell>
          <table:table-cell office:value-type="float" office:value="0.000594899" calcext:value-type="float">
            <text:p>0.000594899</text:p>
          </table:table-cell>
          <table:table-cell office:value-type="float" office:value="0.0193707" calcext:value-type="float">
            <text:p>0.0193707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199361" calcext:value-type="float">
            <text:p>0.199361</text:p>
          </table:table-cell>
          <table:table-cell office:value-type="float" office:value="0.000759513" calcext:value-type="float">
            <text:p>0.000759513</text:p>
          </table:table-cell>
          <table:table-cell office:value-type="float" office:value="0.0193352" calcext:value-type="float">
            <text:p>0.0193352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23448" calcext:value-type="float">
            <text:p>0.23448</text:p>
          </table:table-cell>
          <table:table-cell office:value-type="float" office:value="0.00058582" calcext:value-type="float">
            <text:p>0.00058582</text:p>
          </table:table-cell>
          <table:table-cell office:value-type="float" office:value="0.0196471" calcext:value-type="float">
            <text:p>0.0196471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205944" calcext:value-type="float">
            <text:p>0.205944</text:p>
          </table:table-cell>
          <table:table-cell office:value-type="float" office:value="0.000710168" calcext:value-type="float">
            <text:p>0.000710168</text:p>
          </table:table-cell>
          <table:table-cell office:value-type="float" office:value="0.0191394" calcext:value-type="float">
            <text:p>0.0191394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199042" calcext:value-type="float">
            <text:p>0.199042</text:p>
          </table:table-cell>
          <table:table-cell office:value-type="float" office:value="0.00078833" calcext:value-type="float">
            <text:p>0.00078833</text:p>
          </table:table-cell>
          <table:table-cell office:value-type="float" office:value="0.0190711" calcext:value-type="float">
            <text:p>0.0190711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210258" calcext:value-type="float">
            <text:p>0.210258</text:p>
          </table:table-cell>
          <table:table-cell office:value-type="float" office:value="0.000667929" calcext:value-type="float">
            <text:p>0.000667929</text:p>
          </table:table-cell>
          <table:table-cell office:value-type="float" office:value="0.0191122" calcext:value-type="float">
            <text:p>0.0191122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254603" calcext:value-type="float">
            <text:p>0.254603</text:p>
          </table:table-cell>
          <table:table-cell office:value-type="float" office:value="0.000609505" calcext:value-type="float">
            <text:p>0.000609505</text:p>
          </table:table-cell>
          <table:table-cell office:value-type="float" office:value="0.0189298" calcext:value-type="float">
            <text:p>0.0189298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226408" calcext:value-type="float">
            <text:p>0.226408</text:p>
          </table:table-cell>
          <table:table-cell office:value-type="float" office:value="0.000669113" calcext:value-type="float">
            <text:p>0.000669113</text:p>
          </table:table-cell>
          <table:table-cell office:value-type="float" office:value="0.019623" calcext:value-type="float">
            <text:p>0.019623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197771" calcext:value-type="float">
            <text:p>0.197771</text:p>
          </table:table-cell>
          <table:table-cell office:value-type="float" office:value="0.000650165" calcext:value-type="float">
            <text:p>0.000650165</text:p>
          </table:table-cell>
          <table:table-cell office:value-type="float" office:value="0.0197975" calcext:value-type="float">
            <text:p>0.0197975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200709" calcext:value-type="float">
            <text:p>0.200709</text:p>
          </table:table-cell>
          <table:table-cell office:value-type="float" office:value="0.000716484" calcext:value-type="float">
            <text:p>0.000716484</text:p>
          </table:table-cell>
          <table:table-cell office:value-type="float" office:value="0.0196565" calcext:value-type="float">
            <text:p>0.0196565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205344" calcext:value-type="float">
            <text:p>0.205344</text:p>
          </table:table-cell>
          <table:table-cell office:value-type="float" office:value="0.000716484" calcext:value-type="float">
            <text:p>0.000716484</text:p>
          </table:table-cell>
          <table:table-cell office:value-type="float" office:value="0.0211941" calcext:value-type="float">
            <text:p>0.0211941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237157" calcext:value-type="float">
            <text:p>0.237157</text:p>
          </table:table-cell>
          <table:table-cell office:value-type="float" office:value="0.000836096" calcext:value-type="float">
            <text:p>0.000836096</text:p>
          </table:table-cell>
          <table:table-cell office:value-type="float" office:value="0.0213966" calcext:value-type="float">
            <text:p>0.0213966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198682" calcext:value-type="float">
            <text:p>0.198682</text:p>
          </table:table-cell>
          <table:table-cell office:value-type="float" office:value="0.000654113" calcext:value-type="float">
            <text:p>0.000654113</text:p>
          </table:table-cell>
          <table:table-cell office:value-type="float" office:value="0.0218826" calcext:value-type="float">
            <text:p>0.0218826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198568" calcext:value-type="float">
            <text:p>0.198568</text:p>
          </table:table-cell>
          <table:table-cell office:value-type="float" office:value="0.000725958" calcext:value-type="float">
            <text:p>0.000725958</text:p>
          </table:table-cell>
          <table:table-cell office:value-type="float" office:value="0.0218435" calcext:value-type="float">
            <text:p>0.0218435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209231" calcext:value-type="float">
            <text:p>0.209231</text:p>
          </table:table-cell>
          <table:table-cell office:value-type="float" office:value="0.00063477" calcext:value-type="float">
            <text:p>0.00063477</text:p>
          </table:table-cell>
          <table:table-cell office:value-type="float" office:value="0.020617" calcext:value-type="float">
            <text:p>0.020617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208896" calcext:value-type="float">
            <text:p>0.208896</text:p>
          </table:table-cell>
          <table:table-cell office:value-type="float" office:value="0.000712931" calcext:value-type="float">
            <text:p>0.000712931</text:p>
          </table:table-cell>
          <table:table-cell office:value-type="float" office:value="0.0202226" calcext:value-type="float">
            <text:p>0.0202226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242927" calcext:value-type="float">
            <text:p>0.242927</text:p>
          </table:table-cell>
          <table:table-cell office:value-type="float" office:value="0.00060161" calcext:value-type="float">
            <text:p>0.00060161</text:p>
          </table:table-cell>
          <table:table-cell office:value-type="float" office:value="0.0203766" calcext:value-type="float">
            <text:p>0.0203766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200944" calcext:value-type="float">
            <text:p>0.200944</text:p>
          </table:table-cell>
          <table:table-cell office:value-type="float" office:value="0.000652139" calcext:value-type="float">
            <text:p>0.000652139</text:p>
          </table:table-cell>
          <table:table-cell office:value-type="float" office:value="0.0212715" calcext:value-type="float">
            <text:p>0.021271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20057" calcext:value-type="float">
            <text:p>0.20057</text:p>
          </table:table-cell>
          <table:table-cell office:value-type="float" office:value="0.000662797" calcext:value-type="float">
            <text:p>0.000662797</text:p>
          </table:table-cell>
          <table:table-cell office:value-type="float" office:value="0.0250276" calcext:value-type="float">
            <text:p>0.0250276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205847" calcext:value-type="float">
            <text:p>0.205847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0.0203166" calcext:value-type="float">
            <text:p>0.0203166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2376" calcext:value-type="float">
            <text:p>0.2376</text:p>
          </table:table-cell>
          <table:table-cell office:value-type="float" office:value="0.000816753" calcext:value-type="float">
            <text:p>0.000816753</text:p>
          </table:table-cell>
          <table:table-cell office:value-type="float" office:value="0.0197809" calcext:value-type="float">
            <text:p>0.0197809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213045" calcext:value-type="float">
            <text:p>0.213045</text:p>
          </table:table-cell>
          <table:table-cell office:value-type="float" office:value="0.000878335" calcext:value-type="float">
            <text:p>0.000878335</text:p>
          </table:table-cell>
          <table:table-cell office:value-type="float" office:value="0.0199593" calcext:value-type="float">
            <text:p>0.0199593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20305" calcext:value-type="float">
            <text:p>0.20305</text:p>
          </table:table-cell>
          <table:table-cell office:value-type="float" office:value="0.000690825" calcext:value-type="float">
            <text:p>0.000690825</text:p>
          </table:table-cell>
          <table:table-cell office:value-type="float" office:value="0.0233448" calcext:value-type="float">
            <text:p>0.0233448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202957" calcext:value-type="float">
            <text:p>0.202957</text:p>
          </table:table-cell>
          <table:table-cell office:value-type="float" office:value="0.00057753" calcext:value-type="float">
            <text:p>0.00057753</text:p>
          </table:table-cell>
          <table:table-cell office:value-type="float" office:value="0.0231434" calcext:value-type="float">
            <text:p>0.0231434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205682" calcext:value-type="float">
            <text:p>0.205682</text:p>
          </table:table-cell>
          <table:table-cell office:value-type="float" office:value="0.000632401" calcext:value-type="float">
            <text:p>0.000632401</text:p>
          </table:table-cell>
          <table:table-cell office:value-type="float" office:value="0.0219189" calcext:value-type="float">
            <text:p>0.0219189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422209" calcext:value-type="float">
            <text:p>0.422209</text:p>
          </table:table-cell>
          <table:table-cell office:value-type="float" office:value="0.000594504" calcext:value-type="float">
            <text:p>0.000594504</text:p>
          </table:table-cell>
          <table:table-cell office:value-type="float" office:value="0.0220503" calcext:value-type="float">
            <text:p>0.0220503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234774" calcext:value-type="float">
            <text:p>0.234774</text:p>
          </table:table-cell>
          <table:table-cell office:value-type="float" office:value="0.00064227" calcext:value-type="float">
            <text:p>0.00064227</text:p>
          </table:table-cell>
          <table:table-cell office:value-type="float" office:value="0.0211464" calcext:value-type="float">
            <text:p>0.0211464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226332" calcext:value-type="float">
            <text:p>0.226332</text:p>
          </table:table-cell>
          <table:table-cell office:value-type="float" office:value="0.000593715" calcext:value-type="float">
            <text:p>0.000593715</text:p>
          </table:table-cell>
          <table:table-cell office:value-type="float" office:value="0.0220065" calcext:value-type="float">
            <text:p>0.0220065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211452" calcext:value-type="float">
            <text:p>0.211452</text:p>
          </table:table-cell>
          <table:table-cell office:value-type="float" office:value="0.000652534" calcext:value-type="float">
            <text:p>0.000652534</text:p>
          </table:table-cell>
          <table:table-cell office:value-type="float" office:value="0.0237253" calcext:value-type="float">
            <text:p>0.0237253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269799" calcext:value-type="float">
            <text:p>0.269799</text:p>
          </table:table-cell>
          <table:table-cell office:value-type="float" office:value="0.000587399" calcext:value-type="float">
            <text:p>0.000587399</text:p>
          </table:table-cell>
          <table:table-cell office:value-type="float" office:value="0.0198812" calcext:value-type="float">
            <text:p>0.0198812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237578" calcext:value-type="float">
            <text:p>0.237578</text:p>
          </table:table-cell>
          <table:table-cell office:value-type="float" office:value="0.000723195" calcext:value-type="float">
            <text:p>0.000723195</text:p>
          </table:table-cell>
          <table:table-cell office:value-type="float" office:value="0.0196254" calcext:value-type="float">
            <text:p>0.0196254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216994" calcext:value-type="float">
            <text:p>0.216994</text:p>
          </table:table-cell>
          <table:table-cell office:value-type="float" office:value="0.000607137" calcext:value-type="float">
            <text:p>0.000607137</text:p>
          </table:table-cell>
          <table:table-cell office:value-type="float" office:value="0.0247959" calcext:value-type="float">
            <text:p>0.0247959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211033" calcext:value-type="float">
            <text:p>0.211033</text:p>
          </table:table-cell>
          <table:table-cell office:value-type="float" office:value="0.000711352" calcext:value-type="float">
            <text:p>0.000711352</text:p>
          </table:table-cell>
          <table:table-cell office:value-type="float" office:value="0.0212304" calcext:value-type="float">
            <text:p>0.0212304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31996" calcext:value-type="float">
            <text:p>0.31996</text:p>
          </table:table-cell>
          <table:table-cell office:value-type="float" office:value="0.000599636" calcext:value-type="float">
            <text:p>0.000599636</text:p>
          </table:table-cell>
          <table:table-cell office:value-type="float" office:value="0.0217341" calcext:value-type="float">
            <text:p>0.0217341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224472" calcext:value-type="float">
            <text:p>0.224472</text:p>
          </table:table-cell>
          <table:table-cell office:value-type="float" office:value="0.000677798" calcext:value-type="float">
            <text:p>0.000677798</text:p>
          </table:table-cell>
          <table:table-cell office:value-type="float" office:value="0.0276733" calcext:value-type="float">
            <text:p>0.0276733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204477" calcext:value-type="float">
            <text:p>0.204477</text:p>
          </table:table-cell>
          <table:table-cell office:value-type="float" office:value="0.000592136" calcext:value-type="float">
            <text:p>0.000592136</text:p>
          </table:table-cell>
          <table:table-cell office:value-type="float" office:value="0.0229362" calcext:value-type="float">
            <text:p>0.0229362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206625" calcext:value-type="float">
            <text:p>0.206625</text:p>
          </table:table-cell>
          <table:table-cell office:value-type="float" office:value="0.000660823" calcext:value-type="float">
            <text:p>0.000660823</text:p>
          </table:table-cell>
          <table:table-cell office:value-type="float" office:value="0.0229346" calcext:value-type="float">
            <text:p>0.0229346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268934" calcext:value-type="float">
            <text:p>0.268934</text:p>
          </table:table-cell>
          <table:table-cell office:value-type="float" office:value="0.000596478" calcext:value-type="float">
            <text:p>0.000596478</text:p>
          </table:table-cell>
          <table:table-cell office:value-type="float" office:value="0.0291654" calcext:value-type="float">
            <text:p>0.029165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208083" calcext:value-type="float">
            <text:p>0.208083</text:p>
          </table:table-cell>
          <table:table-cell office:value-type="float" office:value="0.000606742" calcext:value-type="float">
            <text:p>0.000606742</text:p>
          </table:table-cell>
          <table:table-cell office:value-type="float" office:value="0.0245642" calcext:value-type="float">
            <text:p>0.0245642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210117" calcext:value-type="float">
            <text:p>0.210117</text:p>
          </table:table-cell>
          <table:table-cell office:value-type="float" office:value="0.000675429" calcext:value-type="float">
            <text:p>0.000675429</text:p>
          </table:table-cell>
          <table:table-cell office:value-type="float" office:value="0.026236" calcext:value-type="float">
            <text:p>0.026236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204723" calcext:value-type="float">
            <text:p>0.204723</text:p>
          </table:table-cell>
          <table:table-cell office:value-type="float" office:value="0.000610689" calcext:value-type="float">
            <text:p>0.000610689</text:p>
          </table:table-cell>
          <table:table-cell office:value-type="float" office:value="0.0243384" calcext:value-type="float">
            <text:p>0.0243384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213211" calcext:value-type="float">
            <text:p>0.213211</text:p>
          </table:table-cell>
          <table:table-cell office:value-type="float" office:value="0.00073109" calcext:value-type="float">
            <text:p>0.00073109</text:p>
          </table:table-cell>
          <table:table-cell office:value-type="float" office:value="0.0244406" calcext:value-type="float">
            <text:p>0.0244406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241501" calcext:value-type="float">
            <text:p>0.241501</text:p>
          </table:table-cell>
          <table:table-cell office:value-type="float" office:value="0.000751223" calcext:value-type="float">
            <text:p>0.000751223</text:p>
          </table:table-cell>
          <table:table-cell office:value-type="float" office:value="0.0210966" calcext:value-type="float">
            <text:p>0.0210966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214704" calcext:value-type="float">
            <text:p>0.214704</text:p>
          </table:table-cell>
          <table:table-cell office:value-type="float" office:value="0.00170022" calcext:value-type="float">
            <text:p>0.00170022</text:p>
          </table:table-cell>
          <table:table-cell office:value-type="float" office:value="0.024366" calcext:value-type="float">
            <text:p>0.024366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214279" calcext:value-type="float">
            <text:p>0.214279</text:p>
          </table:table-cell>
          <table:table-cell office:value-type="float" office:value="0.0011819" calcext:value-type="float">
            <text:p>0.0011819</text:p>
          </table:table-cell>
          <table:table-cell office:value-type="float" office:value="0.0273594" calcext:value-type="float">
            <text:p>0.0273594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21906" calcext:value-type="float">
            <text:p>0.21906</text:p>
          </table:table-cell>
          <table:table-cell office:value-type="float" office:value="0.00106348" calcext:value-type="float">
            <text:p>0.00106348</text:p>
          </table:table-cell>
          <table:table-cell office:value-type="float" office:value="0.0307658" calcext:value-type="float">
            <text:p>0.0307658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25145" calcext:value-type="float">
            <text:p>0.25145</text:p>
          </table:table-cell>
          <table:table-cell office:value-type="float" office:value="0.000784382" calcext:value-type="float">
            <text:p>0.000784382</text:p>
          </table:table-cell>
          <table:table-cell office:value-type="float" office:value="0.0263891" calcext:value-type="float">
            <text:p>0.0263891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215157" calcext:value-type="float">
            <text:p>0.215157</text:p>
          </table:table-cell>
          <table:table-cell office:value-type="float" office:value="0.000734248" calcext:value-type="float">
            <text:p>0.000734248</text:p>
          </table:table-cell>
          <table:table-cell office:value-type="float" office:value="0.0226531" calcext:value-type="float">
            <text:p>0.02265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211051" calcext:value-type="float">
            <text:p>0.211051</text:p>
          </table:table-cell>
          <table:table-cell office:value-type="float" office:value="0.000634769" calcext:value-type="float">
            <text:p>0.000634769</text:p>
          </table:table-cell>
          <table:table-cell office:value-type="float" office:value="0.0220314" calcext:value-type="float">
            <text:p>0.0220314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213242" calcext:value-type="float">
            <text:p>0.213242</text:p>
          </table:table-cell>
          <table:table-cell office:value-type="float" office:value="0.000706221" calcext:value-type="float">
            <text:p>0.000706221</text:p>
          </table:table-cell>
          <table:table-cell office:value-type="float" office:value="0.0259134" calcext:value-type="float">
            <text:p>0.0259134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224366" calcext:value-type="float">
            <text:p>0.224366</text:p>
          </table:table-cell>
          <table:table-cell office:value-type="float" office:value="0.00059253" calcext:value-type="float">
            <text:p>0.00059253</text:p>
          </table:table-cell>
          <table:table-cell office:value-type="float" office:value="0.0245148" calcext:value-type="float">
            <text:p>0.0245148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262376" calcext:value-type="float">
            <text:p>0.262376</text:p>
          </table:table-cell>
          <table:table-cell office:value-type="float" office:value="0.000690825" calcext:value-type="float">
            <text:p>0.000690825</text:p>
          </table:table-cell>
          <table:table-cell office:value-type="float" office:value="0.0266189" calcext:value-type="float">
            <text:p>0.0266189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211589" calcext:value-type="float">
            <text:p>0.211589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0246072" calcext:value-type="float">
            <text:p>0.0246072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216998" calcext:value-type="float">
            <text:p>0.216998</text:p>
          </table:table-cell>
          <table:table-cell office:value-type="float" office:value="0.000686483" calcext:value-type="float">
            <text:p>0.000686483</text:p>
          </table:table-cell>
          <table:table-cell office:value-type="float" office:value="0.0238947" calcext:value-type="float">
            <text:p>0.0238947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214826" calcext:value-type="float">
            <text:p>0.214826</text:p>
          </table:table-cell>
          <table:table-cell office:value-type="float" office:value="0.000787541" calcext:value-type="float">
            <text:p>0.000787541</text:p>
          </table:table-cell>
          <table:table-cell office:value-type="float" office:value="0.0259162" calcext:value-type="float">
            <text:p>0.0259162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25139" calcext:value-type="float">
            <text:p>0.25139</text:p>
          </table:table-cell>
          <table:table-cell office:value-type="float" office:value="0.000689641" calcext:value-type="float">
            <text:p>0.000689641</text:p>
          </table:table-cell>
          <table:table-cell office:value-type="float" office:value="0.0238528" calcext:value-type="float">
            <text:p>0.0238528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212353" calcext:value-type="float">
            <text:p>0.212353</text:p>
          </table:table-cell>
          <table:table-cell office:value-type="float" office:value="0.000646612" calcext:value-type="float">
            <text:p>0.000646612</text:p>
          </table:table-cell>
          <table:table-cell office:value-type="float" office:value="0.0223768" calcext:value-type="float">
            <text:p>0.0223768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215867" calcext:value-type="float">
            <text:p>0.215867</text:p>
          </table:table-cell>
          <table:table-cell office:value-type="float" office:value="0.000798989" calcext:value-type="float">
            <text:p>0.000798989</text:p>
          </table:table-cell>
          <table:table-cell office:value-type="float" office:value="0.0255921" calcext:value-type="float">
            <text:p>0.025592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223492" calcext:value-type="float">
            <text:p>0.223492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245503" calcext:value-type="float">
            <text:p>0.0245503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224169" calcext:value-type="float">
            <text:p>0.224169</text:p>
          </table:table-cell>
          <table:table-cell office:value-type="float" office:value="0.000601215" calcext:value-type="float">
            <text:p>0.000601215</text:p>
          </table:table-cell>
          <table:table-cell office:value-type="float" office:value="0.0261365" calcext:value-type="float">
            <text:p>0.0261365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266958" calcext:value-type="float">
            <text:p>0.266958</text:p>
          </table:table-cell>
          <table:table-cell office:value-type="float" office:value="0.000801752" calcext:value-type="float">
            <text:p>0.000801752</text:p>
          </table:table-cell>
          <table:table-cell office:value-type="float" office:value="0.0235891" calcext:value-type="float">
            <text:p>0.0235891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21659" calcext:value-type="float">
            <text:p>0.21659</text:p>
          </table:table-cell>
          <table:table-cell office:value-type="float" office:value="0.00059332" calcext:value-type="float">
            <text:p>0.00059332</text:p>
          </table:table-cell>
          <table:table-cell office:value-type="float" office:value="0.0217772" calcext:value-type="float">
            <text:p>0.0217772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214695" calcext:value-type="float">
            <text:p>0.214695</text:p>
          </table:table-cell>
          <table:table-cell office:value-type="float" office:value="0.000644638" calcext:value-type="float">
            <text:p>0.000644638</text:p>
          </table:table-cell>
          <table:table-cell office:value-type="float" office:value="0.0245334" calcext:value-type="float">
            <text:p>0.0245334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225511" calcext:value-type="float">
            <text:p>0.225511</text:p>
          </table:table-cell>
          <table:table-cell office:value-type="float" office:value="0.000629243" calcext:value-type="float">
            <text:p>0.000629243</text:p>
          </table:table-cell>
          <table:table-cell office:value-type="float" office:value="0.0240581" calcext:value-type="float">
            <text:p>0.0240581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262926" calcext:value-type="float">
            <text:p>0.262926</text:p>
          </table:table-cell>
          <table:table-cell office:value-type="float" office:value="0.000678193" calcext:value-type="float">
            <text:p>0.000678193</text:p>
          </table:table-cell>
          <table:table-cell office:value-type="float" office:value="0.0236771" calcext:value-type="float">
            <text:p>0.0236771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214955" calcext:value-type="float">
            <text:p>0.214955</text:p>
          </table:table-cell>
          <table:table-cell office:value-type="float" office:value="0.000761487" calcext:value-type="float">
            <text:p>0.000761487</text:p>
          </table:table-cell>
          <table:table-cell office:value-type="float" office:value="0.0217227" calcext:value-type="float">
            <text:p>0.0217227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215723" calcext:value-type="float">
            <text:p>0.215723</text:p>
          </table:table-cell>
          <table:table-cell office:value-type="float" office:value="0.000940706" calcext:value-type="float">
            <text:p>0.000940706</text:p>
          </table:table-cell>
          <table:table-cell office:value-type="float" office:value="0.0226046" calcext:value-type="float">
            <text:p>0.0226046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216981" calcext:value-type="float">
            <text:p>0.216981</text:p>
          </table:table-cell>
          <table:table-cell office:value-type="float" office:value="0.000963207" calcext:value-type="float">
            <text:p>0.000963207</text:p>
          </table:table-cell>
          <table:table-cell office:value-type="float" office:value="0.0240348" calcext:value-type="float">
            <text:p>0.024034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260794" calcext:value-type="float">
            <text:p>0.260794</text:p>
          </table:table-cell>
          <table:table-cell office:value-type="float" office:value="0.000691614" calcext:value-type="float">
            <text:p>0.000691614</text:p>
          </table:table-cell>
          <table:table-cell office:value-type="float" office:value="0.0218672" calcext:value-type="float">
            <text:p>0.0218672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22909" calcext:value-type="float">
            <text:p>0.22909</text:p>
          </table:table-cell>
          <table:table-cell office:value-type="float" office:value="0.000636743" calcext:value-type="float">
            <text:p>0.000636743</text:p>
          </table:table-cell>
          <table:table-cell office:value-type="float" office:value="0.0257465" calcext:value-type="float">
            <text:p>0.0257465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217615" calcext:value-type="float">
            <text:p>0.217615</text:p>
          </table:table-cell>
          <table:table-cell office:value-type="float" office:value="0.0026954" calcext:value-type="float">
            <text:p>0.0026954</text:p>
          </table:table-cell>
          <table:table-cell office:value-type="float" office:value="0.0252202" calcext:value-type="float">
            <text:p>0.0252202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218485" calcext:value-type="float">
            <text:p>0.218485</text:p>
          </table:table-cell>
          <table:table-cell office:value-type="float" office:value="0.00114559" calcext:value-type="float">
            <text:p>0.00114559</text:p>
          </table:table-cell>
          <table:table-cell office:value-type="float" office:value="0.0274964" calcext:value-type="float">
            <text:p>0.0274964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230415" calcext:value-type="float">
            <text:p>0.230415</text:p>
          </table:table-cell>
          <table:table-cell office:value-type="float" office:value="0.00109348" calcext:value-type="float">
            <text:p>0.00109348</text:p>
          </table:table-cell>
          <table:table-cell office:value-type="float" office:value="0.0325552" calcext:value-type="float">
            <text:p>0.0325552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254857" calcext:value-type="float">
            <text:p>0.254857</text:p>
          </table:table-cell>
          <table:table-cell office:value-type="float" office:value="0.000976234" calcext:value-type="float">
            <text:p>0.000976234</text:p>
          </table:table-cell>
          <table:table-cell office:value-type="float" office:value="0.0221313" calcext:value-type="float">
            <text:p>0.0221313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219849" calcext:value-type="float">
            <text:p>0.219849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0310169" calcext:value-type="float">
            <text:p>0.0310169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221757" calcext:value-type="float">
            <text:p>0.221757</text:p>
          </table:table-cell>
          <table:table-cell office:value-type="float" office:value="0.000608716" calcext:value-type="float">
            <text:p>0.000608716</text:p>
          </table:table-cell>
          <table:table-cell office:value-type="float" office:value="0.0262995" calcext:value-type="float">
            <text:p>0.0262995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227951" calcext:value-type="float">
            <text:p>0.227951</text:p>
          </table:table-cell>
          <table:table-cell office:value-type="float" office:value="0.000673456" calcext:value-type="float">
            <text:p>0.000673456</text:p>
          </table:table-cell>
          <table:table-cell office:value-type="float" office:value="0.0240154" calcext:value-type="float">
            <text:p>0.0240154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450199" calcext:value-type="float">
            <text:p>0.450199</text:p>
          </table:table-cell>
          <table:table-cell office:value-type="float" office:value="0.000599241" calcext:value-type="float">
            <text:p>0.000599241</text:p>
          </table:table-cell>
          <table:table-cell office:value-type="float" office:value="0.024141" calcext:value-type="float">
            <text:p>0.0241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267575" calcext:value-type="float">
            <text:p>0.267575</text:p>
          </table:table-cell>
          <table:table-cell office:value-type="float" office:value="0.000603189" calcext:value-type="float">
            <text:p>0.000603189</text:p>
          </table:table-cell>
          <table:table-cell office:value-type="float" office:value="0.0228178" calcext:value-type="float">
            <text:p>0.0228178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268683" calcext:value-type="float">
            <text:p>0.268683</text:p>
          </table:table-cell>
          <table:table-cell office:value-type="float" office:value="0.000854649" calcext:value-type="float">
            <text:p>0.000854649</text:p>
          </table:table-cell>
          <table:table-cell office:value-type="float" office:value="0.0340142" calcext:value-type="float">
            <text:p>0.0340142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376724" calcext:value-type="float">
            <text:p>0.376724</text:p>
          </table:table-cell>
          <table:table-cell office:value-type="float" office:value="0.000849912" calcext:value-type="float">
            <text:p>0.000849912</text:p>
          </table:table-cell>
          <table:table-cell office:value-type="float" office:value="0.0279709" calcext:value-type="float">
            <text:p>0.0279709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298095" calcext:value-type="float">
            <text:p>0.298095</text:p>
          </table:table-cell>
          <table:table-cell office:value-type="float" office:value="0.00091781" calcext:value-type="float">
            <text:p>0.00091781</text:p>
          </table:table-cell>
          <table:table-cell office:value-type="float" office:value="0.0228766" calcext:value-type="float">
            <text:p>0.0228766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248983" calcext:value-type="float">
            <text:p>0.248983</text:p>
          </table:table-cell>
          <table:table-cell office:value-type="float" office:value="0.00100939" calcext:value-type="float">
            <text:p>0.00100939</text:p>
          </table:table-cell>
          <table:table-cell office:value-type="float" office:value="0.0219821" calcext:value-type="float">
            <text:p>0.0219821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271103" calcext:value-type="float">
            <text:p>0.271103</text:p>
          </table:table-cell>
          <table:table-cell office:value-type="float" office:value="0.000976234" calcext:value-type="float">
            <text:p>0.000976234</text:p>
          </table:table-cell>
          <table:table-cell office:value-type="float" office:value="0.0240004" calcext:value-type="float">
            <text:p>0.0240004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223185" calcext:value-type="float">
            <text:p>0.223185</text:p>
          </table:table-cell>
          <table:table-cell office:value-type="float" office:value="0.00130744" calcext:value-type="float">
            <text:p>0.00130744</text:p>
          </table:table-cell>
          <table:table-cell office:value-type="float" office:value="0.0228134" calcext:value-type="float">
            <text:p>0.0228134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223877" calcext:value-type="float">
            <text:p>0.223877</text:p>
          </table:table-cell>
          <table:table-cell office:value-type="float" office:value="0.00101018" calcext:value-type="float">
            <text:p>0.00101018</text:p>
          </table:table-cell>
          <table:table-cell office:value-type="float" office:value="0.0226488" calcext:value-type="float">
            <text:p>0.0226488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235379" calcext:value-type="float">
            <text:p>0.235379</text:p>
          </table:table-cell>
          <table:table-cell office:value-type="float" office:value="0.000635559" calcext:value-type="float">
            <text:p>0.000635559</text:p>
          </table:table-cell>
          <table:table-cell office:value-type="float" office:value="0.0237217" calcext:value-type="float">
            <text:p>0.0237217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296905" calcext:value-type="float">
            <text:p>0.296905</text:p>
          </table:table-cell>
          <table:table-cell office:value-type="float" office:value="0.000689246" calcext:value-type="float">
            <text:p>0.000689246</text:p>
          </table:table-cell>
          <table:table-cell office:value-type="float" office:value="0.0249431" calcext:value-type="float">
            <text:p>0.0249431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223588" calcext:value-type="float">
            <text:p>0.223588</text:p>
          </table:table-cell>
          <table:table-cell office:value-type="float" office:value="0.000580688" calcext:value-type="float">
            <text:p>0.000580688</text:p>
          </table:table-cell>
          <table:table-cell office:value-type="float" office:value="0.027796" calcext:value-type="float">
            <text:p>0.027796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228052" calcext:value-type="float">
            <text:p>0.228052</text:p>
          </table:table-cell>
          <table:table-cell office:value-type="float" office:value="0.000636349" calcext:value-type="float">
            <text:p>0.000636349</text:p>
          </table:table-cell>
          <table:table-cell office:value-type="float" office:value="0.0304243" calcext:value-type="float">
            <text:p>0.0304243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227126" calcext:value-type="float">
            <text:p>0.227126</text:p>
          </table:table-cell>
          <table:table-cell office:value-type="float" office:value="0.000582267" calcext:value-type="float">
            <text:p>0.000582267</text:p>
          </table:table-cell>
          <table:table-cell office:value-type="float" office:value="0.0245432" calcext:value-type="float">
            <text:p>0.0245432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237578" calcext:value-type="float">
            <text:p>0.237578</text:p>
          </table:table-cell>
          <table:table-cell office:value-type="float" office:value="0.000638717" calcext:value-type="float">
            <text:p>0.000638717</text:p>
          </table:table-cell>
          <table:table-cell office:value-type="float" office:value="0.0237541" calcext:value-type="float">
            <text:p>0.0237541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293963" calcext:value-type="float">
            <text:p>0.293963</text:p>
          </table:table-cell>
          <table:table-cell office:value-type="float" office:value="0.000580688" calcext:value-type="float">
            <text:p>0.000580688</text:p>
          </table:table-cell>
          <table:table-cell office:value-type="float" office:value="0.0228849" calcext:value-type="float">
            <text:p>0.0228849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326135" calcext:value-type="float">
            <text:p>0.326135</text:p>
          </table:table-cell>
          <table:table-cell office:value-type="float" office:value="0.000628848" calcext:value-type="float">
            <text:p>0.000628848</text:p>
          </table:table-cell>
          <table:table-cell office:value-type="float" office:value="0.0257784" calcext:value-type="float">
            <text:p>0.0257784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238042" calcext:value-type="float">
            <text:p>0.238042</text:p>
          </table:table-cell>
          <table:table-cell office:value-type="float" office:value="0.000583846" calcext:value-type="float">
            <text:p>0.000583846</text:p>
          </table:table-cell>
          <table:table-cell office:value-type="float" office:value="0.0249202" calcext:value-type="float">
            <text:p>0.0249202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267289" calcext:value-type="float">
            <text:p>0.267289</text:p>
          </table:table-cell>
          <table:table-cell office:value-type="float" office:value="0.00065885" calcext:value-type="float">
            <text:p>0.00065885</text:p>
          </table:table-cell>
          <table:table-cell office:value-type="float" office:value="0.0258708" calcext:value-type="float">
            <text:p>0.0258708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229978" calcext:value-type="float">
            <text:p>0.229978</text:p>
          </table:table-cell>
          <table:table-cell office:value-type="float" office:value="0.000606742" calcext:value-type="float">
            <text:p>0.000606742</text:p>
          </table:table-cell>
          <table:table-cell office:value-type="float" office:value="0.0251381" calcext:value-type="float">
            <text:p>0.0251381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245036" calcext:value-type="float">
            <text:p>0.245036</text:p>
          </table:table-cell>
          <table:table-cell office:value-type="float" office:value="0.000606742" calcext:value-type="float">
            <text:p>0.000606742</text:p>
          </table:table-cell>
          <table:table-cell office:value-type="float" office:value="0.0284494" calcext:value-type="float">
            <text:p>0.028449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230597" calcext:value-type="float">
            <text:p>0.230597</text:p>
          </table:table-cell>
          <table:table-cell office:value-type="float" office:value="0.000626085" calcext:value-type="float">
            <text:p>0.000626085</text:p>
          </table:table-cell>
          <table:table-cell office:value-type="float" office:value="0.0272817" calcext:value-type="float">
            <text:p>0.0272817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281664" calcext:value-type="float">
            <text:p>0.281664</text:p>
          </table:table-cell>
          <table:table-cell office:value-type="float" office:value="0.000589767" calcext:value-type="float">
            <text:p>0.000589767</text:p>
          </table:table-cell>
          <table:table-cell office:value-type="float" office:value="0.0224487" calcext:value-type="float">
            <text:p>0.0224487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226807" calcext:value-type="float">
            <text:p>0.226807</text:p>
          </table:table-cell>
          <table:table-cell office:value-type="float" office:value="0.000651349" calcext:value-type="float">
            <text:p>0.000651349</text:p>
          </table:table-cell>
          <table:table-cell office:value-type="float" office:value="0.0232844" calcext:value-type="float">
            <text:p>0.0232844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232777" calcext:value-type="float">
            <text:p>0.232777</text:p>
          </table:table-cell>
          <table:table-cell office:value-type="float" office:value="0.000587793" calcext:value-type="float">
            <text:p>0.000587793</text:p>
          </table:table-cell>
          <table:table-cell office:value-type="float" office:value="0.025223" calcext:value-type="float">
            <text:p>0.025223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235118" calcext:value-type="float">
            <text:p>0.235118</text:p>
          </table:table-cell>
          <table:table-cell office:value-type="float" office:value="0.000665166" calcext:value-type="float">
            <text:p>0.000665166</text:p>
          </table:table-cell>
          <table:table-cell office:value-type="float" office:value="0.025437" calcext:value-type="float">
            <text:p>0.025437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282372" calcext:value-type="float">
            <text:p>0.282372</text:p>
          </table:table-cell>
          <table:table-cell office:value-type="float" office:value="0.000584241" calcext:value-type="float">
            <text:p>0.000584241</text:p>
          </table:table-cell>
          <table:table-cell office:value-type="float" office:value="0.0271186" calcext:value-type="float">
            <text:p>0.0271186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32001" calcext:value-type="float">
            <text:p>0.32001</text:p>
          </table:table-cell>
          <table:table-cell office:value-type="float" office:value="0.000654113" calcext:value-type="float">
            <text:p>0.000654113</text:p>
          </table:table-cell>
          <table:table-cell office:value-type="float" office:value="0.0280893" calcext:value-type="float">
            <text:p>0.0280893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300793" calcext:value-type="float">
            <text:p>0.300793</text:p>
          </table:table-cell>
          <table:table-cell office:value-type="float" office:value="0.000581477" calcext:value-type="float">
            <text:p>0.000581477</text:p>
          </table:table-cell>
          <table:table-cell office:value-type="float" office:value="0.0271163" calcext:value-type="float">
            <text:p>0.0271163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26278" calcext:value-type="float">
            <text:p>0.26278</text:p>
          </table:table-cell>
          <table:table-cell office:value-type="float" office:value="0.00068214" calcext:value-type="float">
            <text:p>0.00068214</text:p>
          </table:table-cell>
          <table:table-cell office:value-type="float" office:value="0.0259423" calcext:value-type="float">
            <text:p>0.0259423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456392" calcext:value-type="float">
            <text:p>0.456392</text:p>
          </table:table-cell>
          <table:table-cell office:value-type="float" office:value="0.000599636" calcext:value-type="float">
            <text:p>0.000599636</text:p>
          </table:table-cell>
          <table:table-cell office:value-type="float" office:value="0.0227566" calcext:value-type="float">
            <text:p>0.022756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390243" calcext:value-type="float">
            <text:p>0.390243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0241339" calcext:value-type="float">
            <text:p>0.0241339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513808" calcext:value-type="float">
            <text:p>0.513808</text:p>
          </table:table-cell>
          <table:table-cell office:value-type="float" office:value="0.00064148" calcext:value-type="float">
            <text:p>0.00064148</text:p>
          </table:table-cell>
          <table:table-cell office:value-type="float" office:value="0.0249281" calcext:value-type="float">
            <text:p>0.0249281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253567" calcext:value-type="float">
            <text:p>0.253567</text:p>
          </table:table-cell>
          <table:table-cell office:value-type="float" office:value="0.000686483" calcext:value-type="float">
            <text:p>0.000686483</text:p>
          </table:table-cell>
          <table:table-cell office:value-type="float" office:value="0.0272225" calcext:value-type="float">
            <text:p>0.0272225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25136" calcext:value-type="float">
            <text:p>0.25136</text:p>
          </table:table-cell>
          <table:table-cell office:value-type="float" office:value="0.000727143" calcext:value-type="float">
            <text:p>0.000727143</text:p>
          </table:table-cell>
          <table:table-cell office:value-type="float" office:value="0.0241607" calcext:value-type="float">
            <text:p>0.0241607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340213" calcext:value-type="float">
            <text:p>0.340213</text:p>
          </table:table-cell>
          <table:table-cell office:value-type="float" office:value="0.000668324" calcext:value-type="float">
            <text:p>0.000668324</text:p>
          </table:table-cell>
          <table:table-cell office:value-type="float" office:value="0.0243589" calcext:value-type="float">
            <text:p>0.0243589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248178" calcext:value-type="float">
            <text:p>0.248178</text:p>
          </table:table-cell>
          <table:table-cell office:value-type="float" office:value="0.000607531" calcext:value-type="float">
            <text:p>0.000607531</text:p>
          </table:table-cell>
          <table:table-cell office:value-type="float" office:value="0.0383064" calcext:value-type="float">
            <text:p>0.0383064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243985" calcext:value-type="float">
            <text:p>0.243985</text:p>
          </table:table-cell>
          <table:table-cell office:value-type="float" office:value="0.000685298" calcext:value-type="float">
            <text:p>0.000685298</text:p>
          </table:table-cell>
          <table:table-cell office:value-type="float" office:value="0.0315873" calcext:value-type="float">
            <text:p>0.0315873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253486" calcext:value-type="float">
            <text:p>0.253486</text:p>
          </table:table-cell>
          <table:table-cell office:value-type="float" office:value="0.000615032" calcext:value-type="float">
            <text:p>0.000615032</text:p>
          </table:table-cell>
          <table:table-cell office:value-type="float" office:value="0.0241469" calcext:value-type="float">
            <text:p>0.0241469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33839" calcext:value-type="float">
            <text:p>0.33839</text:p>
          </table:table-cell>
          <table:table-cell office:value-type="float" office:value="0.000642665" calcext:value-type="float">
            <text:p>0.000642665</text:p>
          </table:table-cell>
          <table:table-cell office:value-type="float" office:value="0.0239578" calcext:value-type="float">
            <text:p>0.0239578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251932" calcext:value-type="float">
            <text:p>0.251932</text:p>
          </table:table-cell>
          <table:table-cell office:value-type="float" office:value="0.000602005" calcext:value-type="float">
            <text:p>0.000602005</text:p>
          </table:table-cell>
          <table:table-cell office:value-type="float" office:value="0.0253809" calcext:value-type="float">
            <text:p>0.025380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241349" calcext:value-type="float">
            <text:p>0.241349</text:p>
          </table:table-cell>
          <table:table-cell office:value-type="float" office:value="0.00059332" calcext:value-type="float">
            <text:p>0.00059332</text:p>
          </table:table-cell>
          <table:table-cell office:value-type="float" office:value="0.0247623" calcext:value-type="float">
            <text:p>0.0247623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341543" calcext:value-type="float">
            <text:p>0.341543</text:p>
          </table:table-cell>
          <table:table-cell office:value-type="float" office:value="0.000652139" calcext:value-type="float">
            <text:p>0.000652139</text:p>
          </table:table-cell>
          <table:table-cell office:value-type="float" office:value="0.0263161" calcext:value-type="float">
            <text:p>0.0263161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310556" calcext:value-type="float">
            <text:p>0.310556</text:p>
          </table:table-cell>
          <table:table-cell office:value-type="float" office:value="0.000590952" calcext:value-type="float">
            <text:p>0.000590952</text:p>
          </table:table-cell>
          <table:table-cell office:value-type="float" office:value="0.0292298" calcext:value-type="float">
            <text:p>0.0292298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389897" calcext:value-type="float">
            <text:p>0.389897</text:p>
          </table:table-cell>
          <table:table-cell office:value-type="float" office:value="0.000632006" calcext:value-type="float">
            <text:p>0.000632006</text:p>
          </table:table-cell>
          <table:table-cell office:value-type="float" office:value="0.0276314" calcext:value-type="float">
            <text:p>0.0276314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393883" calcext:value-type="float">
            <text:p>0.393883</text:p>
          </table:table-cell>
          <table:table-cell office:value-type="float" office:value="0.000580293" calcext:value-type="float">
            <text:p>0.000580293</text:p>
          </table:table-cell>
          <table:table-cell office:value-type="float" office:value="0.0227676" calcext:value-type="float">
            <text:p>0.0227676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401736" calcext:value-type="float">
            <text:p>0.401736</text:p>
          </table:table-cell>
          <table:table-cell office:value-type="float" office:value="0.00065885" calcext:value-type="float">
            <text:p>0.00065885</text:p>
          </table:table-cell>
          <table:table-cell office:value-type="float" office:value="0.0255905" calcext:value-type="float">
            <text:p>0.0255905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39118" calcext:value-type="float">
            <text:p>0.39118</text:p>
          </table:table-cell>
          <table:table-cell office:value-type="float" office:value="0.000595294" calcext:value-type="float">
            <text:p>0.000595294</text:p>
          </table:table-cell>
          <table:table-cell office:value-type="float" office:value="0.0253485" calcext:value-type="float">
            <text:p>0.0253485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290618" calcext:value-type="float">
            <text:p>0.290618</text:p>
          </table:table-cell>
          <table:table-cell office:value-type="float" office:value="0.000651349" calcext:value-type="float">
            <text:p>0.000651349</text:p>
          </table:table-cell>
          <table:table-cell office:value-type="float" office:value="0.0270657" calcext:value-type="float">
            <text:p>0.0270657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250807" calcext:value-type="float">
            <text:p>0.250807</text:p>
          </table:table-cell>
          <table:table-cell office:value-type="float" office:value="0.000595294" calcext:value-type="float">
            <text:p>0.000595294</text:p>
          </table:table-cell>
          <table:table-cell office:value-type="float" office:value="0.028295" calcext:value-type="float">
            <text:p>0.028295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287075" calcext:value-type="float">
            <text:p>0.287075</text:p>
          </table:table-cell>
          <table:table-cell office:value-type="float" office:value="0.000629638" calcext:value-type="float">
            <text:p>0.000629638</text:p>
          </table:table-cell>
          <table:table-cell office:value-type="float" office:value="0.0243269" calcext:value-type="float">
            <text:p>0.02432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286646" calcext:value-type="float">
            <text:p>0.286646</text:p>
          </table:table-cell>
          <table:table-cell office:value-type="float" office:value="0.000596873" calcext:value-type="float">
            <text:p>0.000596873</text:p>
          </table:table-cell>
          <table:table-cell office:value-type="float" office:value="0.0255392" calcext:value-type="float">
            <text:p>0.0255392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245677" calcext:value-type="float">
            <text:p>0.245677</text:p>
          </table:table-cell>
          <table:table-cell office:value-type="float" office:value="0.000630822" calcext:value-type="float">
            <text:p>0.000630822</text:p>
          </table:table-cell>
          <table:table-cell office:value-type="float" office:value="0.030433" calcext:value-type="float">
            <text:p>0.030433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237686" calcext:value-type="float">
            <text:p>0.237686</text:p>
          </table:table-cell>
          <table:table-cell office:value-type="float" office:value="0.000586214" calcext:value-type="float">
            <text:p>0.000586214</text:p>
          </table:table-cell>
          <table:table-cell office:value-type="float" office:value="0.028173" calcext:value-type="float">
            <text:p>0.028173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23739" calcext:value-type="float">
            <text:p>0.23739</text:p>
          </table:table-cell>
          <table:table-cell office:value-type="float" office:value="0.000643059" calcext:value-type="float">
            <text:p>0.000643059</text:p>
          </table:table-cell>
          <table:table-cell office:value-type="float" office:value="0.027046" calcext:value-type="float">
            <text:p>0.027046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28534" calcext:value-type="float">
            <text:p>0.28534</text:p>
          </table:table-cell>
          <table:table-cell office:value-type="float" office:value="0.000598847" calcext:value-type="float">
            <text:p>0.000598847</text:p>
          </table:table-cell>
          <table:table-cell office:value-type="float" office:value="0.0257926" calcext:value-type="float">
            <text:p>0.0257926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247231" calcext:value-type="float">
            <text:p>0.247231</text:p>
          </table:table-cell>
          <table:table-cell office:value-type="float" office:value="0.000883466" calcext:value-type="float">
            <text:p>0.000883466</text:p>
          </table:table-cell>
          <table:table-cell office:value-type="float" office:value="0.0251934" calcext:value-type="float">
            <text:p>0.0251934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237332" calcext:value-type="float">
            <text:p>0.237332</text:p>
          </table:table-cell>
          <table:table-cell office:value-type="float" office:value="0.000713326" calcext:value-type="float">
            <text:p>0.000713326</text:p>
          </table:table-cell>
          <table:table-cell office:value-type="float" office:value="0.024158" calcext:value-type="float">
            <text:p>0.024158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249508" calcext:value-type="float">
            <text:p>0.249508</text:p>
          </table:table-cell>
          <table:table-cell office:value-type="float" office:value="0.00064148" calcext:value-type="float">
            <text:p>0.00064148</text:p>
          </table:table-cell>
          <table:table-cell office:value-type="float" office:value="0.0272414" calcext:value-type="float">
            <text:p>0.0272414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286416" calcext:value-type="float">
            <text:p>0.286416</text:p>
          </table:table-cell>
          <table:table-cell office:value-type="float" office:value="0.000649375" calcext:value-type="float">
            <text:p>0.000649375</text:p>
          </table:table-cell>
          <table:table-cell office:value-type="float" office:value="0.0280826" calcext:value-type="float">
            <text:p>0.0280826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236417" calcext:value-type="float">
            <text:p>0.236417</text:p>
          </table:table-cell>
          <table:table-cell office:value-type="float" office:value="0.000598452" calcext:value-type="float">
            <text:p>0.000598452</text:p>
          </table:table-cell>
          <table:table-cell office:value-type="float" office:value="0.0316994" calcext:value-type="float">
            <text:p>0.031699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23674" calcext:value-type="float">
            <text:p>0.23674</text:p>
          </table:table-cell>
          <table:table-cell office:value-type="float" office:value="0.000681351" calcext:value-type="float">
            <text:p>0.000681351</text:p>
          </table:table-cell>
          <table:table-cell office:value-type="float" office:value="0.0265644" calcext:value-type="float">
            <text:p>0.0265644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248519" calcext:value-type="float">
            <text:p>0.248519</text:p>
          </table:table-cell>
          <table:table-cell office:value-type="float" office:value="0.000688456" calcext:value-type="float">
            <text:p>0.000688456</text:p>
          </table:table-cell>
          <table:table-cell office:value-type="float" office:value="0.025844" calcext:value-type="float">
            <text:p>0.025844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296226" calcext:value-type="float">
            <text:p>0.296226</text:p>
          </table:table-cell>
          <table:table-cell office:value-type="float" office:value="0.00101689" calcext:value-type="float">
            <text:p>0.00101689</text:p>
          </table:table-cell>
          <table:table-cell office:value-type="float" office:value="0.024167" calcext:value-type="float">
            <text:p>0.024167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250931" calcext:value-type="float">
            <text:p>0.250931</text:p>
          </table:table-cell>
          <table:table-cell office:value-type="float" office:value="0.000589372" calcext:value-type="float">
            <text:p>0.000589372</text:p>
          </table:table-cell>
          <table:table-cell office:value-type="float" office:value="0.0269363" calcext:value-type="float">
            <text:p>0.0269363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247583" calcext:value-type="float">
            <text:p>0.247583</text:p>
          </table:table-cell>
          <table:table-cell office:value-type="float" office:value="0.000633585" calcext:value-type="float">
            <text:p>0.000633585</text:p>
          </table:table-cell>
          <table:table-cell office:value-type="float" office:value="0.0236128" calcext:value-type="float">
            <text:p>0.0236128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245858" calcext:value-type="float">
            <text:p>0.245858</text:p>
          </table:table-cell>
          <table:table-cell office:value-type="float" office:value="0.000575951" calcext:value-type="float">
            <text:p>0.000575951</text:p>
          </table:table-cell>
          <table:table-cell office:value-type="float" office:value="0.0277317" calcext:value-type="float">
            <text:p>0.0277317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35898" calcext:value-type="float">
            <text:p>0.35898</text:p>
          </table:table-cell>
          <table:table-cell office:value-type="float" office:value="0.000631217" calcext:value-type="float">
            <text:p>0.000631217</text:p>
          </table:table-cell>
          <table:table-cell office:value-type="float" office:value="0.0265727" calcext:value-type="float">
            <text:p>0.0265727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315525" calcext:value-type="float">
            <text:p>0.315525</text:p>
          </table:table-cell>
          <table:table-cell office:value-type="float" office:value="0.000590557" calcext:value-type="float">
            <text:p>0.000590557</text:p>
          </table:table-cell>
          <table:table-cell office:value-type="float" office:value="0.0289108" calcext:value-type="float">
            <text:p>0.0289108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35143" calcext:value-type="float">
            <text:p>0.35143</text:p>
          </table:table-cell>
          <table:table-cell office:value-type="float" office:value="0.00065806" calcext:value-type="float">
            <text:p>0.00065806</text:p>
          </table:table-cell>
          <table:table-cell office:value-type="float" office:value="0.0250454" calcext:value-type="float">
            <text:p>0.0250454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550962" calcext:value-type="float">
            <text:p>0.550962</text:p>
          </table:table-cell>
          <table:table-cell office:value-type="float" office:value="0.000594504" calcext:value-type="float">
            <text:p>0.000594504</text:p>
          </table:table-cell>
          <table:table-cell office:value-type="float" office:value="0.0235311" calcext:value-type="float">
            <text:p>0.023531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333271" calcext:value-type="float">
            <text:p>0.333271</text:p>
          </table:table-cell>
          <table:table-cell office:value-type="float" office:value="0.000652928" calcext:value-type="float">
            <text:p>0.000652928</text:p>
          </table:table-cell>
          <table:table-cell office:value-type="float" office:value="0.0254393" calcext:value-type="float">
            <text:p>0.0254393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387192" calcext:value-type="float">
            <text:p>0.387192</text:p>
          </table:table-cell>
          <table:table-cell office:value-type="float" office:value="0.000583451" calcext:value-type="float">
            <text:p>0.000583451</text:p>
          </table:table-cell>
          <table:table-cell office:value-type="float" office:value="0.0248093" calcext:value-type="float">
            <text:p>0.0248093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634286" calcext:value-type="float">
            <text:p>0.634286</text:p>
          </table:table-cell>
          <table:table-cell office:value-type="float" office:value="0.000628453" calcext:value-type="float">
            <text:p>0.000628453</text:p>
          </table:table-cell>
          <table:table-cell office:value-type="float" office:value="0.0260311" calcext:value-type="float">
            <text:p>0.0260311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444092" calcext:value-type="float">
            <text:p>0.444092</text:p>
          </table:table-cell>
          <table:table-cell office:value-type="float" office:value="0.000599636" calcext:value-type="float">
            <text:p>0.000599636</text:p>
          </table:table-cell>
          <table:table-cell office:value-type="float" office:value="0.0365202" calcext:value-type="float">
            <text:p>0.0365202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264726" calcext:value-type="float">
            <text:p>0.264726</text:p>
          </table:table-cell>
          <table:table-cell office:value-type="float" office:value="0.000653718" calcext:value-type="float">
            <text:p>0.000653718</text:p>
          </table:table-cell>
          <table:table-cell office:value-type="float" office:value="0.0273397" calcext:value-type="float">
            <text:p>0.0273397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246754" calcext:value-type="float">
            <text:p>0.246754</text:p>
          </table:table-cell>
          <table:table-cell office:value-type="float" office:value="0.000596478" calcext:value-type="float">
            <text:p>0.000596478</text:p>
          </table:table-cell>
          <table:table-cell office:value-type="float" office:value="0.0319548" calcext:value-type="float">
            <text:p>0.0319548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278873" calcext:value-type="float">
            <text:p>0.278873</text:p>
          </table:table-cell>
          <table:table-cell office:value-type="float" office:value="0.000645823" calcext:value-type="float">
            <text:p>0.000645823</text:p>
          </table:table-cell>
          <table:table-cell office:value-type="float" office:value="0.0292464" calcext:value-type="float">
            <text:p>0.0292464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264889" calcext:value-type="float">
            <text:p>0.264889</text:p>
          </table:table-cell>
          <table:table-cell office:value-type="float" office:value="0.000733064" calcext:value-type="float">
            <text:p>0.000733064</text:p>
          </table:table-cell>
          <table:table-cell office:value-type="float" office:value="0.0297122" calcext:value-type="float">
            <text:p>0.0297122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417702" calcext:value-type="float">
            <text:p>0.417702</text:p>
          </table:table-cell>
          <table:table-cell office:value-type="float" office:value="0.000645823" calcext:value-type="float">
            <text:p>0.000645823</text:p>
          </table:table-cell>
          <table:table-cell office:value-type="float" office:value="0.0291741" calcext:value-type="float">
            <text:p>0.0291741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447302" calcext:value-type="float">
            <text:p>0.447302</text:p>
          </table:table-cell>
          <table:table-cell office:value-type="float" office:value="0.000613847" calcext:value-type="float">
            <text:p>0.000613847</text:p>
          </table:table-cell>
          <table:table-cell office:value-type="float" office:value="0.0267918" calcext:value-type="float">
            <text:p>0.0267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5:13:52.222000000</dc:date>
    <meta:editing-duration>PT14M8S</meta:editing-duration>
    <meta:editing-cycles>1</meta:editing-cycles>
    <meta:document-statistic meta:table-count="1" meta:cell-count="4106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01cm" svg:height="21.204cm" xlink:href=".." xlink:type="simple" chart:class="chart:scatter" chart:style-name="ch1">
        <chart:legend chart:legend-position="end" svg:x="26.103cm" svg:y="8.56cm" style:legend-expansion="high" chart:style-name="ch2"/>
        <chart:plot-area chart:style-name="ch3" table:cell-range-address="insertion.A1:insertion.E1001" chart:data-source-has-labels="row" svg:x="0.614cm" svg:y="0.424cm" svg:width="24.875cm" svg:height="20.356cm">
          <chartooo:coordinate-region svg:x="1.526cm" svg:y="0.623cm" svg:width="23.313cm" svg:height="19.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ion.B2:insertion.B1001" chart:label-cell-address="insertion.B1:insertion.B1" chart:class="chart:scatter">
            <chart:domain table:cell-range-address="insertion.A2:insertion.A1001"/>
            <chart:regression-curve chart:style-name="ch8">
              <chart:equation chart:display-equation="true" chart:display-r-square="true"/>
            </chart:regression-curve>
            <chart:data-point chart:repeated="1000"/>
          </chart:series>
          <chart:series chart:style-name="ch9" chart:values-cell-range-address="insertion.C2:insertion.C1001" chart:label-cell-address="insertion.C1:insertion.C1" chart:class="chart:scatter">
            <chart:regression-curve chart:style-name="ch10">
              <chart:equation chart:display-equation="true" chart:display-r-square="true" svg:x="13.105cm" svg:y="0.941cm"/>
            </chart:regression-curve>
            <chart:data-point chart:repeated="1000"/>
          </chart:series>
          <chart:series chart:style-name="ch11" chart:values-cell-range-address="insertion.D2:insertion.D1001" chart:label-cell-address="insertion.D1:insertion.D1" chart:class="chart:scatter">
            <chart:regression-curve chart:style-name="ch12">
              <chart:equation chart:display-equation="true" chart:display-r-square="true" svg:x="21.257cm" svg:y="18.695cm"/>
            </chart:regression-curve>
            <chart:data-point chart:repeated="1000"/>
          </chart:series>
          <chart:series chart:style-name="ch13" chart:values-cell-range-address="insertion.E2:insertion.E1001" chart:label-cell-address="insertion.E1:insertion.E1" chart:class="chart:scatter">
            <chart:regression-curve chart:style-name="ch14">
              <chart:equation chart:display-equation="true" chart:display-r-square="true" svg:x="21.329cm" svg:y="14.798cm"/>
            </chart:regression-curve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insertion.B1:insertion.B1</svg:desc>
                </draw:g>
              </table:table-cell>
              <table:table-cell office:value-type="string">
                <text:p>vector</text:p>
                <draw:g>
                  <svg:desc>insertion.C1:insertion.C1</svg:desc>
                </draw:g>
              </table:table-cell>
              <table:table-cell office:value-type="string">
                <text:p>bst</text:p>
                <draw:g>
                  <svg:desc>insertion.D1:insertion.D1</svg:desc>
                </draw:g>
              </table:table-cell>
              <table:table-cell office:value-type="string">
                <text:p>tiered vector</text:p>
                <draw:g>
                  <svg:desc>insertion.E1:inser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.A2:insertion.A1001</svg:desc>
                </draw:g>
              </table:table-cell>
              <table:table-cell office:value-type="float" office:value="0">
                <text:p>0</text:p>
                <draw:g>
                  <svg:desc>insertion.B2:insertion.B1001</svg:desc>
                </draw:g>
              </table:table-cell>
              <table:table-cell office:value-type="float" office:value="0.000884256">
                <text:p>0.000884256</text:p>
                <draw:g>
                  <svg:desc>insertion.C2:insertion.C1001</svg:desc>
                </draw:g>
              </table:table-cell>
              <table:table-cell office:value-type="float" office:value="0.000550686">
                <text:p>0.000550686</text:p>
                <draw:g>
                  <svg:desc>insertion.D2:insertion.D1001</svg:desc>
                </draw:g>
              </table:table-cell>
              <table:table-cell office:value-type="float" office:value="0">
                <text:p>0</text:p>
                <draw:g>
                  <svg:desc>insertion.E2:insertion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843596">
                <text:p>0.000843596</text:p>
              </table:table-cell>
              <table:table-cell office:value-type="float" office:value="0.000792672">
                <text:p>0.000792672</text:p>
              </table:table-cell>
              <table:table-cell office:value-type="float" office:value="0.000533712">
                <text:p>0.000533712</text:p>
              </table:table-cell>
              <table:table-cell office:value-type="float" office:value="0.000411337">
                <text:p>0.000411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145863">
                <text:p>0.00145863</text:p>
              </table:table-cell>
              <table:table-cell office:value-type="float" office:value="0.000815963">
                <text:p>0.000815963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000564108">
                <text:p>0.000564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235433">
                <text:p>0.00235433</text:p>
              </table:table-cell>
              <table:table-cell office:value-type="float" office:value="0.00084557">
                <text:p>0.00084557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00702273">
                <text:p>0.000702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289989">
                <text:p>0.00289989</text:p>
              </table:table-cell>
              <table:table-cell office:value-type="float" office:value="0.000838859">
                <text:p>0.000838859</text:p>
              </table:table-cell>
              <table:table-cell office:value-type="float" office:value="0.000530948">
                <text:p>0.000530948</text:p>
              </table:table-cell>
              <table:table-cell office:value-type="float" office:value="0.000810831">
                <text:p>0.000810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330885">
                <text:p>0.00330885</text:p>
              </table:table-cell>
              <table:table-cell office:value-type="float" office:value="0.000929258">
                <text:p>0.000929258</text:p>
              </table:table-cell>
              <table:table-cell office:value-type="float" office:value="0.00055187">
                <text:p>0.00055187</text:p>
              </table:table-cell>
              <table:table-cell office:value-type="float" office:value="0.00121664">
                <text:p>0.00121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424443">
                <text:p>0.00424443</text:p>
              </table:table-cell>
              <table:table-cell office:value-type="float" office:value="0.000943864">
                <text:p>0.000943864</text:p>
              </table:table-cell>
              <table:table-cell office:value-type="float" office:value="0.00055266">
                <text:p>0.00055266</text:p>
              </table:table-cell>
              <table:table-cell office:value-type="float" office:value="0.000770961">
                <text:p>0.000770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0556292">
                <text:p>0.00556292</text:p>
              </table:table-cell>
              <table:table-cell office:value-type="float" office:value="0.000946233">
                <text:p>0.000946233</text:p>
              </table:table-cell>
              <table:table-cell office:value-type="float" office:value="0.000562134">
                <text:p>0.000562134</text:p>
              </table:table-cell>
              <table:table-cell office:value-type="float" office:value="0.000837675">
                <text:p>0.000837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0546502">
                <text:p>0.00546502</text:p>
              </table:table-cell>
              <table:table-cell office:value-type="float" office:value="0.000985709">
                <text:p>0.000985709</text:p>
              </table:table-cell>
              <table:table-cell office:value-type="float" office:value="0.000585425">
                <text:p>0.000585425</text:p>
              </table:table-cell>
              <table:table-cell office:value-type="float" office:value="0.000919784">
                <text:p>0.000919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0693865">
                <text:p>0.00693865</text:p>
              </table:table-cell>
              <table:table-cell office:value-type="float" office:value="0.00116888">
                <text:p>0.00116888</text:p>
              </table:table-cell>
              <table:table-cell office:value-type="float" office:value="0.000542396">
                <text:p>0.000542396</text:p>
              </table:table-cell>
              <table:table-cell office:value-type="float" office:value="0.00102242">
                <text:p>0.00102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0650599">
                <text:p>0.00650599</text:p>
              </table:table-cell>
              <table:table-cell office:value-type="float" office:value="0.00132125">
                <text:p>0.00132125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0154468">
                <text:p>0.00154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0706418">
                <text:p>0.00706418</text:p>
              </table:table-cell>
              <table:table-cell office:value-type="float" office:value="0.00126757">
                <text:p>0.00126757</text:p>
              </table:table-cell>
              <table:table-cell office:value-type="float" office:value="0.000534106">
                <text:p>0.000534106</text:p>
              </table:table-cell>
              <table:table-cell office:value-type="float" office:value="0.00114361">
                <text:p>0.00114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0810555">
                <text:p>0.00810555</text:p>
              </table:table-cell>
              <table:table-cell office:value-type="float" office:value="0.00139823">
                <text:p>0.00139823</text:p>
              </table:table-cell>
              <table:table-cell office:value-type="float" office:value="0.000595294">
                <text:p>0.000595294</text:p>
              </table:table-cell>
              <table:table-cell office:value-type="float" office:value="0.00122177">
                <text:p>0.00122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0886743">
                <text:p>0.00886743</text:p>
              </table:table-cell>
              <table:table-cell office:value-type="float" office:value="0.00144007">
                <text:p>0.00144007</text:p>
              </table:table-cell>
              <table:table-cell office:value-type="float" office:value="0.000537265">
                <text:p>0.000537265</text:p>
              </table:table-cell>
              <table:table-cell office:value-type="float" office:value="0.00139941">
                <text:p>0.00139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090356">
                <text:p>0.0090356</text:p>
              </table:table-cell>
              <table:table-cell office:value-type="float" office:value="0.00160035">
                <text:p>0.00160035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15285">
                <text:p>0.0015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110544">
                <text:p>0.0110544</text:p>
              </table:table-cell>
              <table:table-cell office:value-type="float" office:value="0.00153876">
                <text:p>0.00153876</text:p>
              </table:table-cell>
              <table:table-cell office:value-type="float" office:value="0.000595688">
                <text:p>0.000595688</text:p>
              </table:table-cell>
              <table:table-cell office:value-type="float" office:value="0.00241552">
                <text:p>0.00241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100967">
                <text:p>0.0100967</text:p>
              </table:table-cell>
              <table:table-cell office:value-type="float" office:value="0.00176456">
                <text:p>0.00176456</text:p>
              </table:table-cell>
              <table:table-cell office:value-type="float" office:value="0.000538844">
                <text:p>0.000538844</text:p>
              </table:table-cell>
              <table:table-cell office:value-type="float" office:value="0.00246052">
                <text:p>0.00246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10977">
                <text:p>0.010977</text:p>
              </table:table-cell>
              <table:table-cell office:value-type="float" office:value="0.0018068">
                <text:p>0.0018068</text:p>
              </table:table-cell>
              <table:table-cell office:value-type="float" office:value="0.000598847">
                <text:p>0.000598847</text:p>
              </table:table-cell>
              <table:table-cell office:value-type="float" office:value="0.00234012">
                <text:p>0.00234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119015">
                <text:p>0.0119015</text:p>
              </table:table-cell>
              <table:table-cell office:value-type="float" office:value="0.00191457">
                <text:p>0.00191457</text:p>
              </table:table-cell>
              <table:table-cell office:value-type="float" office:value="0.000548318">
                <text:p>0.000548318</text:p>
              </table:table-cell>
              <table:table-cell office:value-type="float" office:value="0.0012802">
                <text:p>0.0012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121538">
                <text:p>0.0121538</text:p>
              </table:table-cell>
              <table:table-cell office:value-type="float" office:value="0.00196115">
                <text:p>0.00196115</text:p>
              </table:table-cell>
              <table:table-cell office:value-type="float" office:value="0.000595294">
                <text:p>0.000595294</text:p>
              </table:table-cell>
              <table:table-cell office:value-type="float" office:value="0.00129441">
                <text:p>0.00129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12888">
                <text:p>0.012888</text:p>
              </table:table-cell>
              <table:table-cell office:value-type="float" office:value="0.00209813">
                <text:p>0.00209813</text:p>
              </table:table-cell>
              <table:table-cell office:value-type="float" office:value="0.000547528">
                <text:p>0.000547528</text:p>
              </table:table-cell>
              <table:table-cell office:value-type="float" office:value="0.00144797">
                <text:p>0.00144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139156">
                <text:p>0.0139156</text:p>
              </table:table-cell>
              <table:table-cell office:value-type="float" office:value="0.00225169">
                <text:p>0.00225169</text:p>
              </table:table-cell>
              <table:table-cell office:value-type="float" office:value="0.000657271">
                <text:p>0.000657271</text:p>
              </table:table-cell>
              <table:table-cell office:value-type="float" office:value="0.00142863">
                <text:p>0.00142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172458">
                <text:p>0.0172458</text:p>
              </table:table-cell>
              <table:table-cell office:value-type="float" office:value="0.00243526">
                <text:p>0.00243526</text:p>
              </table:table-cell>
              <table:table-cell office:value-type="float" office:value="0.000823858">
                <text:p>0.000823858</text:p>
              </table:table-cell>
              <table:table-cell office:value-type="float" office:value="0.00153955">
                <text:p>0.00153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154374">
                <text:p>0.0154374</text:p>
              </table:table-cell>
              <table:table-cell office:value-type="float" office:value="0.0026579">
                <text:p>0.0026579</text:p>
              </table:table-cell>
              <table:table-cell office:value-type="float" office:value="0.000884651">
                <text:p>0.000884651</text:p>
              </table:table-cell>
              <table:table-cell office:value-type="float" office:value="0.00157508">
                <text:p>0.00157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156407">
                <text:p>0.0156407</text:p>
              </table:table-cell>
              <table:table-cell office:value-type="float" office:value="0.00242539">
                <text:p>0.00242539</text:p>
              </table:table-cell>
              <table:table-cell office:value-type="float" office:value="0.000640691">
                <text:p>0.000640691</text:p>
              </table:table-cell>
              <table:table-cell office:value-type="float" office:value="0.00152653">
                <text:p>0.00152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161515">
                <text:p>0.0161515</text:p>
              </table:table-cell>
              <table:table-cell office:value-type="float" office:value="0.00242776">
                <text:p>0.00242776</text:p>
              </table:table-cell>
              <table:table-cell office:value-type="float" office:value="0.00065056">
                <text:p>0.00065056</text:p>
              </table:table-cell>
              <table:table-cell office:value-type="float" office:value="0.00168601">
                <text:p>0.00168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195286">
                <text:p>0.0195286</text:p>
              </table:table-cell>
              <table:table-cell office:value-type="float" office:value="0.00248658">
                <text:p>0.00248658</text:p>
              </table:table-cell>
              <table:table-cell office:value-type="float" office:value="0.00055345">
                <text:p>0.00055345</text:p>
              </table:table-cell>
              <table:table-cell office:value-type="float" office:value="0.00221814">
                <text:p>0.00221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179374">
                <text:p>0.0179374</text:p>
              </table:table-cell>
              <table:table-cell office:value-type="float" office:value="0.00257816">
                <text:p>0.00257816</text:p>
              </table:table-cell>
              <table:table-cell office:value-type="float" office:value="0.000613453">
                <text:p>0.000613453</text:p>
              </table:table-cell>
              <table:table-cell office:value-type="float" office:value="0.00226827">
                <text:p>0.00226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188986">
                <text:p>0.0188986</text:p>
              </table:table-cell>
              <table:table-cell office:value-type="float" office:value="0.00255882">
                <text:p>0.00255882</text:p>
              </table:table-cell>
              <table:table-cell office:value-type="float" office:value="0.000558976">
                <text:p>0.000558976</text:p>
              </table:table-cell>
              <table:table-cell office:value-type="float" office:value="0.00265158">
                <text:p>0.00265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198535">
                <text:p>0.0198535</text:p>
              </table:table-cell>
              <table:table-cell office:value-type="float" office:value="0.00255289">
                <text:p>0.00255289</text:p>
              </table:table-cell>
              <table:table-cell office:value-type="float" office:value="0.000604373">
                <text:p>0.000604373</text:p>
              </table:table-cell>
              <table:table-cell office:value-type="float" office:value="0.00218814">
                <text:p>0.00218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20705">
                <text:p>0.020705</text:p>
              </table:table-cell>
              <table:table-cell office:value-type="float" office:value="0.00268395">
                <text:p>0.00268395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174088">
                <text:p>0.00174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207386">
                <text:p>0.0207386</text:p>
              </table:table-cell>
              <table:table-cell office:value-type="float" office:value="0.00267014">
                <text:p>0.00267014</text:p>
              </table:table-cell>
              <table:table-cell office:value-type="float" office:value="0.000602794">
                <text:p>0.000602794</text:p>
              </table:table-cell>
              <table:table-cell office:value-type="float" office:value="0.00194694">
                <text:p>0.00194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226456">
                <text:p>0.0226456</text:p>
              </table:table-cell>
              <table:table-cell office:value-type="float" office:value="0.00263816">
                <text:p>0.00263816</text:p>
              </table:table-cell>
              <table:table-cell office:value-type="float" office:value="0.000540817">
                <text:p>0.000540817</text:p>
              </table:table-cell>
              <table:table-cell office:value-type="float" office:value="0.00270882">
                <text:p>0.00270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228746">
                <text:p>0.0228746</text:p>
              </table:table-cell>
              <table:table-cell office:value-type="float" office:value="0.00275343">
                <text:p>0.00275343</text:p>
              </table:table-cell>
              <table:table-cell office:value-type="float" office:value="0.000675824">
                <text:p>0.000675824</text:p>
              </table:table-cell>
              <table:table-cell office:value-type="float" office:value="0.00359624">
                <text:p>0.00359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2316">
                <text:p>0.02316</text:p>
              </table:table-cell>
              <table:table-cell office:value-type="float" office:value="0.00327175">
                <text:p>0.00327175</text:p>
              </table:table-cell>
              <table:table-cell office:value-type="float" office:value="0.000590557">
                <text:p>0.000590557</text:p>
              </table:table-cell>
              <table:table-cell office:value-type="float" office:value="0.00231959">
                <text:p>0.00231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283878">
                <text:p>0.0283878</text:p>
              </table:table-cell>
              <table:table-cell office:value-type="float" office:value="0.00302029">
                <text:p>0.00302029</text:p>
              </table:table-cell>
              <table:table-cell office:value-type="float" office:value="0.000549502">
                <text:p>0.000549502</text:p>
              </table:table-cell>
              <table:table-cell office:value-type="float" office:value="0.00185141">
                <text:p>0.00185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296111">
                <text:p>0.0296111</text:p>
              </table:table-cell>
              <table:table-cell office:value-type="float" office:value="0.00321964">
                <text:p>0.00321964</text:p>
              </table:table-cell>
              <table:table-cell office:value-type="float" office:value="0.000592925">
                <text:p>0.000592925</text:p>
              </table:table-cell>
              <table:table-cell office:value-type="float" office:value="0.00191694">
                <text:p>0.00191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346628">
                <text:p>0.0346628</text:p>
              </table:table-cell>
              <table:table-cell office:value-type="float" office:value="0.00382875">
                <text:p>0.00382875</text:p>
              </table:table-cell>
              <table:table-cell office:value-type="float" office:value="0.000541212">
                <text:p>0.000541212</text:p>
              </table:table-cell>
              <table:table-cell office:value-type="float" office:value="0.00202076">
                <text:p>0.002020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266595">
                <text:p>0.0266595</text:p>
              </table:table-cell>
              <table:table-cell office:value-type="float" office:value="0.00351334">
                <text:p>0.00351334</text:p>
              </table:table-cell>
              <table:table-cell office:value-type="float" office:value="0.000587399">
                <text:p>0.000587399</text:p>
              </table:table-cell>
              <table:table-cell office:value-type="float" office:value="0.00226196">
                <text:p>0.00226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276839">
                <text:p>0.0276839</text:p>
              </table:table-cell>
              <table:table-cell office:value-type="float" office:value="0.00359347">
                <text:p>0.00359347</text:p>
              </table:table-cell>
              <table:table-cell office:value-type="float" office:value="0.000539238">
                <text:p>0.000539238</text:p>
              </table:table-cell>
              <table:table-cell office:value-type="float" office:value="0.00244434">
                <text:p>0.00244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285382">
                <text:p>0.0285382</text:p>
              </table:table-cell>
              <table:table-cell office:value-type="float" office:value="0.00378454">
                <text:p>0.00378454</text:p>
              </table:table-cell>
              <table:table-cell office:value-type="float" office:value="0.000589372">
                <text:p>0.000589372</text:p>
              </table:table-cell>
              <table:table-cell office:value-type="float" office:value="0.00221182">
                <text:p>0.00221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299439">
                <text:p>0.0299439</text:p>
              </table:table-cell>
              <table:table-cell office:value-type="float" office:value="0.00382322">
                <text:p>0.00382322</text:p>
              </table:table-cell>
              <table:table-cell office:value-type="float" office:value="0.00055266">
                <text:p>0.00055266</text:p>
              </table:table-cell>
              <table:table-cell office:value-type="float" office:value="0.0022738">
                <text:p>0.0022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296502">
                <text:p>0.0296502</text:p>
              </table:table-cell>
              <table:table-cell office:value-type="float" office:value="0.00388007">
                <text:p>0.00388007</text:p>
              </table:table-cell>
              <table:table-cell office:value-type="float" office:value="0.000584241">
                <text:p>0.000584241</text:p>
              </table:table-cell>
              <table:table-cell office:value-type="float" office:value="0.00233657">
                <text:p>0.00233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299151">
                <text:p>0.0299151</text:p>
              </table:table-cell>
              <table:table-cell office:value-type="float" office:value="0.00411337">
                <text:p>0.00411337</text:p>
              </table:table-cell>
              <table:table-cell office:value-type="float" office:value="0.000539633">
                <text:p>0.000539633</text:p>
              </table:table-cell>
              <table:table-cell office:value-type="float" office:value="0.00242499">
                <text:p>0.00242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303181">
                <text:p>0.0303181</text:p>
              </table:table-cell>
              <table:table-cell office:value-type="float" office:value="0.00416706">
                <text:p>0.00416706</text:p>
              </table:table-cell>
              <table:table-cell office:value-type="float" office:value="0.000602005">
                <text:p>0.000602005</text:p>
              </table:table-cell>
              <table:table-cell office:value-type="float" office:value="0.00247671">
                <text:p>0.00247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313121">
                <text:p>0.0313121</text:p>
              </table:table-cell>
              <table:table-cell office:value-type="float" office:value="0.00440549">
                <text:p>0.00440549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00262948">
                <text:p>0.00262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317227">
                <text:p>0.0317227</text:p>
              </table:table-cell>
              <table:table-cell office:value-type="float" office:value="0.00452944">
                <text:p>0.00452944</text:p>
              </table:table-cell>
              <table:table-cell office:value-type="float" office:value="0.000590557">
                <text:p>0.000590557</text:p>
              </table:table-cell>
              <table:table-cell office:value-type="float" office:value="0.00276962">
                <text:p>0.00276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342022">
                <text:p>0.0342022</text:p>
              </table:table-cell>
              <table:table-cell office:value-type="float" office:value="0.00460484">
                <text:p>0.00460484</text:p>
              </table:table-cell>
              <table:table-cell office:value-type="float" office:value="0.000542396">
                <text:p>0.000542396</text:p>
              </table:table-cell>
              <table:table-cell office:value-type="float" office:value="0.0027108">
                <text:p>0.0027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35041">
                <text:p>0.035041</text:p>
              </table:table-cell>
              <table:table-cell office:value-type="float" office:value="0.0047138">
                <text:p>0.0047138</text:p>
              </table:table-cell>
              <table:table-cell office:value-type="float" office:value="0.00059253">
                <text:p>0.00059253</text:p>
              </table:table-cell>
              <table:table-cell office:value-type="float" office:value="0.00273251">
                <text:p>0.00273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34019">
                <text:p>0.034019</text:p>
              </table:table-cell>
              <table:table-cell office:value-type="float" office:value="0.00488078">
                <text:p>0.00488078</text:p>
              </table:table-cell>
              <table:table-cell office:value-type="float" office:value="0.00054437">
                <text:p>0.00054437</text:p>
              </table:table-cell>
              <table:table-cell office:value-type="float" office:value="0.00292949">
                <text:p>0.00292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351669">
                <text:p>0.0351669</text:p>
              </table:table-cell>
              <table:table-cell office:value-type="float" office:value="0.00498341">
                <text:p>0.00498341</text:p>
              </table:table-cell>
              <table:table-cell office:value-type="float" office:value="0.000619374">
                <text:p>0.000619374</text:p>
              </table:table-cell>
              <table:table-cell office:value-type="float" office:value="0.00305345">
                <text:p>0.00305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387865">
                <text:p>0.0387865</text:p>
              </table:table-cell>
              <table:table-cell office:value-type="float" office:value="0.00515474">
                <text:p>0.00515474</text:p>
              </table:table-cell>
              <table:table-cell office:value-type="float" office:value="0.000549107">
                <text:p>0.000549107</text:p>
              </table:table-cell>
              <table:table-cell office:value-type="float" office:value="0.00295989">
                <text:p>0.00295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484474">
                <text:p>0.0484474</text:p>
              </table:table-cell>
              <table:table-cell office:value-type="float" office:value="0.00556687">
                <text:p>0.00556687</text:p>
              </table:table-cell>
              <table:table-cell office:value-type="float" office:value="0.000603189">
                <text:p>0.000603189</text:p>
              </table:table-cell>
              <table:table-cell office:value-type="float" office:value="0.00304358">
                <text:p>0.00304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373847">
                <text:p>0.0373847</text:p>
              </table:table-cell>
              <table:table-cell office:value-type="float" office:value="0.00531501">
                <text:p>0.00531501</text:p>
              </table:table-cell>
              <table:table-cell office:value-type="float" office:value="0.000573582">
                <text:p>0.000573582</text:p>
              </table:table-cell>
              <table:table-cell office:value-type="float" office:value="0.00307161">
                <text:p>0.00307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403959">
                <text:p>0.0403959</text:p>
              </table:table-cell>
              <table:table-cell office:value-type="float" office:value="0.0054137">
                <text:p>0.0054137</text:p>
              </table:table-cell>
              <table:table-cell office:value-type="float" office:value="0.000558187">
                <text:p>0.000558187</text:p>
              </table:table-cell>
              <table:table-cell office:value-type="float" office:value="0.00314858">
                <text:p>0.00314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436337">
                <text:p>0.0436337</text:p>
              </table:table-cell>
              <table:table-cell office:value-type="float" office:value="0.00569753">
                <text:p>0.00569753</text:p>
              </table:table-cell>
              <table:table-cell office:value-type="float" office:value="0.000604373">
                <text:p>0.000604373</text:p>
              </table:table-cell>
              <table:table-cell office:value-type="float" office:value="0.00335978">
                <text:p>0.003359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403335">
                <text:p>0.0403335</text:p>
              </table:table-cell>
              <table:table-cell office:value-type="float" office:value="0.00580175">
                <text:p>0.00580175</text:p>
              </table:table-cell>
              <table:table-cell office:value-type="float" office:value="0.000547528">
                <text:p>0.000547528</text:p>
              </table:table-cell>
              <table:table-cell office:value-type="float" office:value="0.00340044">
                <text:p>0.00340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38687">
                <text:p>0.038687</text:p>
              </table:table-cell>
              <table:table-cell office:value-type="float" office:value="0.00595254">
                <text:p>0.00595254</text:p>
              </table:table-cell>
              <table:table-cell office:value-type="float" office:value="0.000608321">
                <text:p>0.000608321</text:p>
              </table:table-cell>
              <table:table-cell office:value-type="float" office:value="0.00352123">
                <text:p>0.00352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39801">
                <text:p>0.039801</text:p>
              </table:table-cell>
              <table:table-cell office:value-type="float" office:value="0.00593557">
                <text:p>0.00593557</text:p>
              </table:table-cell>
              <table:table-cell office:value-type="float" office:value="0.000543581">
                <text:p>0.000543581</text:p>
              </table:table-cell>
              <table:table-cell office:value-type="float" office:value="0.00343439">
                <text:p>0.00343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428434">
                <text:p>0.0428434</text:p>
              </table:table-cell>
              <table:table-cell office:value-type="float" office:value="0.00604492">
                <text:p>0.00604492</text:p>
              </table:table-cell>
              <table:table-cell office:value-type="float" office:value="0.000637928">
                <text:p>0.000637928</text:p>
              </table:table-cell>
              <table:table-cell office:value-type="float" office:value="0.0036365">
                <text:p>0.0036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416741">
                <text:p>0.0416741</text:p>
              </table:table-cell>
              <table:table-cell office:value-type="float" office:value="0.0065581">
                <text:p>0.0065581</text:p>
              </table:table-cell>
              <table:table-cell office:value-type="float" office:value="0.000570029">
                <text:p>0.000570029</text:p>
              </table:table-cell>
              <table:table-cell office:value-type="float" office:value="0.00383783">
                <text:p>0.00383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414886">
                <text:p>0.0414886</text:p>
              </table:table-cell>
              <table:table-cell office:value-type="float" office:value="0.00657113">
                <text:p>0.00657113</text:p>
              </table:table-cell>
              <table:table-cell office:value-type="float" office:value="0.000638322">
                <text:p>0.000638322</text:p>
              </table:table-cell>
              <table:table-cell office:value-type="float" office:value="0.00369611">
                <text:p>0.003696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422836">
                <text:p>0.0422836</text:p>
              </table:table-cell>
              <table:table-cell office:value-type="float" office:value="0.00646889">
                <text:p>0.00646889</text:p>
              </table:table-cell>
              <table:table-cell office:value-type="float" office:value="0.000568056">
                <text:p>0.000568056</text:p>
              </table:table-cell>
              <table:table-cell office:value-type="float" office:value="0.00375256">
                <text:p>0.00375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439945">
                <text:p>0.0439945</text:p>
              </table:table-cell>
              <table:table-cell office:value-type="float" office:value="0.00677087">
                <text:p>0.00677087</text:p>
              </table:table-cell>
              <table:table-cell office:value-type="float" office:value="0.000604768">
                <text:p>0.000604768</text:p>
              </table:table-cell>
              <table:table-cell office:value-type="float" office:value="0.0037948">
                <text:p>0.0037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43477">
                <text:p>0.043477</text:p>
              </table:table-cell>
              <table:table-cell office:value-type="float" office:value="0.00680798">
                <text:p>0.00680798</text:p>
              </table:table-cell>
              <table:table-cell office:value-type="float" office:value="0.000553055">
                <text:p>0.000553055</text:p>
              </table:table-cell>
              <table:table-cell office:value-type="float" office:value="0.00401152">
                <text:p>0.00401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439953">
                <text:p>0.0439953</text:p>
              </table:table-cell>
              <table:table-cell office:value-type="float" office:value="0.00694378">
                <text:p>0.00694378</text:p>
              </table:table-cell>
              <table:table-cell office:value-type="float" office:value="0.000617006">
                <text:p>0.000617006</text:p>
              </table:table-cell>
              <table:table-cell office:value-type="float" office:value="0.00396849">
                <text:p>0.00396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451188">
                <text:p>0.0451188</text:p>
              </table:table-cell>
              <table:table-cell office:value-type="float" office:value="0.00717668">
                <text:p>0.00717668</text:p>
              </table:table-cell>
              <table:table-cell office:value-type="float" office:value="0.000562134">
                <text:p>0.000562134</text:p>
              </table:table-cell>
              <table:table-cell office:value-type="float" office:value="0.00614874">
                <text:p>0.006148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458116">
                <text:p>0.0458116</text:p>
              </table:table-cell>
              <table:table-cell office:value-type="float" office:value="0.00738472">
                <text:p>0.00738472</text:p>
              </table:table-cell>
              <table:table-cell office:value-type="float" office:value="0.000599241">
                <text:p>0.000599241</text:p>
              </table:table-cell>
              <table:table-cell office:value-type="float" office:value="0.00281936">
                <text:p>0.00281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481398">
                <text:p>0.0481398</text:p>
              </table:table-cell>
              <table:table-cell office:value-type="float" office:value="0.00740841">
                <text:p>0.00740841</text:p>
              </table:table-cell>
              <table:table-cell office:value-type="float" office:value="0.000539238">
                <text:p>0.000539238</text:p>
              </table:table-cell>
              <table:table-cell office:value-type="float" office:value="0.00317306">
                <text:p>0.003173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476973">
                <text:p>0.0476973</text:p>
              </table:table-cell>
              <table:table-cell office:value-type="float" office:value="0.00806686">
                <text:p>0.00806686</text:p>
              </table:table-cell>
              <table:table-cell office:value-type="float" office:value="0.000593715">
                <text:p>0.000593715</text:p>
              </table:table-cell>
              <table:table-cell office:value-type="float" office:value="0.00303884">
                <text:p>0.00303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487576">
                <text:p>0.0487576</text:p>
              </table:table-cell>
              <table:table-cell office:value-type="float" office:value="0.00780672">
                <text:p>0.00780672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31324">
                <text:p>0.0031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482737">
                <text:p>0.0482737</text:p>
              </table:table-cell>
              <table:table-cell office:value-type="float" office:value="0.00806213">
                <text:p>0.00806213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323819">
                <text:p>0.00323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49932">
                <text:p>0.049932</text:p>
              </table:table-cell>
              <table:table-cell office:value-type="float" office:value="0.00815766">
                <text:p>0.00815766</text:p>
              </table:table-cell>
              <table:table-cell office:value-type="float" office:value="0.000550686">
                <text:p>0.000550686</text:p>
              </table:table-cell>
              <table:table-cell office:value-type="float" office:value="0.00301831">
                <text:p>0.00301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496707">
                <text:p>0.0496707</text:p>
              </table:table-cell>
              <table:table-cell office:value-type="float" office:value="0.00824292">
                <text:p>0.00824292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0347821">
                <text:p>0.00347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532235">
                <text:p>0.0532235</text:p>
              </table:table-cell>
              <table:table-cell office:value-type="float" office:value="0.00835227">
                <text:p>0.00835227</text:p>
              </table:table-cell>
              <table:table-cell office:value-type="float" office:value="0.000603584">
                <text:p>0.000603584</text:p>
              </table:table-cell>
              <table:table-cell office:value-type="float" office:value="0.00366769">
                <text:p>0.00366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557634">
                <text:p>0.0557634</text:p>
              </table:table-cell>
              <table:table-cell office:value-type="float" office:value="0.00864518">
                <text:p>0.00864518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353584">
                <text:p>0.00353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519785">
                <text:p>0.0519785</text:p>
              </table:table-cell>
              <table:table-cell office:value-type="float" office:value="0.00876914">
                <text:p>0.00876914</text:p>
              </table:table-cell>
              <table:table-cell office:value-type="float" office:value="0.000602794">
                <text:p>0.000602794</text:p>
              </table:table-cell>
              <table:table-cell office:value-type="float" office:value="0.00322201">
                <text:p>0.00322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528244">
                <text:p>0.0528244</text:p>
              </table:table-cell>
              <table:table-cell office:value-type="float" office:value="0.00905849">
                <text:p>0.00905849</text:p>
              </table:table-cell>
              <table:table-cell office:value-type="float" office:value="0.000578319">
                <text:p>0.000578319</text:p>
              </table:table-cell>
              <table:table-cell office:value-type="float" office:value="0.00308266">
                <text:p>0.00308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532591">
                <text:p>0.0532591</text:p>
              </table:table-cell>
              <table:table-cell office:value-type="float" office:value="0.00994985">
                <text:p>0.00994985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0323859">
                <text:p>0.00323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545294">
                <text:p>0.0545294</text:p>
              </table:table-cell>
              <table:table-cell office:value-type="float" office:value="0.0093668">
                <text:p>0.0093668</text:p>
              </table:table-cell>
              <table:table-cell office:value-type="float" office:value="0.000587004">
                <text:p>0.000587004</text:p>
              </table:table-cell>
              <table:table-cell office:value-type="float" office:value="0.00330017">
                <text:p>0.00330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557176">
                <text:p>0.0557176</text:p>
              </table:table-cell>
              <table:table-cell office:value-type="float" office:value="0.0100304">
                <text:p>0.0100304</text:p>
              </table:table-cell>
              <table:table-cell office:value-type="float" office:value="0.000621348">
                <text:p>0.000621348</text:p>
              </table:table-cell>
              <table:table-cell office:value-type="float" office:value="0.00350742">
                <text:p>0.00350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555108">
                <text:p>0.0555108</text:p>
              </table:table-cell>
              <table:table-cell office:value-type="float" office:value="0.010409">
                <text:p>0.010409</text:p>
              </table:table-cell>
              <table:table-cell office:value-type="float" office:value="0.000571214">
                <text:p>0.000571214</text:p>
              </table:table-cell>
              <table:table-cell office:value-type="float" office:value="0.00328754">
                <text:p>0.003287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564807">
                <text:p>0.0564807</text:p>
              </table:table-cell>
              <table:table-cell office:value-type="float" office:value="0.00991985">
                <text:p>0.00991985</text:p>
              </table:table-cell>
              <table:table-cell office:value-type="float" office:value="0.000628453">
                <text:p>0.000628453</text:p>
              </table:table-cell>
              <table:table-cell office:value-type="float" office:value="0.00487051">
                <text:p>0.00487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569694">
                <text:p>0.0569694</text:p>
              </table:table-cell>
              <table:table-cell office:value-type="float" office:value="0.0103004">
                <text:p>0.0103004</text:p>
              </table:table-cell>
              <table:table-cell office:value-type="float" office:value="0.000588188">
                <text:p>0.000588188</text:p>
              </table:table-cell>
              <table:table-cell office:value-type="float" office:value="0.00714629">
                <text:p>0.007146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577317">
                <text:p>0.0577317</text:p>
              </table:table-cell>
              <table:table-cell office:value-type="float" office:value="0.0106336">
                <text:p>0.0106336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0703852">
                <text:p>0.00703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576938">
                <text:p>0.0576938</text:p>
              </table:table-cell>
              <table:table-cell office:value-type="float" office:value="0.0114795">
                <text:p>0.0114795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0411179">
                <text:p>0.00411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588093">
                <text:p>0.0588093</text:p>
              </table:table-cell>
              <table:table-cell office:value-type="float" office:value="0.0160465">
                <text:p>0.0160465</text:p>
              </table:table-cell>
              <table:table-cell office:value-type="float" office:value="0.000612268">
                <text:p>0.000612268</text:p>
              </table:table-cell>
              <table:table-cell office:value-type="float" office:value="0.00501263">
                <text:p>0.005012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603556">
                <text:p>0.0603556</text:p>
              </table:table-cell>
              <table:table-cell office:value-type="float" office:value="0.018344">
                <text:p>0.018344</text:p>
              </table:table-cell>
              <table:table-cell office:value-type="float" office:value="0.000556213">
                <text:p>0.000556213</text:p>
              </table:table-cell>
              <table:table-cell office:value-type="float" office:value="0.00504263">
                <text:p>0.00504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59542">
                <text:p>0.059542</text:p>
              </table:table-cell>
              <table:table-cell office:value-type="float" office:value="0.0117934">
                <text:p>0.0117934</text:p>
              </table:table-cell>
              <table:table-cell office:value-type="float" office:value="0.000631611">
                <text:p>0.000631611</text:p>
              </table:table-cell>
              <table:table-cell office:value-type="float" office:value="0.00397047">
                <text:p>0.00397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607583">
                <text:p>0.0607583</text:p>
              </table:table-cell>
              <table:table-cell office:value-type="float" office:value="0.0118561">
                <text:p>0.0118561</text:p>
              </table:table-cell>
              <table:table-cell office:value-type="float" office:value="0.000542002">
                <text:p>0.000542002</text:p>
              </table:table-cell>
              <table:table-cell office:value-type="float" office:value="0.00485235">
                <text:p>0.00485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616883">
                <text:p>0.0616883</text:p>
              </table:table-cell>
              <table:table-cell office:value-type="float" office:value="0.0118546">
                <text:p>0.0118546</text:p>
              </table:table-cell>
              <table:table-cell office:value-type="float" office:value="0.000630822">
                <text:p>0.000630822</text:p>
              </table:table-cell>
              <table:table-cell office:value-type="float" office:value="0.00384533">
                <text:p>0.003845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633301">
                <text:p>0.0633301</text:p>
              </table:table-cell>
              <table:table-cell office:value-type="float" office:value="0.0122659">
                <text:p>0.0122659</text:p>
              </table:table-cell>
              <table:table-cell office:value-type="float" office:value="0.000554239">
                <text:p>0.000554239</text:p>
              </table:table-cell>
              <table:table-cell office:value-type="float" office:value="0.00469879">
                <text:p>0.00469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736423">
                <text:p>0.0736423</text:p>
              </table:table-cell>
              <table:table-cell office:value-type="float" office:value="0.0128884">
                <text:p>0.0128884</text:p>
              </table:table-cell>
              <table:table-cell office:value-type="float" office:value="0.000549897">
                <text:p>0.000549897</text:p>
              </table:table-cell>
              <table:table-cell office:value-type="float" office:value="0.00521711">
                <text:p>0.00521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628398">
                <text:p>0.0628398</text:p>
              </table:table-cell>
              <table:table-cell office:value-type="float" office:value="0.0134075">
                <text:p>0.0134075</text:p>
              </table:table-cell>
              <table:table-cell office:value-type="float" office:value="0.00059332">
                <text:p>0.00059332</text:p>
              </table:table-cell>
              <table:table-cell office:value-type="float" office:value="0.00488394">
                <text:p>0.00488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667949">
                <text:p>0.0667949</text:p>
              </table:table-cell>
              <table:table-cell office:value-type="float" office:value="0.012963">
                <text:p>0.012963</text:p>
              </table:table-cell>
              <table:table-cell office:value-type="float" office:value="0.000558976">
                <text:p>0.000558976</text:p>
              </table:table-cell>
              <table:table-cell office:value-type="float" office:value="0.00496723">
                <text:p>0.00496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657326">
                <text:p>0.0657326</text:p>
              </table:table-cell>
              <table:table-cell office:value-type="float" office:value="0.0140131">
                <text:p>0.0140131</text:p>
              </table:table-cell>
              <table:table-cell office:value-type="float" office:value="0.000598847">
                <text:p>0.000598847</text:p>
              </table:table-cell>
              <table:table-cell office:value-type="float" office:value="0.00571293">
                <text:p>0.005712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672252">
                <text:p>0.0672252</text:p>
              </table:table-cell>
              <table:table-cell office:value-type="float" office:value="0.0138114">
                <text:p>0.0138114</text:p>
              </table:table-cell>
              <table:table-cell office:value-type="float" office:value="0.000548712">
                <text:p>0.000548712</text:p>
              </table:table-cell>
              <table:table-cell office:value-type="float" office:value="0.00505408">
                <text:p>0.0050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690789">
                <text:p>0.0690789</text:p>
              </table:table-cell>
              <table:table-cell office:value-type="float" office:value="0.0143005">
                <text:p>0.0143005</text:p>
              </table:table-cell>
              <table:table-cell office:value-type="float" office:value="0.000603189">
                <text:p>0.000603189</text:p>
              </table:table-cell>
              <table:table-cell office:value-type="float" office:value="0.00499881">
                <text:p>0.004998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674901">
                <text:p>0.0674901</text:p>
              </table:table-cell>
              <table:table-cell office:value-type="float" office:value="0.0143021">
                <text:p>0.0143021</text:p>
              </table:table-cell>
              <table:table-cell office:value-type="float" office:value="0.000549502">
                <text:p>0.000549502</text:p>
              </table:table-cell>
              <table:table-cell office:value-type="float" office:value="0.00616769">
                <text:p>0.00616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673432">
                <text:p>0.0673432</text:p>
              </table:table-cell>
              <table:table-cell office:value-type="float" office:value="0.0149514">
                <text:p>0.0149514</text:p>
              </table:table-cell>
              <table:table-cell office:value-type="float" office:value="0.000614637">
                <text:p>0.000614637</text:p>
              </table:table-cell>
              <table:table-cell office:value-type="float" office:value="0.00532409">
                <text:p>0.005324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6918">
                <text:p>0.06918</text:p>
              </table:table-cell>
              <table:table-cell office:value-type="float" office:value="0.015495">
                <text:p>0.015495</text:p>
              </table:table-cell>
              <table:table-cell office:value-type="float" office:value="0.000573582">
                <text:p>0.000573582</text:p>
              </table:table-cell>
              <table:table-cell office:value-type="float" office:value="0.00583925">
                <text:p>0.005839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NaN">
                <text:p>NaN</text:p>
              </table:table-cell>
              <table:table-cell office:value-type="float" office:value="0.0152021">
                <text:p>0.0152021</text:p>
              </table:table-cell>
              <table:table-cell office:value-type="float" office:value="0.000605163">
                <text:p>0.000605163</text:p>
              </table:table-cell>
              <table:table-cell office:value-type="float" office:value="0.00448602">
                <text:p>0.004486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NaN">
                <text:p>NaN</text:p>
              </table:table-cell>
              <table:table-cell office:value-type="float" office:value="0.0152562">
                <text:p>0.0152562</text:p>
              </table:table-cell>
              <table:table-cell office:value-type="float" office:value="0.000562924">
                <text:p>0.000562924</text:p>
              </table:table-cell>
              <table:table-cell office:value-type="float" office:value="0.00491749">
                <text:p>0.00491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NaN">
                <text:p>NaN</text:p>
              </table:table-cell>
              <table:table-cell office:value-type="float" office:value="0.0158538">
                <text:p>0.0158538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00468182">
                <text:p>0.00468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NaN">
                <text:p>NaN</text:p>
              </table:table-cell>
              <table:table-cell office:value-type="float" office:value="0.0158041">
                <text:p>0.0158041</text:p>
              </table:table-cell>
              <table:table-cell office:value-type="float" office:value="0.000566476">
                <text:p>0.000566476</text:p>
              </table:table-cell>
              <table:table-cell office:value-type="float" office:value="0.00472919">
                <text:p>0.004729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0.0155791">
                <text:p>0.0155791</text:p>
              </table:table-cell>
              <table:table-cell office:value-type="float" office:value="0.000615426">
                <text:p>0.000615426</text:p>
              </table:table-cell>
              <table:table-cell office:value-type="float" office:value="0.00803094">
                <text:p>0.00803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NaN">
                <text:p>NaN</text:p>
              </table:table-cell>
              <table:table-cell office:value-type="float" office:value="0.0161685">
                <text:p>0.0161685</text:p>
              </table:table-cell>
              <table:table-cell office:value-type="float" office:value="0.000549107">
                <text:p>0.000549107</text:p>
              </table:table-cell>
              <table:table-cell office:value-type="float" office:value="0.0064756">
                <text:p>0.0064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NaN">
                <text:p>NaN</text:p>
              </table:table-cell>
              <table:table-cell office:value-type="float" office:value="0.0162743">
                <text:p>0.0162743</text:p>
              </table:table-cell>
              <table:table-cell office:value-type="float" office:value="0.000857018">
                <text:p>0.000857018</text:p>
              </table:table-cell>
              <table:table-cell office:value-type="float" office:value="0.00493565">
                <text:p>0.004935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NaN">
                <text:p>NaN</text:p>
              </table:table-cell>
              <table:table-cell office:value-type="float" office:value="0.0168269">
                <text:p>0.0168269</text:p>
              </table:table-cell>
              <table:table-cell office:value-type="float" office:value="0.000642665">
                <text:p>0.000642665</text:p>
              </table:table-cell>
              <table:table-cell office:value-type="float" office:value="0.00633072">
                <text:p>0.006330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NaN">
                <text:p>NaN</text:p>
              </table:table-cell>
              <table:table-cell office:value-type="float" office:value="0.0164862">
                <text:p>0.0164862</text:p>
              </table:table-cell>
              <table:table-cell office:value-type="float" office:value="0.0006099">
                <text:p>0.0006099</text:p>
              </table:table-cell>
              <table:table-cell office:value-type="float" office:value="0.00570029">
                <text:p>0.00570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NaN">
                <text:p>NaN</text:p>
              </table:table-cell>
              <table:table-cell office:value-type="float" office:value="0.0170965">
                <text:p>0.0170965</text:p>
              </table:table-cell>
              <table:table-cell office:value-type="float" office:value="0.000552265">
                <text:p>0.000552265</text:p>
              </table:table-cell>
              <table:table-cell office:value-type="float" office:value="0.0046455">
                <text:p>0.0046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NaN">
                <text:p>NaN</text:p>
              </table:table-cell>
              <table:table-cell office:value-type="float" office:value="0.017541">
                <text:p>0.017541</text:p>
              </table:table-cell>
              <table:table-cell office:value-type="float" office:value="0.00059411">
                <text:p>0.00059411</text:p>
              </table:table-cell>
              <table:table-cell office:value-type="float" office:value="0.00840556">
                <text:p>0.00840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NaN">
                <text:p>NaN</text:p>
              </table:table-cell>
              <table:table-cell office:value-type="float" office:value="0.0172529">
                <text:p>0.0172529</text:p>
              </table:table-cell>
              <table:table-cell office:value-type="float" office:value="0.00054516">
                <text:p>0.00054516</text:p>
              </table:table-cell>
              <table:table-cell office:value-type="float" office:value="0.00465892">
                <text:p>0.00465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NaN">
                <text:p>NaN</text:p>
              </table:table-cell>
              <table:table-cell office:value-type="float" office:value="0.0178797">
                <text:p>0.0178797</text:p>
              </table:table-cell>
              <table:table-cell office:value-type="float" office:value="0.000541607">
                <text:p>0.000541607</text:p>
              </table:table-cell>
              <table:table-cell office:value-type="float" office:value="0.00468221">
                <text:p>0.00468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NaN">
                <text:p>NaN</text:p>
              </table:table-cell>
              <table:table-cell office:value-type="float" office:value="0.0178714">
                <text:p>0.0178714</text:p>
              </table:table-cell>
              <table:table-cell office:value-type="float" office:value="0.000601215">
                <text:p>0.000601215</text:p>
              </table:table-cell>
              <table:table-cell office:value-type="float" office:value="0.00768711">
                <text:p>0.007687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NaN">
                <text:p>NaN</text:p>
              </table:table-cell>
              <table:table-cell office:value-type="float" office:value="0.0175908">
                <text:p>0.0175908</text:p>
              </table:table-cell>
              <table:table-cell office:value-type="float" office:value="0.000547133">
                <text:p>0.000547133</text:p>
              </table:table-cell>
              <table:table-cell office:value-type="float" office:value="0.00542831">
                <text:p>0.00542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NaN">
                <text:p>NaN</text:p>
              </table:table-cell>
              <table:table-cell office:value-type="float" office:value="0.0180858">
                <text:p>0.0180858</text:p>
              </table:table-cell>
              <table:table-cell office:value-type="float" office:value="0.000595689">
                <text:p>0.000595689</text:p>
              </table:table-cell>
              <table:table-cell office:value-type="float" office:value="0.00785764">
                <text:p>0.007857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NaN">
                <text:p>NaN</text:p>
              </table:table-cell>
              <table:table-cell office:value-type="float" office:value="0.0179453">
                <text:p>0.0179453</text:p>
              </table:table-cell>
              <table:table-cell office:value-type="float" office:value="0.000568845">
                <text:p>0.000568845</text:p>
              </table:table-cell>
              <table:table-cell office:value-type="float" office:value="0.00537936">
                <text:p>0.00537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NaN">
                <text:p>NaN</text:p>
              </table:table-cell>
              <table:table-cell office:value-type="float" office:value="0.0188145">
                <text:p>0.0188145</text:p>
              </table:table-cell>
              <table:table-cell office:value-type="float" office:value="0.000637138">
                <text:p>0.000637138</text:p>
              </table:table-cell>
              <table:table-cell office:value-type="float" office:value="0.00525027">
                <text:p>0.00525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NaN">
                <text:p>NaN</text:p>
              </table:table-cell>
              <table:table-cell office:value-type="float" office:value="0.0185196">
                <text:p>0.0185196</text:p>
              </table:table-cell>
              <table:table-cell office:value-type="float" office:value="0.000565687">
                <text:p>0.000565687</text:p>
              </table:table-cell>
              <table:table-cell office:value-type="float" office:value="0.00560279">
                <text:p>0.00560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0.0190115">
                <text:p>0.0190115</text:p>
              </table:table-cell>
              <table:table-cell office:value-type="float" office:value="0.000615426">
                <text:p>0.000615426</text:p>
              </table:table-cell>
              <table:table-cell office:value-type="float" office:value="0.00539317">
                <text:p>0.005393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NaN">
                <text:p>NaN</text:p>
              </table:table-cell>
              <table:table-cell office:value-type="float" office:value="0.0196443">
                <text:p>0.0196443</text:p>
              </table:table-cell>
              <table:table-cell office:value-type="float" office:value="0.000588978">
                <text:p>0.000588978</text:p>
              </table:table-cell>
              <table:table-cell office:value-type="float" office:value="0.00474774">
                <text:p>0.00474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NaN">
                <text:p>NaN</text:p>
              </table:table-cell>
              <table:table-cell office:value-type="float" office:value="0.0192314">
                <text:p>0.0192314</text:p>
              </table:table-cell>
              <table:table-cell office:value-type="float" office:value="0.000642665">
                <text:p>0.000642665</text:p>
              </table:table-cell>
              <table:table-cell office:value-type="float" office:value="0.00560989">
                <text:p>0.005609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NaN">
                <text:p>NaN</text:p>
              </table:table-cell>
              <table:table-cell office:value-type="float" office:value="0.0195772">
                <text:p>0.0195772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0544844">
                <text:p>0.00544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NaN">
                <text:p>NaN</text:p>
              </table:table-cell>
              <table:table-cell office:value-type="float" office:value="0.0207303">
                <text:p>0.0207303</text:p>
              </table:table-cell>
              <table:table-cell office:value-type="float" office:value="0.00059332">
                <text:p>0.00059332</text:p>
              </table:table-cell>
              <table:table-cell office:value-type="float" office:value="0.0048267">
                <text:p>0.0048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NaN">
                <text:p>NaN</text:p>
              </table:table-cell>
              <table:table-cell office:value-type="float" office:value="0.0198314">
                <text:p>0.0198314</text:p>
              </table:table-cell>
              <table:table-cell office:value-type="float" office:value="0.000541607">
                <text:p>0.000541607</text:p>
              </table:table-cell>
              <table:table-cell office:value-type="float" office:value="0.0054591">
                <text:p>0.00545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NaN">
                <text:p>NaN</text:p>
              </table:table-cell>
              <table:table-cell office:value-type="float" office:value="0.0196104">
                <text:p>0.0196104</text:p>
              </table:table-cell>
              <table:table-cell office:value-type="float" office:value="0.000592136">
                <text:p>0.000592136</text:p>
              </table:table-cell>
              <table:table-cell office:value-type="float" office:value="0.00512908">
                <text:p>0.005129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NaN">
                <text:p>NaN</text:p>
              </table:table-cell>
              <table:table-cell office:value-type="float" office:value="0.0196336">
                <text:p>0.0196336</text:p>
              </table:table-cell>
              <table:table-cell office:value-type="float" office:value="0.000559766">
                <text:p>0.000559766</text:p>
              </table:table-cell>
              <table:table-cell office:value-type="float" office:value="0.00511566">
                <text:p>0.00511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0.020041">
                <text:p>0.020041</text:p>
              </table:table-cell>
              <table:table-cell office:value-type="float" office:value="0.000624506">
                <text:p>0.000624506</text:p>
              </table:table-cell>
              <table:table-cell office:value-type="float" office:value="0.00770092">
                <text:p>0.00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NaN">
                <text:p>NaN</text:p>
              </table:table-cell>
              <table:table-cell office:value-type="float" office:value="0.0204299">
                <text:p>0.0204299</text:p>
              </table:table-cell>
              <table:table-cell office:value-type="float" office:value="0.000554239">
                <text:p>0.000554239</text:p>
              </table:table-cell>
              <table:table-cell office:value-type="float" office:value="0.00709221">
                <text:p>0.00709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NaN">
                <text:p>NaN</text:p>
              </table:table-cell>
              <table:table-cell office:value-type="float" office:value="0.0203071">
                <text:p>0.0203071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762039">
                <text:p>0.00762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NaN">
                <text:p>NaN</text:p>
              </table:table-cell>
              <table:table-cell office:value-type="float" office:value="0.0209671">
                <text:p>0.0209671</text:p>
              </table:table-cell>
              <table:table-cell office:value-type="float" office:value="0.000547133">
                <text:p>0.000547133</text:p>
              </table:table-cell>
              <table:table-cell office:value-type="float" office:value="0.00826898">
                <text:p>0.008268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NaN">
                <text:p>NaN</text:p>
              </table:table-cell>
              <table:table-cell office:value-type="float" office:value="0.0211977">
                <text:p>0.0211977</text:p>
              </table:table-cell>
              <table:table-cell office:value-type="float" office:value="0.000547134">
                <text:p>0.000547134</text:p>
              </table:table-cell>
              <table:table-cell office:value-type="float" office:value="0.00827253">
                <text:p>0.00827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NaN">
                <text:p>NaN</text:p>
              </table:table-cell>
              <table:table-cell office:value-type="float" office:value="0.0215332">
                <text:p>0.0215332</text:p>
              </table:table-cell>
              <table:table-cell office:value-type="float" office:value="0.000603584">
                <text:p>0.000603584</text:p>
              </table:table-cell>
              <table:table-cell office:value-type="float" office:value="0.00797686">
                <text:p>0.007976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NaN">
                <text:p>NaN</text:p>
              </table:table-cell>
              <table:table-cell office:value-type="float" office:value="0.0221857">
                <text:p>0.0221857</text:p>
              </table:table-cell>
              <table:table-cell office:value-type="float" office:value="0.000562134">
                <text:p>0.000562134</text:p>
              </table:table-cell>
              <table:table-cell office:value-type="float" office:value="0.00564621">
                <text:p>0.005646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NaN">
                <text:p>NaN</text:p>
              </table:table-cell>
              <table:table-cell office:value-type="float" office:value="0.0214926">
                <text:p>0.0214926</text:p>
              </table:table-cell>
              <table:table-cell office:value-type="float" office:value="0.000897283">
                <text:p>0.000897283</text:p>
              </table:table-cell>
              <table:table-cell office:value-type="float" office:value="0.00624506">
                <text:p>0.006245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NaN">
                <text:p>NaN</text:p>
              </table:table-cell>
              <table:table-cell office:value-type="float" office:value="0.0220875">
                <text:p>0.0220875</text:p>
              </table:table-cell>
              <table:table-cell office:value-type="float" office:value="0.000556608">
                <text:p>0.000556608</text:p>
              </table:table-cell>
              <table:table-cell office:value-type="float" office:value="0.00555937">
                <text:p>0.005559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NaN">
                <text:p>NaN</text:p>
              </table:table-cell>
              <table:table-cell office:value-type="float" office:value="0.0217665">
                <text:p>0.0217665</text:p>
              </table:table-cell>
              <table:table-cell office:value-type="float" office:value="0.000792672">
                <text:p>0.000792672</text:p>
              </table:table-cell>
              <table:table-cell office:value-type="float" office:value="0.00526646">
                <text:p>0.00526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NaN">
                <text:p>NaN</text:p>
              </table:table-cell>
              <table:table-cell office:value-type="float" office:value="0.0218194">
                <text:p>0.0218194</text:p>
              </table:table-cell>
              <table:table-cell office:value-type="float" office:value="0.000599241">
                <text:p>0.000599241</text:p>
              </table:table-cell>
              <table:table-cell office:value-type="float" office:value="0.00625374">
                <text:p>0.00625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NaN">
                <text:p>NaN</text:p>
              </table:table-cell>
              <table:table-cell office:value-type="float" office:value="0.0230451">
                <text:p>0.0230451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0537896">
                <text:p>0.00537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NaN">
                <text:p>NaN</text:p>
              </table:table-cell>
              <table:table-cell office:value-type="float" office:value="0.0219686">
                <text:p>0.0219686</text:p>
              </table:table-cell>
              <table:table-cell office:value-type="float" office:value="0.000553844">
                <text:p>0.000553844</text:p>
              </table:table-cell>
              <table:table-cell office:value-type="float" office:value="0.00538093">
                <text:p>0.005380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NaN">
                <text:p>NaN</text:p>
              </table:table-cell>
              <table:table-cell office:value-type="float" office:value="0.0229516">
                <text:p>0.0229516</text:p>
              </table:table-cell>
              <table:table-cell office:value-type="float" office:value="0.000592136">
                <text:p>0.000592136</text:p>
              </table:table-cell>
              <table:table-cell office:value-type="float" office:value="0.00652139">
                <text:p>0.00652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NaN">
                <text:p>NaN</text:p>
              </table:table-cell>
              <table:table-cell office:value-type="float" office:value="0.0255514">
                <text:p>0.0255514</text:p>
              </table:table-cell>
              <table:table-cell office:value-type="float" office:value="0.000543581">
                <text:p>0.000543581</text:p>
              </table:table-cell>
              <table:table-cell office:value-type="float" office:value="0.0054287">
                <text:p>0.00542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NaN">
                <text:p>NaN</text:p>
              </table:table-cell>
              <table:table-cell office:value-type="float" office:value="0.0270034">
                <text:p>0.0270034</text:p>
              </table:table-cell>
              <table:table-cell office:value-type="float" office:value="0.000591346">
                <text:p>0.000591346</text:p>
              </table:table-cell>
              <table:table-cell office:value-type="float" office:value="0.00545515">
                <text:p>0.005455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NaN">
                <text:p>NaN</text:p>
              </table:table-cell>
              <table:table-cell office:value-type="float" office:value="0.022905">
                <text:p>0.022905</text:p>
              </table:table-cell>
              <table:table-cell office:value-type="float" office:value="0.000541212">
                <text:p>0.000541212</text:p>
              </table:table-cell>
              <table:table-cell office:value-type="float" office:value="0.00623756">
                <text:p>0.006237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NaN">
                <text:p>NaN</text:p>
              </table:table-cell>
              <table:table-cell office:value-type="float" office:value="0.0228174">
                <text:p>0.0228174</text:p>
              </table:table-cell>
              <table:table-cell office:value-type="float" office:value="0.000590162">
                <text:p>0.000590162</text:p>
              </table:table-cell>
              <table:table-cell office:value-type="float" office:value="0.00559134">
                <text:p>0.00559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NaN">
                <text:p>NaN</text:p>
              </table:table-cell>
              <table:table-cell office:value-type="float" office:value="0.0235962">
                <text:p>0.0235962</text:p>
              </table:table-cell>
              <table:table-cell office:value-type="float" office:value="0.000545949">
                <text:p>0.000545949</text:p>
              </table:table-cell>
              <table:table-cell office:value-type="float" office:value="0.0067989">
                <text:p>0.0067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NaN">
                <text:p>NaN</text:p>
              </table:table-cell>
              <table:table-cell office:value-type="float" office:value="0.023278">
                <text:p>0.023278</text:p>
              </table:table-cell>
              <table:table-cell office:value-type="float" office:value="0.000609505">
                <text:p>0.000609505</text:p>
              </table:table-cell>
              <table:table-cell office:value-type="float" office:value="0.00572674">
                <text:p>0.005726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NaN">
                <text:p>NaN</text:p>
              </table:table-cell>
              <table:table-cell office:value-type="float" office:value="0.0233815">
                <text:p>0.0233815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568727">
                <text:p>0.005687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NaN">
                <text:p>NaN</text:p>
              </table:table-cell>
              <table:table-cell office:value-type="float" office:value="0.0234004">
                <text:p>0.0234004</text:p>
              </table:table-cell>
              <table:table-cell office:value-type="float" office:value="0.000594899">
                <text:p>0.000594899</text:p>
              </table:table-cell>
              <table:table-cell office:value-type="float" office:value="0.0057149">
                <text:p>0.00571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0.0239322">
                <text:p>0.0239322</text:p>
              </table:table-cell>
              <table:table-cell office:value-type="float" office:value="0.000549502">
                <text:p>0.000549502</text:p>
              </table:table-cell>
              <table:table-cell office:value-type="float" office:value="0.00577174">
                <text:p>0.005771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NaN">
                <text:p>NaN</text:p>
              </table:table-cell>
              <table:table-cell office:value-type="float" office:value="0.0240245">
                <text:p>0.0240245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637849">
                <text:p>0.006378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NaN">
                <text:p>NaN</text:p>
              </table:table-cell>
              <table:table-cell office:value-type="float" office:value="0.0240352">
                <text:p>0.0240352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653205">
                <text:p>0.006532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NaN">
                <text:p>NaN</text:p>
              </table:table-cell>
              <table:table-cell office:value-type="float" office:value="0.0247205">
                <text:p>0.0247205</text:p>
              </table:table-cell>
              <table:table-cell office:value-type="float" office:value="0.000563318">
                <text:p>0.000563318</text:p>
              </table:table-cell>
              <table:table-cell office:value-type="float" office:value="0.00645665">
                <text:p>0.00645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NaN">
                <text:p>NaN</text:p>
              </table:table-cell>
              <table:table-cell office:value-type="float" office:value="0.0242752">
                <text:p>0.0242752</text:p>
              </table:table-cell>
              <table:table-cell office:value-type="float" office:value="0.000616216">
                <text:p>0.000616216</text:p>
              </table:table-cell>
              <table:table-cell office:value-type="float" office:value="0.00719642">
                <text:p>0.00719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NaN">
                <text:p>NaN</text:p>
              </table:table-cell>
              <table:table-cell office:value-type="float" office:value="0.0246435">
                <text:p>0.0246435</text:p>
              </table:table-cell>
              <table:table-cell office:value-type="float" office:value="0.000573582">
                <text:p>0.000573582</text:p>
              </table:table-cell>
              <table:table-cell office:value-type="float" office:value="0.00751933">
                <text:p>0.007519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NaN">
                <text:p>NaN</text:p>
              </table:table-cell>
              <table:table-cell office:value-type="float" office:value="0.0245657">
                <text:p>0.0245657</text:p>
              </table:table-cell>
              <table:table-cell office:value-type="float" office:value="0.000614637">
                <text:p>0.000614637</text:p>
              </table:table-cell>
              <table:table-cell office:value-type="float" office:value="0.00668363">
                <text:p>0.006683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NaN">
                <text:p>NaN</text:p>
              </table:table-cell>
              <table:table-cell office:value-type="float" office:value="0.0248105">
                <text:p>0.0248105</text:p>
              </table:table-cell>
              <table:table-cell office:value-type="float" office:value="0.000561345">
                <text:p>0.000561345</text:p>
              </table:table-cell>
              <table:table-cell office:value-type="float" office:value="0.00824095">
                <text:p>0.00824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NaN">
                <text:p>NaN</text:p>
              </table:table-cell>
              <table:table-cell office:value-type="float" office:value="0.0254567">
                <text:p>0.0254567</text:p>
              </table:table-cell>
              <table:table-cell office:value-type="float" office:value="0.000612268">
                <text:p>0.000612268</text:p>
              </table:table-cell>
              <table:table-cell office:value-type="float" office:value="0.00696431">
                <text:p>0.00696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NaN">
                <text:p>NaN</text:p>
              </table:table-cell>
              <table:table-cell office:value-type="float" office:value="0.0255282">
                <text:p>0.0255282</text:p>
              </table:table-cell>
              <table:table-cell office:value-type="float" office:value="0.000558187">
                <text:p>0.000558187</text:p>
              </table:table-cell>
              <table:table-cell office:value-type="float" office:value="0.00733419">
                <text:p>0.007334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0.0256458">
                <text:p>0.0256458</text:p>
              </table:table-cell>
              <table:table-cell office:value-type="float" office:value="0.000608716">
                <text:p>0.000608716</text:p>
              </table:table-cell>
              <table:table-cell office:value-type="float" office:value="0.0120997">
                <text:p>0.0120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NaN">
                <text:p>NaN</text:p>
              </table:table-cell>
              <table:table-cell office:value-type="float" office:value="0.0266181">
                <text:p>0.0266181</text:p>
              </table:table-cell>
              <table:table-cell office:value-type="float" office:value="0.000573977">
                <text:p>0.000573977</text:p>
              </table:table-cell>
              <table:table-cell office:value-type="float" office:value="0.0145981">
                <text:p>0.01459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0.0258045">
                <text:p>0.0258045</text:p>
              </table:table-cell>
              <table:table-cell office:value-type="float" office:value="0.000621742">
                <text:p>0.000621742</text:p>
              </table:table-cell>
              <table:table-cell office:value-type="float" office:value="0.0131612">
                <text:p>0.01316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NaN">
                <text:p>NaN</text:p>
              </table:table-cell>
              <table:table-cell office:value-type="float" office:value="0.0261574">
                <text:p>0.0261574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0104911">
                <text:p>0.0104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NaN">
                <text:p>NaN</text:p>
              </table:table-cell>
              <table:table-cell office:value-type="float" office:value="0.0262956">
                <text:p>0.0262956</text:p>
              </table:table-cell>
              <table:table-cell office:value-type="float" office:value="0.000671482">
                <text:p>0.000671482</text:p>
              </table:table-cell>
              <table:table-cell office:value-type="float" office:value="0.00804476">
                <text:p>0.008044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NaN">
                <text:p>NaN</text:p>
              </table:table-cell>
              <table:table-cell office:value-type="float" office:value="0.0265344">
                <text:p>0.0265344</text:p>
              </table:table-cell>
              <table:table-cell office:value-type="float" office:value="0.00056095">
                <text:p>0.00056095</text:p>
              </table:table-cell>
              <table:table-cell office:value-type="float" office:value="0.00953102">
                <text:p>0.00953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NaN">
                <text:p>NaN</text:p>
              </table:table-cell>
              <table:table-cell office:value-type="float" office:value="0.0269078">
                <text:p>0.0269078</text:p>
              </table:table-cell>
              <table:table-cell office:value-type="float" office:value="0.000681746">
                <text:p>0.000681746</text:p>
              </table:table-cell>
              <table:table-cell office:value-type="float" office:value="0.0068139">
                <text:p>0.0068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NaN">
                <text:p>NaN</text:p>
              </table:table-cell>
              <table:table-cell office:value-type="float" office:value="0.0266694">
                <text:p>0.0266694</text:p>
              </table:table-cell>
              <table:table-cell office:value-type="float" office:value="0.000568056">
                <text:p>0.000568056</text:p>
              </table:table-cell>
              <table:table-cell office:value-type="float" office:value="0.00704997">
                <text:p>0.007049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NaN">
                <text:p>NaN</text:p>
              </table:table-cell>
              <table:table-cell office:value-type="float" office:value="0.0277159">
                <text:p>0.0277159</text:p>
              </table:table-cell>
              <table:table-cell office:value-type="float" office:value="0.000617005">
                <text:p>0.000617005</text:p>
              </table:table-cell>
              <table:table-cell office:value-type="float" office:value="0.00726393">
                <text:p>0.00726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NaN">
                <text:p>NaN</text:p>
              </table:table-cell>
              <table:table-cell office:value-type="float" office:value="0.0272951">
                <text:p>0.0272951</text:p>
              </table:table-cell>
              <table:table-cell office:value-type="float" office:value="0.000547134">
                <text:p>0.000547134</text:p>
              </table:table-cell>
              <table:table-cell office:value-type="float" office:value="0.00685772">
                <text:p>0.006857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NaN">
                <text:p>NaN</text:p>
              </table:table-cell>
              <table:table-cell office:value-type="float" office:value="0.0274427">
                <text:p>0.0274427</text:p>
              </table:table-cell>
              <table:table-cell office:value-type="float" office:value="0.000654902">
                <text:p>0.000654902</text:p>
              </table:table-cell>
              <table:table-cell office:value-type="float" office:value="0.00820858">
                <text:p>0.008208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NaN">
                <text:p>NaN</text:p>
              </table:table-cell>
              <table:table-cell office:value-type="float" office:value="0.0271092">
                <text:p>0.0271092</text:p>
              </table:table-cell>
              <table:table-cell office:value-type="float" office:value="0.00055266">
                <text:p>0.00055266</text:p>
              </table:table-cell>
              <table:table-cell office:value-type="float" office:value="0.00652731">
                <text:p>0.006527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NaN">
                <text:p>NaN</text:p>
              </table:table-cell>
              <table:table-cell office:value-type="float" office:value="0.0277408">
                <text:p>0.0277408</text:p>
              </table:table-cell>
              <table:table-cell office:value-type="float" office:value="0.000549897">
                <text:p>0.000549897</text:p>
              </table:table-cell>
              <table:table-cell office:value-type="float" office:value="0.00722208">
                <text:p>0.007222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NaN">
                <text:p>NaN</text:p>
              </table:table-cell>
              <table:table-cell office:value-type="float" office:value="0.027933">
                <text:p>0.027933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832267">
                <text:p>0.008322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NaN">
                <text:p>NaN</text:p>
              </table:table-cell>
              <table:table-cell office:value-type="float" office:value="0.0281999">
                <text:p>0.0281999</text:p>
              </table:table-cell>
              <table:table-cell office:value-type="float" office:value="0.000576345">
                <text:p>0.000576345</text:p>
              </table:table-cell>
              <table:table-cell office:value-type="float" office:value="0.00723708">
                <text:p>0.007237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NaN">
                <text:p>NaN</text:p>
              </table:table-cell>
              <table:table-cell office:value-type="float" office:value="0.0280878">
                <text:p>0.0280878</text:p>
              </table:table-cell>
              <table:table-cell office:value-type="float" office:value="0.000608321">
                <text:p>0.000608321</text:p>
              </table:table-cell>
              <table:table-cell office:value-type="float" office:value="0.00700102">
                <text:p>0.007001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NaN">
                <text:p>NaN</text:p>
              </table:table-cell>
              <table:table-cell office:value-type="float" office:value="0.0283767">
                <text:p>0.0283767</text:p>
              </table:table-cell>
              <table:table-cell office:value-type="float" office:value="0.000581872">
                <text:p>0.000581872</text:p>
              </table:table-cell>
              <table:table-cell office:value-type="float" office:value="0.00691259">
                <text:p>0.00691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NaN">
                <text:p>NaN</text:p>
              </table:table-cell>
              <table:table-cell office:value-type="float" office:value="0.0285994">
                <text:p>0.0285994</text:p>
              </table:table-cell>
              <table:table-cell office:value-type="float" office:value="0.000606742">
                <text:p>0.000606742</text:p>
              </table:table-cell>
              <table:table-cell office:value-type="float" office:value="0.00735669">
                <text:p>0.007356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NaN">
                <text:p>NaN</text:p>
              </table:table-cell>
              <table:table-cell office:value-type="float" office:value="0.0294303">
                <text:p>0.0294303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680246">
                <text:p>0.006802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NaN">
                <text:p>NaN</text:p>
              </table:table-cell>
              <table:table-cell office:value-type="float" office:value="0.0285986">
                <text:p>0.0285986</text:p>
              </table:table-cell>
              <table:table-cell office:value-type="float" office:value="0.000631611">
                <text:p>0.000631611</text:p>
              </table:table-cell>
              <table:table-cell office:value-type="float" office:value="0.00702826">
                <text:p>0.007028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NaN">
                <text:p>NaN</text:p>
              </table:table-cell>
              <table:table-cell office:value-type="float" office:value="0.030782">
                <text:p>0.030782</text:p>
              </table:table-cell>
              <table:table-cell office:value-type="float" office:value="0.000542002">
                <text:p>0.000542002</text:p>
              </table:table-cell>
              <table:table-cell office:value-type="float" office:value="0.00825161">
                <text:p>0.008251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NaN">
                <text:p>NaN</text:p>
              </table:table-cell>
              <table:table-cell office:value-type="float" office:value="0.0468095">
                <text:p>0.0468095</text:p>
              </table:table-cell>
              <table:table-cell office:value-type="float" office:value="0.00059411">
                <text:p>0.00059411</text:p>
              </table:table-cell>
              <table:table-cell office:value-type="float" office:value="0.00944338">
                <text:p>0.009443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NaN">
                <text:p>NaN</text:p>
              </table:table-cell>
              <table:table-cell office:value-type="float" office:value="0.0328935">
                <text:p>0.0328935</text:p>
              </table:table-cell>
              <table:table-cell office:value-type="float" office:value="0.000561345">
                <text:p>0.000561345</text:p>
              </table:table-cell>
              <table:table-cell office:value-type="float" office:value="0.00695523">
                <text:p>0.006955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NaN">
                <text:p>NaN</text:p>
              </table:table-cell>
              <table:table-cell office:value-type="float" office:value="0.0298089">
                <text:p>0.0298089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714116">
                <text:p>0.00714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NaN">
                <text:p>NaN</text:p>
              </table:table-cell>
              <table:table-cell office:value-type="float" office:value="0.029323">
                <text:p>0.029323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0695759">
                <text:p>0.006957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NaN">
                <text:p>NaN</text:p>
              </table:table-cell>
              <table:table-cell office:value-type="float" office:value="0.0305787">
                <text:p>0.0305787</text:p>
              </table:table-cell>
              <table:table-cell office:value-type="float" office:value="0.000608715">
                <text:p>0.000608715</text:p>
              </table:table-cell>
              <table:table-cell office:value-type="float" office:value="0.00891914">
                <text:p>0.008919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NaN">
                <text:p>NaN</text:p>
              </table:table-cell>
              <table:table-cell office:value-type="float" office:value="0.0302005">
                <text:p>0.0302005</text:p>
              </table:table-cell>
              <table:table-cell office:value-type="float" office:value="0.000559766">
                <text:p>0.000559766</text:p>
              </table:table-cell>
              <table:table-cell office:value-type="float" office:value="0.0117653">
                <text:p>0.0117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NaN">
                <text:p>NaN</text:p>
              </table:table-cell>
              <table:table-cell office:value-type="float" office:value="0.0300781">
                <text:p>0.0300781</text:p>
              </table:table-cell>
              <table:table-cell office:value-type="float" office:value="0.000636349">
                <text:p>0.000636349</text:p>
              </table:table-cell>
              <table:table-cell office:value-type="float" office:value="0.0174131">
                <text:p>0.0174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NaN">
                <text:p>NaN</text:p>
              </table:table-cell>
              <table:table-cell office:value-type="float" office:value="0.0307725">
                <text:p>0.0307725</text:p>
              </table:table-cell>
              <table:table-cell office:value-type="float" office:value="0.000612663">
                <text:p>0.000612663</text:p>
              </table:table-cell>
              <table:table-cell office:value-type="float" office:value="0.0210485">
                <text:p>0.02104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NaN">
                <text:p>NaN</text:p>
              </table:table-cell>
              <table:table-cell office:value-type="float" office:value="0.0317195">
                <text:p>0.0317195</text:p>
              </table:table-cell>
              <table:table-cell office:value-type="float" office:value="0.000624111">
                <text:p>0.000624111</text:p>
              </table:table-cell>
              <table:table-cell office:value-type="float" office:value="0.0130582">
                <text:p>0.01305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NaN">
                <text:p>NaN</text:p>
              </table:table-cell>
              <table:table-cell office:value-type="float" office:value="0.0305372">
                <text:p>0.0305372</text:p>
              </table:table-cell>
              <table:table-cell office:value-type="float" office:value="0.000572003">
                <text:p>0.000572003</text:p>
              </table:table-cell>
              <table:table-cell office:value-type="float" office:value="0.00878058">
                <text:p>0.00878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NaN">
                <text:p>NaN</text:p>
              </table:table-cell>
              <table:table-cell office:value-type="float" office:value="0.0308921">
                <text:p>0.0308921</text:p>
              </table:table-cell>
              <table:table-cell office:value-type="float" office:value="0.00057674">
                <text:p>0.00057674</text:p>
              </table:table-cell>
              <table:table-cell office:value-type="float" office:value="0.00810515">
                <text:p>0.00810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NaN">
                <text:p>NaN</text:p>
              </table:table-cell>
              <table:table-cell office:value-type="float" office:value="0.0312545">
                <text:p>0.0312545</text:p>
              </table:table-cell>
              <table:table-cell office:value-type="float" office:value="0.000915837">
                <text:p>0.000915837</text:p>
              </table:table-cell>
              <table:table-cell office:value-type="float" office:value="0.00928469">
                <text:p>0.009284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NaN">
                <text:p>NaN</text:p>
              </table:table-cell>
              <table:table-cell office:value-type="float" office:value="0.0311179">
                <text:p>0.0311179</text:p>
              </table:table-cell>
              <table:table-cell office:value-type="float" office:value="0.000671877">
                <text:p>0.000671877</text:p>
              </table:table-cell>
              <table:table-cell office:value-type="float" office:value="0.00832819">
                <text:p>0.008328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NaN">
                <text:p>NaN</text:p>
              </table:table-cell>
              <table:table-cell office:value-type="float" office:value="0.0314014">
                <text:p>0.0314014</text:p>
              </table:table-cell>
              <table:table-cell office:value-type="float" office:value="0.000750828">
                <text:p>0.000750828</text:p>
              </table:table-cell>
              <table:table-cell office:value-type="float" office:value="0.010846">
                <text:p>0.0108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NaN">
                <text:p>NaN</text:p>
              </table:table-cell>
              <table:table-cell office:value-type="float" office:value="0.0330131">
                <text:p>0.0330131</text:p>
              </table:table-cell>
              <table:table-cell office:value-type="float" office:value="0.000647402">
                <text:p>0.000647402</text:p>
              </table:table-cell>
              <table:table-cell office:value-type="float" office:value="0.0095701">
                <text:p>0.00957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NaN">
                <text:p>NaN</text:p>
              </table:table-cell>
              <table:table-cell office:value-type="float" office:value="0.0329145">
                <text:p>0.0329145</text:p>
              </table:table-cell>
              <table:table-cell office:value-type="float" office:value="0.000871624">
                <text:p>0.000871624</text:p>
              </table:table-cell>
              <table:table-cell office:value-type="float" office:value="0.00905336">
                <text:p>0.009053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NaN">
                <text:p>NaN</text:p>
              </table:table-cell>
              <table:table-cell office:value-type="float" office:value="0.0320472">
                <text:p>0.0320472</text:p>
              </table:table-cell>
              <table:table-cell office:value-type="float" office:value="0.000774513">
                <text:p>0.000774513</text:p>
              </table:table-cell>
              <table:table-cell office:value-type="float" office:value="0.00989775">
                <text:p>0.00989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NaN">
                <text:p>NaN</text:p>
              </table:table-cell>
              <table:table-cell office:value-type="float" office:value="0.0325501">
                <text:p>0.0325501</text:p>
              </table:table-cell>
              <table:table-cell office:value-type="float" office:value="0.00100782">
                <text:p>0.00100782</text:p>
              </table:table-cell>
              <table:table-cell office:value-type="float" office:value="0.00849833">
                <text:p>0.008498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NaN">
                <text:p>NaN</text:p>
              </table:table-cell>
              <table:table-cell office:value-type="float" office:value="0.032123">
                <text:p>0.032123</text:p>
              </table:table-cell>
              <table:table-cell office:value-type="float" office:value="0.000965181">
                <text:p>0.000965181</text:p>
              </table:table-cell>
              <table:table-cell office:value-type="float" office:value="0.0112715">
                <text:p>0.01127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0.0327676">
                <text:p>0.0327676</text:p>
              </table:table-cell>
              <table:table-cell office:value-type="float" office:value="0.000998341">
                <text:p>0.000998341</text:p>
              </table:table-cell>
              <table:table-cell office:value-type="float" office:value="0.00843438">
                <text:p>0.008434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327605">
                <text:p>0.0327605</text:p>
              </table:table-cell>
              <table:table-cell office:value-type="float" office:value="0.000590162">
                <text:p>0.000590162</text:p>
              </table:table-cell>
              <table:table-cell office:value-type="float" office:value="0.00895033">
                <text:p>0.008950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327743">
                <text:p>0.0327743</text:p>
              </table:table-cell>
              <table:table-cell office:value-type="float" office:value="0.000643454">
                <text:p>0.000643454</text:p>
              </table:table-cell>
              <table:table-cell office:value-type="float" office:value="0.00930995">
                <text:p>0.00930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329259">
                <text:p>0.0329259</text:p>
              </table:table-cell>
              <table:table-cell office:value-type="float" office:value="0.000594899">
                <text:p>0.000594899</text:p>
              </table:table-cell>
              <table:table-cell office:value-type="float" office:value="0.0090656">
                <text:p>0.00906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335279">
                <text:p>0.0335279</text:p>
              </table:table-cell>
              <table:table-cell office:value-type="float" office:value="0.000632401">
                <text:p>0.000632401</text:p>
              </table:table-cell>
              <table:table-cell office:value-type="float" office:value="0.0132228">
                <text:p>0.01322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333854">
                <text:p>0.0333854</text:p>
              </table:table-cell>
              <table:table-cell office:value-type="float" office:value="0.000580688">
                <text:p>0.000580688</text:p>
              </table:table-cell>
              <table:table-cell office:value-type="float" office:value="0.0113572">
                <text:p>0.01135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336519">
                <text:p>0.0336519</text:p>
              </table:table-cell>
              <table:table-cell office:value-type="float" office:value="0.000619374">
                <text:p>0.000619374</text:p>
              </table:table-cell>
              <table:table-cell office:value-type="float" office:value="0.0111847">
                <text:p>0.01118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347777">
                <text:p>0.0347777</text:p>
              </table:table-cell>
              <table:table-cell office:value-type="float" office:value="0.000558187">
                <text:p>0.000558187</text:p>
              </table:table-cell>
              <table:table-cell office:value-type="float" office:value="0.0169994">
                <text:p>0.01699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351073">
                <text:p>0.0351073</text:p>
              </table:table-cell>
              <table:table-cell office:value-type="float" office:value="0.000604373">
                <text:p>0.000604373</text:p>
              </table:table-cell>
              <table:table-cell office:value-type="float" office:value="0.0186542">
                <text:p>0.01865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349925">
                <text:p>0.0349925</text:p>
              </table:table-cell>
              <table:table-cell office:value-type="float" office:value="0.000573977">
                <text:p>0.000573977</text:p>
              </table:table-cell>
              <table:table-cell office:value-type="float" office:value="0.0108503">
                <text:p>0.01085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336527">
                <text:p>0.0336527</text:p>
              </table:table-cell>
              <table:table-cell office:value-type="float" office:value="0.000605557">
                <text:p>0.000605557</text:p>
              </table:table-cell>
              <table:table-cell office:value-type="float" office:value="0.0124191">
                <text:p>0.01241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396786">
                <text:p>0.0396786</text:p>
              </table:table-cell>
              <table:table-cell office:value-type="float" office:value="0.000648981">
                <text:p>0.000648981</text:p>
              </table:table-cell>
              <table:table-cell office:value-type="float" office:value="0.0114452">
                <text:p>0.01144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34246">
                <text:p>0.034246</text:p>
              </table:table-cell>
              <table:table-cell office:value-type="float" office:value="0.000598057">
                <text:p>0.000598057</text:p>
              </table:table-cell>
              <table:table-cell office:value-type="float" office:value="0.0103178">
                <text:p>0.0103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344015">
                <text:p>0.0344015</text:p>
              </table:table-cell>
              <table:table-cell office:value-type="float" office:value="0.000781224">
                <text:p>0.000781224</text:p>
              </table:table-cell>
              <table:table-cell office:value-type="float" office:value="0.0134446">
                <text:p>0.01344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355076">
                <text:p>0.0355076</text:p>
              </table:table-cell>
              <table:table-cell office:value-type="float" office:value="0.000822279">
                <text:p>0.000822279</text:p>
              </table:table-cell>
              <table:table-cell office:value-type="float" office:value="0.0100501">
                <text:p>0.01005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346885">
                <text:p>0.0346885</text:p>
              </table:table-cell>
              <table:table-cell office:value-type="float" office:value="0.00110729">
                <text:p>0.00110729</text:p>
              </table:table-cell>
              <table:table-cell office:value-type="float" office:value="0.0112194">
                <text:p>0.01121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352348">
                <text:p>0.0352348</text:p>
              </table:table-cell>
              <table:table-cell office:value-type="float" office:value="0.000818332">
                <text:p>0.000818332</text:p>
              </table:table-cell>
              <table:table-cell office:value-type="float" office:value="0.0113966">
                <text:p>0.01139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360109">
                <text:p>0.0360109</text:p>
              </table:table-cell>
              <table:table-cell office:value-type="float" office:value="0.000662402">
                <text:p>0.000662402</text:p>
              </table:table-cell>
              <table:table-cell office:value-type="float" office:value="0.0106427">
                <text:p>0.01064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354851">
                <text:p>0.0354851</text:p>
              </table:table-cell>
              <table:table-cell office:value-type="float" office:value="0.000566476">
                <text:p>0.000566476</text:p>
              </table:table-cell>
              <table:table-cell office:value-type="float" office:value="0.00867874">
                <text:p>0.008678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353043">
                <text:p>0.0353043</text:p>
              </table:table-cell>
              <table:table-cell office:value-type="float" office:value="0.000630033">
                <text:p>0.000630033</text:p>
              </table:table-cell>
              <table:table-cell office:value-type="float" office:value="0.00983458">
                <text:p>0.009834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359403">
                <text:p>0.0359403</text:p>
              </table:table-cell>
              <table:table-cell office:value-type="float" office:value="0.000742538">
                <text:p>0.000742538</text:p>
              </table:table-cell>
              <table:table-cell office:value-type="float" office:value="0.0105428">
                <text:p>0.01054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360113">
                <text:p>0.0360113</text:p>
              </table:table-cell>
              <table:table-cell office:value-type="float" office:value="0.000791883">
                <text:p>0.000791883</text:p>
              </table:table-cell>
              <table:table-cell office:value-type="float" office:value="0.01042">
                <text:p>0.010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36761">
                <text:p>0.036761</text:p>
              </table:table-cell>
              <table:table-cell office:value-type="float" office:value="0.00059332">
                <text:p>0.00059332</text:p>
              </table:table-cell>
              <table:table-cell office:value-type="float" office:value="0.0108025">
                <text:p>0.01080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359553">
                <text:p>0.0359553</text:p>
              </table:table-cell>
              <table:table-cell office:value-type="float" office:value="0.000627269">
                <text:p>0.000627269</text:p>
              </table:table-cell>
              <table:table-cell office:value-type="float" office:value="0.0108096">
                <text:p>0.0108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370318">
                <text:p>0.0370318</text:p>
              </table:table-cell>
              <table:table-cell office:value-type="float" office:value="0.000568845">
                <text:p>0.000568845</text:p>
              </table:table-cell>
              <table:table-cell office:value-type="float" office:value="0.014833">
                <text:p>0.0148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37815">
                <text:p>0.037815</text:p>
              </table:table-cell>
              <table:table-cell office:value-type="float" office:value="0.000613453">
                <text:p>0.000613453</text:p>
              </table:table-cell>
              <table:table-cell office:value-type="float" office:value="0.0131478">
                <text:p>0.01314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386526">
                <text:p>0.0386526</text:p>
              </table:table-cell>
              <table:table-cell office:value-type="float" office:value="0.000678982">
                <text:p>0.000678982</text:p>
              </table:table-cell>
              <table:table-cell office:value-type="float" office:value="0.0145247">
                <text:p>0.0145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373156">
                <text:p>0.0373156</text:p>
              </table:table-cell>
              <table:table-cell office:value-type="float" office:value="0.000739775">
                <text:p>0.000739775</text:p>
              </table:table-cell>
              <table:table-cell office:value-type="float" office:value="0.0089598">
                <text:p>0.00895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37614">
                <text:p>0.037614</text:p>
              </table:table-cell>
              <table:table-cell office:value-type="float" office:value="0.000570424">
                <text:p>0.000570424</text:p>
              </table:table-cell>
              <table:table-cell office:value-type="float" office:value="0.0109695">
                <text:p>0.01096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372438">
                <text:p>0.0372438</text:p>
              </table:table-cell>
              <table:table-cell office:value-type="float" office:value="0.000644244">
                <text:p>0.000644244</text:p>
              </table:table-cell>
              <table:table-cell office:value-type="float" office:value="0.0116007">
                <text:p>0.01160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380917">
                <text:p>0.0380917</text:p>
              </table:table-cell>
              <table:table-cell office:value-type="float" office:value="0.000556213">
                <text:p>0.000556213</text:p>
              </table:table-cell>
              <table:table-cell office:value-type="float" office:value="0.00888756">
                <text:p>0.008887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376867">
                <text:p>0.0376867</text:p>
              </table:table-cell>
              <table:table-cell office:value-type="float" office:value="0.000562529">
                <text:p>0.000562529</text:p>
              </table:table-cell>
              <table:table-cell office:value-type="float" office:value="0.0102092">
                <text:p>0.01020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391346">
                <text:p>0.0391346</text:p>
              </table:table-cell>
              <table:table-cell office:value-type="float" office:value="0.000627269">
                <text:p>0.000627269</text:p>
              </table:table-cell>
              <table:table-cell office:value-type="float" office:value="0.0116327">
                <text:p>0.01163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385622">
                <text:p>0.0385622</text:p>
              </table:table-cell>
              <table:table-cell office:value-type="float" office:value="0.000580293">
                <text:p>0.000580293</text:p>
              </table:table-cell>
              <table:table-cell office:value-type="float" office:value="0.0102633">
                <text:p>0.0102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39694">
                <text:p>0.039694</text:p>
              </table:table-cell>
              <table:table-cell office:value-type="float" office:value="0.00063477">
                <text:p>0.00063477</text:p>
              </table:table-cell>
              <table:table-cell office:value-type="float" office:value="0.00986774">
                <text:p>0.009867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381679">
                <text:p>0.0381679</text:p>
              </table:table-cell>
              <table:table-cell office:value-type="float" office:value="0.000566082">
                <text:p>0.000566082</text:p>
              </table:table-cell>
              <table:table-cell office:value-type="float" office:value="0.00881058">
                <text:p>0.008810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395085">
                <text:p>0.0395085</text:p>
              </table:table-cell>
              <table:table-cell office:value-type="float" office:value="0.000598057">
                <text:p>0.000598057</text:p>
              </table:table-cell>
              <table:table-cell office:value-type="float" office:value="0.0101192">
                <text:p>0.01011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398496">
                <text:p>0.0398496</text:p>
              </table:table-cell>
              <table:table-cell office:value-type="float" office:value="0.000577135">
                <text:p>0.000577135</text:p>
              </table:table-cell>
              <table:table-cell office:value-type="float" office:value="0.00960405">
                <text:p>0.009604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465533">
                <text:p>0.0465533</text:p>
              </table:table-cell>
              <table:table-cell office:value-type="float" office:value="0.000648191">
                <text:p>0.000648191</text:p>
              </table:table-cell>
              <table:table-cell office:value-type="float" office:value="0.00995972">
                <text:p>0.009959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385646">
                <text:p>0.0385646</text:p>
              </table:table-cell>
              <table:table-cell office:value-type="float" office:value="0.000575161">
                <text:p>0.000575161</text:p>
              </table:table-cell>
              <table:table-cell office:value-type="float" office:value="0.00928232">
                <text:p>0.00928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395247">
                <text:p>0.0395247</text:p>
              </table:table-cell>
              <table:table-cell office:value-type="float" office:value="0.000649375">
                <text:p>0.000649375</text:p>
              </table:table-cell>
              <table:table-cell office:value-type="float" office:value="0.0094422">
                <text:p>0.00944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410571">
                <text:p>0.0410571</text:p>
              </table:table-cell>
              <table:table-cell office:value-type="float" office:value="0.000598057">
                <text:p>0.000598057</text:p>
              </table:table-cell>
              <table:table-cell office:value-type="float" office:value="0.0123121">
                <text:p>0.01231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39908">
                <text:p>0.039908</text:p>
              </table:table-cell>
              <table:table-cell office:value-type="float" office:value="0.000779645">
                <text:p>0.000779645</text:p>
              </table:table-cell>
              <table:table-cell office:value-type="float" office:value="0.0105365">
                <text:p>0.01053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396814">
                <text:p>0.0396814</text:p>
              </table:table-cell>
              <table:table-cell office:value-type="float" office:value="0.000565292">
                <text:p>0.000565292</text:p>
              </table:table-cell>
              <table:table-cell office:value-type="float" office:value="0.0150201">
                <text:p>0.0150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400446">
                <text:p>0.0400446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204042">
                <text:p>0.02040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401207">
                <text:p>0.0401207</text:p>
              </table:table-cell>
              <table:table-cell office:value-type="float" office:value="0.00056016">
                <text:p>0.00056016</text:p>
              </table:table-cell>
              <table:table-cell office:value-type="float" office:value="0.0190368">
                <text:p>0.01903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403525">
                <text:p>0.0403525</text:p>
              </table:table-cell>
              <table:table-cell office:value-type="float" office:value="0.000647797">
                <text:p>0.000647797</text:p>
              </table:table-cell>
              <table:table-cell office:value-type="float" office:value="0.0134565">
                <text:p>0.01345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408728">
                <text:p>0.0408728</text:p>
              </table:table-cell>
              <table:table-cell office:value-type="float" office:value="0.000562134">
                <text:p>0.000562134</text:p>
              </table:table-cell>
              <table:table-cell office:value-type="float" office:value="0.0126334">
                <text:p>0.01263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403769">
                <text:p>0.0403769</text:p>
              </table:table-cell>
              <table:table-cell office:value-type="float" office:value="0.000629638">
                <text:p>0.000629638</text:p>
              </table:table-cell>
              <table:table-cell office:value-type="float" office:value="0.0128039">
                <text:p>0.01280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416907">
                <text:p>0.0416907</text:p>
              </table:table-cell>
              <table:table-cell office:value-type="float" office:value="0.000558976">
                <text:p>0.000558976</text:p>
              </table:table-cell>
              <table:table-cell office:value-type="float" office:value="0.0130669">
                <text:p>0.01306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40797">
                <text:p>0.040797</text:p>
              </table:table-cell>
              <table:table-cell office:value-type="float" office:value="0.000581872">
                <text:p>0.000581872</text:p>
              </table:table-cell>
              <table:table-cell office:value-type="float" office:value="0.0111622">
                <text:p>0.01116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40626">
                <text:p>0.040626</text:p>
              </table:table-cell>
              <table:table-cell office:value-type="float" office:value="0.000657665">
                <text:p>0.000657665</text:p>
              </table:table-cell>
              <table:table-cell office:value-type="float" office:value="0.0139843">
                <text:p>0.01398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436471">
                <text:p>0.0436471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124562">
                <text:p>0.01245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417381">
                <text:p>0.0417381</text:p>
              </table:table-cell>
              <table:table-cell office:value-type="float" office:value="0.000638322">
                <text:p>0.000638322</text:p>
              </table:table-cell>
              <table:table-cell office:value-type="float" office:value="0.013027">
                <text:p>0.0130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421419">
                <text:p>0.0421419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0134967">
                <text:p>0.01349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423559">
                <text:p>0.0423559</text:p>
              </table:table-cell>
              <table:table-cell office:value-type="float" office:value="0.000615821">
                <text:p>0.000615821</text:p>
              </table:table-cell>
              <table:table-cell office:value-type="float" office:value="0.0115782">
                <text:p>0.01157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425584">
                <text:p>0.0425584</text:p>
              </table:table-cell>
              <table:table-cell office:value-type="float" office:value="0.000572003">
                <text:p>0.000572003</text:p>
              </table:table-cell>
              <table:table-cell office:value-type="float" office:value="0.0126563">
                <text:p>0.01265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429567">
                <text:p>0.0429567</text:p>
              </table:table-cell>
              <table:table-cell office:value-type="float" office:value="0.000668324">
                <text:p>0.000668324</text:p>
              </table:table-cell>
              <table:table-cell office:value-type="float" office:value="0.01795">
                <text:p>0.017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430238">
                <text:p>0.0430238</text:p>
              </table:table-cell>
              <table:table-cell office:value-type="float" office:value="0.000557397">
                <text:p>0.000557397</text:p>
              </table:table-cell>
              <table:table-cell office:value-type="float" office:value="0.0236013">
                <text:p>0.02360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427992">
                <text:p>0.0427992</text:p>
              </table:table-cell>
              <table:table-cell office:value-type="float" office:value="0.000661218">
                <text:p>0.000661218</text:p>
              </table:table-cell>
              <table:table-cell office:value-type="float" office:value="0.0213118">
                <text:p>0.02131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431477">
                <text:p>0.0431477</text:p>
              </table:table-cell>
              <table:table-cell office:value-type="float" office:value="0.000578319">
                <text:p>0.000578319</text:p>
              </table:table-cell>
              <table:table-cell office:value-type="float" office:value="0.0128904">
                <text:p>0.01289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439262">
                <text:p>0.0439262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54429">
                <text:p>0.01544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532172">
                <text:p>0.0532172</text:p>
              </table:table-cell>
              <table:table-cell office:value-type="float" office:value="0.000576345">
                <text:p>0.000576345</text:p>
              </table:table-cell>
              <table:table-cell office:value-type="float" office:value="0.0187518">
                <text:p>0.01875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425572">
                <text:p>0.0425572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024985">
                <text:p>0.0249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435441">
                <text:p>0.0435441</text:p>
              </table:table-cell>
              <table:table-cell office:value-type="float" office:value="0.0006099">
                <text:p>0.0006099</text:p>
              </table:table-cell>
              <table:table-cell office:value-type="float" office:value="0.0108475">
                <text:p>0.01084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430617">
                <text:p>0.0430617</text:p>
              </table:table-cell>
              <table:table-cell office:value-type="float" office:value="0.000623322">
                <text:p>0.000623322</text:p>
              </table:table-cell>
              <table:table-cell office:value-type="float" office:value="0.00953812">
                <text:p>0.009538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442523">
                <text:p>0.0442523</text:p>
              </table:table-cell>
              <table:table-cell office:value-type="float" office:value="0.000571214">
                <text:p>0.000571214</text:p>
              </table:table-cell>
              <table:table-cell office:value-type="float" office:value="0.00788962">
                <text:p>0.007889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442412">
                <text:p>0.0442412</text:p>
              </table:table-cell>
              <table:table-cell office:value-type="float" office:value="0.000688456">
                <text:p>0.000688456</text:p>
              </table:table-cell>
              <table:table-cell office:value-type="float" office:value="0.0102818">
                <text:p>0.01028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45013">
                <text:p>0.045013</text:p>
              </table:table-cell>
              <table:table-cell office:value-type="float" office:value="0.000635164">
                <text:p>0.000635164</text:p>
              </table:table-cell>
              <table:table-cell office:value-type="float" office:value="0.00732353">
                <text:p>0.007323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443711">
                <text:p>0.0443711</text:p>
              </table:table-cell>
              <table:table-cell office:value-type="float" office:value="0.000578714">
                <text:p>0.000578714</text:p>
              </table:table-cell>
              <table:table-cell office:value-type="float" office:value="0.00877229">
                <text:p>0.008772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449423">
                <text:p>0.0449423</text:p>
              </table:table-cell>
              <table:table-cell office:value-type="float" office:value="0.000622532">
                <text:p>0.000622532</text:p>
              </table:table-cell>
              <table:table-cell office:value-type="float" office:value="0.00786396">
                <text:p>0.007863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460816">
                <text:p>0.0460816</text:p>
              </table:table-cell>
              <table:table-cell office:value-type="float" office:value="0.000573977">
                <text:p>0.000573977</text:p>
              </table:table-cell>
              <table:table-cell office:value-type="float" office:value="0.010572">
                <text:p>0.0105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449747">
                <text:p>0.0449747</text:p>
              </table:table-cell>
              <table:table-cell office:value-type="float" office:value="0.000627269">
                <text:p>0.000627269</text:p>
              </table:table-cell>
              <table:table-cell office:value-type="float" office:value="0.0151926">
                <text:p>0.01519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447876">
                <text:p>0.0447876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257662">
                <text:p>0.02576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461637">
                <text:p>0.0461637</text:p>
              </table:table-cell>
              <table:table-cell office:value-type="float" office:value="0.000634769">
                <text:p>0.000634769</text:p>
              </table:table-cell>
              <table:table-cell office:value-type="float" office:value="0.0174988">
                <text:p>0.01749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446222">
                <text:p>0.0446222</text:p>
              </table:table-cell>
              <table:table-cell office:value-type="float" office:value="0.000575951">
                <text:p>0.000575951</text:p>
              </table:table-cell>
              <table:table-cell office:value-type="float" office:value="0.0122675">
                <text:p>0.01226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468265">
                <text:p>0.0468265</text:p>
              </table:table-cell>
              <table:table-cell office:value-type="float" office:value="0.000628453">
                <text:p>0.000628453</text:p>
              </table:table-cell>
              <table:table-cell office:value-type="float" office:value="0.0134324">
                <text:p>0.0134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466611">
                <text:p>0.0466611</text:p>
              </table:table-cell>
              <table:table-cell office:value-type="float" office:value="0.00057753">
                <text:p>0.00057753</text:p>
              </table:table-cell>
              <table:table-cell office:value-type="float" office:value="0.0113256">
                <text:p>0.01132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466607">
                <text:p>0.0466607</text:p>
              </table:table-cell>
              <table:table-cell office:value-type="float" office:value="0.000635954">
                <text:p>0.000635954</text:p>
              </table:table-cell>
              <table:table-cell office:value-type="float" office:value="0.0113793">
                <text:p>0.01137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464171">
                <text:p>0.0464171</text:p>
              </table:table-cell>
              <table:table-cell office:value-type="float" office:value="0.000570029">
                <text:p>0.000570029</text:p>
              </table:table-cell>
              <table:table-cell office:value-type="float" office:value="0.0123879">
                <text:p>0.01238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465095">
                <text:p>0.0465095</text:p>
              </table:table-cell>
              <table:table-cell office:value-type="float" office:value="0.000629243">
                <text:p>0.000629243</text:p>
              </table:table-cell>
              <table:table-cell office:value-type="float" office:value="0.0110686">
                <text:p>0.01106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475157">
                <text:p>0.0475157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120594">
                <text:p>0.01205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464404">
                <text:p>0.0464404</text:p>
              </table:table-cell>
              <table:table-cell office:value-type="float" office:value="0.000646612">
                <text:p>0.000646612</text:p>
              </table:table-cell>
              <table:table-cell office:value-type="float" office:value="0.012095">
                <text:p>0.012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481331">
                <text:p>0.0481331</text:p>
              </table:table-cell>
              <table:table-cell office:value-type="float" office:value="0.000564503">
                <text:p>0.000564503</text:p>
              </table:table-cell>
              <table:table-cell office:value-type="float" office:value="0.0111337">
                <text:p>0.01113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525785">
                <text:p>0.0525785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868387">
                <text:p>0.008683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483546">
                <text:p>0.0483546</text:p>
              </table:table-cell>
              <table:table-cell office:value-type="float" office:value="0.000556213">
                <text:p>0.000556213</text:p>
              </table:table-cell>
              <table:table-cell office:value-type="float" office:value="0.0104078">
                <text:p>0.01040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48293">
                <text:p>0.048293</text:p>
              </table:table-cell>
              <table:table-cell office:value-type="float" office:value="0.000606347">
                <text:p>0.000606347</text:p>
              </table:table-cell>
              <table:table-cell office:value-type="float" office:value="0.00844938">
                <text:p>0.008449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477064">
                <text:p>0.0477064</text:p>
              </table:table-cell>
              <table:table-cell office:value-type="float" office:value="0.000557397">
                <text:p>0.000557397</text:p>
              </table:table-cell>
              <table:table-cell office:value-type="float" office:value="0.0117823">
                <text:p>0.01178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48537">
                <text:p>0.048537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0980498">
                <text:p>0.00980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497208">
                <text:p>0.0497208</text:p>
              </table:table-cell>
              <table:table-cell office:value-type="float" office:value="0.00058503">
                <text:p>0.00058503</text:p>
              </table:table-cell>
              <table:table-cell office:value-type="float" office:value="0.00861242">
                <text:p>0.008612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492116">
                <text:p>0.0492116</text:p>
              </table:table-cell>
              <table:table-cell office:value-type="float" office:value="0.00057753">
                <text:p>0.00057753</text:p>
              </table:table-cell>
              <table:table-cell office:value-type="float" office:value="0.0114464">
                <text:p>0.0114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482089">
                <text:p>0.0482089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0893849">
                <text:p>0.008938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483191">
                <text:p>0.0483191</text:p>
              </table:table-cell>
              <table:table-cell office:value-type="float" office:value="0.000583056">
                <text:p>0.000583056</text:p>
              </table:table-cell>
              <table:table-cell office:value-type="float" office:value="0.0123066">
                <text:p>0.01230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487845">
                <text:p>0.0487845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15163">
                <text:p>0.01151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492128">
                <text:p>0.0492128</text:p>
              </table:table-cell>
              <table:table-cell office:value-type="float" office:value="0.00057674">
                <text:p>0.00057674</text:p>
              </table:table-cell>
              <table:table-cell office:value-type="float" office:value="0.00745104">
                <text:p>0.00745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497635">
                <text:p>0.0497635</text:p>
              </table:table-cell>
              <table:table-cell office:value-type="float" office:value="0.00073109">
                <text:p>0.00073109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495704">
                <text:p>0.0495704</text:p>
              </table:table-cell>
              <table:table-cell office:value-type="float" office:value="0.000850307">
                <text:p>0.000850307</text:p>
              </table:table-cell>
              <table:table-cell office:value-type="float" office:value="0.00799817">
                <text:p>0.007998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494418">
                <text:p>0.0494418</text:p>
              </table:table-cell>
              <table:table-cell office:value-type="float" office:value="0.0007228">
                <text:p>0.0007228</text:p>
              </table:table-cell>
              <table:table-cell office:value-type="float" office:value="0.00874308">
                <text:p>0.00874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504318">
                <text:p>0.0504318</text:p>
              </table:table-cell>
              <table:table-cell office:value-type="float" office:value="0.000587793">
                <text:p>0.000587793</text:p>
              </table:table-cell>
              <table:table-cell office:value-type="float" office:value="0.00980103">
                <text:p>0.009801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50761">
                <text:p>0.050761</text:p>
              </table:table-cell>
              <table:table-cell office:value-type="float" office:value="0.000637533">
                <text:p>0.000637533</text:p>
              </table:table-cell>
              <table:table-cell office:value-type="float" office:value="0.00898467">
                <text:p>0.008984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503446">
                <text:p>0.0503446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0836175">
                <text:p>0.00836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499091">
                <text:p>0.0499091</text:p>
              </table:table-cell>
              <table:table-cell office:value-type="float" office:value="0.000645823">
                <text:p>0.000645823</text:p>
              </table:table-cell>
              <table:table-cell office:value-type="float" office:value="0.00731367">
                <text:p>0.007313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515932">
                <text:p>0.0515932</text:p>
              </table:table-cell>
              <table:table-cell office:value-type="float" office:value="0.000600426">
                <text:p>0.000600426</text:p>
              </table:table-cell>
              <table:table-cell office:value-type="float" office:value="0.00799778">
                <text:p>0.007997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505909">
                <text:p>0.0505909</text:p>
              </table:table-cell>
              <table:table-cell office:value-type="float" office:value="0.000690825">
                <text:p>0.000690825</text:p>
              </table:table-cell>
              <table:table-cell office:value-type="float" office:value="0.0105815">
                <text:p>0.01058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60249">
                <text:p>0.060249</text:p>
              </table:table-cell>
              <table:table-cell office:value-type="float" office:value="0.000594899">
                <text:p>0.000594899</text:p>
              </table:table-cell>
              <table:table-cell office:value-type="float" office:value="0.0114598">
                <text:p>0.0114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513441">
                <text:p>0.0513441</text:p>
              </table:table-cell>
              <table:table-cell office:value-type="float" office:value="0.000680561">
                <text:p>0.000680561</text:p>
              </table:table-cell>
              <table:table-cell office:value-type="float" office:value="0.00903125">
                <text:p>0.00903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514669">
                <text:p>0.0514669</text:p>
              </table:table-cell>
              <table:table-cell office:value-type="float" office:value="0.0006099">
                <text:p>0.0006099</text:p>
              </table:table-cell>
              <table:table-cell office:value-type="float" office:value="0.0132315">
                <text:p>0.01323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508609">
                <text:p>0.0508609</text:p>
              </table:table-cell>
              <table:table-cell office:value-type="float" office:value="0.000640691">
                <text:p>0.000640691</text:p>
              </table:table-cell>
              <table:table-cell office:value-type="float" office:value="0.00972366">
                <text:p>0.009723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514629">
                <text:p>0.0514629</text:p>
              </table:table-cell>
              <table:table-cell office:value-type="float" office:value="0.000613058">
                <text:p>0.000613058</text:p>
              </table:table-cell>
              <table:table-cell office:value-type="float" office:value="0.00811463">
                <text:p>0.008114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512715">
                <text:p>0.0512715</text:p>
              </table:table-cell>
              <table:table-cell office:value-type="float" office:value="0.000595294">
                <text:p>0.000595294</text:p>
              </table:table-cell>
              <table:table-cell office:value-type="float" office:value="0.00961944">
                <text:p>0.009619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533163">
                <text:p>0.0533163</text:p>
              </table:table-cell>
              <table:table-cell office:value-type="float" office:value="0.000636349">
                <text:p>0.000636349</text:p>
              </table:table-cell>
              <table:table-cell office:value-type="float" office:value="0.00834911">
                <text:p>0.008349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528272">
                <text:p>0.0528272</text:p>
              </table:table-cell>
              <table:table-cell office:value-type="float" office:value="0.000591346">
                <text:p>0.000591346</text:p>
              </table:table-cell>
              <table:table-cell office:value-type="float" office:value="0.0104709">
                <text:p>0.01047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526574">
                <text:p>0.0526574</text:p>
              </table:table-cell>
              <table:table-cell office:value-type="float" office:value="0.00064977">
                <text:p>0.00064977</text:p>
              </table:table-cell>
              <table:table-cell office:value-type="float" office:value="0.00813002">
                <text:p>0.008130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524664">
                <text:p>0.0524664</text:p>
              </table:table-cell>
              <table:table-cell office:value-type="float" office:value="0.00058582">
                <text:p>0.00058582</text:p>
              </table:table-cell>
              <table:table-cell office:value-type="float" office:value="0.0128912">
                <text:p>0.01289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532448">
                <text:p>0.0532448</text:p>
              </table:table-cell>
              <table:table-cell office:value-type="float" office:value="0.000624506">
                <text:p>0.000624506</text:p>
              </table:table-cell>
              <table:table-cell office:value-type="float" office:value="0.0107725">
                <text:p>0.01077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528225">
                <text:p>0.0528225</text:p>
              </table:table-cell>
              <table:table-cell office:value-type="float" office:value="0.000579898">
                <text:p>0.000579898</text:p>
              </table:table-cell>
              <table:table-cell office:value-type="float" office:value="0.0161756">
                <text:p>0.01617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528959">
                <text:p>0.0528959</text:p>
              </table:table-cell>
              <table:table-cell office:value-type="float" office:value="0.000632796">
                <text:p>0.000632796</text:p>
              </table:table-cell>
              <table:table-cell office:value-type="float" office:value="0.014257">
                <text:p>0.0142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538591">
                <text:p>0.0538591</text:p>
              </table:table-cell>
              <table:table-cell office:value-type="float" office:value="0.000594899">
                <text:p>0.000594899</text:p>
              </table:table-cell>
              <table:table-cell office:value-type="float" office:value="0.0127968">
                <text:p>0.01279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538445">
                <text:p>0.0538445</text:p>
              </table:table-cell>
              <table:table-cell office:value-type="float" office:value="0.0006174">
                <text:p>0.0006174</text:p>
              </table:table-cell>
              <table:table-cell office:value-type="float" office:value="0.013794">
                <text:p>0.0137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536933">
                <text:p>0.0536933</text:p>
              </table:table-cell>
              <table:table-cell office:value-type="float" office:value="0.000578714">
                <text:p>0.000578714</text:p>
              </table:table-cell>
              <table:table-cell office:value-type="float" office:value="0.0131154">
                <text:p>0.01311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533708">
                <text:p>0.0533708</text:p>
              </table:table-cell>
              <table:table-cell office:value-type="float" office:value="0.000626085">
                <text:p>0.000626085</text:p>
              </table:table-cell>
              <table:table-cell office:value-type="float" office:value="0.0136452">
                <text:p>0.0136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526705">
                <text:p>0.0526705</text:p>
              </table:table-cell>
              <table:table-cell office:value-type="float" office:value="0.000586214">
                <text:p>0.000586214</text:p>
              </table:table-cell>
              <table:table-cell office:value-type="float" office:value="0.00839451">
                <text:p>0.008394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557267">
                <text:p>0.0557267</text:p>
              </table:table-cell>
              <table:table-cell office:value-type="float" office:value="0.000826622">
                <text:p>0.000826622</text:p>
              </table:table-cell>
              <table:table-cell office:value-type="float" office:value="0.0102779">
                <text:p>0.01027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614503">
                <text:p>0.0614503</text:p>
              </table:table-cell>
              <table:table-cell office:value-type="float" office:value="0.000659639">
                <text:p>0.000659639</text:p>
              </table:table-cell>
              <table:table-cell office:value-type="float" office:value="0.0137415">
                <text:p>0.0137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540261">
                <text:p>0.0540261</text:p>
              </table:table-cell>
              <table:table-cell office:value-type="float" office:value="0.00082149">
                <text:p>0.00082149</text:p>
              </table:table-cell>
              <table:table-cell office:value-type="float" office:value="0.00945246">
                <text:p>0.009452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556615">
                <text:p>0.0556615</text:p>
              </table:table-cell>
              <table:table-cell office:value-type="float" office:value="0.000581872">
                <text:p>0.000581872</text:p>
              </table:table-cell>
              <table:table-cell office:value-type="float" office:value="0.0101966">
                <text:p>0.01019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541638">
                <text:p>0.0541638</text:p>
              </table:table-cell>
              <table:table-cell office:value-type="float" office:value="0.000628453">
                <text:p>0.000628453</text:p>
              </table:table-cell>
              <table:table-cell office:value-type="float" office:value="0.00878848">
                <text:p>0.008788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549399">
                <text:p>0.0549399</text:p>
              </table:table-cell>
              <table:table-cell office:value-type="float" office:value="0.000597268">
                <text:p>0.000597268</text:p>
              </table:table-cell>
              <table:table-cell office:value-type="float" office:value="0.0116619">
                <text:p>0.01166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540632">
                <text:p>0.0540632</text:p>
              </table:table-cell>
              <table:table-cell office:value-type="float" office:value="0.000611084">
                <text:p>0.000611084</text:p>
              </table:table-cell>
              <table:table-cell office:value-type="float" office:value="0.0140897">
                <text:p>0.01408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564507">
                <text:p>0.0564507</text:p>
              </table:table-cell>
              <table:table-cell office:value-type="float" office:value="0.000648981">
                <text:p>0.000648981</text:p>
              </table:table-cell>
              <table:table-cell office:value-type="float" office:value="0.0157871">
                <text:p>0.0157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556142">
                <text:p>0.0556142</text:p>
              </table:table-cell>
              <table:table-cell office:value-type="float" office:value="0.00059253">
                <text:p>0.00059253</text:p>
              </table:table-cell>
              <table:table-cell office:value-type="float" office:value="0.0112147">
                <text:p>0.01121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548132">
                <text:p>0.0548132</text:p>
              </table:table-cell>
              <table:table-cell office:value-type="float" office:value="0.000657665">
                <text:p>0.000657665</text:p>
              </table:table-cell>
              <table:table-cell office:value-type="float" office:value="0.00990209">
                <text:p>0.009902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553785">
                <text:p>0.0553785</text:p>
              </table:table-cell>
              <table:table-cell office:value-type="float" office:value="0.000594899">
                <text:p>0.000594899</text:p>
              </table:table-cell>
              <table:table-cell office:value-type="float" office:value="0.0116493">
                <text:p>0.01164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555838">
                <text:p>0.0555838</text:p>
              </table:table-cell>
              <table:table-cell office:value-type="float" office:value="0.000644638">
                <text:p>0.000644638</text:p>
              </table:table-cell>
              <table:table-cell office:value-type="float" office:value="0.0115466">
                <text:p>0.01154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562774">
                <text:p>0.0562774</text:p>
              </table:table-cell>
              <table:table-cell office:value-type="float" office:value="0.000602399">
                <text:p>0.000602399</text:p>
              </table:table-cell>
              <table:table-cell office:value-type="float" office:value="0.0142985">
                <text:p>0.01429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555711">
                <text:p>0.0555711</text:p>
              </table:table-cell>
              <table:table-cell office:value-type="float" office:value="0.000635954">
                <text:p>0.000635954</text:p>
              </table:table-cell>
              <table:table-cell office:value-type="float" office:value="0.0158834">
                <text:p>0.01588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564838">
                <text:p>0.0564838</text:p>
              </table:table-cell>
              <table:table-cell office:value-type="float" office:value="0.00059411">
                <text:p>0.00059411</text:p>
              </table:table-cell>
              <table:table-cell office:value-type="float" office:value="0.0128722">
                <text:p>0.01287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577309">
                <text:p>0.0577309</text:p>
              </table:table-cell>
              <table:table-cell office:value-type="float" office:value="0.00064977">
                <text:p>0.00064977</text:p>
              </table:table-cell>
              <table:table-cell office:value-type="float" office:value="0.0135982">
                <text:p>0.01359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574415">
                <text:p>0.0574415</text:p>
              </table:table-cell>
              <table:table-cell office:value-type="float" office:value="0.000614242">
                <text:p>0.000614242</text:p>
              </table:table-cell>
              <table:table-cell office:value-type="float" office:value="0.0116702">
                <text:p>0.01167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574644">
                <text:p>0.0574644</text:p>
              </table:table-cell>
              <table:table-cell office:value-type="float" office:value="0.000650165">
                <text:p>0.000650165</text:p>
              </table:table-cell>
              <table:table-cell office:value-type="float" office:value="0.00979787">
                <text:p>0.009797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578935">
                <text:p>0.0578935</text:p>
              </table:table-cell>
              <table:table-cell office:value-type="float" office:value="0.000602399">
                <text:p>0.000602399</text:p>
              </table:table-cell>
              <table:table-cell office:value-type="float" office:value="0.0123701">
                <text:p>0.01237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717234">
                <text:p>0.0717234</text:p>
              </table:table-cell>
              <table:table-cell office:value-type="float" office:value="0.00064148">
                <text:p>0.00064148</text:p>
              </table:table-cell>
              <table:table-cell office:value-type="float" office:value="0.0114977">
                <text:p>0.01149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568754">
                <text:p>0.0568754</text:p>
              </table:table-cell>
              <table:table-cell office:value-type="float" office:value="0.000583451">
                <text:p>0.000583451</text:p>
              </table:table-cell>
              <table:table-cell office:value-type="float" office:value="0.0134071">
                <text:p>0.01340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571474">
                <text:p>0.0571474</text:p>
              </table:table-cell>
              <table:table-cell office:value-type="float" office:value="0.000629243">
                <text:p>0.000629243</text:p>
              </table:table-cell>
              <table:table-cell office:value-type="float" office:value="0.0101326">
                <text:p>0.01013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578568">
                <text:p>0.0578568</text:p>
              </table:table-cell>
              <table:table-cell office:value-type="float" office:value="0.000627664">
                <text:p>0.000627664</text:p>
              </table:table-cell>
              <table:table-cell office:value-type="float" office:value="0.0137036">
                <text:p>0.01370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579389">
                <text:p>0.0579389</text:p>
              </table:table-cell>
              <table:table-cell office:value-type="float" office:value="0.00062569">
                <text:p>0.00062569</text:p>
              </table:table-cell>
              <table:table-cell office:value-type="float" office:value="0.0139195">
                <text:p>0.01391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588283">
                <text:p>0.0588283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0876242">
                <text:p>0.008762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585449">
                <text:p>0.0585449</text:p>
              </table:table-cell>
              <table:table-cell office:value-type="float" office:value="0.000630822">
                <text:p>0.000630822</text:p>
              </table:table-cell>
              <table:table-cell office:value-type="float" office:value="0.00941812">
                <text:p>0.009418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588239">
                <text:p>0.0588239</text:p>
              </table:table-cell>
              <table:table-cell office:value-type="float" office:value="0.000628059">
                <text:p>0.000628059</text:p>
              </table:table-cell>
              <table:table-cell office:value-type="float" office:value="0.0104599">
                <text:p>0.01045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570831">
                <text:p>0.0570831</text:p>
              </table:table-cell>
              <table:table-cell office:value-type="float" office:value="0.000603189">
                <text:p>0.000603189</text:p>
              </table:table-cell>
              <table:table-cell office:value-type="float" office:value="0.0106028">
                <text:p>0.01060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581765">
                <text:p>0.0581765</text:p>
              </table:table-cell>
              <table:table-cell office:value-type="float" office:value="0.000637138">
                <text:p>0.000637138</text:p>
              </table:table-cell>
              <table:table-cell office:value-type="float" office:value="0.00943627">
                <text:p>0.009436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598089">
                <text:p>0.0598089</text:p>
              </table:table-cell>
              <table:table-cell office:value-type="float" office:value="0.000594504">
                <text:p>0.000594504</text:p>
              </table:table-cell>
              <table:table-cell office:value-type="float" office:value="0.00924798">
                <text:p>0.009247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593399">
                <text:p>0.0593399</text:p>
              </table:table-cell>
              <table:table-cell office:value-type="float" office:value="0.000661218">
                <text:p>0.000661218</text:p>
              </table:table-cell>
              <table:table-cell office:value-type="float" office:value="0.0133985">
                <text:p>0.01339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597477">
                <text:p>0.0597477</text:p>
              </table:table-cell>
              <table:table-cell office:value-type="float" office:value="0.000596873">
                <text:p>0.000596873</text:p>
              </table:table-cell>
              <table:table-cell office:value-type="float" office:value="0.0133302">
                <text:p>0.01333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611349">
                <text:p>0.0611349</text:p>
              </table:table-cell>
              <table:table-cell office:value-type="float" office:value="0.000677798">
                <text:p>0.000677798</text:p>
              </table:table-cell>
              <table:table-cell office:value-type="float" office:value="0.0154433">
                <text:p>0.01544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586976">
                <text:p>0.0586976</text:p>
              </table:table-cell>
              <table:table-cell office:value-type="float" office:value="0.000605952">
                <text:p>0.000605952</text:p>
              </table:table-cell>
              <table:table-cell office:value-type="float" office:value="0.00915758">
                <text:p>0.00915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592238">
                <text:p>0.0592238</text:p>
              </table:table-cell>
              <table:table-cell office:value-type="float" office:value="0.000666745">
                <text:p>0.000666745</text:p>
              </table:table-cell>
              <table:table-cell office:value-type="float" office:value="0.0106592">
                <text:p>0.01065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655755">
                <text:p>0.0655755</text:p>
              </table:table-cell>
              <table:table-cell office:value-type="float" office:value="0.000630032">
                <text:p>0.000630032</text:p>
              </table:table-cell>
              <table:table-cell office:value-type="float" office:value="0.0119765">
                <text:p>0.01197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68803">
                <text:p>0.068803</text:p>
              </table:table-cell>
              <table:table-cell office:value-type="float" office:value="0.000742933">
                <text:p>0.000742933</text:p>
              </table:table-cell>
              <table:table-cell office:value-type="float" office:value="0.0162375">
                <text:p>0.0162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609162">
                <text:p>0.0609162</text:p>
              </table:table-cell>
              <table:table-cell office:value-type="float" office:value="0.000575556">
                <text:p>0.000575556</text:p>
              </table:table-cell>
              <table:table-cell office:value-type="float" office:value="0.0251543">
                <text:p>0.02515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601535">
                <text:p>0.0601535</text:p>
              </table:table-cell>
              <table:table-cell office:value-type="float" office:value="0.00063398">
                <text:p>0.00063398</text:p>
              </table:table-cell>
              <table:table-cell office:value-type="float" office:value="0.0154555">
                <text:p>0.01545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617688">
                <text:p>0.0617688</text:p>
              </table:table-cell>
              <table:table-cell office:value-type="float" office:value="0.000581083">
                <text:p>0.000581083</text:p>
              </table:table-cell>
              <table:table-cell office:value-type="float" office:value="0.0167219">
                <text:p>0.0167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613559">
                <text:p>0.0613559</text:p>
              </table:table-cell>
              <table:table-cell office:value-type="float" office:value="0.000638322">
                <text:p>0.000638322</text:p>
              </table:table-cell>
              <table:table-cell office:value-type="float" office:value="0.0143009">
                <text:p>0.0143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613824">
                <text:p>0.0613824</text:p>
              </table:table-cell>
              <table:table-cell office:value-type="float" office:value="0.000572398">
                <text:p>0.000572398</text:p>
              </table:table-cell>
              <table:table-cell office:value-type="float" office:value="0.0136124">
                <text:p>0.0136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604089">
                <text:p>0.0604089</text:p>
              </table:table-cell>
              <table:table-cell office:value-type="float" office:value="0.00068214">
                <text:p>0.00068214</text:p>
              </table:table-cell>
              <table:table-cell office:value-type="float" office:value="0.0123306">
                <text:p>0.01233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613386">
                <text:p>0.0613386</text:p>
              </table:table-cell>
              <table:table-cell office:value-type="float" office:value="0.000586214">
                <text:p>0.000586214</text:p>
              </table:table-cell>
              <table:table-cell office:value-type="float" office:value="0.0114661">
                <text:p>0.01146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624672">
                <text:p>0.0624672</text:p>
              </table:table-cell>
              <table:table-cell office:value-type="float" office:value="0.000631611">
                <text:p>0.000631611</text:p>
              </table:table-cell>
              <table:table-cell office:value-type="float" office:value="0.0151863">
                <text:p>0.01518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620531">
                <text:p>0.0620531</text:p>
              </table:table-cell>
              <table:table-cell office:value-type="float" office:value="0.000597662">
                <text:p>0.000597662</text:p>
              </table:table-cell>
              <table:table-cell office:value-type="float" office:value="0.0153533">
                <text:p>0.01535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621367">
                <text:p>0.0621367</text:p>
              </table:table-cell>
              <table:table-cell office:value-type="float" office:value="0.000608321">
                <text:p>0.000608321</text:p>
              </table:table-cell>
              <table:table-cell office:value-type="float" office:value="0.0137979">
                <text:p>0.01379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617748">
                <text:p>0.0617748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00983853">
                <text:p>0.009838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621115">
                <text:p>0.0621115</text:p>
              </table:table-cell>
              <table:table-cell office:value-type="float" office:value="0.000579503">
                <text:p>0.000579503</text:p>
              </table:table-cell>
              <table:table-cell office:value-type="float" office:value="0.00899059">
                <text:p>0.008990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628911">
                <text:p>0.0628911</text:p>
              </table:table-cell>
              <table:table-cell office:value-type="float" office:value="0.000640691">
                <text:p>0.000640691</text:p>
              </table:table-cell>
              <table:table-cell office:value-type="float" office:value="0.0102289">
                <text:p>0.01022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638405">
                <text:p>0.0638405</text:p>
              </table:table-cell>
              <table:table-cell office:value-type="float" office:value="0.000588188">
                <text:p>0.000588188</text:p>
              </table:table-cell>
              <table:table-cell office:value-type="float" office:value="0.00914968">
                <text:p>0.009149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735156">
                <text:p>0.0735156</text:p>
              </table:table-cell>
              <table:table-cell office:value-type="float" office:value="0.000644244">
                <text:p>0.000644244</text:p>
              </table:table-cell>
              <table:table-cell office:value-type="float" office:value="0.0116765">
                <text:p>0.01167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625272">
                <text:p>0.0625272</text:p>
              </table:table-cell>
              <table:table-cell office:value-type="float" office:value="0.000585425">
                <text:p>0.000585425</text:p>
              </table:table-cell>
              <table:table-cell office:value-type="float" office:value="0.0135204">
                <text:p>0.01352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629365">
                <text:p>0.0629365</text:p>
              </table:table-cell>
              <table:table-cell office:value-type="float" office:value="0.000712537">
                <text:p>0.000712537</text:p>
              </table:table-cell>
              <table:table-cell office:value-type="float" office:value="0.0106975">
                <text:p>0.01069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636191">
                <text:p>0.0636191</text:p>
              </table:table-cell>
              <table:table-cell office:value-type="float" office:value="0.00065885">
                <text:p>0.00065885</text:p>
              </table:table-cell>
              <table:table-cell office:value-type="float" office:value="0.0120709">
                <text:p>0.01207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634663">
                <text:p>0.0634663</text:p>
              </table:table-cell>
              <table:table-cell office:value-type="float" office:value="0.00068214">
                <text:p>0.00068214</text:p>
              </table:table-cell>
              <table:table-cell office:value-type="float" office:value="0.0129859">
                <text:p>0.01298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639617">
                <text:p>0.0639617</text:p>
              </table:table-cell>
              <table:table-cell office:value-type="float" office:value="0.000573187">
                <text:p>0.000573187</text:p>
              </table:table-cell>
              <table:table-cell office:value-type="float" office:value="0.0107019">
                <text:p>0.01070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637174">
                <text:p>0.0637174</text:p>
              </table:table-cell>
              <table:table-cell office:value-type="float" office:value="0.000677798">
                <text:p>0.000677798</text:p>
              </table:table-cell>
              <table:table-cell office:value-type="float" office:value="0.0102499">
                <text:p>0.01024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633593">
                <text:p>0.0633593</text:p>
              </table:table-cell>
              <table:table-cell office:value-type="float" office:value="0.000653718">
                <text:p>0.000653718</text:p>
              </table:table-cell>
              <table:table-cell office:value-type="float" office:value="0.011823">
                <text:p>0.0118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650051">
                <text:p>0.0650051</text:p>
              </table:table-cell>
              <table:table-cell office:value-type="float" office:value="0.0007153">
                <text:p>0.0007153</text:p>
              </table:table-cell>
              <table:table-cell office:value-type="float" office:value="0.00952865">
                <text:p>0.009528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634888">
                <text:p>0.0634888</text:p>
              </table:table-cell>
              <table:table-cell office:value-type="float" office:value="0.000616216">
                <text:p>0.000616216</text:p>
              </table:table-cell>
              <table:table-cell office:value-type="float" office:value="0.00988393">
                <text:p>0.009883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642534">
                <text:p>0.0642534</text:p>
              </table:table-cell>
              <table:table-cell office:value-type="float" office:value="0.000684509">
                <text:p>0.000684509</text:p>
              </table:table-cell>
              <table:table-cell office:value-type="float" office:value="0.00946588">
                <text:p>0.009465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654211">
                <text:p>0.0654211</text:p>
              </table:table-cell>
              <table:table-cell office:value-type="float" office:value="0.000568845">
                <text:p>0.000568845</text:p>
              </table:table-cell>
              <table:table-cell office:value-type="float" office:value="0.0106849">
                <text:p>0.01068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648377">
                <text:p>0.0648377</text:p>
              </table:table-cell>
              <table:table-cell office:value-type="float" office:value="0.000646217">
                <text:p>0.000646217</text:p>
              </table:table-cell>
              <table:table-cell office:value-type="float" office:value="0.0108112">
                <text:p>0.0108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64651">
                <text:p>0.064651</text:p>
              </table:table-cell>
              <table:table-cell office:value-type="float" office:value="0.000575951">
                <text:p>0.000575951</text:p>
              </table:table-cell>
              <table:table-cell office:value-type="float" office:value="0.0114634">
                <text:p>0.01146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648397">
                <text:p>0.0648397</text:p>
              </table:table-cell>
              <table:table-cell office:value-type="float" office:value="0.000568845">
                <text:p>0.000568845</text:p>
              </table:table-cell>
              <table:table-cell office:value-type="float" office:value="0.0109608">
                <text:p>0.01096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667144">
                <text:p>0.0667144</text:p>
              </table:table-cell>
              <table:table-cell office:value-type="float" office:value="0.000606347">
                <text:p>0.000606347</text:p>
              </table:table-cell>
              <table:table-cell office:value-type="float" office:value="0.0106162">
                <text:p>0.01061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751614">
                <text:p>0.0751614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0136483">
                <text:p>0.01364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661155">
                <text:p>0.0661155</text:p>
              </table:table-cell>
              <table:table-cell office:value-type="float" office:value="0.000608716">
                <text:p>0.000608716</text:p>
              </table:table-cell>
              <table:table-cell office:value-type="float" office:value="0.0109482">
                <text:p>0.01094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667479">
                <text:p>0.0667479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0136764">
                <text:p>0.01367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661905">
                <text:p>0.0661905</text:p>
              </table:table-cell>
              <table:table-cell office:value-type="float" office:value="0.000666745">
                <text:p>0.000666745</text:p>
              </table:table-cell>
              <table:table-cell office:value-type="float" office:value="0.0128679">
                <text:p>0.01286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675027">
                <text:p>0.0675027</text:p>
              </table:table-cell>
              <table:table-cell office:value-type="float" office:value="0.000591741">
                <text:p>0.000591741</text:p>
              </table:table-cell>
              <table:table-cell office:value-type="float" office:value="0.0108491">
                <text:p>0.01084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662691">
                <text:p>0.0662691</text:p>
              </table:table-cell>
              <table:table-cell office:value-type="float" office:value="0.000639507">
                <text:p>0.000639507</text:p>
              </table:table-cell>
              <table:table-cell office:value-type="float" office:value="0.0106711">
                <text:p>0.01067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668336">
                <text:p>0.0668336</text:p>
              </table:table-cell>
              <table:table-cell office:value-type="float" office:value="0.000589767">
                <text:p>0.000589767</text:p>
              </table:table-cell>
              <table:table-cell office:value-type="float" office:value="0.0128805">
                <text:p>0.01288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670985">
                <text:p>0.0670985</text:p>
              </table:table-cell>
              <table:table-cell office:value-type="float" office:value="0.000636349">
                <text:p>0.000636349</text:p>
              </table:table-cell>
              <table:table-cell office:value-type="float" office:value="0.0101997">
                <text:p>0.01019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692597">
                <text:p>0.0692597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109292">
                <text:p>0.01092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668">
                <text:p>0.0668</text:p>
              </table:table-cell>
              <table:table-cell office:value-type="float" office:value="0.000637928">
                <text:p>0.000637928</text:p>
              </table:table-cell>
              <table:table-cell office:value-type="float" office:value="0.0126137">
                <text:p>0.01261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67492">
                <text:p>0.067492</text:p>
              </table:table-cell>
              <table:table-cell office:value-type="float" office:value="0.000580293">
                <text:p>0.000580293</text:p>
              </table:table-cell>
              <table:table-cell office:value-type="float" office:value="0.0107473">
                <text:p>0.01074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691386">
                <text:p>0.0691386</text:p>
              </table:table-cell>
              <table:table-cell office:value-type="float" office:value="0.000629638">
                <text:p>0.000629638</text:p>
              </table:table-cell>
              <table:table-cell office:value-type="float" office:value="0.0112668">
                <text:p>0.01126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675587">
                <text:p>0.0675587</text:p>
              </table:table-cell>
              <table:table-cell office:value-type="float" office:value="0.000611479">
                <text:p>0.000611479</text:p>
              </table:table-cell>
              <table:table-cell office:value-type="float" office:value="0.0149234">
                <text:p>0.01492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672323">
                <text:p>0.0672323</text:p>
              </table:table-cell>
              <table:table-cell office:value-type="float" office:value="0.000856623">
                <text:p>0.000856623</text:p>
              </table:table-cell>
              <table:table-cell office:value-type="float" office:value="0.0121846">
                <text:p>0.01218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727376">
                <text:p>0.0727376</text:p>
              </table:table-cell>
              <table:table-cell office:value-type="float" office:value="0.0006174">
                <text:p>0.0006174</text:p>
              </table:table-cell>
              <table:table-cell office:value-type="float" office:value="0.0145563">
                <text:p>0.01455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81457">
                <text:p>0.081457</text:p>
              </table:table-cell>
              <table:table-cell office:value-type="float" office:value="0.000635164">
                <text:p>0.000635164</text:p>
              </table:table-cell>
              <table:table-cell office:value-type="float" office:value="0.0158073">
                <text:p>0.0158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685125">
                <text:p>0.0685125</text:p>
              </table:table-cell>
              <table:table-cell office:value-type="float" office:value="0.000588188">
                <text:p>0.000588188</text:p>
              </table:table-cell>
              <table:table-cell office:value-type="float" office:value="0.019711">
                <text:p>0.0197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681682">
                <text:p>0.0681682</text:p>
              </table:table-cell>
              <table:table-cell office:value-type="float" office:value="0.000632006">
                <text:p>0.000632006</text:p>
              </table:table-cell>
              <table:table-cell office:value-type="float" office:value="0.0132852">
                <text:p>0.01328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698365">
                <text:p>0.0698365</text:p>
              </table:table-cell>
              <table:table-cell office:value-type="float" office:value="0.000565687">
                <text:p>0.000565687</text:p>
              </table:table-cell>
              <table:table-cell office:value-type="float" office:value="0.0110745">
                <text:p>0.01107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683179">
                <text:p>0.0683179</text:p>
              </table:table-cell>
              <table:table-cell office:value-type="float" office:value="0.000597662">
                <text:p>0.000597662</text:p>
              </table:table-cell>
              <table:table-cell office:value-type="float" office:value="0.0140968">
                <text:p>0.01409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701101">
                <text:p>0.0701101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150442">
                <text:p>0.01504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701519">
                <text:p>0.0701519</text:p>
              </table:table-cell>
              <table:table-cell office:value-type="float" office:value="0.000596083">
                <text:p>0.000596083</text:p>
              </table:table-cell>
              <table:table-cell office:value-type="float" office:value="0.0153675">
                <text:p>0.01536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703513">
                <text:p>0.0703513</text:p>
              </table:table-cell>
              <table:table-cell office:value-type="float" office:value="0.000652533">
                <text:p>0.000652533</text:p>
              </table:table-cell>
              <table:table-cell office:value-type="float" office:value="0.0113248">
                <text:p>0.01132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700382">
                <text:p>0.0700382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139105">
                <text:p>0.01391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705613">
                <text:p>0.0705613</text:p>
              </table:table-cell>
              <table:table-cell office:value-type="float" office:value="0.000648586">
                <text:p>0.000648586</text:p>
              </table:table-cell>
              <table:table-cell office:value-type="float" office:value="0.0111093">
                <text:p>0.01110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696217">
                <text:p>0.0696217</text:p>
              </table:table-cell>
              <table:table-cell office:value-type="float" office:value="0.000578714">
                <text:p>0.000578714</text:p>
              </table:table-cell>
              <table:table-cell office:value-type="float" office:value="0.0145061">
                <text:p>0.01450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71517">
                <text:p>0.071517</text:p>
              </table:table-cell>
              <table:table-cell office:value-type="float" office:value="0.000639507">
                <text:p>0.000639507</text:p>
              </table:table-cell>
              <table:table-cell office:value-type="float" office:value="0.0153501">
                <text:p>0.01535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70866">
                <text:p>0.070866</text:p>
              </table:table-cell>
              <table:table-cell office:value-type="float" office:value="0.000602399">
                <text:p>0.000602399</text:p>
              </table:table-cell>
              <table:table-cell office:value-type="float" office:value="0.0127582">
                <text:p>0.01275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713591">
                <text:p>0.0713591</text:p>
              </table:table-cell>
              <table:table-cell office:value-type="float" office:value="0.000638322">
                <text:p>0.000638322</text:p>
              </table:table-cell>
              <table:table-cell office:value-type="float" office:value="0.0111187">
                <text:p>0.01111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956848">
                <text:p>0.0956848</text:p>
              </table:table-cell>
              <table:table-cell office:value-type="float" office:value="0.000580293">
                <text:p>0.000580293</text:p>
              </table:table-cell>
              <table:table-cell office:value-type="float" office:value="0.0138623">
                <text:p>0.01386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715786">
                <text:p>0.0715786</text:p>
              </table:table-cell>
              <table:table-cell office:value-type="float" office:value="0.000670298">
                <text:p>0.000670298</text:p>
              </table:table-cell>
              <table:table-cell office:value-type="float" office:value="0.0156186">
                <text:p>0.01561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719149">
                <text:p>0.0719149</text:p>
              </table:table-cell>
              <table:table-cell office:value-type="float" office:value="0.000593715">
                <text:p>0.000593715</text:p>
              </table:table-cell>
              <table:table-cell office:value-type="float" office:value="0.014848">
                <text:p>0.0148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717641">
                <text:p>0.0717641</text:p>
              </table:table-cell>
              <table:table-cell office:value-type="float" office:value="0.000628848">
                <text:p>0.000628848</text:p>
              </table:table-cell>
              <table:table-cell office:value-type="float" office:value="0.0114914">
                <text:p>0.01149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710326">
                <text:p>0.0710326</text:p>
              </table:table-cell>
              <table:table-cell office:value-type="float" office:value="0.000585425">
                <text:p>0.000585425</text:p>
              </table:table-cell>
              <table:table-cell office:value-type="float" office:value="0.0120981">
                <text:p>0.01209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727822">
                <text:p>0.0727822</text:p>
              </table:table-cell>
              <table:table-cell office:value-type="float" office:value="0.000631611">
                <text:p>0.000631611</text:p>
              </table:table-cell>
              <table:table-cell office:value-type="float" office:value="0.011975">
                <text:p>0.0119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709987">
                <text:p>0.0709987</text:p>
              </table:table-cell>
              <table:table-cell office:value-type="float" office:value="0.000613058">
                <text:p>0.000613058</text:p>
              </table:table-cell>
              <table:table-cell office:value-type="float" office:value="0.0122462">
                <text:p>0.01224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720341">
                <text:p>0.0720341</text:p>
              </table:table-cell>
              <table:table-cell office:value-type="float" office:value="0.000651349">
                <text:p>0.000651349</text:p>
              </table:table-cell>
              <table:table-cell office:value-type="float" office:value="0.0156059">
                <text:p>0.01560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727984">
                <text:p>0.0727984</text:p>
              </table:table-cell>
              <table:table-cell office:value-type="float" office:value="0.000595689">
                <text:p>0.000595689</text:p>
              </table:table-cell>
              <table:table-cell office:value-type="float" office:value="0.0134837">
                <text:p>0.01348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71933">
                <text:p>0.071933</text:p>
              </table:table-cell>
              <table:table-cell office:value-type="float" office:value="0.000591346">
                <text:p>0.000591346</text:p>
              </table:table-cell>
              <table:table-cell office:value-type="float" office:value="0.0130933">
                <text:p>0.01309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732156">
                <text:p>0.0732156</text:p>
              </table:table-cell>
              <table:table-cell office:value-type="float" office:value="0.00077175">
                <text:p>0.00077175</text:p>
              </table:table-cell>
              <table:table-cell office:value-type="float" office:value="0.0126922">
                <text:p>0.01269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72706">
                <text:p>0.072706</text:p>
              </table:table-cell>
              <table:table-cell office:value-type="float" office:value="0.000630032">
                <text:p>0.000630032</text:p>
              </table:table-cell>
              <table:table-cell office:value-type="float" office:value="0.0147552">
                <text:p>0.01475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732914">
                <text:p>0.0732914</text:p>
              </table:table-cell>
              <table:table-cell office:value-type="float" office:value="0.000645033">
                <text:p>0.000645033</text:p>
              </table:table-cell>
              <table:table-cell office:value-type="float" office:value="0.0127972">
                <text:p>0.01279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827908">
                <text:p>0.0827908</text:p>
              </table:table-cell>
              <table:table-cell office:value-type="float" office:value="0.000601215">
                <text:p>0.000601215</text:p>
              </table:table-cell>
              <table:table-cell office:value-type="float" office:value="0.0124645">
                <text:p>0.01246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727565">
                <text:p>0.0727565</text:p>
              </table:table-cell>
              <table:table-cell office:value-type="float" office:value="0.000634375">
                <text:p>0.000634375</text:p>
              </table:table-cell>
              <table:table-cell office:value-type="float" office:value="0.0107003">
                <text:p>0.01070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732507">
                <text:p>0.0732507</text:p>
              </table:table-cell>
              <table:table-cell office:value-type="float" office:value="0.000592136">
                <text:p>0.000592136</text:p>
              </table:table-cell>
              <table:table-cell office:value-type="float" office:value="0.0113635">
                <text:p>0.01136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732823">
                <text:p>0.0732823</text:p>
              </table:table-cell>
              <table:table-cell office:value-type="float" office:value="0.000662008">
                <text:p>0.000662008</text:p>
              </table:table-cell>
              <table:table-cell office:value-type="float" office:value="0.0174427">
                <text:p>0.01744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731193">
                <text:p>0.0731193</text:p>
              </table:table-cell>
              <table:table-cell office:value-type="float" office:value="0.000622927">
                <text:p>0.000622927</text:p>
              </table:table-cell>
              <table:table-cell office:value-type="float" office:value="0.026245">
                <text:p>0.0262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74405">
                <text:p>0.074405</text:p>
              </table:table-cell>
              <table:table-cell office:value-type="float" office:value="0.00063398">
                <text:p>0.00063398</text:p>
              </table:table-cell>
              <table:table-cell office:value-type="float" office:value="0.0335263">
                <text:p>0.03352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739112">
                <text:p>0.0739112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186073">
                <text:p>0.01860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745649">
                <text:p>0.0745649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143905">
                <text:p>0.01439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737904">
                <text:p>0.0737904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181726">
                <text:p>0.01817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752297">
                <text:p>0.0752297</text:p>
              </table:table-cell>
              <table:table-cell office:value-type="float" office:value="0.000646217">
                <text:p>0.000646217</text:p>
              </table:table-cell>
              <table:table-cell office:value-type="float" office:value="0.0138382">
                <text:p>0.01383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747749">
                <text:p>0.0747749</text:p>
              </table:table-cell>
              <table:table-cell office:value-type="float" office:value="0.000571214">
                <text:p>0.000571214</text:p>
              </table:table-cell>
              <table:table-cell office:value-type="float" office:value="0.0108341">
                <text:p>0.0108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755984">
                <text:p>0.0755984</text:p>
              </table:table-cell>
              <table:table-cell office:value-type="float" office:value="0.000624111">
                <text:p>0.000624111</text:p>
              </table:table-cell>
              <table:table-cell office:value-type="float" office:value="0.0124029">
                <text:p>0.01240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766026">
                <text:p>0.0766026</text:p>
              </table:table-cell>
              <table:table-cell office:value-type="float" office:value="0.000573582">
                <text:p>0.000573582</text:p>
              </table:table-cell>
              <table:table-cell office:value-type="float" office:value="0.0114681">
                <text:p>0.01146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862209">
                <text:p>0.0862209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14756">
                <text:p>0.01147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786897">
                <text:p>0.0786897</text:p>
              </table:table-cell>
              <table:table-cell office:value-type="float" office:value="0.000598057">
                <text:p>0.000598057</text:p>
              </table:table-cell>
              <table:table-cell office:value-type="float" office:value="0.014038">
                <text:p>0.0140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758865">
                <text:p>0.0758865</text:p>
              </table:table-cell>
              <table:table-cell office:value-type="float" office:value="0.000639901">
                <text:p>0.000639901</text:p>
              </table:table-cell>
              <table:table-cell office:value-type="float" office:value="0.0152641">
                <text:p>0.01526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754582">
                <text:p>0.0754582</text:p>
              </table:table-cell>
              <table:table-cell office:value-type="float" office:value="0.000577925">
                <text:p>0.000577925</text:p>
              </table:table-cell>
              <table:table-cell office:value-type="float" office:value="0.0150481">
                <text:p>0.01504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760215">
                <text:p>0.0760215</text:p>
              </table:table-cell>
              <table:table-cell office:value-type="float" office:value="0.00056924">
                <text:p>0.00056924</text:p>
              </table:table-cell>
              <table:table-cell office:value-type="float" office:value="0.0151918">
                <text:p>0.01519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764333">
                <text:p>0.0764333</text:p>
              </table:table-cell>
              <table:table-cell office:value-type="float" office:value="0.000618584">
                <text:p>0.000618584</text:p>
              </table:table-cell>
              <table:table-cell office:value-type="float" office:value="0.0177996">
                <text:p>0.01779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749952">
                <text:p>0.0749952</text:p>
              </table:table-cell>
              <table:table-cell office:value-type="float" office:value="0.000572003">
                <text:p>0.000572003</text:p>
              </table:table-cell>
              <table:table-cell office:value-type="float" office:value="0.0153667">
                <text:p>0.0153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765864">
                <text:p>0.0765864</text:p>
              </table:table-cell>
              <table:table-cell office:value-type="float" office:value="0.00064227">
                <text:p>0.00064227</text:p>
              </table:table-cell>
              <table:table-cell office:value-type="float" office:value="0.015979">
                <text:p>0.0159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768055">
                <text:p>0.0768055</text:p>
              </table:table-cell>
              <table:table-cell office:value-type="float" office:value="0.000596478">
                <text:p>0.000596478</text:p>
              </table:table-cell>
              <table:table-cell office:value-type="float" office:value="0.0134904">
                <text:p>0.01349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77344">
                <text:p>0.077344</text:p>
              </table:table-cell>
              <table:table-cell office:value-type="float" office:value="0.000632006">
                <text:p>0.000632006</text:p>
              </table:table-cell>
              <table:table-cell office:value-type="float" office:value="0.0114559">
                <text:p>0.01145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772966">
                <text:p>0.0772966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150426">
                <text:p>0.01504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77462">
                <text:p>0.077462</text:p>
              </table:table-cell>
              <table:table-cell office:value-type="float" office:value="0.000636743">
                <text:p>0.000636743</text:p>
              </table:table-cell>
              <table:table-cell office:value-type="float" office:value="0.012316">
                <text:p>0.0123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792463">
                <text:p>0.0792463</text:p>
              </table:table-cell>
              <table:table-cell office:value-type="float" office:value="0.000579898">
                <text:p>0.000579898</text:p>
              </table:table-cell>
              <table:table-cell office:value-type="float" office:value="0.0133704">
                <text:p>0.0133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906208">
                <text:p>0.0906208</text:p>
              </table:table-cell>
              <table:table-cell office:value-type="float" office:value="0.000660823">
                <text:p>0.000660823</text:p>
              </table:table-cell>
              <table:table-cell office:value-type="float" office:value="0.0124775">
                <text:p>0.01247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772986">
                <text:p>0.0772986</text:p>
              </table:table-cell>
              <table:table-cell office:value-type="float" office:value="0.000574372">
                <text:p>0.000574372</text:p>
              </table:table-cell>
              <table:table-cell office:value-type="float" office:value="0.0165841">
                <text:p>0.01658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785938">
                <text:p>0.0785938</text:p>
              </table:table-cell>
              <table:table-cell office:value-type="float" office:value="0.000630032">
                <text:p>0.000630032</text:p>
              </table:table-cell>
              <table:table-cell office:value-type="float" office:value="0.0122916">
                <text:p>0.01229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764834">
                <text:p>0.0764834</text:p>
              </table:table-cell>
              <table:table-cell office:value-type="float" office:value="0.000565292">
                <text:p>0.000565292</text:p>
              </table:table-cell>
              <table:table-cell office:value-type="float" office:value="0.0128999">
                <text:p>0.0128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782274">
                <text:p>0.0782274</text:p>
              </table:table-cell>
              <table:table-cell office:value-type="float" office:value="0.000613453">
                <text:p>0.000613453</text:p>
              </table:table-cell>
              <table:table-cell office:value-type="float" office:value="0.0129484">
                <text:p>0.01294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781118">
                <text:p>0.0781118</text:p>
              </table:table-cell>
              <table:table-cell office:value-type="float" office:value="0.000564503">
                <text:p>0.000564503</text:p>
              </table:table-cell>
              <table:table-cell office:value-type="float" office:value="0.0141232">
                <text:p>0.01412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784351">
                <text:p>0.0784351</text:p>
              </table:table-cell>
              <table:table-cell office:value-type="float" office:value="0.000611874">
                <text:p>0.000611874</text:p>
              </table:table-cell>
              <table:table-cell office:value-type="float" office:value="0.0187604">
                <text:p>0.0187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793734">
                <text:p>0.0793734</text:p>
              </table:table-cell>
              <table:table-cell office:value-type="float" office:value="0.000575951">
                <text:p>0.000575951</text:p>
              </table:table-cell>
              <table:table-cell office:value-type="float" office:value="0.0177542">
                <text:p>0.01775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7972">
                <text:p>0.07972</text:p>
              </table:table-cell>
              <table:table-cell office:value-type="float" office:value="0.000662797">
                <text:p>0.000662797</text:p>
              </table:table-cell>
              <table:table-cell office:value-type="float" office:value="0.0154693">
                <text:p>0.015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796182">
                <text:p>0.0796182</text:p>
              </table:table-cell>
              <table:table-cell office:value-type="float" office:value="0.000594109">
                <text:p>0.000594109</text:p>
              </table:table-cell>
              <table:table-cell office:value-type="float" office:value="0.0125853">
                <text:p>0.01258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797631">
                <text:p>0.0797631</text:p>
              </table:table-cell>
              <table:table-cell office:value-type="float" office:value="0.000564898">
                <text:p>0.000564898</text:p>
              </table:table-cell>
              <table:table-cell office:value-type="float" office:value="0.0164195">
                <text:p>0.01641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803864">
                <text:p>0.0803864</text:p>
              </table:table-cell>
              <table:table-cell office:value-type="float" office:value="0.000643454">
                <text:p>0.000643454</text:p>
              </table:table-cell>
              <table:table-cell office:value-type="float" office:value="0.0184304">
                <text:p>0.01843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793663">
                <text:p>0.0793663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153482">
                <text:p>0.01534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100742">
                <text:p>0.100742</text:p>
              </table:table-cell>
              <table:table-cell office:value-type="float" office:value="0.000620164">
                <text:p>0.000620164</text:p>
              </table:table-cell>
              <table:table-cell office:value-type="float" office:value="0.0171601">
                <text:p>0.01716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787169">
                <text:p>0.0787169</text:p>
              </table:table-cell>
              <table:table-cell office:value-type="float" office:value="0.000564503">
                <text:p>0.000564503</text:p>
              </table:table-cell>
              <table:table-cell office:value-type="float" office:value="0.0116114">
                <text:p>0.01161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803635">
                <text:p>0.0803635</text:p>
              </table:table-cell>
              <table:table-cell office:value-type="float" office:value="0.000622532">
                <text:p>0.000622532</text:p>
              </table:table-cell>
              <table:table-cell office:value-type="float" office:value="0.0129504">
                <text:p>0.01295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814613">
                <text:p>0.0814613</text:p>
              </table:table-cell>
              <table:table-cell office:value-type="float" office:value="0.000593715">
                <text:p>0.000593715</text:p>
              </table:table-cell>
              <table:table-cell office:value-type="float" office:value="0.0122998">
                <text:p>0.01229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806284">
                <text:p>0.0806284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79532">
                <text:p>0.01795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81532">
                <text:p>0.081532</text:p>
              </table:table-cell>
              <table:table-cell office:value-type="float" office:value="0.000573977">
                <text:p>0.000573977</text:p>
              </table:table-cell>
              <table:table-cell office:value-type="float" office:value="0.0124289">
                <text:p>0.01242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821292">
                <text:p>0.0821292</text:p>
              </table:table-cell>
              <table:table-cell office:value-type="float" office:value="0.000628848">
                <text:p>0.000628848</text:p>
              </table:table-cell>
              <table:table-cell office:value-type="float" office:value="0.0116489">
                <text:p>0.01164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808135">
                <text:p>0.0808135</text:p>
              </table:table-cell>
              <table:table-cell office:value-type="float" office:value="0.000569635">
                <text:p>0.000569635</text:p>
              </table:table-cell>
              <table:table-cell office:value-type="float" office:value="0.0135662">
                <text:p>0.01356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822445">
                <text:p>0.0822445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195547">
                <text:p>0.01955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810989">
                <text:p>0.0810989</text:p>
              </table:table-cell>
              <table:table-cell office:value-type="float" office:value="0.000570029">
                <text:p>0.000570029</text:p>
              </table:table-cell>
              <table:table-cell office:value-type="float" office:value="0.0226685">
                <text:p>0.02266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822477">
                <text:p>0.0822477</text:p>
              </table:table-cell>
              <table:table-cell office:value-type="float" office:value="0.000622927">
                <text:p>0.000622927</text:p>
              </table:table-cell>
              <table:table-cell office:value-type="float" office:value="0.0137111">
                <text:p>0.01371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82115">
                <text:p>0.082115</text:p>
              </table:table-cell>
              <table:table-cell office:value-type="float" office:value="0.000581083">
                <text:p>0.000581083</text:p>
              </table:table-cell>
              <table:table-cell office:value-type="float" office:value="0.0135718">
                <text:p>0.01357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973763">
                <text:p>0.0973763</text:p>
              </table:table-cell>
              <table:table-cell office:value-type="float" office:value="0.000648586">
                <text:p>0.000648586</text:p>
              </table:table-cell>
              <table:table-cell office:value-type="float" office:value="0.0136112">
                <text:p>0.0136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819741">
                <text:p>0.0819741</text:p>
              </table:table-cell>
              <table:table-cell office:value-type="float" office:value="0.000592136">
                <text:p>0.000592136</text:p>
              </table:table-cell>
              <table:table-cell office:value-type="float" office:value="0.0161614">
                <text:p>0.01616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830518">
                <text:p>0.0830518</text:p>
              </table:table-cell>
              <table:table-cell office:value-type="float" office:value="0.000630032">
                <text:p>0.000630032</text:p>
              </table:table-cell>
              <table:table-cell office:value-type="float" office:value="0.0161669">
                <text:p>0.01616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84242">
                <text:p>0.084242</text:p>
              </table:table-cell>
              <table:table-cell office:value-type="float" office:value="0.000857018">
                <text:p>0.000857018</text:p>
              </table:table-cell>
              <table:table-cell office:value-type="float" office:value="0.0161073">
                <text:p>0.01610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82179">
                <text:p>0.082179</text:p>
              </table:table-cell>
              <table:table-cell office:value-type="float" office:value="0.0009186">
                <text:p>0.0009186</text:p>
              </table:table-cell>
              <table:table-cell office:value-type="float" office:value="0.0146925">
                <text:p>0.01469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826661">
                <text:p>0.0826661</text:p>
              </table:table-cell>
              <table:table-cell office:value-type="float" office:value="0.000843991">
                <text:p>0.000843991</text:p>
              </table:table-cell>
              <table:table-cell office:value-type="float" office:value="0.0153588">
                <text:p>0.01535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839498">
                <text:p>0.0839498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30436">
                <text:p>0.01304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830395">
                <text:p>0.0830395</text:p>
              </table:table-cell>
              <table:table-cell office:value-type="float" office:value="0.000679772">
                <text:p>0.000679772</text:p>
              </table:table-cell>
              <table:table-cell office:value-type="float" office:value="0.0144671">
                <text:p>0.01446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840126">
                <text:p>0.0840126</text:p>
              </table:table-cell>
              <table:table-cell office:value-type="float" office:value="0.000585425">
                <text:p>0.000585425</text:p>
              </table:table-cell>
              <table:table-cell office:value-type="float" office:value="0.0173097">
                <text:p>0.01730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0843533">
                <text:p>0.0843533</text:p>
              </table:table-cell>
              <table:table-cell office:value-type="float" office:value="0.000636743">
                <text:p>0.000636743</text:p>
              </table:table-cell>
              <table:table-cell office:value-type="float" office:value="0.0167977">
                <text:p>0.01679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0842131">
                <text:p>0.0842131</text:p>
              </table:table-cell>
              <table:table-cell office:value-type="float" office:value="0.000574372">
                <text:p>0.000574372</text:p>
              </table:table-cell>
              <table:table-cell office:value-type="float" office:value="0.0135449">
                <text:p>0.01354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0861652">
                <text:p>0.0861652</text:p>
              </table:table-cell>
              <table:table-cell office:value-type="float" office:value="0.000632401">
                <text:p>0.000632401</text:p>
              </table:table-cell>
              <table:table-cell office:value-type="float" office:value="0.0133116">
                <text:p>0.0133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108347">
                <text:p>0.108347</text:p>
              </table:table-cell>
              <table:table-cell office:value-type="float" office:value="0.00056845">
                <text:p>0.00056845</text:p>
              </table:table-cell>
              <table:table-cell office:value-type="float" office:value="0.0169067">
                <text:p>0.01690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0842084">
                <text:p>0.0842084</text:p>
              </table:table-cell>
              <table:table-cell office:value-type="float" office:value="0.000653323">
                <text:p>0.000653323</text:p>
              </table:table-cell>
              <table:table-cell office:value-type="float" office:value="0.0166378">
                <text:p>0.01663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0833589">
                <text:p>0.0833589</text:p>
              </table:table-cell>
              <table:table-cell office:value-type="float" office:value="0.000605557">
                <text:p>0.000605557</text:p>
              </table:table-cell>
              <table:table-cell office:value-type="float" office:value="0.0170823">
                <text:p>0.01708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0856461">
                <text:p>0.0856461</text:p>
              </table:table-cell>
              <table:table-cell office:value-type="float" office:value="0.000685298">
                <text:p>0.000685298</text:p>
              </table:table-cell>
              <table:table-cell office:value-type="float" office:value="0.0155562">
                <text:p>0.01555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0857345">
                <text:p>0.0857345</text:p>
              </table:table-cell>
              <table:table-cell office:value-type="float" office:value="0.000607137">
                <text:p>0.000607137</text:p>
              </table:table-cell>
              <table:table-cell office:value-type="float" office:value="0.0149743">
                <text:p>0.01497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0851602">
                <text:p>0.0851602</text:p>
              </table:table-cell>
              <table:table-cell office:value-type="float" office:value="0.000647796">
                <text:p>0.000647796</text:p>
              </table:table-cell>
              <table:table-cell office:value-type="float" office:value="0.0143218">
                <text:p>0.01432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0870286">
                <text:p>0.0870286</text:p>
              </table:table-cell>
              <table:table-cell office:value-type="float" office:value="0.000591741">
                <text:p>0.000591741</text:p>
              </table:table-cell>
              <table:table-cell office:value-type="float" office:value="0.0182094">
                <text:p>0.01820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0848223">
                <text:p>0.0848223</text:p>
              </table:table-cell>
              <table:table-cell office:value-type="float" office:value="0.000654113">
                <text:p>0.000654113</text:p>
              </table:table-cell>
              <table:table-cell office:value-type="float" office:value="0.0307303">
                <text:p>0.03073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0865943">
                <text:p>0.0865943</text:p>
              </table:table-cell>
              <table:table-cell office:value-type="float" office:value="0.000588583">
                <text:p>0.000588583</text:p>
              </table:table-cell>
              <table:table-cell office:value-type="float" office:value="0.0175671">
                <text:p>0.01756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0847433">
                <text:p>0.0847433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79508">
                <text:p>0.01795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0860815">
                <text:p>0.0860815</text:p>
              </table:table-cell>
              <table:table-cell office:value-type="float" office:value="0.00057674">
                <text:p>0.00057674</text:p>
              </table:table-cell>
              <table:table-cell office:value-type="float" office:value="0.017665">
                <text:p>0.0176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107388">
                <text:p>0.107388</text:p>
              </table:table-cell>
              <table:table-cell office:value-type="float" office:value="0.000627269">
                <text:p>0.000627269</text:p>
              </table:table-cell>
              <table:table-cell office:value-type="float" office:value="0.0168885">
                <text:p>0.01688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0856741">
                <text:p>0.0856741</text:p>
              </table:table-cell>
              <table:table-cell office:value-type="float" office:value="0.000562134">
                <text:p>0.000562134</text:p>
              </table:table-cell>
              <table:table-cell office:value-type="float" office:value="0.0128762">
                <text:p>0.01287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0884892">
                <text:p>0.0884892</text:p>
              </table:table-cell>
              <table:table-cell office:value-type="float" office:value="0.000557792">
                <text:p>0.000557792</text:p>
              </table:table-cell>
              <table:table-cell office:value-type="float" office:value="0.0133156">
                <text:p>0.01331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0859919">
                <text:p>0.0859919</text:p>
              </table:table-cell>
              <table:table-cell office:value-type="float" office:value="0.000612268">
                <text:p>0.000612268</text:p>
              </table:table-cell>
              <table:table-cell office:value-type="float" office:value="0.0120958">
                <text:p>0.01209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0858403">
                <text:p>0.0858403</text:p>
              </table:table-cell>
              <table:table-cell office:value-type="float" office:value="0.000737012">
                <text:p>0.000737012</text:p>
              </table:table-cell>
              <table:table-cell office:value-type="float" office:value="0.0124388">
                <text:p>0.01243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0855533">
                <text:p>0.0855533</text:p>
              </table:table-cell>
              <table:table-cell office:value-type="float" office:value="0.000644244">
                <text:p>0.000644244</text:p>
              </table:table-cell>
              <table:table-cell office:value-type="float" office:value="0.0133286">
                <text:p>0.01332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085697">
                <text:p>0.085697</text:p>
              </table:table-cell>
              <table:table-cell office:value-type="float" office:value="0.000589372">
                <text:p>0.000589372</text:p>
              </table:table-cell>
              <table:table-cell office:value-type="float" office:value="0.0141663">
                <text:p>0.01416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0877723">
                <text:p>0.0877723</text:p>
              </table:table-cell>
              <table:table-cell office:value-type="float" office:value="0.000618584">
                <text:p>0.000618584</text:p>
              </table:table-cell>
              <table:table-cell office:value-type="float" office:value="0.0130807">
                <text:p>0.01308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0871407">
                <text:p>0.0871407</text:p>
              </table:table-cell>
              <table:table-cell office:value-type="float" office:value="0.000572398">
                <text:p>0.000572398</text:p>
              </table:table-cell>
              <table:table-cell office:value-type="float" office:value="0.0136732">
                <text:p>0.01367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0895716">
                <text:p>0.0895716</text:p>
              </table:table-cell>
              <table:table-cell office:value-type="float" office:value="0.000694378">
                <text:p>0.000694378</text:p>
              </table:table-cell>
              <table:table-cell office:value-type="float" office:value="0.0133045">
                <text:p>0.01330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0867731">
                <text:p>0.0867731</text:p>
              </table:table-cell>
              <table:table-cell office:value-type="float" office:value="0.000640296">
                <text:p>0.000640296</text:p>
              </table:table-cell>
              <table:table-cell office:value-type="float" office:value="0.0166726">
                <text:p>0.01667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124764">
                <text:p>0.124764</text:p>
              </table:table-cell>
              <table:table-cell office:value-type="float" office:value="0.00105203">
                <text:p>0.00105203</text:p>
              </table:table-cell>
              <table:table-cell office:value-type="float" office:value="0.0156249">
                <text:p>0.01562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0877032">
                <text:p>0.0877032</text:p>
              </table:table-cell>
              <table:table-cell office:value-type="float" office:value="0.000645428">
                <text:p>0.000645428</text:p>
              </table:table-cell>
              <table:table-cell office:value-type="float" office:value="0.0162814">
                <text:p>0.01628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0885073">
                <text:p>0.0885073</text:p>
              </table:table-cell>
              <table:table-cell office:value-type="float" office:value="0.000630427">
                <text:p>0.000630427</text:p>
              </table:table-cell>
              <table:table-cell office:value-type="float" office:value="0.018839">
                <text:p>0.0188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0881528">
                <text:p>0.0881528</text:p>
              </table:table-cell>
              <table:table-cell office:value-type="float" office:value="0.000650165">
                <text:p>0.000650165</text:p>
              </table:table-cell>
              <table:table-cell office:value-type="float" office:value="0.0191315">
                <text:p>0.01913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0870815">
                <text:p>0.0870815</text:p>
              </table:table-cell>
              <table:table-cell office:value-type="float" office:value="0.000708589">
                <text:p>0.000708589</text:p>
              </table:table-cell>
              <table:table-cell office:value-type="float" office:value="0.0157934">
                <text:p>0.01579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0884651">
                <text:p>0.0884651</text:p>
              </table:table-cell>
              <table:table-cell office:value-type="float" office:value="0.000579109">
                <text:p>0.000579109</text:p>
              </table:table-cell>
              <table:table-cell office:value-type="float" office:value="0.0175801">
                <text:p>0.01758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0878196">
                <text:p>0.0878196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0194951">
                <text:p>0.0194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0914905">
                <text:p>0.0914905</text:p>
              </table:table-cell>
              <table:table-cell office:value-type="float" office:value="0.000619769">
                <text:p>0.000619769</text:p>
              </table:table-cell>
              <table:table-cell office:value-type="float" office:value="0.0176981">
                <text:p>0.01769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0887536">
                <text:p>0.0887536</text:p>
              </table:table-cell>
              <table:table-cell office:value-type="float" office:value="0.000727537">
                <text:p>0.000727537</text:p>
              </table:table-cell>
              <table:table-cell office:value-type="float" office:value="0.01223">
                <text:p>0.012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0896951">
                <text:p>0.0896951</text:p>
              </table:table-cell>
              <table:table-cell office:value-type="float" office:value="0.000595294">
                <text:p>0.000595294</text:p>
              </table:table-cell>
              <table:table-cell office:value-type="float" office:value="0.0145144">
                <text:p>0.01451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0902277">
                <text:p>0.0902277</text:p>
              </table:table-cell>
              <table:table-cell office:value-type="float" office:value="0.000661218">
                <text:p>0.000661218</text:p>
              </table:table-cell>
              <table:table-cell office:value-type="float" office:value="0.016879">
                <text:p>0.0168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116139">
                <text:p>0.116139</text:p>
              </table:table-cell>
              <table:table-cell office:value-type="float" office:value="0.000635954">
                <text:p>0.000635954</text:p>
              </table:table-cell>
              <table:table-cell office:value-type="float" office:value="0.0176097">
                <text:p>0.01760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18339">
                <text:p>0.18339</text:p>
              </table:table-cell>
              <table:table-cell office:value-type="float" office:value="0.00056016">
                <text:p>0.00056016</text:p>
              </table:table-cell>
              <table:table-cell office:value-type="float" office:value="0.0152191">
                <text:p>0.01521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118977">
                <text:p>0.118977</text:p>
              </table:table-cell>
              <table:table-cell office:value-type="float" office:value="0.000623322">
                <text:p>0.000623322</text:p>
              </table:table-cell>
              <table:table-cell office:value-type="float" office:value="0.0159277">
                <text:p>0.01592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112878">
                <text:p>0.112878</text:p>
              </table:table-cell>
              <table:table-cell office:value-type="float" office:value="0.000564503">
                <text:p>0.000564503</text:p>
              </table:table-cell>
              <table:table-cell office:value-type="float" office:value="0.0158432">
                <text:p>0.01584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0995921">
                <text:p>0.0995921</text:p>
              </table:table-cell>
              <table:table-cell office:value-type="float" office:value="0.000663982">
                <text:p>0.000663982</text:p>
              </table:table-cell>
              <table:table-cell office:value-type="float" office:value="0.0161712">
                <text:p>0.01617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0926175">
                <text:p>0.0926175</text:p>
              </table:table-cell>
              <table:table-cell office:value-type="float" office:value="0.000684509">
                <text:p>0.000684509</text:p>
              </table:table-cell>
              <table:table-cell office:value-type="float" office:value="0.0171029">
                <text:p>0.01710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106644">
                <text:p>0.106644</text:p>
              </table:table-cell>
              <table:table-cell office:value-type="float" office:value="0.000629243">
                <text:p>0.000629243</text:p>
              </table:table-cell>
              <table:table-cell office:value-type="float" office:value="0.0190297">
                <text:p>0.01902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104488">
                <text:p>0.104488</text:p>
              </table:table-cell>
              <table:table-cell office:value-type="float" office:value="0.000575161">
                <text:p>0.000575161</text:p>
              </table:table-cell>
              <table:table-cell office:value-type="float" office:value="0.0182176">
                <text:p>0.01821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104487">
                <text:p>0.104487</text:p>
              </table:table-cell>
              <table:table-cell office:value-type="float" office:value="0.00114401">
                <text:p>0.00114401</text:p>
              </table:table-cell>
              <table:table-cell office:value-type="float" office:value="0.0152266">
                <text:p>0.01522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152261">
                <text:p>0.152261</text:p>
              </table:table-cell>
              <table:table-cell office:value-type="float" office:value="0.00112269">
                <text:p>0.00112269</text:p>
              </table:table-cell>
              <table:table-cell office:value-type="float" office:value="0.0136156">
                <text:p>0.013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173409">
                <text:p>0.173409</text:p>
              </table:table-cell>
              <table:table-cell office:value-type="float" office:value="0.000803331">
                <text:p>0.000803331</text:p>
              </table:table-cell>
              <table:table-cell office:value-type="float" office:value="0.0141643">
                <text:p>0.01416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11065">
                <text:p>0.11065</text:p>
              </table:table-cell>
              <table:table-cell office:value-type="float" office:value="0.000610295">
                <text:p>0.000610295</text:p>
              </table:table-cell>
              <table:table-cell office:value-type="float" office:value="0.0144268">
                <text:p>0.01442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117073">
                <text:p>0.117073</text:p>
              </table:table-cell>
              <table:table-cell office:value-type="float" office:value="0.000844386">
                <text:p>0.000844386</text:p>
              </table:table-cell>
              <table:table-cell office:value-type="float" office:value="0.0150777">
                <text:p>0.01507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0926337">
                <text:p>0.0926337</text:p>
              </table:table-cell>
              <table:table-cell office:value-type="float" office:value="0.000684509">
                <text:p>0.000684509</text:p>
              </table:table-cell>
              <table:table-cell office:value-type="float" office:value="0.0136645">
                <text:p>0.01366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127812">
                <text:p>0.127812</text:p>
              </table:table-cell>
              <table:table-cell office:value-type="float" office:value="0.000729906">
                <text:p>0.000729906</text:p>
              </table:table-cell>
              <table:table-cell office:value-type="float" office:value="0.0126899">
                <text:p>0.01268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129064">
                <text:p>0.129064</text:p>
              </table:table-cell>
              <table:table-cell office:value-type="float" office:value="0.000661613">
                <text:p>0.000661613</text:p>
              </table:table-cell>
              <table:table-cell office:value-type="float" office:value="0.0141753">
                <text:p>0.01417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133785">
                <text:p>0.133785</text:p>
              </table:table-cell>
              <table:table-cell office:value-type="float" office:value="0.00072359">
                <text:p>0.00072359</text:p>
              </table:table-cell>
              <table:table-cell office:value-type="float" office:value="0.0142243">
                <text:p>0.0142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191565">
                <text:p>0.191565</text:p>
              </table:table-cell>
              <table:table-cell office:value-type="float" office:value="0.000593715">
                <text:p>0.000593715</text:p>
              </table:table-cell>
              <table:table-cell office:value-type="float" office:value="0.0165723">
                <text:p>0.01657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104328">
                <text:p>0.104328</text:p>
              </table:table-cell>
              <table:table-cell office:value-type="float" office:value="0.000633191">
                <text:p>0.000633191</text:p>
              </table:table-cell>
              <table:table-cell office:value-type="float" office:value="0.0176006">
                <text:p>0.01760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0952833">
                <text:p>0.0952833</text:p>
              </table:table-cell>
              <table:table-cell office:value-type="float" office:value="0.00067464">
                <text:p>0.00067464</text:p>
              </table:table-cell>
              <table:table-cell office:value-type="float" office:value="0.0157994">
                <text:p>0.01579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0949687">
                <text:p>0.0949687</text:p>
              </table:table-cell>
              <table:table-cell office:value-type="float" office:value="0.000854254">
                <text:p>0.000854254</text:p>
              </table:table-cell>
              <table:table-cell office:value-type="float" office:value="0.01756">
                <text:p>0.017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0987532">
                <text:p>0.0987532</text:p>
              </table:table-cell>
              <table:table-cell office:value-type="float" office:value="0.000911889">
                <text:p>0.000911889</text:p>
              </table:table-cell>
              <table:table-cell office:value-type="float" office:value="0.018147">
                <text:p>0.0181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11624">
                <text:p>0.11624</text:p>
              </table:table-cell>
              <table:table-cell office:value-type="float" office:value="0.000623322">
                <text:p>0.000623322</text:p>
              </table:table-cell>
              <table:table-cell office:value-type="float" office:value="0.0188532">
                <text:p>0.01885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134673">
                <text:p>0.134673</text:p>
              </table:table-cell>
              <table:table-cell office:value-type="float" office:value="0.000684509">
                <text:p>0.000684509</text:p>
              </table:table-cell>
              <table:table-cell office:value-type="float" office:value="0.0211535">
                <text:p>0.02115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104802">
                <text:p>0.104802</text:p>
              </table:table-cell>
              <table:table-cell office:value-type="float" office:value="0.000616611">
                <text:p>0.000616611</text:p>
              </table:table-cell>
              <table:table-cell office:value-type="float" office:value="0.0152467">
                <text:p>0.01524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11147">
                <text:p>0.11147</text:p>
              </table:table-cell>
              <table:table-cell office:value-type="float" office:value="0.000699115">
                <text:p>0.000699115</text:p>
              </table:table-cell>
              <table:table-cell office:value-type="float" office:value="0.0158637">
                <text:p>0.01586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0946557">
                <text:p>0.0946557</text:p>
              </table:table-cell>
              <table:table-cell office:value-type="float" office:value="0.000700299">
                <text:p>0.000700299</text:p>
              </table:table-cell>
              <table:table-cell office:value-type="float" office:value="0.0143692">
                <text:p>0.01436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0941113">
                <text:p>0.0941113</text:p>
              </table:table-cell>
              <table:table-cell office:value-type="float" office:value="0.000692009">
                <text:p>0.000692009</text:p>
              </table:table-cell>
              <table:table-cell office:value-type="float" office:value="0.0151989">
                <text:p>0.01519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175661">
                <text:p>0.175661</text:p>
              </table:table-cell>
              <table:table-cell office:value-type="float" office:value="0.000620164">
                <text:p>0.000620164</text:p>
              </table:table-cell>
              <table:table-cell office:value-type="float" office:value="0.0158227">
                <text:p>0.01582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112018">
                <text:p>0.112018</text:p>
              </table:table-cell>
              <table:table-cell office:value-type="float" office:value="0.000753986">
                <text:p>0.000753986</text:p>
              </table:table-cell>
              <table:table-cell office:value-type="float" office:value="0.0155301">
                <text:p>0.01553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125515">
                <text:p>0.125515</text:p>
              </table:table-cell>
              <table:table-cell office:value-type="float" office:value="0.00113808">
                <text:p>0.00113808</text:p>
              </table:table-cell>
              <table:table-cell office:value-type="float" office:value="0.0148946">
                <text:p>0.0148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148791">
                <text:p>0.148791</text:p>
              </table:table-cell>
              <table:table-cell office:value-type="float" office:value="0.00110137">
                <text:p>0.00110137</text:p>
              </table:table-cell>
              <table:table-cell office:value-type="float" office:value="0.020043">
                <text:p>0.0200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120182">
                <text:p>0.120182</text:p>
              </table:table-cell>
              <table:table-cell office:value-type="float" office:value="0.000750039">
                <text:p>0.000750039</text:p>
              </table:table-cell>
              <table:table-cell office:value-type="float" office:value="0.0156182">
                <text:p>0.01561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200299">
                <text:p>0.200299</text:p>
              </table:table-cell>
              <table:table-cell office:value-type="float" office:value="0.0018822">
                <text:p>0.0018822</text:p>
              </table:table-cell>
              <table:table-cell office:value-type="float" office:value="0.0156821">
                <text:p>0.01568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110409">
                <text:p>0.110409</text:p>
              </table:table-cell>
              <table:table-cell office:value-type="float" office:value="0.000908336">
                <text:p>0.000908336</text:p>
              </table:table-cell>
              <table:table-cell office:value-type="float" office:value="0.0156059">
                <text:p>0.01560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13477">
                <text:p>0.13477</text:p>
              </table:table-cell>
              <table:table-cell office:value-type="float" office:value="0.000681746">
                <text:p>0.000681746</text:p>
              </table:table-cell>
              <table:table-cell office:value-type="float" office:value="0.0171921">
                <text:p>0.01719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104435">
                <text:p>0.104435</text:p>
              </table:table-cell>
              <table:table-cell office:value-type="float" office:value="0.000611874">
                <text:p>0.000611874</text:p>
              </table:table-cell>
              <table:table-cell office:value-type="float" office:value="0.0356963">
                <text:p>0.0356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0975449">
                <text:p>0.0975449</text:p>
              </table:table-cell>
              <table:table-cell office:value-type="float" office:value="0.000673061">
                <text:p>0.000673061</text:p>
              </table:table-cell>
              <table:table-cell office:value-type="float" office:value="0.025808">
                <text:p>0.0258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0998349">
                <text:p>0.0998349</text:p>
              </table:table-cell>
              <table:table-cell office:value-type="float" office:value="0.000616216">
                <text:p>0.000616216</text:p>
              </table:table-cell>
              <table:table-cell office:value-type="float" office:value="0.0163678">
                <text:p>0.01636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0962071">
                <text:p>0.0962071</text:p>
              </table:table-cell>
              <table:table-cell office:value-type="float" office:value="0.000683719">
                <text:p>0.000683719</text:p>
              </table:table-cell>
              <table:table-cell office:value-type="float" office:value="0.0149656">
                <text:p>0.01496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0979089">
                <text:p>0.0979089</text:p>
              </table:table-cell>
              <table:table-cell office:value-type="float" office:value="0.000661613">
                <text:p>0.000661613</text:p>
              </table:table-cell>
              <table:table-cell office:value-type="float" office:value="0.0156545">
                <text:p>0.01565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100414">
                <text:p>0.100414</text:p>
              </table:table-cell>
              <table:table-cell office:value-type="float" office:value="0.000627664">
                <text:p>0.000627664</text:p>
              </table:table-cell>
              <table:table-cell office:value-type="float" office:value="0.0144426">
                <text:p>0.01444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184795">
                <text:p>0.184795</text:p>
              </table:table-cell>
              <table:table-cell office:value-type="float" office:value="0.000770961">
                <text:p>0.000770961</text:p>
              </table:table-cell>
              <table:table-cell office:value-type="float" office:value="0.0164164">
                <text:p>0.01641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182297">
                <text:p>0.182297</text:p>
              </table:table-cell>
              <table:table-cell office:value-type="float" office:value="0.000662797">
                <text:p>0.000662797</text:p>
              </table:table-cell>
              <table:table-cell office:value-type="float" office:value="0.0172213">
                <text:p>0.01722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141265">
                <text:p>0.141265</text:p>
              </table:table-cell>
              <table:table-cell office:value-type="float" office:value="0.00068214">
                <text:p>0.00068214</text:p>
              </table:table-cell>
              <table:table-cell office:value-type="float" office:value="0.0203821">
                <text:p>0.02038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128165">
                <text:p>0.128165</text:p>
              </table:table-cell>
              <table:table-cell office:value-type="float" office:value="0.000629243">
                <text:p>0.000629243</text:p>
              </table:table-cell>
              <table:table-cell office:value-type="float" office:value="0.0158203">
                <text:p>0.01582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123745">
                <text:p>0.123745</text:p>
              </table:table-cell>
              <table:table-cell office:value-type="float" office:value="0.000851886">
                <text:p>0.000851886</text:p>
              </table:table-cell>
              <table:table-cell office:value-type="float" office:value="0.015949">
                <text:p>0.0159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115048">
                <text:p>0.115048</text:p>
              </table:table-cell>
              <table:table-cell office:value-type="float" office:value="0.000648191">
                <text:p>0.000648191</text:p>
              </table:table-cell>
              <table:table-cell office:value-type="float" office:value="0.0136306">
                <text:p>0.01363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109241">
                <text:p>0.109241</text:p>
              </table:table-cell>
              <table:table-cell office:value-type="float" office:value="0.00074846">
                <text:p>0.00074846</text:p>
              </table:table-cell>
              <table:table-cell office:value-type="float" office:value="0.0203659">
                <text:p>0.02036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134071">
                <text:p>0.134071</text:p>
              </table:table-cell>
              <table:table-cell office:value-type="float" office:value="0.000670298">
                <text:p>0.000670298</text:p>
              </table:table-cell>
              <table:table-cell office:value-type="float" office:value="0.0206841">
                <text:p>0.02068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145881">
                <text:p>0.145881</text:p>
              </table:table-cell>
              <table:table-cell office:value-type="float" office:value="0.00103663">
                <text:p>0.00103663</text:p>
              </table:table-cell>
              <table:table-cell office:value-type="float" office:value="0.0180672">
                <text:p>0.01806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199476">
                <text:p>0.199476</text:p>
              </table:table-cell>
              <table:table-cell office:value-type="float" office:value="0.00092689">
                <text:p>0.00092689</text:p>
              </table:table-cell>
              <table:table-cell office:value-type="float" office:value="0.0205787">
                <text:p>0.02057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209339">
                <text:p>0.209339</text:p>
              </table:table-cell>
              <table:table-cell office:value-type="float" office:value="0.00108085">
                <text:p>0.00108085</text:p>
              </table:table-cell>
              <table:table-cell office:value-type="float" office:value="0.0184083">
                <text:p>0.01840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153557">
                <text:p>0.153557</text:p>
              </table:table-cell>
              <table:table-cell office:value-type="float" office:value="0.000616611">
                <text:p>0.000616611</text:p>
              </table:table-cell>
              <table:table-cell office:value-type="float" office:value="0.0190387">
                <text:p>0.01903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101772">
                <text:p>0.101772</text:p>
              </table:table-cell>
              <table:table-cell office:value-type="float" office:value="0.00065056">
                <text:p>0.00065056</text:p>
              </table:table-cell>
              <table:table-cell office:value-type="float" office:value="0.018719">
                <text:p>0.0187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154741">
                <text:p>0.154741</text:p>
              </table:table-cell>
              <table:table-cell office:value-type="float" office:value="0.000600031">
                <text:p>0.000600031</text:p>
              </table:table-cell>
              <table:table-cell office:value-type="float" office:value="0.0200031">
                <text:p>0.02000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100151">
                <text:p>0.100151</text:p>
              </table:table-cell>
              <table:table-cell office:value-type="float" office:value="0.000758328">
                <text:p>0.000758328</text:p>
              </table:table-cell>
              <table:table-cell office:value-type="float" office:value="0.0146783">
                <text:p>0.01467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104353">
                <text:p>0.104353</text:p>
              </table:table-cell>
              <table:table-cell office:value-type="float" office:value="0.000624506">
                <text:p>0.000624506</text:p>
              </table:table-cell>
              <table:table-cell office:value-type="float" office:value="0.0158246">
                <text:p>0.01582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104818">
                <text:p>0.104818</text:p>
              </table:table-cell>
              <table:table-cell office:value-type="float" office:value="0.000618979">
                <text:p>0.000618979</text:p>
              </table:table-cell>
              <table:table-cell office:value-type="float" office:value="0.0140076">
                <text:p>0.01400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108247">
                <text:p>0.108247</text:p>
              </table:table-cell>
              <table:table-cell office:value-type="float" office:value="0.000654113">
                <text:p>0.000654113</text:p>
              </table:table-cell>
              <table:table-cell office:value-type="float" office:value="0.0139918">
                <text:p>0.01399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131325">
                <text:p>0.131325</text:p>
              </table:table-cell>
              <table:table-cell office:value-type="float" office:value="0.000611479">
                <text:p>0.000611479</text:p>
              </table:table-cell>
              <table:table-cell office:value-type="float" office:value="0.0146427">
                <text:p>0.01464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114694">
                <text:p>0.114694</text:p>
              </table:table-cell>
              <table:table-cell office:value-type="float" office:value="0.000683719">
                <text:p>0.000683719</text:p>
              </table:table-cell>
              <table:table-cell office:value-type="float" office:value="0.0147852">
                <text:p>0.01478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102849">
                <text:p>0.102849</text:p>
              </table:table-cell>
              <table:table-cell office:value-type="float" office:value="0.000608715">
                <text:p>0.000608715</text:p>
              </table:table-cell>
              <table:table-cell office:value-type="float" office:value="0.0157382">
                <text:p>0.01573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106147">
                <text:p>0.106147</text:p>
              </table:table-cell>
              <table:table-cell office:value-type="float" office:value="0.000632796">
                <text:p>0.000632796</text:p>
              </table:table-cell>
              <table:table-cell office:value-type="float" office:value="0.0152751">
                <text:p>0.01527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127222">
                <text:p>0.127222</text:p>
              </table:table-cell>
              <table:table-cell office:value-type="float" office:value="0.000596083">
                <text:p>0.000596083</text:p>
              </table:table-cell>
              <table:table-cell office:value-type="float" office:value="0.0153146">
                <text:p>0.01531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102426">
                <text:p>0.102426</text:p>
              </table:table-cell>
              <table:table-cell office:value-type="float" office:value="0.000637928">
                <text:p>0.000637928</text:p>
              </table:table-cell>
              <table:table-cell office:value-type="float" office:value="0.0150087">
                <text:p>0.01500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103093">
                <text:p>0.103093</text:p>
              </table:table-cell>
              <table:table-cell office:value-type="float" office:value="0.000599241">
                <text:p>0.000599241</text:p>
              </table:table-cell>
              <table:table-cell office:value-type="float" office:value="0.0144244">
                <text:p>0.01442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101596">
                <text:p>0.101596</text:p>
              </table:table-cell>
              <table:table-cell office:value-type="float" office:value="0.000706221">
                <text:p>0.000706221</text:p>
              </table:table-cell>
              <table:table-cell office:value-type="float" office:value="0.0144856">
                <text:p>0.01448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101758">
                <text:p>0.101758</text:p>
              </table:table-cell>
              <table:table-cell office:value-type="float" office:value="0.000723985">
                <text:p>0.000723985</text:p>
              </table:table-cell>
              <table:table-cell office:value-type="float" office:value="0.0158428">
                <text:p>0.01584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105631">
                <text:p>0.105631</text:p>
              </table:table-cell>
              <table:table-cell office:value-type="float" office:value="0.000690036">
                <text:p>0.000690036</text:p>
              </table:table-cell>
              <table:table-cell office:value-type="float" office:value="0.0190766">
                <text:p>0.01907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139007">
                <text:p>0.139007</text:p>
              </table:table-cell>
              <table:table-cell office:value-type="float" office:value="0.000695957">
                <text:p>0.000695957</text:p>
              </table:table-cell>
              <table:table-cell office:value-type="float" office:value="0.0178671">
                <text:p>0.01786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104659">
                <text:p>0.104659</text:p>
              </table:table-cell>
              <table:table-cell office:value-type="float" office:value="0.000876361">
                <text:p>0.000876361</text:p>
              </table:table-cell>
              <table:table-cell office:value-type="float" office:value="0.0147106">
                <text:p>0.01471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106427">
                <text:p>0.106427</text:p>
              </table:table-cell>
              <table:table-cell office:value-type="float" office:value="0.000582267">
                <text:p>0.000582267</text:p>
              </table:table-cell>
              <table:table-cell office:value-type="float" office:value="0.015797">
                <text:p>0.0157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131877">
                <text:p>0.131877</text:p>
              </table:table-cell>
              <table:table-cell office:value-type="float" office:value="0.000727143">
                <text:p>0.000727143</text:p>
              </table:table-cell>
              <table:table-cell office:value-type="float" office:value="0.0137293">
                <text:p>0.01372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107979">
                <text:p>0.107979</text:p>
              </table:table-cell>
              <table:table-cell office:value-type="float" office:value="0.000622927">
                <text:p>0.000622927</text:p>
              </table:table-cell>
              <table:table-cell office:value-type="float" office:value="0.0152582">
                <text:p>0.01525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107706">
                <text:p>0.107706</text:p>
              </table:table-cell>
              <table:table-cell office:value-type="float" office:value="0.00110019">
                <text:p>0.00110019</text:p>
              </table:table-cell>
              <table:table-cell office:value-type="float" office:value="0.0164539">
                <text:p>0.01645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106527">
                <text:p>0.106527</text:p>
              </table:table-cell>
              <table:table-cell office:value-type="float" office:value="0.000659639">
                <text:p>0.000659639</text:p>
              </table:table-cell>
              <table:table-cell office:value-type="float" office:value="0.0178182">
                <text:p>0.01781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102024">
                <text:p>0.102024</text:p>
              </table:table-cell>
              <table:table-cell office:value-type="float" office:value="0.000592925">
                <text:p>0.000592925</text:p>
              </table:table-cell>
              <table:table-cell office:value-type="float" office:value="0.0153055">
                <text:p>0.01530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105169">
                <text:p>0.105169</text:p>
              </table:table-cell>
              <table:table-cell office:value-type="float" office:value="0.000663587">
                <text:p>0.000663587</text:p>
              </table:table-cell>
              <table:table-cell office:value-type="float" office:value="0.0180408">
                <text:p>0.01804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102891">
                <text:p>0.102891</text:p>
              </table:table-cell>
              <table:table-cell office:value-type="float" office:value="0.000649375">
                <text:p>0.000649375</text:p>
              </table:table-cell>
              <table:table-cell office:value-type="float" office:value="0.0153387">
                <text:p>0.01533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104297">
                <text:p>0.104297</text:p>
              </table:table-cell>
              <table:table-cell office:value-type="float" office:value="0.000645033">
                <text:p>0.000645033</text:p>
              </table:table-cell>
              <table:table-cell office:value-type="float" office:value="0.0158854">
                <text:p>0.01588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10312">
                <text:p>0.10312</text:p>
              </table:table-cell>
              <table:table-cell office:value-type="float" office:value="0.000590951">
                <text:p>0.000590951</text:p>
              </table:table-cell>
              <table:table-cell office:value-type="float" office:value="0.0148733">
                <text:p>0.01487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150696">
                <text:p>0.150696</text:p>
              </table:table-cell>
              <table:table-cell office:value-type="float" office:value="0.000639112">
                <text:p>0.000639112</text:p>
              </table:table-cell>
              <table:table-cell office:value-type="float" office:value="0.0187529">
                <text:p>0.01875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126894">
                <text:p>0.126894</text:p>
              </table:table-cell>
              <table:table-cell office:value-type="float" office:value="0.000600031">
                <text:p>0.000600031</text:p>
              </table:table-cell>
              <table:table-cell office:value-type="float" office:value="0.0161546">
                <text:p>0.01615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253081">
                <text:p>0.253081</text:p>
              </table:table-cell>
              <table:table-cell office:value-type="float" office:value="0.000635954">
                <text:p>0.000635954</text:p>
              </table:table-cell>
              <table:table-cell office:value-type="float" office:value="0.0176567">
                <text:p>0.01765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254751">
                <text:p>0.254751</text:p>
              </table:table-cell>
              <table:table-cell office:value-type="float" office:value="0.000581872">
                <text:p>0.000581872</text:p>
              </table:table-cell>
              <table:table-cell office:value-type="float" office:value="0.0156963">
                <text:p>0.0156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105222">
                <text:p>0.105222</text:p>
              </table:table-cell>
              <table:table-cell office:value-type="float" office:value="0.000641875">
                <text:p>0.000641875</text:p>
              </table:table-cell>
              <table:table-cell office:value-type="float" office:value="0.0153529">
                <text:p>0.01535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108745">
                <text:p>0.108745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1578">
                <text:p>0.015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18481">
                <text:p>0.18481</text:p>
              </table:table-cell>
              <table:table-cell office:value-type="float" office:value="0.00067464">
                <text:p>0.00067464</text:p>
              </table:table-cell>
              <table:table-cell office:value-type="float" office:value="0.0144003">
                <text:p>0.01440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124441">
                <text:p>0.124441</text:p>
              </table:table-cell>
              <table:table-cell office:value-type="float" office:value="0.000600426">
                <text:p>0.000600426</text:p>
              </table:table-cell>
              <table:table-cell office:value-type="float" office:value="0.0151508">
                <text:p>0.01515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150116">
                <text:p>0.150116</text:p>
              </table:table-cell>
              <table:table-cell office:value-type="float" office:value="0.000657271">
                <text:p>0.000657271</text:p>
              </table:table-cell>
              <table:table-cell office:value-type="float" office:value="0.0148259">
                <text:p>0.01482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132305">
                <text:p>0.132305</text:p>
              </table:table-cell>
              <table:table-cell office:value-type="float" office:value="0.000605557">
                <text:p>0.000605557</text:p>
              </table:table-cell>
              <table:table-cell office:value-type="float" office:value="0.0190451">
                <text:p>0.01904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114961">
                <text:p>0.114961</text:p>
              </table:table-cell>
              <table:table-cell office:value-type="float" office:value="0.000712537">
                <text:p>0.000712537</text:p>
              </table:table-cell>
              <table:table-cell office:value-type="float" office:value="0.0163145">
                <text:p>0.01631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117672">
                <text:p>0.117672</text:p>
              </table:table-cell>
              <table:table-cell office:value-type="float" office:value="0.000587399">
                <text:p>0.000587399</text:p>
              </table:table-cell>
              <table:table-cell office:value-type="float" office:value="0.0180846">
                <text:p>0.01808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146922">
                <text:p>0.146922</text:p>
              </table:table-cell>
              <table:table-cell office:value-type="float" office:value="0.000733459">
                <text:p>0.000733459</text:p>
              </table:table-cell>
              <table:table-cell office:value-type="float" office:value="0.021101">
                <text:p>0.0211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93288">
                <text:p>0.193288</text:p>
              </table:table-cell>
              <table:table-cell office:value-type="float" office:value="0.000798594">
                <text:p>0.000798594</text:p>
              </table:table-cell>
              <table:table-cell office:value-type="float" office:value="0.0334024">
                <text:p>0.0334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84723">
                <text:p>0.184723</text:p>
              </table:table-cell>
              <table:table-cell office:value-type="float" office:value="0.00109742">
                <text:p>0.00109742</text:p>
              </table:table-cell>
              <table:table-cell office:value-type="float" office:value="0.0169678">
                <text:p>0.01696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187292">
                <text:p>0.187292</text:p>
              </table:table-cell>
              <table:table-cell office:value-type="float" office:value="0.00127901">
                <text:p>0.00127901</text:p>
              </table:table-cell>
              <table:table-cell office:value-type="float" office:value="0.0172442">
                <text:p>0.01724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147624">
                <text:p>0.147624</text:p>
              </table:table-cell>
              <table:table-cell office:value-type="float" office:value="0.00130309">
                <text:p>0.00130309</text:p>
              </table:table-cell>
              <table:table-cell office:value-type="float" office:value="0.0186507">
                <text:p>0.01865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13614">
                <text:p>0.13614</text:p>
              </table:table-cell>
              <table:table-cell office:value-type="float" office:value="0.000795041">
                <text:p>0.000795041</text:p>
              </table:table-cell>
              <table:table-cell office:value-type="float" office:value="0.0161357">
                <text:p>0.01613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145052">
                <text:p>0.145052</text:p>
              </table:table-cell>
              <table:table-cell office:value-type="float" office:value="0.000599636">
                <text:p>0.000599636</text:p>
              </table:table-cell>
              <table:table-cell office:value-type="float" office:value="0.0182492">
                <text:p>0.01824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16506">
                <text:p>0.16506</text:p>
              </table:table-cell>
              <table:table-cell office:value-type="float" office:value="0.000834911">
                <text:p>0.000834911</text:p>
              </table:table-cell>
              <table:table-cell office:value-type="float" office:value="0.0159995">
                <text:p>0.01599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62941">
                <text:p>0.162941</text:p>
              </table:table-cell>
              <table:table-cell office:value-type="float" office:value="0.00069872">
                <text:p>0.00069872</text:p>
              </table:table-cell>
              <table:table-cell office:value-type="float" office:value="0.0161882">
                <text:p>0.01618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135403">
                <text:p>0.135403</text:p>
              </table:table-cell>
              <table:table-cell office:value-type="float" office:value="0.000860965">
                <text:p>0.000860965</text:p>
              </table:table-cell>
              <table:table-cell office:value-type="float" office:value="0.0145488">
                <text:p>0.01454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53747">
                <text:p>0.153747</text:p>
              </table:table-cell>
              <table:table-cell office:value-type="float" office:value="0.000988077">
                <text:p>0.000988077</text:p>
              </table:table-cell>
              <table:table-cell office:value-type="float" office:value="0.0171917">
                <text:p>0.01719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60242">
                <text:p>0.160242</text:p>
              </table:table-cell>
              <table:table-cell office:value-type="float" office:value="0.00116927">
                <text:p>0.00116927</text:p>
              </table:table-cell>
              <table:table-cell office:value-type="float" office:value="0.0204674">
                <text:p>0.02046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36588">
                <text:p>0.136588</text:p>
              </table:table-cell>
              <table:table-cell office:value-type="float" office:value="0.000655297">
                <text:p>0.000655297</text:p>
              </table:table-cell>
              <table:table-cell office:value-type="float" office:value="0.0172927">
                <text:p>0.01729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5987">
                <text:p>0.15987</text:p>
              </table:table-cell>
              <table:table-cell office:value-type="float" office:value="0.000656481">
                <text:p>0.000656481</text:p>
              </table:table-cell>
              <table:table-cell office:value-type="float" office:value="0.0155988">
                <text:p>0.01559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219689">
                <text:p>0.219689</text:p>
              </table:table-cell>
              <table:table-cell office:value-type="float" office:value="0.000592925">
                <text:p>0.000592925</text:p>
              </table:table-cell>
              <table:table-cell office:value-type="float" office:value="0.0184004">
                <text:p>0.01840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41583">
                <text:p>0.141583</text:p>
              </table:table-cell>
              <table:table-cell office:value-type="float" office:value="0.000646217">
                <text:p>0.000646217</text:p>
              </table:table-cell>
              <table:table-cell office:value-type="float" office:value="0.0224546">
                <text:p>0.0224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41815">
                <text:p>0.141815</text:p>
              </table:table-cell>
              <table:table-cell office:value-type="float" office:value="0.000635164">
                <text:p>0.000635164</text:p>
              </table:table-cell>
              <table:table-cell office:value-type="float" office:value="0.0205791">
                <text:p>0.02057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148202">
                <text:p>0.148202</text:p>
              </table:table-cell>
              <table:table-cell office:value-type="float" office:value="0.000773724">
                <text:p>0.000773724</text:p>
              </table:table-cell>
              <table:table-cell office:value-type="float" office:value="0.0169134">
                <text:p>0.01691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280177">
                <text:p>0.280177</text:p>
              </table:table-cell>
              <table:table-cell office:value-type="float" office:value="0.000669113">
                <text:p>0.000669113</text:p>
              </table:table-cell>
              <table:table-cell office:value-type="float" office:value="0.0148938">
                <text:p>0.01489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233421">
                <text:p>0.233421</text:p>
              </table:table-cell>
              <table:table-cell office:value-type="float" office:value="0.00068214">
                <text:p>0.00068214</text:p>
              </table:table-cell>
              <table:table-cell office:value-type="float" office:value="0.0167985">
                <text:p>0.01679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211373">
                <text:p>0.211373</text:p>
              </table:table-cell>
              <table:table-cell office:value-type="float" office:value="0.00107848">
                <text:p>0.00107848</text:p>
              </table:table-cell>
              <table:table-cell office:value-type="float" office:value="0.0158017">
                <text:p>0.01580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69626">
                <text:p>0.169626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167326">
                <text:p>0.01673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95213">
                <text:p>0.195213</text:p>
              </table:table-cell>
              <table:table-cell office:value-type="float" office:value="0.00168088">
                <text:p>0.00168088</text:p>
              </table:table-cell>
              <table:table-cell office:value-type="float" office:value="0.0150521">
                <text:p>0.01505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65146">
                <text:p>0.165146</text:p>
              </table:table-cell>
              <table:table-cell office:value-type="float" office:value="0.000825832">
                <text:p>0.000825832</text:p>
              </table:table-cell>
              <table:table-cell office:value-type="float" office:value="0.0174206">
                <text:p>0.01742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270473">
                <text:p>0.270473</text:p>
              </table:table-cell>
              <table:table-cell office:value-type="float" office:value="0.000988867">
                <text:p>0.000988867</text:p>
              </table:table-cell>
              <table:table-cell office:value-type="float" office:value="0.0187829">
                <text:p>0.01878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9931">
                <text:p>0.19931</text:p>
              </table:table-cell>
              <table:table-cell office:value-type="float" office:value="0.00102992">
                <text:p>0.00102992</text:p>
              </table:table-cell>
              <table:table-cell office:value-type="float" office:value="0.0168747">
                <text:p>0.01687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81589">
                <text:p>0.181589</text:p>
              </table:table-cell>
              <table:table-cell office:value-type="float" office:value="0.000906757">
                <text:p>0.000906757</text:p>
              </table:table-cell>
              <table:table-cell office:value-type="float" office:value="0.0150466">
                <text:p>0.01504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225685">
                <text:p>0.225685</text:p>
              </table:table-cell>
              <table:table-cell office:value-type="float" office:value="0.00090281">
                <text:p>0.00090281</text:p>
              </table:table-cell>
              <table:table-cell office:value-type="float" office:value="0.0166773">
                <text:p>0.01667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47218">
                <text:p>0.147218</text:p>
              </table:table-cell>
              <table:table-cell office:value-type="float" office:value="0.000875571">
                <text:p>0.000875571</text:p>
              </table:table-cell>
              <table:table-cell office:value-type="float" office:value="0.015994">
                <text:p>0.0159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295765">
                <text:p>0.295765</text:p>
              </table:table-cell>
              <table:table-cell office:value-type="float" office:value="0.000641875">
                <text:p>0.000641875</text:p>
              </table:table-cell>
              <table:table-cell office:value-type="float" office:value="0.0171944">
                <text:p>0.01719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45501">
                <text:p>0.145501</text:p>
              </table:table-cell>
              <table:table-cell office:value-type="float" office:value="0.000803726">
                <text:p>0.000803726</text:p>
              </table:table-cell>
              <table:table-cell office:value-type="float" office:value="0.0151117">
                <text:p>0.01511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88961">
                <text:p>0.188961</text:p>
              </table:table-cell>
              <table:table-cell office:value-type="float" office:value="0.000824648">
                <text:p>0.000824648</text:p>
              </table:table-cell>
              <table:table-cell office:value-type="float" office:value="0.0171786">
                <text:p>0.01717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328587">
                <text:p>0.328587</text:p>
              </table:table-cell>
              <table:table-cell office:value-type="float" office:value="0.00115822">
                <text:p>0.00115822</text:p>
              </table:table-cell>
              <table:table-cell office:value-type="float" office:value="0.0180301">
                <text:p>0.01803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252528">
                <text:p>0.252528</text:p>
              </table:table-cell>
              <table:table-cell office:value-type="float" office:value="0.000947417">
                <text:p>0.000947417</text:p>
              </table:table-cell>
              <table:table-cell office:value-type="float" office:value="0.0191193">
                <text:p>0.01911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21326">
                <text:p>0.21326</text:p>
              </table:table-cell>
              <table:table-cell office:value-type="float" office:value="0.00100624">
                <text:p>0.00100624</text:p>
              </table:table-cell>
              <table:table-cell office:value-type="float" office:value="0.0159257">
                <text:p>0.01592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90776">
                <text:p>0.190776</text:p>
              </table:table-cell>
              <table:table-cell office:value-type="float" office:value="0.000971103">
                <text:p>0.000971103</text:p>
              </table:table-cell>
              <table:table-cell office:value-type="float" office:value="0.0163327">
                <text:p>0.01633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73409">
                <text:p>0.173409</text:p>
              </table:table-cell>
              <table:table-cell office:value-type="float" office:value="0.00090202">
                <text:p>0.00090202</text:p>
              </table:table-cell>
              <table:table-cell office:value-type="float" office:value="0.0173997">
                <text:p>0.01739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43198">
                <text:p>0.143198</text:p>
              </table:table-cell>
              <table:table-cell office:value-type="float" office:value="0.000954128">
                <text:p>0.000954128</text:p>
              </table:table-cell>
              <table:table-cell office:value-type="float" office:value="0.0248342">
                <text:p>0.02483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4425">
                <text:p>0.14425</text:p>
              </table:table-cell>
              <table:table-cell office:value-type="float" office:value="0.000954523">
                <text:p>0.000954523</text:p>
              </table:table-cell>
              <table:table-cell office:value-type="float" office:value="0.0164211">
                <text:p>0.01642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20383">
                <text:p>0.20383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171064">
                <text:p>0.01710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58868">
                <text:p>0.158868</text:p>
              </table:table-cell>
              <table:table-cell office:value-type="float" office:value="0.000699115">
                <text:p>0.000699115</text:p>
              </table:table-cell>
              <table:table-cell office:value-type="float" office:value="0.0184359">
                <text:p>0.01843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41019">
                <text:p>0.141019</text:p>
              </table:table-cell>
              <table:table-cell office:value-type="float" office:value="0.00078912">
                <text:p>0.00078912</text:p>
              </table:table-cell>
              <table:table-cell office:value-type="float" office:value="0.0169659">
                <text:p>0.01696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20886">
                <text:p>0.20886</text:p>
              </table:table-cell>
              <table:table-cell office:value-type="float" office:value="0.00108637">
                <text:p>0.00108637</text:p>
              </table:table-cell>
              <table:table-cell office:value-type="float" office:value="0.0186685">
                <text:p>0.01866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65279">
                <text:p>0.165279</text:p>
              </table:table-cell>
              <table:table-cell office:value-type="float" office:value="0.00213643">
                <text:p>0.00213643</text:p>
              </table:table-cell>
              <table:table-cell office:value-type="float" office:value="0.0189886">
                <text:p>0.018988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54429">
                <text:p>0.154429</text:p>
              </table:table-cell>
              <table:table-cell office:value-type="float" office:value="0.00104374">
                <text:p>0.00104374</text:p>
              </table:table-cell>
              <table:table-cell office:value-type="float" office:value="0.0184829">
                <text:p>0.01848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88724">
                <text:p>0.188724</text:p>
              </table:table-cell>
              <table:table-cell office:value-type="float" office:value="0.00121348">
                <text:p>0.00121348</text:p>
              </table:table-cell>
              <table:table-cell office:value-type="float" office:value="0.0154994">
                <text:p>0.01549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54705">
                <text:p>0.154705</text:p>
              </table:table-cell>
              <table:table-cell office:value-type="float" office:value="0.000596478">
                <text:p>0.000596478</text:p>
              </table:table-cell>
              <table:table-cell office:value-type="float" office:value="0.0175777">
                <text:p>0.01757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50194">
                <text:p>0.150194</text:p>
              </table:table-cell>
              <table:table-cell office:value-type="float" office:value="0.000665955">
                <text:p>0.000665955</text:p>
              </table:table-cell>
              <table:table-cell office:value-type="float" office:value="0.0158791">
                <text:p>0.01587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52336">
                <text:p>0.152336</text:p>
              </table:table-cell>
              <table:table-cell office:value-type="float" office:value="0.000578714">
                <text:p>0.000578714</text:p>
              </table:table-cell>
              <table:table-cell office:value-type="float" office:value="0.0198681">
                <text:p>0.01986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52825">
                <text:p>0.152825</text:p>
              </table:table-cell>
              <table:table-cell office:value-type="float" office:value="0.00066635">
                <text:p>0.00066635</text:p>
              </table:table-cell>
              <table:table-cell office:value-type="float" office:value="0.0194098">
                <text:p>0.01940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4901">
                <text:p>0.14901</text:p>
              </table:table-cell>
              <table:table-cell office:value-type="float" office:value="0.000839648">
                <text:p>0.000839648</text:p>
              </table:table-cell>
              <table:table-cell office:value-type="float" office:value="0.0180392">
                <text:p>0.01803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215434">
                <text:p>0.215434</text:p>
              </table:table-cell>
              <table:table-cell office:value-type="float" office:value="0.00101374">
                <text:p>0.00101374</text:p>
              </table:table-cell>
              <table:table-cell office:value-type="float" office:value="0.0157054">
                <text:p>0.01570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57032">
                <text:p>0.157032</text:p>
              </table:table-cell>
              <table:table-cell office:value-type="float" office:value="0.000718063">
                <text:p>0.000718063</text:p>
              </table:table-cell>
              <table:table-cell office:value-type="float" office:value="0.0171021">
                <text:p>0.01710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58023">
                <text:p>0.158023</text:p>
              </table:table-cell>
              <table:table-cell office:value-type="float" office:value="0.000647402">
                <text:p>0.000647402</text:p>
              </table:table-cell>
              <table:table-cell office:value-type="float" office:value="0.0169446">
                <text:p>0.01694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42282">
                <text:p>0.142282</text:p>
              </table:table-cell>
              <table:table-cell office:value-type="float" office:value="0.000604373">
                <text:p>0.000604373</text:p>
              </table:table-cell>
              <table:table-cell office:value-type="float" office:value="0.0171593">
                <text:p>0.01715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63354">
                <text:p>0.163354</text:p>
              </table:table-cell>
              <table:table-cell office:value-type="float" office:value="0.000640296">
                <text:p>0.000640296</text:p>
              </table:table-cell>
              <table:table-cell office:value-type="float" office:value="0.0154232">
                <text:p>0.01542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59954">
                <text:p>0.159954</text:p>
              </table:table-cell>
              <table:table-cell office:value-type="float" office:value="0.000563318">
                <text:p>0.000563318</text:p>
              </table:table-cell>
              <table:table-cell office:value-type="float" office:value="0.0184296">
                <text:p>0.01842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238395">
                <text:p>0.238395</text:p>
              </table:table-cell>
              <table:table-cell office:value-type="float" office:value="0.000650165">
                <text:p>0.000650165</text:p>
              </table:table-cell>
              <table:table-cell office:value-type="float" office:value="0.0344805">
                <text:p>0.03448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64163">
                <text:p>0.164163</text:p>
              </table:table-cell>
              <table:table-cell office:value-type="float" office:value="0.000600031">
                <text:p>0.000600031</text:p>
              </table:table-cell>
              <table:table-cell office:value-type="float" office:value="0.0226145">
                <text:p>0.02261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49611">
                <text:p>0.149611</text:p>
              </table:table-cell>
              <table:table-cell office:value-type="float" office:value="0.000652533">
                <text:p>0.000652533</text:p>
              </table:table-cell>
              <table:table-cell office:value-type="float" office:value="0.0209036">
                <text:p>0.02090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67063">
                <text:p>0.167063</text:p>
              </table:table-cell>
              <table:table-cell office:value-type="float" office:value="0.00057674">
                <text:p>0.00057674</text:p>
              </table:table-cell>
              <table:table-cell office:value-type="float" office:value="0.0192697">
                <text:p>0.01926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76456">
                <text:p>0.176456</text:p>
              </table:table-cell>
              <table:table-cell office:value-type="float" office:value="0.000647796">
                <text:p>0.000647796</text:p>
              </table:table-cell>
              <table:table-cell office:value-type="float" office:value="0.0161448">
                <text:p>0.01614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76103">
                <text:p>0.176103</text:p>
              </table:table-cell>
              <table:table-cell office:value-type="float" office:value="0.000684114">
                <text:p>0.000684114</text:p>
              </table:table-cell>
              <table:table-cell office:value-type="float" office:value="0.0172138">
                <text:p>0.01721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205754">
                <text:p>0.205754</text:p>
              </table:table-cell>
              <table:table-cell office:value-type="float" office:value="0.000717274">
                <text:p>0.000717274</text:p>
              </table:table-cell>
              <table:table-cell office:value-type="float" office:value="0.0179082">
                <text:p>0.01790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59114">
                <text:p>0.159114</text:p>
              </table:table-cell>
              <table:table-cell office:value-type="float" office:value="0.00131533">
                <text:p>0.00131533</text:p>
              </table:table-cell>
              <table:table-cell office:value-type="float" office:value="0.0198887">
                <text:p>0.01988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36146">
                <text:p>0.136146</text:p>
              </table:table-cell>
              <table:table-cell office:value-type="float" office:value="0.000855439">
                <text:p>0.000855439</text:p>
              </table:table-cell>
              <table:table-cell office:value-type="float" office:value="0.0192416">
                <text:p>0.01924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35706">
                <text:p>0.135706</text:p>
              </table:table-cell>
              <table:table-cell office:value-type="float" office:value="0.00104611">
                <text:p>0.00104611</text:p>
              </table:table-cell>
              <table:table-cell office:value-type="float" office:value="0.0193348">
                <text:p>0.0193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32079">
                <text:p>0.132079</text:p>
              </table:table-cell>
              <table:table-cell office:value-type="float" office:value="0.000965971">
                <text:p>0.000965971</text:p>
              </table:table-cell>
              <table:table-cell office:value-type="float" office:value="0.0197079">
                <text:p>0.01970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3981">
                <text:p>0.13981</text:p>
              </table:table-cell>
              <table:table-cell office:value-type="float" office:value="0.000714905">
                <text:p>0.000714905</text:p>
              </table:table-cell>
              <table:table-cell office:value-type="float" office:value="0.0175209">
                <text:p>0.01752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239486">
                <text:p>0.239486</text:p>
              </table:table-cell>
              <table:table-cell office:value-type="float" office:value="0.000570424">
                <text:p>0.000570424</text:p>
              </table:table-cell>
              <table:table-cell office:value-type="float" office:value="0.01879">
                <text:p>0.018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82989">
                <text:p>0.182989</text:p>
              </table:table-cell>
              <table:table-cell office:value-type="float" office:value="0.000660034">
                <text:p>0.000660034</text:p>
              </table:table-cell>
              <table:table-cell office:value-type="float" office:value="0.016517">
                <text:p>0.0165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58464">
                <text:p>0.158464</text:p>
              </table:table-cell>
              <table:table-cell office:value-type="float" office:value="0.00065885">
                <text:p>0.00065885</text:p>
              </table:table-cell>
              <table:table-cell office:value-type="float" office:value="0.0229117">
                <text:p>0.02291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63699">
                <text:p>0.163699</text:p>
              </table:table-cell>
              <table:table-cell office:value-type="float" office:value="0.00064227">
                <text:p>0.00064227</text:p>
              </table:table-cell>
              <table:table-cell office:value-type="float" office:value="0.0197576">
                <text:p>0.01975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65395">
                <text:p>0.165395</text:p>
              </table:table-cell>
              <table:table-cell office:value-type="float" office:value="0.000565292">
                <text:p>0.000565292</text:p>
              </table:table-cell>
              <table:table-cell office:value-type="float" office:value="0.0178343">
                <text:p>0.01783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82109">
                <text:p>0.182109</text:p>
              </table:table-cell>
              <table:table-cell office:value-type="float" office:value="0.000633191">
                <text:p>0.000633191</text:p>
              </table:table-cell>
              <table:table-cell office:value-type="float" office:value="0.0175529">
                <text:p>0.01755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231034">
                <text:p>0.231034</text:p>
              </table:table-cell>
              <table:table-cell office:value-type="float" office:value="0.000564108">
                <text:p>0.000564108</text:p>
              </table:table-cell>
              <table:table-cell office:value-type="float" office:value="0.0173725">
                <text:p>0.01737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79911">
                <text:p>0.179911</text:p>
              </table:table-cell>
              <table:table-cell office:value-type="float" office:value="0.000627664">
                <text:p>0.000627664</text:p>
              </table:table-cell>
              <table:table-cell office:value-type="float" office:value="0.021943">
                <text:p>0.0219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78837">
                <text:p>0.178837</text:p>
              </table:table-cell>
              <table:table-cell office:value-type="float" office:value="0.00058503">
                <text:p>0.00058503</text:p>
              </table:table-cell>
              <table:table-cell office:value-type="float" office:value="0.0177514">
                <text:p>0.01775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73761">
                <text:p>0.173761</text:p>
              </table:table-cell>
              <table:table-cell office:value-type="float" office:value="0.000679377">
                <text:p>0.000679377</text:p>
              </table:table-cell>
              <table:table-cell office:value-type="float" office:value="0.0202214">
                <text:p>0.02022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66625">
                <text:p>0.166625</text:p>
              </table:table-cell>
              <table:table-cell office:value-type="float" office:value="0.000574372">
                <text:p>0.000574372</text:p>
              </table:table-cell>
              <table:table-cell office:value-type="float" office:value="0.0213686">
                <text:p>0.02136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232558">
                <text:p>0.232558</text:p>
              </table:table-cell>
              <table:table-cell office:value-type="float" office:value="0.000628453">
                <text:p>0.000628453</text:p>
              </table:table-cell>
              <table:table-cell office:value-type="float" office:value="0.0191177">
                <text:p>0.01911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66573">
                <text:p>0.166573</text:p>
              </table:table-cell>
              <table:table-cell office:value-type="float" office:value="0.000579503">
                <text:p>0.000579503</text:p>
              </table:table-cell>
              <table:table-cell office:value-type="float" office:value="0.0222398">
                <text:p>0.02223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7967">
                <text:p>0.17967</text:p>
              </table:table-cell>
              <table:table-cell office:value-type="float" office:value="0.000586609">
                <text:p>0.000586609</text:p>
              </table:table-cell>
              <table:table-cell office:value-type="float" office:value="0.0224143">
                <text:p>0.02241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74775">
                <text:p>0.174775</text:p>
              </table:table-cell>
              <table:table-cell office:value-type="float" office:value="0.00066635">
                <text:p>0.00066635</text:p>
              </table:table-cell>
              <table:table-cell office:value-type="float" office:value="0.0163998">
                <text:p>0.01639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94766">
                <text:p>0.194766</text:p>
              </table:table-cell>
              <table:table-cell office:value-type="float" office:value="0.000590951">
                <text:p>0.000590951</text:p>
              </table:table-cell>
              <table:table-cell office:value-type="float" office:value="0.0178387">
                <text:p>0.01783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267585">
                <text:p>0.267585</text:p>
              </table:table-cell>
              <table:table-cell office:value-type="float" office:value="0.000647796">
                <text:p>0.000647796</text:p>
              </table:table-cell>
              <table:table-cell office:value-type="float" office:value="0.018128">
                <text:p>0.0181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87588">
                <text:p>0.187588</text:p>
              </table:table-cell>
              <table:table-cell office:value-type="float" office:value="0.000627664">
                <text:p>0.000627664</text:p>
              </table:table-cell>
              <table:table-cell office:value-type="float" office:value="0.0180076">
                <text:p>0.01800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84007">
                <text:p>0.184007</text:p>
              </table:table-cell>
              <table:table-cell office:value-type="float" office:value="0.000711352">
                <text:p>0.000711352</text:p>
              </table:table-cell>
              <table:table-cell office:value-type="float" office:value="0.0169311">
                <text:p>0.01693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81252">
                <text:p>0.181252</text:p>
              </table:table-cell>
              <table:table-cell office:value-type="float" office:value="0.000686088">
                <text:p>0.000686088</text:p>
              </table:table-cell>
              <table:table-cell office:value-type="float" office:value="0.0196277">
                <text:p>0.01962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94679">
                <text:p>0.194679</text:p>
              </table:table-cell>
              <table:table-cell office:value-type="float" office:value="0.000881888">
                <text:p>0.000881888</text:p>
              </table:table-cell>
              <table:table-cell office:value-type="float" office:value="0.0196857">
                <text:p>0.01968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249835">
                <text:p>0.249835</text:p>
              </table:table-cell>
              <table:table-cell office:value-type="float" office:value="0.000600426">
                <text:p>0.000600426</text:p>
              </table:table-cell>
              <table:table-cell office:value-type="float" office:value="0.020176">
                <text:p>0.020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99294">
                <text:p>0.199294</text:p>
              </table:table-cell>
              <table:table-cell office:value-type="float" office:value="0.00064977">
                <text:p>0.00064977</text:p>
              </table:table-cell>
              <table:table-cell office:value-type="float" office:value="0.0211369">
                <text:p>0.02113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74549">
                <text:p>0.174549</text:p>
              </table:table-cell>
              <table:table-cell office:value-type="float" office:value="0.000588583">
                <text:p>0.000588583</text:p>
              </table:table-cell>
              <table:table-cell office:value-type="float" office:value="0.0200331">
                <text:p>0.02003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92375">
                <text:p>0.192375</text:p>
              </table:table-cell>
              <table:table-cell office:value-type="float" office:value="0.000647797">
                <text:p>0.000647797</text:p>
              </table:table-cell>
              <table:table-cell office:value-type="float" office:value="0.0179453">
                <text:p>0.01794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82294">
                <text:p>0.182294</text:p>
              </table:table-cell>
              <table:table-cell office:value-type="float" office:value="0.000903994">
                <text:p>0.000903994</text:p>
              </table:table-cell>
              <table:table-cell office:value-type="float" office:value="0.0164349">
                <text:p>0.01643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243038">
                <text:p>0.243038</text:p>
              </table:table-cell>
              <table:table-cell office:value-type="float" office:value="0.000654507">
                <text:p>0.000654507</text:p>
              </table:table-cell>
              <table:table-cell office:value-type="float" office:value="0.0174716">
                <text:p>0.01747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38555">
                <text:p>0.138555</text:p>
              </table:table-cell>
              <table:table-cell office:value-type="float" office:value="0.000657271">
                <text:p>0.000657271</text:p>
              </table:table-cell>
              <table:table-cell office:value-type="float" office:value="0.0165068">
                <text:p>0.01650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48578">
                <text:p>0.148578</text:p>
              </table:table-cell>
              <table:table-cell office:value-type="float" office:value="0.000636743">
                <text:p>0.000636743</text:p>
              </table:table-cell>
              <table:table-cell office:value-type="float" office:value="0.0162561">
                <text:p>0.01625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51337">
                <text:p>0.151337</text:p>
              </table:table-cell>
              <table:table-cell office:value-type="float" office:value="0.00057674">
                <text:p>0.00057674</text:p>
              </table:table-cell>
              <table:table-cell office:value-type="float" office:value="0.0158041">
                <text:p>0.01580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51293">
                <text:p>0.151293</text:p>
              </table:table-cell>
              <table:table-cell office:value-type="float" office:value="0.000611084">
                <text:p>0.000611084</text:p>
              </table:table-cell>
              <table:table-cell office:value-type="float" office:value="0.0157299">
                <text:p>0.01572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57067">
                <text:p>0.157067</text:p>
              </table:table-cell>
              <table:table-cell office:value-type="float" office:value="0.000564108">
                <text:p>0.000564108</text:p>
              </table:table-cell>
              <table:table-cell office:value-type="float" office:value="0.0162218">
                <text:p>0.01622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63546">
                <text:p>0.163546</text:p>
              </table:table-cell>
              <table:table-cell office:value-type="float" office:value="0.000631611">
                <text:p>0.000631611</text:p>
              </table:table-cell>
              <table:table-cell office:value-type="float" office:value="0.0163054">
                <text:p>0.01630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35192">
                <text:p>0.135192</text:p>
              </table:table-cell>
              <table:table-cell office:value-type="float" office:value="0.000597268">
                <text:p>0.000597268</text:p>
              </table:table-cell>
              <table:table-cell office:value-type="float" office:value="0.0159908">
                <text:p>0.01599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283733">
                <text:p>0.283733</text:p>
              </table:table-cell>
              <table:table-cell office:value-type="float" office:value="0.000594504">
                <text:p>0.000594504</text:p>
              </table:table-cell>
              <table:table-cell office:value-type="float" office:value="0.017136">
                <text:p>0.0171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50694">
                <text:p>0.150694</text:p>
              </table:table-cell>
              <table:table-cell office:value-type="float" office:value="0.000633585">
                <text:p>0.000633585</text:p>
              </table:table-cell>
              <table:table-cell office:value-type="float" office:value="0.0190024">
                <text:p>0.0190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296995">
                <text:p>0.296995</text:p>
              </table:table-cell>
              <table:table-cell office:value-type="float" office:value="0.000567266">
                <text:p>0.000567266</text:p>
              </table:table-cell>
              <table:table-cell office:value-type="float" office:value="0.0170843">
                <text:p>0.01708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437175">
                <text:p>0.437175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183621">
                <text:p>0.01836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29606">
                <text:p>0.129606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170468">
                <text:p>0.01704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34446">
                <text:p>0.134446</text:p>
              </table:table-cell>
              <table:table-cell office:value-type="float" office:value="0.000627269">
                <text:p>0.000627269</text:p>
              </table:table-cell>
              <table:table-cell office:value-type="float" office:value="0.016352">
                <text:p>0.0163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2708">
                <text:p>0.12708</text:p>
              </table:table-cell>
              <table:table-cell office:value-type="float" office:value="0.000553844">
                <text:p>0.000553844</text:p>
              </table:table-cell>
              <table:table-cell office:value-type="float" office:value="0.0162632">
                <text:p>0.01626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26406">
                <text:p>0.126406</text:p>
              </table:table-cell>
              <table:table-cell office:value-type="float" office:value="0.00061819">
                <text:p>0.00061819</text:p>
              </table:table-cell>
              <table:table-cell office:value-type="float" office:value="0.0186598">
                <text:p>0.01865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34398">
                <text:p>0.34398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253726">
                <text:p>0.02537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43711">
                <text:p>0.143711</text:p>
              </table:table-cell>
              <table:table-cell office:value-type="float" office:value="0.000642665">
                <text:p>0.000642665</text:p>
              </table:table-cell>
              <table:table-cell office:value-type="float" office:value="0.0181695">
                <text:p>0.01816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4183">
                <text:p>0.14183</text:p>
              </table:table-cell>
              <table:table-cell office:value-type="float" office:value="0.00072359">
                <text:p>0.00072359</text:p>
              </table:table-cell>
              <table:table-cell office:value-type="float" office:value="0.018222">
                <text:p>0.0182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80362">
                <text:p>0.180362</text:p>
              </table:table-cell>
              <table:table-cell office:value-type="float" office:value="0.000783593">
                <text:p>0.000783593</text:p>
              </table:table-cell>
              <table:table-cell office:value-type="float" office:value="0.0186732">
                <text:p>0.01867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89031">
                <text:p>0.189031</text:p>
              </table:table-cell>
              <table:table-cell office:value-type="float" office:value="0.000579109">
                <text:p>0.000579109</text:p>
              </table:table-cell>
              <table:table-cell office:value-type="float" office:value="0.0190494">
                <text:p>0.01904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37278">
                <text:p>0.137278</text:p>
              </table:table-cell>
              <table:table-cell office:value-type="float" office:value="0.000618979">
                <text:p>0.000618979</text:p>
              </table:table-cell>
              <table:table-cell office:value-type="float" office:value="0.0173989">
                <text:p>0.01739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23366">
                <text:p>0.23366</text:p>
              </table:table-cell>
              <table:table-cell office:value-type="float" office:value="0.000556608">
                <text:p>0.000556608</text:p>
              </table:table-cell>
              <table:table-cell office:value-type="float" office:value="0.0171913">
                <text:p>0.01719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35035">
                <text:p>0.135035</text:p>
              </table:table-cell>
              <table:table-cell office:value-type="float" office:value="0.000606347">
                <text:p>0.000606347</text:p>
              </table:table-cell>
              <table:table-cell office:value-type="float" office:value="0.0198954">
                <text:p>0.01989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35694">
                <text:p>0.135694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185086">
                <text:p>0.01850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29216">
                <text:p>0.129216</text:p>
              </table:table-cell>
              <table:table-cell office:value-type="float" office:value="0.000620558">
                <text:p>0.000620558</text:p>
              </table:table-cell>
              <table:table-cell office:value-type="float" office:value="0.0173993">
                <text:p>0.01739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59163">
                <text:p>0.159163</text:p>
              </table:table-cell>
              <table:table-cell office:value-type="float" office:value="0.000601215">
                <text:p>0.000601215</text:p>
              </table:table-cell>
              <table:table-cell office:value-type="float" office:value="0.0168143">
                <text:p>0.01681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55534">
                <text:p>0.155534</text:p>
              </table:table-cell>
              <table:table-cell office:value-type="float" office:value="0.000645428">
                <text:p>0.000645428</text:p>
              </table:table-cell>
              <table:table-cell office:value-type="float" office:value="0.0163907">
                <text:p>0.01639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278325">
                <text:p>0.278325</text:p>
              </table:table-cell>
              <table:table-cell office:value-type="float" office:value="0.000781224">
                <text:p>0.000781224</text:p>
              </table:table-cell>
              <table:table-cell office:value-type="float" office:value="0.016718">
                <text:p>0.0167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43134">
                <text:p>0.43134</text:p>
              </table:table-cell>
              <table:table-cell office:value-type="float" office:value="0.000564898">
                <text:p>0.000564898</text:p>
              </table:table-cell>
              <table:table-cell office:value-type="float" office:value="0.0168822">
                <text:p>0.01688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200012">
                <text:p>0.200012</text:p>
              </table:table-cell>
              <table:table-cell office:value-type="float" office:value="0.000621348">
                <text:p>0.000621348</text:p>
              </table:table-cell>
              <table:table-cell office:value-type="float" office:value="0.024017">
                <text:p>0.0240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282426">
                <text:p>0.282426</text:p>
              </table:table-cell>
              <table:table-cell office:value-type="float" office:value="0.000576345">
                <text:p>0.000576345</text:p>
              </table:table-cell>
              <table:table-cell office:value-type="float" office:value="0.0524249">
                <text:p>0.05242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57875">
                <text:p>0.157875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0301492">
                <text:p>0.03014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89793">
                <text:p>0.189793</text:p>
              </table:table-cell>
              <table:table-cell office:value-type="float" office:value="0.000574372">
                <text:p>0.000574372</text:p>
              </table:table-cell>
              <table:table-cell office:value-type="float" office:value="0.0288252">
                <text:p>0.02882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259039">
                <text:p>0.259039</text:p>
              </table:table-cell>
              <table:table-cell office:value-type="float" office:value="0.000638322">
                <text:p>0.000638322</text:p>
              </table:table-cell>
              <table:table-cell office:value-type="float" office:value="0.0203407">
                <text:p>0.02034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228607">
                <text:p>0.228607</text:p>
              </table:table-cell>
              <table:table-cell office:value-type="float" office:value="0.000586609">
                <text:p>0.000586609</text:p>
              </table:table-cell>
              <table:table-cell office:value-type="float" office:value="0.0191576">
                <text:p>0.01915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235014">
                <text:p>0.235014</text:p>
              </table:table-cell>
              <table:table-cell office:value-type="float" office:value="0.00062648">
                <text:p>0.00062648</text:p>
              </table:table-cell>
              <table:table-cell office:value-type="float" office:value="0.0182615">
                <text:p>0.01826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229872">
                <text:p>0.229872</text:p>
              </table:table-cell>
              <table:table-cell office:value-type="float" office:value="0.000588583">
                <text:p>0.000588583</text:p>
              </table:table-cell>
              <table:table-cell office:value-type="float" office:value="0.0173622">
                <text:p>0.01736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256109">
                <text:p>0.256109</text:p>
              </table:table-cell>
              <table:table-cell office:value-type="float" office:value="0.000651744">
                <text:p>0.000651744</text:p>
              </table:table-cell>
              <table:table-cell office:value-type="float" office:value="0.0178537">
                <text:p>0.01785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174808">
                <text:p>0.174808</text:p>
              </table:table-cell>
              <table:table-cell office:value-type="float" office:value="0.000589767">
                <text:p>0.000589767</text:p>
              </table:table-cell>
              <table:table-cell office:value-type="float" office:value="0.018374">
                <text:p>0.0183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22637">
                <text:p>0.22637</text:p>
              </table:table-cell>
              <table:table-cell office:value-type="float" office:value="0.000624506">
                <text:p>0.000624506</text:p>
              </table:table-cell>
              <table:table-cell office:value-type="float" office:value="0.0190912">
                <text:p>0.01909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192731">
                <text:p>0.192731</text:p>
              </table:table-cell>
              <table:table-cell office:value-type="float" office:value="0.000573977">
                <text:p>0.000573977</text:p>
              </table:table-cell>
              <table:table-cell office:value-type="float" office:value="0.0184663">
                <text:p>0.01846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172373">
                <text:p>0.172373</text:p>
              </table:table-cell>
              <table:table-cell office:value-type="float" office:value="0.000608321">
                <text:p>0.000608321</text:p>
              </table:table-cell>
              <table:table-cell office:value-type="float" office:value="0.0174723">
                <text:p>0.01747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170383">
                <text:p>0.170383</text:p>
              </table:table-cell>
              <table:table-cell office:value-type="float" office:value="0.000576345">
                <text:p>0.000576345</text:p>
              </table:table-cell>
              <table:table-cell office:value-type="float" office:value="0.0174566">
                <text:p>0.01745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175577">
                <text:p>0.175577</text:p>
              </table:table-cell>
              <table:table-cell office:value-type="float" office:value="0.000639112">
                <text:p>0.000639112</text:p>
              </table:table-cell>
              <table:table-cell office:value-type="float" office:value="0.0172296">
                <text:p>0.01722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176141">
                <text:p>0.176141</text:p>
              </table:table-cell>
              <table:table-cell office:value-type="float" office:value="0.000734248">
                <text:p>0.000734248</text:p>
              </table:table-cell>
              <table:table-cell office:value-type="float" office:value="0.0169071">
                <text:p>0.01690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208851">
                <text:p>0.208851</text:p>
              </table:table-cell>
              <table:table-cell office:value-type="float" office:value="0.000588188">
                <text:p>0.000588188</text:p>
              </table:table-cell>
              <table:table-cell office:value-type="float" office:value="0.0167405">
                <text:p>0.01674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186875">
                <text:p>0.186875</text:p>
              </table:table-cell>
              <table:table-cell office:value-type="float" office:value="0.00063477">
                <text:p>0.00063477</text:p>
              </table:table-cell>
              <table:table-cell office:value-type="float" office:value="0.0168601">
                <text:p>0.01686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191587">
                <text:p>0.191587</text:p>
              </table:table-cell>
              <table:table-cell office:value-type="float" office:value="0.000598452">
                <text:p>0.000598452</text:p>
              </table:table-cell>
              <table:table-cell office:value-type="float" office:value="0.0167227">
                <text:p>0.01672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178409">
                <text:p>0.178409</text:p>
              </table:table-cell>
              <table:table-cell office:value-type="float" office:value="0.000657665">
                <text:p>0.000657665</text:p>
              </table:table-cell>
              <table:table-cell office:value-type="float" office:value="0.0169631">
                <text:p>0.01696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189778">
                <text:p>0.189778</text:p>
              </table:table-cell>
              <table:table-cell office:value-type="float" office:value="0.000610689">
                <text:p>0.000610689</text:p>
              </table:table-cell>
              <table:table-cell office:value-type="float" office:value="0.0171111">
                <text:p>0.01711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209186">
                <text:p>0.209186</text:p>
              </table:table-cell>
              <table:table-cell office:value-type="float" office:value="0.000633191">
                <text:p>0.000633191</text:p>
              </table:table-cell>
              <table:table-cell office:value-type="float" office:value="0.0173188">
                <text:p>0.01731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174426">
                <text:p>0.174426</text:p>
              </table:table-cell>
              <table:table-cell office:value-type="float" office:value="0.000590162">
                <text:p>0.000590162</text:p>
              </table:table-cell>
              <table:table-cell office:value-type="float" office:value="0.0202467">
                <text:p>0.02024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70468">
                <text:p>0.170468</text:p>
              </table:table-cell>
              <table:table-cell office:value-type="float" office:value="0.000644638">
                <text:p>0.000644638</text:p>
              </table:table-cell>
              <table:table-cell office:value-type="float" office:value="0.0220551">
                <text:p>0.02205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178143">
                <text:p>0.178143</text:p>
              </table:table-cell>
              <table:table-cell office:value-type="float" office:value="0.000596873">
                <text:p>0.000596873</text:p>
              </table:table-cell>
              <table:table-cell office:value-type="float" office:value="0.0194406">
                <text:p>0.01944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175148">
                <text:p>0.175148</text:p>
              </table:table-cell>
              <table:table-cell office:value-type="float" office:value="0.000643454">
                <text:p>0.000643454</text:p>
              </table:table-cell>
              <table:table-cell office:value-type="float" office:value="0.0183313">
                <text:p>0.01833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219178">
                <text:p>0.219178</text:p>
              </table:table-cell>
              <table:table-cell office:value-type="float" office:value="0.000579109">
                <text:p>0.000579109</text:p>
              </table:table-cell>
              <table:table-cell office:value-type="float" office:value="0.0184608">
                <text:p>0.01846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73236">
                <text:p>0.173236</text:p>
              </table:table-cell>
              <table:table-cell office:value-type="float" office:value="0.000619374">
                <text:p>0.000619374</text:p>
              </table:table-cell>
              <table:table-cell office:value-type="float" office:value="0.0180396">
                <text:p>0.01803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175589">
                <text:p>0.175589</text:p>
              </table:table-cell>
              <table:table-cell office:value-type="float" office:value="0.000580688">
                <text:p>0.000580688</text:p>
              </table:table-cell>
              <table:table-cell office:value-type="float" office:value="0.0174802">
                <text:p>0.01748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180684">
                <text:p>0.180684</text:p>
              </table:table-cell>
              <table:table-cell office:value-type="float" office:value="0.000635164">
                <text:p>0.000635164</text:p>
              </table:table-cell>
              <table:table-cell office:value-type="float" office:value="0.0182011">
                <text:p>0.01820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72319">
                <text:p>0.172319</text:p>
              </table:table-cell>
              <table:table-cell office:value-type="float" office:value="0.000564503">
                <text:p>0.000564503</text:p>
              </table:table-cell>
              <table:table-cell office:value-type="float" office:value="0.0189661">
                <text:p>0.01896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77566">
                <text:p>0.177566</text:p>
              </table:table-cell>
              <table:table-cell office:value-type="float" office:value="0.000632796">
                <text:p>0.000632796</text:p>
              </table:table-cell>
              <table:table-cell office:value-type="float" office:value="0.0187707">
                <text:p>0.01877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214567">
                <text:p>0.214567</text:p>
              </table:table-cell>
              <table:table-cell office:value-type="float" office:value="0.000568845">
                <text:p>0.000568845</text:p>
              </table:table-cell>
              <table:table-cell office:value-type="float" office:value="0.0182623">
                <text:p>0.01826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8055">
                <text:p>0.18055</text:p>
              </table:table-cell>
              <table:table-cell office:value-type="float" office:value="0.000618584">
                <text:p>0.000618584</text:p>
              </table:table-cell>
              <table:table-cell office:value-type="float" office:value="0.0249187">
                <text:p>0.02491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79613">
                <text:p>0.179613</text:p>
              </table:table-cell>
              <table:table-cell office:value-type="float" office:value="0.000579109">
                <text:p>0.000579109</text:p>
              </table:table-cell>
              <table:table-cell office:value-type="float" office:value="0.0188145">
                <text:p>0.01881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77103">
                <text:p>0.177103</text:p>
              </table:table-cell>
              <table:table-cell office:value-type="float" office:value="0.000651744">
                <text:p>0.000651744</text:p>
              </table:table-cell>
              <table:table-cell office:value-type="float" office:value="0.0206482">
                <text:p>0.02064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81871">
                <text:p>0.181871</text:p>
              </table:table-cell>
              <table:table-cell office:value-type="float" office:value="0.000607137">
                <text:p>0.000607137</text:p>
              </table:table-cell>
              <table:table-cell office:value-type="float" office:value="0.0319836">
                <text:p>0.03198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215566">
                <text:p>0.215566</text:p>
              </table:table-cell>
              <table:table-cell office:value-type="float" office:value="0.000588188">
                <text:p>0.000588188</text:p>
              </table:table-cell>
              <table:table-cell office:value-type="float" office:value="0.0230503">
                <text:p>0.02305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174229">
                <text:p>0.174229</text:p>
              </table:table-cell>
              <table:table-cell office:value-type="float" office:value="0.00066714">
                <text:p>0.00066714</text:p>
              </table:table-cell>
              <table:table-cell office:value-type="float" office:value="0.019608">
                <text:p>0.0196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180079">
                <text:p>0.180079</text:p>
              </table:table-cell>
              <table:table-cell office:value-type="float" office:value="0.000602005">
                <text:p>0.000602005</text:p>
              </table:table-cell>
              <table:table-cell office:value-type="float" office:value="0.0191453">
                <text:p>0.01914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79046">
                <text:p>0.179046</text:p>
              </table:table-cell>
              <table:table-cell office:value-type="float" office:value="0.000687272">
                <text:p>0.000687272</text:p>
              </table:table-cell>
              <table:table-cell office:value-type="float" office:value="0.0188895">
                <text:p>0.01888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185674">
                <text:p>0.185674</text:p>
              </table:table-cell>
              <table:table-cell office:value-type="float" office:value="0.00066635">
                <text:p>0.00066635</text:p>
              </table:table-cell>
              <table:table-cell office:value-type="float" office:value="0.0188125">
                <text:p>0.0188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220012">
                <text:p>0.220012</text:p>
              </table:table-cell>
              <table:table-cell office:value-type="float" office:value="0.00134928">
                <text:p>0.00134928</text:p>
              </table:table-cell>
              <table:table-cell office:value-type="float" office:value="0.0183487">
                <text:p>0.01834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94511">
                <text:p>0.194511</text:p>
              </table:table-cell>
              <table:table-cell office:value-type="float" office:value="0.000643849">
                <text:p>0.000643849</text:p>
              </table:table-cell>
              <table:table-cell office:value-type="float" office:value="0.0194355">
                <text:p>0.01943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80337">
                <text:p>0.180337</text:p>
              </table:table-cell>
              <table:table-cell office:value-type="float" office:value="0.000759118">
                <text:p>0.000759118</text:p>
              </table:table-cell>
              <table:table-cell office:value-type="float" office:value="0.0195144">
                <text:p>0.01951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83592">
                <text:p>0.183592</text:p>
              </table:table-cell>
              <table:table-cell office:value-type="float" office:value="0.000783198">
                <text:p>0.000783198</text:p>
              </table:table-cell>
              <table:table-cell office:value-type="float" office:value="0.018987">
                <text:p>0.0189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92311">
                <text:p>0.192311</text:p>
              </table:table-cell>
              <table:table-cell office:value-type="float" office:value="0.00113453">
                <text:p>0.00113453</text:p>
              </table:table-cell>
              <table:table-cell office:value-type="float" office:value="0.0187825">
                <text:p>0.0187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183645">
                <text:p>0.183645</text:p>
              </table:table-cell>
              <table:table-cell office:value-type="float" office:value="0.000687272">
                <text:p>0.000687272</text:p>
              </table:table-cell>
              <table:table-cell office:value-type="float" office:value="0.0180325">
                <text:p>0.0180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216582">
                <text:p>0.216582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0179926">
                <text:p>0.01799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86244">
                <text:p>0.186244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180278">
                <text:p>0.01802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186248">
                <text:p>0.186248</text:p>
              </table:table-cell>
              <table:table-cell office:value-type="float" office:value="0.000632401">
                <text:p>0.000632401</text:p>
              </table:table-cell>
              <table:table-cell office:value-type="float" office:value="0.0186692">
                <text:p>0.01866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189547">
                <text:p>0.189547</text:p>
              </table:table-cell>
              <table:table-cell office:value-type="float" office:value="0.000582661">
                <text:p>0.000582661</text:p>
              </table:table-cell>
              <table:table-cell office:value-type="float" office:value="0.0207828">
                <text:p>0.02078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185173">
                <text:p>0.185173</text:p>
              </table:table-cell>
              <table:table-cell office:value-type="float" office:value="0.000641875">
                <text:p>0.000641875</text:p>
              </table:table-cell>
              <table:table-cell office:value-type="float" office:value="0.021969">
                <text:p>0.0219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224819">
                <text:p>0.224819</text:p>
              </table:table-cell>
              <table:table-cell office:value-type="float" office:value="0.00060082">
                <text:p>0.00060082</text:p>
              </table:table-cell>
              <table:table-cell office:value-type="float" office:value="0.0267436">
                <text:p>0.02674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181648">
                <text:p>0.181648</text:p>
              </table:table-cell>
              <table:table-cell office:value-type="float" office:value="0.000659639">
                <text:p>0.000659639</text:p>
              </table:table-cell>
              <table:table-cell office:value-type="float" office:value="0.023282">
                <text:p>0.02328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1877">
                <text:p>0.1877</text:p>
              </table:table-cell>
              <table:table-cell office:value-type="float" office:value="0.000575951">
                <text:p>0.000575951</text:p>
              </table:table-cell>
              <table:table-cell office:value-type="float" office:value="0.0223429">
                <text:p>0.02234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181829">
                <text:p>0.181829</text:p>
              </table:table-cell>
              <table:table-cell office:value-type="float" office:value="0.000584241">
                <text:p>0.000584241</text:p>
              </table:table-cell>
              <table:table-cell office:value-type="float" office:value="0.0187103">
                <text:p>0.01871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183892">
                <text:p>0.183892</text:p>
              </table:table-cell>
              <table:table-cell office:value-type="float" office:value="0.000625295">
                <text:p>0.000625295</text:p>
              </table:table-cell>
              <table:table-cell office:value-type="float" office:value="0.01867">
                <text:p>0.018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222354">
                <text:p>0.222354</text:p>
              </table:table-cell>
              <table:table-cell office:value-type="float" office:value="0.000587399">
                <text:p>0.000587399</text:p>
              </table:table-cell>
              <table:table-cell office:value-type="float" office:value="0.0185121">
                <text:p>0.01851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79331">
                <text:p>0.179331</text:p>
              </table:table-cell>
              <table:table-cell office:value-type="float" office:value="0.000633585">
                <text:p>0.000633585</text:p>
              </table:table-cell>
              <table:table-cell office:value-type="float" office:value="0.0185327">
                <text:p>0.01853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183906">
                <text:p>0.183906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188027">
                <text:p>0.01880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8458">
                <text:p>0.18458</text:p>
              </table:table-cell>
              <table:table-cell office:value-type="float" office:value="0.000644244">
                <text:p>0.000644244</text:p>
              </table:table-cell>
              <table:table-cell office:value-type="float" office:value="0.0183645">
                <text:p>0.01836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184751">
                <text:p>0.184751</text:p>
              </table:table-cell>
              <table:table-cell office:value-type="float" office:value="0.000581083">
                <text:p>0.000581083</text:p>
              </table:table-cell>
              <table:table-cell office:value-type="float" office:value="0.0182149">
                <text:p>0.01821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23029">
                <text:p>0.23029</text:p>
              </table:table-cell>
              <table:table-cell office:value-type="float" office:value="0.000633585">
                <text:p>0.000633585</text:p>
              </table:table-cell>
              <table:table-cell office:value-type="float" office:value="0.0179713">
                <text:p>0.01797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183812">
                <text:p>0.183812</text:p>
              </table:table-cell>
              <table:table-cell office:value-type="float" office:value="0.000581872">
                <text:p>0.000581872</text:p>
              </table:table-cell>
              <table:table-cell office:value-type="float" office:value="0.0179765">
                <text:p>0.01797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88298">
                <text:p>0.188298</text:p>
              </table:table-cell>
              <table:table-cell office:value-type="float" office:value="0.000667534">
                <text:p>0.000667534</text:p>
              </table:table-cell>
              <table:table-cell office:value-type="float" office:value="0.019021">
                <text:p>0.0190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84355">
                <text:p>0.184355</text:p>
              </table:table-cell>
              <table:table-cell office:value-type="float" office:value="0.000797409">
                <text:p>0.000797409</text:p>
              </table:table-cell>
              <table:table-cell office:value-type="float" office:value="0.0211266">
                <text:p>0.02112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189008">
                <text:p>0.189008</text:p>
              </table:table-cell>
              <table:table-cell office:value-type="float" office:value="0.00103347">
                <text:p>0.00103347</text:p>
              </table:table-cell>
              <table:table-cell office:value-type="float" office:value="0.0205755">
                <text:p>0.02057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223031">
                <text:p>0.223031</text:p>
              </table:table-cell>
              <table:table-cell office:value-type="float" office:value="0.00060161">
                <text:p>0.00060161</text:p>
              </table:table-cell>
              <table:table-cell office:value-type="float" office:value="0.0187691">
                <text:p>0.01876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91259">
                <text:p>0.191259</text:p>
              </table:table-cell>
              <table:table-cell office:value-type="float" office:value="0.000911889">
                <text:p>0.000911889</text:p>
              </table:table-cell>
              <table:table-cell office:value-type="float" office:value="0.0184738">
                <text:p>0.01847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88133">
                <text:p>0.188133</text:p>
              </table:table-cell>
              <table:table-cell office:value-type="float" office:value="0.000730301">
                <text:p>0.000730301</text:p>
              </table:table-cell>
              <table:table-cell office:value-type="float" office:value="0.0183712">
                <text:p>0.01837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186381">
                <text:p>0.186381</text:p>
              </table:table-cell>
              <table:table-cell office:value-type="float" office:value="0.00065056">
                <text:p>0.00065056</text:p>
              </table:table-cell>
              <table:table-cell office:value-type="float" office:value="0.0195898">
                <text:p>0.01958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194712">
                <text:p>0.194712</text:p>
              </table:table-cell>
              <table:table-cell office:value-type="float" office:value="0.000579898">
                <text:p>0.000579898</text:p>
              </table:table-cell>
              <table:table-cell office:value-type="float" office:value="0.0238003">
                <text:p>0.02380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257727">
                <text:p>0.257727</text:p>
              </table:table-cell>
              <table:table-cell office:value-type="float" office:value="0.000670298">
                <text:p>0.000670298</text:p>
              </table:table-cell>
              <table:table-cell office:value-type="float" office:value="0.0273511">
                <text:p>0.02735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215024">
                <text:p>0.215024</text:p>
              </table:table-cell>
              <table:table-cell office:value-type="float" office:value="0.000572398">
                <text:p>0.000572398</text:p>
              </table:table-cell>
              <table:table-cell office:value-type="float" office:value="0.0221486">
                <text:p>0.02214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184634">
                <text:p>0.184634</text:p>
              </table:table-cell>
              <table:table-cell office:value-type="float" office:value="0.00059411">
                <text:p>0.00059411</text:p>
              </table:table-cell>
              <table:table-cell office:value-type="float" office:value="0.0216414">
                <text:p>0.02164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19091">
                <text:p>0.19091</text:p>
              </table:table-cell>
              <table:table-cell office:value-type="float" office:value="0.00062648">
                <text:p>0.00062648</text:p>
              </table:table-cell>
              <table:table-cell office:value-type="float" office:value="0.0197414">
                <text:p>0.01974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200167">
                <text:p>0.200167</text:p>
              </table:table-cell>
              <table:table-cell office:value-type="float" office:value="0.000627664">
                <text:p>0.000627664</text:p>
              </table:table-cell>
              <table:table-cell office:value-type="float" office:value="0.0205629">
                <text:p>0.02056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223772">
                <text:p>0.223772</text:p>
              </table:table-cell>
              <table:table-cell office:value-type="float" office:value="0.000735827">
                <text:p>0.000735827</text:p>
              </table:table-cell>
              <table:table-cell office:value-type="float" office:value="0.0188572">
                <text:p>0.01885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193978">
                <text:p>0.193978</text:p>
              </table:table-cell>
              <table:table-cell office:value-type="float" office:value="0.000595688">
                <text:p>0.000595688</text:p>
              </table:table-cell>
              <table:table-cell office:value-type="float" office:value="0.019053">
                <text:p>0.0190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196474">
                <text:p>0.196474</text:p>
              </table:table-cell>
              <table:table-cell office:value-type="float" office:value="0.000745696">
                <text:p>0.000745696</text:p>
              </table:table-cell>
              <table:table-cell office:value-type="float" office:value="0.0185469">
                <text:p>0.01854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194767">
                <text:p>0.194767</text:p>
              </table:table-cell>
              <table:table-cell office:value-type="float" office:value="0.000573977">
                <text:p>0.000573977</text:p>
              </table:table-cell>
              <table:table-cell office:value-type="float" office:value="0.0194209">
                <text:p>0.01942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198774">
                <text:p>0.198774</text:p>
              </table:table-cell>
              <table:table-cell office:value-type="float" office:value="0.000699115">
                <text:p>0.000699115</text:p>
              </table:table-cell>
              <table:table-cell office:value-type="float" office:value="0.0217973">
                <text:p>0.02179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237474">
                <text:p>0.237474</text:p>
              </table:table-cell>
              <table:table-cell office:value-type="float" office:value="0.000836885">
                <text:p>0.000836885</text:p>
              </table:table-cell>
              <table:table-cell office:value-type="float" office:value="0.0205487">
                <text:p>0.02054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19213">
                <text:p>0.19213</text:p>
              </table:table-cell>
              <table:table-cell office:value-type="float" office:value="0.000670298">
                <text:p>0.000670298</text:p>
              </table:table-cell>
              <table:table-cell office:value-type="float" office:value="0.0204176">
                <text:p>0.02041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193672">
                <text:p>0.193672</text:p>
              </table:table-cell>
              <table:table-cell office:value-type="float" office:value="0.000574766">
                <text:p>0.000574766</text:p>
              </table:table-cell>
              <table:table-cell office:value-type="float" office:value="0.0269813">
                <text:p>0.02698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191611">
                <text:p>0.191611</text:p>
              </table:table-cell>
              <table:table-cell office:value-type="float" office:value="0.000657271">
                <text:p>0.000657271</text:p>
              </table:table-cell>
              <table:table-cell office:value-type="float" office:value="0.0389929">
                <text:p>0.03899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194883">
                <text:p>0.194883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206805">
                <text:p>0.02068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244335">
                <text:p>0.244335</text:p>
              </table:table-cell>
              <table:table-cell office:value-type="float" office:value="0.000635559">
                <text:p>0.000635559</text:p>
              </table:table-cell>
              <table:table-cell office:value-type="float" office:value="0.020332">
                <text:p>0.0203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200018">
                <text:p>0.200018</text:p>
              </table:table-cell>
              <table:table-cell office:value-type="float" office:value="0.000596083">
                <text:p>0.000596083</text:p>
              </table:table-cell>
              <table:table-cell office:value-type="float" office:value="0.0197651">
                <text:p>0.01976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206096">
                <text:p>0.206096</text:p>
              </table:table-cell>
              <table:table-cell office:value-type="float" office:value="0.000697141">
                <text:p>0.000697141</text:p>
              </table:table-cell>
              <table:table-cell office:value-type="float" office:value="0.0199119">
                <text:p>0.01991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192658">
                <text:p>0.192658</text:p>
              </table:table-cell>
              <table:table-cell office:value-type="float" office:value="0.000793857">
                <text:p>0.000793857</text:p>
              </table:table-cell>
              <table:table-cell office:value-type="float" office:value="0.0222615">
                <text:p>0.02226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200028">
                <text:p>0.200028</text:p>
              </table:table-cell>
              <table:table-cell office:value-type="float" office:value="0.000920179">
                <text:p>0.000920179</text:p>
              </table:table-cell>
              <table:table-cell office:value-type="float" office:value="0.0221782">
                <text:p>0.02217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232667">
                <text:p>0.232667</text:p>
              </table:table-cell>
              <table:table-cell office:value-type="float" office:value="0.000578319">
                <text:p>0.000578319</text:p>
              </table:table-cell>
              <table:table-cell office:value-type="float" office:value="0.0233376">
                <text:p>0.02333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206709">
                <text:p>0.206709</text:p>
              </table:table-cell>
              <table:table-cell office:value-type="float" office:value="0.000676614">
                <text:p>0.000676614</text:p>
              </table:table-cell>
              <table:table-cell office:value-type="float" office:value="0.0547935">
                <text:p>0.05479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195459">
                <text:p>0.195459</text:p>
              </table:table-cell>
              <table:table-cell office:value-type="float" office:value="0.000592136">
                <text:p>0.000592136</text:p>
              </table:table-cell>
              <table:table-cell office:value-type="float" office:value="0.0342282">
                <text:p>0.03422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211513">
                <text:p>0.211513</text:p>
              </table:table-cell>
              <table:table-cell office:value-type="float" office:value="0.000594899">
                <text:p>0.000594899</text:p>
              </table:table-cell>
              <table:table-cell office:value-type="float" office:value="0.0193707">
                <text:p>0.01937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199361">
                <text:p>0.199361</text:p>
              </table:table-cell>
              <table:table-cell office:value-type="float" office:value="0.000759513">
                <text:p>0.000759513</text:p>
              </table:table-cell>
              <table:table-cell office:value-type="float" office:value="0.0193352">
                <text:p>0.01933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23448">
                <text:p>0.23448</text:p>
              </table:table-cell>
              <table:table-cell office:value-type="float" office:value="0.00058582">
                <text:p>0.00058582</text:p>
              </table:table-cell>
              <table:table-cell office:value-type="float" office:value="0.0196471">
                <text:p>0.01964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205944">
                <text:p>0.205944</text:p>
              </table:table-cell>
              <table:table-cell office:value-type="float" office:value="0.000710168">
                <text:p>0.000710168</text:p>
              </table:table-cell>
              <table:table-cell office:value-type="float" office:value="0.0191394">
                <text:p>0.01913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199042">
                <text:p>0.199042</text:p>
              </table:table-cell>
              <table:table-cell office:value-type="float" office:value="0.00078833">
                <text:p>0.00078833</text:p>
              </table:table-cell>
              <table:table-cell office:value-type="float" office:value="0.0190711">
                <text:p>0.01907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210258">
                <text:p>0.210258</text:p>
              </table:table-cell>
              <table:table-cell office:value-type="float" office:value="0.000667929">
                <text:p>0.000667929</text:p>
              </table:table-cell>
              <table:table-cell office:value-type="float" office:value="0.0191122">
                <text:p>0.01911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254603">
                <text:p>0.254603</text:p>
              </table:table-cell>
              <table:table-cell office:value-type="float" office:value="0.000609505">
                <text:p>0.000609505</text:p>
              </table:table-cell>
              <table:table-cell office:value-type="float" office:value="0.0189298">
                <text:p>0.01892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226408">
                <text:p>0.226408</text:p>
              </table:table-cell>
              <table:table-cell office:value-type="float" office:value="0.000669113">
                <text:p>0.000669113</text:p>
              </table:table-cell>
              <table:table-cell office:value-type="float" office:value="0.019623">
                <text:p>0.0196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197771">
                <text:p>0.197771</text:p>
              </table:table-cell>
              <table:table-cell office:value-type="float" office:value="0.000650165">
                <text:p>0.000650165</text:p>
              </table:table-cell>
              <table:table-cell office:value-type="float" office:value="0.0197975">
                <text:p>0.01979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200709">
                <text:p>0.200709</text:p>
              </table:table-cell>
              <table:table-cell office:value-type="float" office:value="0.000716484">
                <text:p>0.000716484</text:p>
              </table:table-cell>
              <table:table-cell office:value-type="float" office:value="0.0196565">
                <text:p>0.01965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205344">
                <text:p>0.205344</text:p>
              </table:table-cell>
              <table:table-cell office:value-type="float" office:value="0.000716484">
                <text:p>0.000716484</text:p>
              </table:table-cell>
              <table:table-cell office:value-type="float" office:value="0.0211941">
                <text:p>0.02119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237157">
                <text:p>0.237157</text:p>
              </table:table-cell>
              <table:table-cell office:value-type="float" office:value="0.000836096">
                <text:p>0.000836096</text:p>
              </table:table-cell>
              <table:table-cell office:value-type="float" office:value="0.0213966">
                <text:p>0.02139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198682">
                <text:p>0.198682</text:p>
              </table:table-cell>
              <table:table-cell office:value-type="float" office:value="0.000654113">
                <text:p>0.000654113</text:p>
              </table:table-cell>
              <table:table-cell office:value-type="float" office:value="0.0218826">
                <text:p>0.02188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198568">
                <text:p>0.198568</text:p>
              </table:table-cell>
              <table:table-cell office:value-type="float" office:value="0.000725958">
                <text:p>0.000725958</text:p>
              </table:table-cell>
              <table:table-cell office:value-type="float" office:value="0.0218435">
                <text:p>0.02184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209231">
                <text:p>0.209231</text:p>
              </table:table-cell>
              <table:table-cell office:value-type="float" office:value="0.00063477">
                <text:p>0.00063477</text:p>
              </table:table-cell>
              <table:table-cell office:value-type="float" office:value="0.020617">
                <text:p>0.0206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208896">
                <text:p>0.208896</text:p>
              </table:table-cell>
              <table:table-cell office:value-type="float" office:value="0.000712931">
                <text:p>0.000712931</text:p>
              </table:table-cell>
              <table:table-cell office:value-type="float" office:value="0.0202226">
                <text:p>0.02022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242927">
                <text:p>0.242927</text:p>
              </table:table-cell>
              <table:table-cell office:value-type="float" office:value="0.00060161">
                <text:p>0.00060161</text:p>
              </table:table-cell>
              <table:table-cell office:value-type="float" office:value="0.0203766">
                <text:p>0.02037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200944">
                <text:p>0.200944</text:p>
              </table:table-cell>
              <table:table-cell office:value-type="float" office:value="0.000652139">
                <text:p>0.000652139</text:p>
              </table:table-cell>
              <table:table-cell office:value-type="float" office:value="0.0212715">
                <text:p>0.02127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20057">
                <text:p>0.20057</text:p>
              </table:table-cell>
              <table:table-cell office:value-type="float" office:value="0.000662797">
                <text:p>0.000662797</text:p>
              </table:table-cell>
              <table:table-cell office:value-type="float" office:value="0.0250276">
                <text:p>0.02502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205847">
                <text:p>0.205847</text:p>
              </table:table-cell>
              <table:table-cell office:value-type="float" office:value="0.0010615">
                <text:p>0.0010615</text:p>
              </table:table-cell>
              <table:table-cell office:value-type="float" office:value="0.0203166">
                <text:p>0.02031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2376">
                <text:p>0.2376</text:p>
              </table:table-cell>
              <table:table-cell office:value-type="float" office:value="0.000816753">
                <text:p>0.000816753</text:p>
              </table:table-cell>
              <table:table-cell office:value-type="float" office:value="0.0197809">
                <text:p>0.01978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213045">
                <text:p>0.213045</text:p>
              </table:table-cell>
              <table:table-cell office:value-type="float" office:value="0.000878335">
                <text:p>0.000878335</text:p>
              </table:table-cell>
              <table:table-cell office:value-type="float" office:value="0.0199593">
                <text:p>0.01995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20305">
                <text:p>0.20305</text:p>
              </table:table-cell>
              <table:table-cell office:value-type="float" office:value="0.000690825">
                <text:p>0.000690825</text:p>
              </table:table-cell>
              <table:table-cell office:value-type="float" office:value="0.0233448">
                <text:p>0.02334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202957">
                <text:p>0.202957</text:p>
              </table:table-cell>
              <table:table-cell office:value-type="float" office:value="0.00057753">
                <text:p>0.00057753</text:p>
              </table:table-cell>
              <table:table-cell office:value-type="float" office:value="0.0231434">
                <text:p>0.02314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205682">
                <text:p>0.205682</text:p>
              </table:table-cell>
              <table:table-cell office:value-type="float" office:value="0.000632401">
                <text:p>0.000632401</text:p>
              </table:table-cell>
              <table:table-cell office:value-type="float" office:value="0.0219189">
                <text:p>0.02191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422209">
                <text:p>0.422209</text:p>
              </table:table-cell>
              <table:table-cell office:value-type="float" office:value="0.000594504">
                <text:p>0.000594504</text:p>
              </table:table-cell>
              <table:table-cell office:value-type="float" office:value="0.0220503">
                <text:p>0.02205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234774">
                <text:p>0.234774</text:p>
              </table:table-cell>
              <table:table-cell office:value-type="float" office:value="0.00064227">
                <text:p>0.00064227</text:p>
              </table:table-cell>
              <table:table-cell office:value-type="float" office:value="0.0211464">
                <text:p>0.02114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226332">
                <text:p>0.226332</text:p>
              </table:table-cell>
              <table:table-cell office:value-type="float" office:value="0.000593715">
                <text:p>0.000593715</text:p>
              </table:table-cell>
              <table:table-cell office:value-type="float" office:value="0.0220065">
                <text:p>0.02200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211452">
                <text:p>0.211452</text:p>
              </table:table-cell>
              <table:table-cell office:value-type="float" office:value="0.000652534">
                <text:p>0.000652534</text:p>
              </table:table-cell>
              <table:table-cell office:value-type="float" office:value="0.0237253">
                <text:p>0.02372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269799">
                <text:p>0.269799</text:p>
              </table:table-cell>
              <table:table-cell office:value-type="float" office:value="0.000587399">
                <text:p>0.000587399</text:p>
              </table:table-cell>
              <table:table-cell office:value-type="float" office:value="0.0198812">
                <text:p>0.01988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237578">
                <text:p>0.237578</text:p>
              </table:table-cell>
              <table:table-cell office:value-type="float" office:value="0.000723195">
                <text:p>0.000723195</text:p>
              </table:table-cell>
              <table:table-cell office:value-type="float" office:value="0.0196254">
                <text:p>0.01962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216994">
                <text:p>0.216994</text:p>
              </table:table-cell>
              <table:table-cell office:value-type="float" office:value="0.000607137">
                <text:p>0.000607137</text:p>
              </table:table-cell>
              <table:table-cell office:value-type="float" office:value="0.0247959">
                <text:p>0.02479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211033">
                <text:p>0.211033</text:p>
              </table:table-cell>
              <table:table-cell office:value-type="float" office:value="0.000711352">
                <text:p>0.000711352</text:p>
              </table:table-cell>
              <table:table-cell office:value-type="float" office:value="0.0212304">
                <text:p>0.02123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31996">
                <text:p>0.31996</text:p>
              </table:table-cell>
              <table:table-cell office:value-type="float" office:value="0.000599636">
                <text:p>0.000599636</text:p>
              </table:table-cell>
              <table:table-cell office:value-type="float" office:value="0.0217341">
                <text:p>0.02173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224472">
                <text:p>0.224472</text:p>
              </table:table-cell>
              <table:table-cell office:value-type="float" office:value="0.000677798">
                <text:p>0.000677798</text:p>
              </table:table-cell>
              <table:table-cell office:value-type="float" office:value="0.0276733">
                <text:p>0.02767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204477">
                <text:p>0.204477</text:p>
              </table:table-cell>
              <table:table-cell office:value-type="float" office:value="0.000592136">
                <text:p>0.000592136</text:p>
              </table:table-cell>
              <table:table-cell office:value-type="float" office:value="0.0229362">
                <text:p>0.02293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206625">
                <text:p>0.206625</text:p>
              </table:table-cell>
              <table:table-cell office:value-type="float" office:value="0.000660823">
                <text:p>0.000660823</text:p>
              </table:table-cell>
              <table:table-cell office:value-type="float" office:value="0.0229346">
                <text:p>0.02293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268934">
                <text:p>0.268934</text:p>
              </table:table-cell>
              <table:table-cell office:value-type="float" office:value="0.000596478">
                <text:p>0.000596478</text:p>
              </table:table-cell>
              <table:table-cell office:value-type="float" office:value="0.0291654">
                <text:p>0.02916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208083">
                <text:p>0.208083</text:p>
              </table:table-cell>
              <table:table-cell office:value-type="float" office:value="0.000606742">
                <text:p>0.000606742</text:p>
              </table:table-cell>
              <table:table-cell office:value-type="float" office:value="0.0245642">
                <text:p>0.02456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210117">
                <text:p>0.210117</text:p>
              </table:table-cell>
              <table:table-cell office:value-type="float" office:value="0.000675429">
                <text:p>0.000675429</text:p>
              </table:table-cell>
              <table:table-cell office:value-type="float" office:value="0.026236">
                <text:p>0.0262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204723">
                <text:p>0.204723</text:p>
              </table:table-cell>
              <table:table-cell office:value-type="float" office:value="0.000610689">
                <text:p>0.000610689</text:p>
              </table:table-cell>
              <table:table-cell office:value-type="float" office:value="0.0243384">
                <text:p>0.02433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213211">
                <text:p>0.213211</text:p>
              </table:table-cell>
              <table:table-cell office:value-type="float" office:value="0.00073109">
                <text:p>0.00073109</text:p>
              </table:table-cell>
              <table:table-cell office:value-type="float" office:value="0.0244406">
                <text:p>0.02444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241501">
                <text:p>0.241501</text:p>
              </table:table-cell>
              <table:table-cell office:value-type="float" office:value="0.000751223">
                <text:p>0.000751223</text:p>
              </table:table-cell>
              <table:table-cell office:value-type="float" office:value="0.0210966">
                <text:p>0.02109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214704">
                <text:p>0.214704</text:p>
              </table:table-cell>
              <table:table-cell office:value-type="float" office:value="0.00170022">
                <text:p>0.00170022</text:p>
              </table:table-cell>
              <table:table-cell office:value-type="float" office:value="0.024366">
                <text:p>0.0243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214279">
                <text:p>0.214279</text:p>
              </table:table-cell>
              <table:table-cell office:value-type="float" office:value="0.0011819">
                <text:p>0.0011819</text:p>
              </table:table-cell>
              <table:table-cell office:value-type="float" office:value="0.0273594">
                <text:p>0.02735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21906">
                <text:p>0.21906</text:p>
              </table:table-cell>
              <table:table-cell office:value-type="float" office:value="0.00106348">
                <text:p>0.00106348</text:p>
              </table:table-cell>
              <table:table-cell office:value-type="float" office:value="0.0307658">
                <text:p>0.03076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25145">
                <text:p>0.25145</text:p>
              </table:table-cell>
              <table:table-cell office:value-type="float" office:value="0.000784382">
                <text:p>0.000784382</text:p>
              </table:table-cell>
              <table:table-cell office:value-type="float" office:value="0.0263891">
                <text:p>0.02638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215157">
                <text:p>0.215157</text:p>
              </table:table-cell>
              <table:table-cell office:value-type="float" office:value="0.000734248">
                <text:p>0.000734248</text:p>
              </table:table-cell>
              <table:table-cell office:value-type="float" office:value="0.0226531">
                <text:p>0.02265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211051">
                <text:p>0.211051</text:p>
              </table:table-cell>
              <table:table-cell office:value-type="float" office:value="0.000634769">
                <text:p>0.000634769</text:p>
              </table:table-cell>
              <table:table-cell office:value-type="float" office:value="0.0220314">
                <text:p>0.02203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213242">
                <text:p>0.213242</text:p>
              </table:table-cell>
              <table:table-cell office:value-type="float" office:value="0.000706221">
                <text:p>0.000706221</text:p>
              </table:table-cell>
              <table:table-cell office:value-type="float" office:value="0.0259134">
                <text:p>0.02591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224366">
                <text:p>0.224366</text:p>
              </table:table-cell>
              <table:table-cell office:value-type="float" office:value="0.00059253">
                <text:p>0.00059253</text:p>
              </table:table-cell>
              <table:table-cell office:value-type="float" office:value="0.0245148">
                <text:p>0.02451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262376">
                <text:p>0.262376</text:p>
              </table:table-cell>
              <table:table-cell office:value-type="float" office:value="0.000690825">
                <text:p>0.000690825</text:p>
              </table:table-cell>
              <table:table-cell office:value-type="float" office:value="0.0266189">
                <text:p>0.02661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211589">
                <text:p>0.211589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0246072">
                <text:p>0.02460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216998">
                <text:p>0.216998</text:p>
              </table:table-cell>
              <table:table-cell office:value-type="float" office:value="0.000686483">
                <text:p>0.000686483</text:p>
              </table:table-cell>
              <table:table-cell office:value-type="float" office:value="0.0238947">
                <text:p>0.02389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214826">
                <text:p>0.214826</text:p>
              </table:table-cell>
              <table:table-cell office:value-type="float" office:value="0.000787541">
                <text:p>0.000787541</text:p>
              </table:table-cell>
              <table:table-cell office:value-type="float" office:value="0.0259162">
                <text:p>0.02591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25139">
                <text:p>0.25139</text:p>
              </table:table-cell>
              <table:table-cell office:value-type="float" office:value="0.000689641">
                <text:p>0.000689641</text:p>
              </table:table-cell>
              <table:table-cell office:value-type="float" office:value="0.0238528">
                <text:p>0.02385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212353">
                <text:p>0.212353</text:p>
              </table:table-cell>
              <table:table-cell office:value-type="float" office:value="0.000646612">
                <text:p>0.000646612</text:p>
              </table:table-cell>
              <table:table-cell office:value-type="float" office:value="0.0223768">
                <text:p>0.02237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215867">
                <text:p>0.215867</text:p>
              </table:table-cell>
              <table:table-cell office:value-type="float" office:value="0.000798989">
                <text:p>0.000798989</text:p>
              </table:table-cell>
              <table:table-cell office:value-type="float" office:value="0.0255921">
                <text:p>0.02559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223492">
                <text:p>0.223492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245503">
                <text:p>0.02455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224169">
                <text:p>0.224169</text:p>
              </table:table-cell>
              <table:table-cell office:value-type="float" office:value="0.000601215">
                <text:p>0.000601215</text:p>
              </table:table-cell>
              <table:table-cell office:value-type="float" office:value="0.0261365">
                <text:p>0.02613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266958">
                <text:p>0.266958</text:p>
              </table:table-cell>
              <table:table-cell office:value-type="float" office:value="0.000801752">
                <text:p>0.000801752</text:p>
              </table:table-cell>
              <table:table-cell office:value-type="float" office:value="0.0235891">
                <text:p>0.02358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21659">
                <text:p>0.21659</text:p>
              </table:table-cell>
              <table:table-cell office:value-type="float" office:value="0.00059332">
                <text:p>0.00059332</text:p>
              </table:table-cell>
              <table:table-cell office:value-type="float" office:value="0.0217772">
                <text:p>0.02177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214695">
                <text:p>0.214695</text:p>
              </table:table-cell>
              <table:table-cell office:value-type="float" office:value="0.000644638">
                <text:p>0.000644638</text:p>
              </table:table-cell>
              <table:table-cell office:value-type="float" office:value="0.0245334">
                <text:p>0.02453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225511">
                <text:p>0.225511</text:p>
              </table:table-cell>
              <table:table-cell office:value-type="float" office:value="0.000629243">
                <text:p>0.000629243</text:p>
              </table:table-cell>
              <table:table-cell office:value-type="float" office:value="0.0240581">
                <text:p>0.02405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262926">
                <text:p>0.262926</text:p>
              </table:table-cell>
              <table:table-cell office:value-type="float" office:value="0.000678193">
                <text:p>0.000678193</text:p>
              </table:table-cell>
              <table:table-cell office:value-type="float" office:value="0.0236771">
                <text:p>0.02367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214955">
                <text:p>0.214955</text:p>
              </table:table-cell>
              <table:table-cell office:value-type="float" office:value="0.000761487">
                <text:p>0.000761487</text:p>
              </table:table-cell>
              <table:table-cell office:value-type="float" office:value="0.0217227">
                <text:p>0.02172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215723">
                <text:p>0.215723</text:p>
              </table:table-cell>
              <table:table-cell office:value-type="float" office:value="0.000940706">
                <text:p>0.000940706</text:p>
              </table:table-cell>
              <table:table-cell office:value-type="float" office:value="0.0226046">
                <text:p>0.02260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216981">
                <text:p>0.216981</text:p>
              </table:table-cell>
              <table:table-cell office:value-type="float" office:value="0.000963207">
                <text:p>0.000963207</text:p>
              </table:table-cell>
              <table:table-cell office:value-type="float" office:value="0.0240348">
                <text:p>0.02403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260794">
                <text:p>0.260794</text:p>
              </table:table-cell>
              <table:table-cell office:value-type="float" office:value="0.000691614">
                <text:p>0.000691614</text:p>
              </table:table-cell>
              <table:table-cell office:value-type="float" office:value="0.0218672">
                <text:p>0.02186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22909">
                <text:p>0.22909</text:p>
              </table:table-cell>
              <table:table-cell office:value-type="float" office:value="0.000636743">
                <text:p>0.000636743</text:p>
              </table:table-cell>
              <table:table-cell office:value-type="float" office:value="0.0257465">
                <text:p>0.02574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217615">
                <text:p>0.217615</text:p>
              </table:table-cell>
              <table:table-cell office:value-type="float" office:value="0.0026954">
                <text:p>0.0026954</text:p>
              </table:table-cell>
              <table:table-cell office:value-type="float" office:value="0.0252202">
                <text:p>0.02522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218485">
                <text:p>0.218485</text:p>
              </table:table-cell>
              <table:table-cell office:value-type="float" office:value="0.00114559">
                <text:p>0.00114559</text:p>
              </table:table-cell>
              <table:table-cell office:value-type="float" office:value="0.0274964">
                <text:p>0.02749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230415">
                <text:p>0.230415</text:p>
              </table:table-cell>
              <table:table-cell office:value-type="float" office:value="0.00109348">
                <text:p>0.00109348</text:p>
              </table:table-cell>
              <table:table-cell office:value-type="float" office:value="0.0325552">
                <text:p>0.03255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254857">
                <text:p>0.254857</text:p>
              </table:table-cell>
              <table:table-cell office:value-type="float" office:value="0.000976234">
                <text:p>0.000976234</text:p>
              </table:table-cell>
              <table:table-cell office:value-type="float" office:value="0.0221313">
                <text:p>0.02213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219849">
                <text:p>0.219849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0310169">
                <text:p>0.03101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221757">
                <text:p>0.221757</text:p>
              </table:table-cell>
              <table:table-cell office:value-type="float" office:value="0.000608716">
                <text:p>0.000608716</text:p>
              </table:table-cell>
              <table:table-cell office:value-type="float" office:value="0.0262995">
                <text:p>0.02629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227951">
                <text:p>0.227951</text:p>
              </table:table-cell>
              <table:table-cell office:value-type="float" office:value="0.000673456">
                <text:p>0.000673456</text:p>
              </table:table-cell>
              <table:table-cell office:value-type="float" office:value="0.0240154">
                <text:p>0.02401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450199">
                <text:p>0.450199</text:p>
              </table:table-cell>
              <table:table-cell office:value-type="float" office:value="0.000599241">
                <text:p>0.000599241</text:p>
              </table:table-cell>
              <table:table-cell office:value-type="float" office:value="0.024141">
                <text:p>0.0241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267575">
                <text:p>0.267575</text:p>
              </table:table-cell>
              <table:table-cell office:value-type="float" office:value="0.000603189">
                <text:p>0.000603189</text:p>
              </table:table-cell>
              <table:table-cell office:value-type="float" office:value="0.0228178">
                <text:p>0.02281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268683">
                <text:p>0.268683</text:p>
              </table:table-cell>
              <table:table-cell office:value-type="float" office:value="0.000854649">
                <text:p>0.000854649</text:p>
              </table:table-cell>
              <table:table-cell office:value-type="float" office:value="0.0340142">
                <text:p>0.03401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376724">
                <text:p>0.376724</text:p>
              </table:table-cell>
              <table:table-cell office:value-type="float" office:value="0.000849912">
                <text:p>0.000849912</text:p>
              </table:table-cell>
              <table:table-cell office:value-type="float" office:value="0.0279709">
                <text:p>0.02797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298095">
                <text:p>0.298095</text:p>
              </table:table-cell>
              <table:table-cell office:value-type="float" office:value="0.00091781">
                <text:p>0.00091781</text:p>
              </table:table-cell>
              <table:table-cell office:value-type="float" office:value="0.0228766">
                <text:p>0.02287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248983">
                <text:p>0.248983</text:p>
              </table:table-cell>
              <table:table-cell office:value-type="float" office:value="0.00100939">
                <text:p>0.00100939</text:p>
              </table:table-cell>
              <table:table-cell office:value-type="float" office:value="0.0219821">
                <text:p>0.02198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271103">
                <text:p>0.271103</text:p>
              </table:table-cell>
              <table:table-cell office:value-type="float" office:value="0.000976234">
                <text:p>0.000976234</text:p>
              </table:table-cell>
              <table:table-cell office:value-type="float" office:value="0.0240004">
                <text:p>0.02400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223185">
                <text:p>0.223185</text:p>
              </table:table-cell>
              <table:table-cell office:value-type="float" office:value="0.00130744">
                <text:p>0.00130744</text:p>
              </table:table-cell>
              <table:table-cell office:value-type="float" office:value="0.0228134">
                <text:p>0.02281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223877">
                <text:p>0.223877</text:p>
              </table:table-cell>
              <table:table-cell office:value-type="float" office:value="0.00101018">
                <text:p>0.00101018</text:p>
              </table:table-cell>
              <table:table-cell office:value-type="float" office:value="0.0226488">
                <text:p>0.02264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235379">
                <text:p>0.235379</text:p>
              </table:table-cell>
              <table:table-cell office:value-type="float" office:value="0.000635559">
                <text:p>0.000635559</text:p>
              </table:table-cell>
              <table:table-cell office:value-type="float" office:value="0.0237217">
                <text:p>0.02372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296905">
                <text:p>0.296905</text:p>
              </table:table-cell>
              <table:table-cell office:value-type="float" office:value="0.000689246">
                <text:p>0.000689246</text:p>
              </table:table-cell>
              <table:table-cell office:value-type="float" office:value="0.0249431">
                <text:p>0.024943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223588">
                <text:p>0.223588</text:p>
              </table:table-cell>
              <table:table-cell office:value-type="float" office:value="0.000580688">
                <text:p>0.000580688</text:p>
              </table:table-cell>
              <table:table-cell office:value-type="float" office:value="0.027796">
                <text:p>0.0277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228052">
                <text:p>0.228052</text:p>
              </table:table-cell>
              <table:table-cell office:value-type="float" office:value="0.000636349">
                <text:p>0.000636349</text:p>
              </table:table-cell>
              <table:table-cell office:value-type="float" office:value="0.0304243">
                <text:p>0.03042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227126">
                <text:p>0.227126</text:p>
              </table:table-cell>
              <table:table-cell office:value-type="float" office:value="0.000582267">
                <text:p>0.000582267</text:p>
              </table:table-cell>
              <table:table-cell office:value-type="float" office:value="0.0245432">
                <text:p>0.024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237578">
                <text:p>0.237578</text:p>
              </table:table-cell>
              <table:table-cell office:value-type="float" office:value="0.000638717">
                <text:p>0.000638717</text:p>
              </table:table-cell>
              <table:table-cell office:value-type="float" office:value="0.0237541">
                <text:p>0.02375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293963">
                <text:p>0.293963</text:p>
              </table:table-cell>
              <table:table-cell office:value-type="float" office:value="0.000580688">
                <text:p>0.000580688</text:p>
              </table:table-cell>
              <table:table-cell office:value-type="float" office:value="0.0228849">
                <text:p>0.02288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326135">
                <text:p>0.326135</text:p>
              </table:table-cell>
              <table:table-cell office:value-type="float" office:value="0.000628848">
                <text:p>0.000628848</text:p>
              </table:table-cell>
              <table:table-cell office:value-type="float" office:value="0.0257784">
                <text:p>0.02577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238042">
                <text:p>0.238042</text:p>
              </table:table-cell>
              <table:table-cell office:value-type="float" office:value="0.000583846">
                <text:p>0.000583846</text:p>
              </table:table-cell>
              <table:table-cell office:value-type="float" office:value="0.0249202">
                <text:p>0.02492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267289">
                <text:p>0.267289</text:p>
              </table:table-cell>
              <table:table-cell office:value-type="float" office:value="0.00065885">
                <text:p>0.00065885</text:p>
              </table:table-cell>
              <table:table-cell office:value-type="float" office:value="0.0258708">
                <text:p>0.02587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229978">
                <text:p>0.229978</text:p>
              </table:table-cell>
              <table:table-cell office:value-type="float" office:value="0.000606742">
                <text:p>0.000606742</text:p>
              </table:table-cell>
              <table:table-cell office:value-type="float" office:value="0.0251381">
                <text:p>0.02513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245036">
                <text:p>0.245036</text:p>
              </table:table-cell>
              <table:table-cell office:value-type="float" office:value="0.000606742">
                <text:p>0.000606742</text:p>
              </table:table-cell>
              <table:table-cell office:value-type="float" office:value="0.0284494">
                <text:p>0.02844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230597">
                <text:p>0.230597</text:p>
              </table:table-cell>
              <table:table-cell office:value-type="float" office:value="0.000626085">
                <text:p>0.000626085</text:p>
              </table:table-cell>
              <table:table-cell office:value-type="float" office:value="0.0272817">
                <text:p>0.02728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281664">
                <text:p>0.281664</text:p>
              </table:table-cell>
              <table:table-cell office:value-type="float" office:value="0.000589767">
                <text:p>0.000589767</text:p>
              </table:table-cell>
              <table:table-cell office:value-type="float" office:value="0.0224487">
                <text:p>0.02244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226807">
                <text:p>0.226807</text:p>
              </table:table-cell>
              <table:table-cell office:value-type="float" office:value="0.000651349">
                <text:p>0.000651349</text:p>
              </table:table-cell>
              <table:table-cell office:value-type="float" office:value="0.0232844">
                <text:p>0.023284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232777">
                <text:p>0.232777</text:p>
              </table:table-cell>
              <table:table-cell office:value-type="float" office:value="0.000587793">
                <text:p>0.000587793</text:p>
              </table:table-cell>
              <table:table-cell office:value-type="float" office:value="0.025223">
                <text:p>0.0252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235118">
                <text:p>0.235118</text:p>
              </table:table-cell>
              <table:table-cell office:value-type="float" office:value="0.000665166">
                <text:p>0.000665166</text:p>
              </table:table-cell>
              <table:table-cell office:value-type="float" office:value="0.025437">
                <text:p>0.0254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282372">
                <text:p>0.282372</text:p>
              </table:table-cell>
              <table:table-cell office:value-type="float" office:value="0.000584241">
                <text:p>0.000584241</text:p>
              </table:table-cell>
              <table:table-cell office:value-type="float" office:value="0.0271186">
                <text:p>0.02711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32001">
                <text:p>0.32001</text:p>
              </table:table-cell>
              <table:table-cell office:value-type="float" office:value="0.000654113">
                <text:p>0.000654113</text:p>
              </table:table-cell>
              <table:table-cell office:value-type="float" office:value="0.0280893">
                <text:p>0.02808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300793">
                <text:p>0.300793</text:p>
              </table:table-cell>
              <table:table-cell office:value-type="float" office:value="0.000581477">
                <text:p>0.000581477</text:p>
              </table:table-cell>
              <table:table-cell office:value-type="float" office:value="0.0271163">
                <text:p>0.0271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26278">
                <text:p>0.26278</text:p>
              </table:table-cell>
              <table:table-cell office:value-type="float" office:value="0.00068214">
                <text:p>0.00068214</text:p>
              </table:table-cell>
              <table:table-cell office:value-type="float" office:value="0.0259423">
                <text:p>0.02594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456392">
                <text:p>0.456392</text:p>
              </table:table-cell>
              <table:table-cell office:value-type="float" office:value="0.000599636">
                <text:p>0.000599636</text:p>
              </table:table-cell>
              <table:table-cell office:value-type="float" office:value="0.0227566">
                <text:p>0.02275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390243">
                <text:p>0.390243</text:p>
              </table:table-cell>
              <table:table-cell office:value-type="float" office:value="0.00113137">
                <text:p>0.00113137</text:p>
              </table:table-cell>
              <table:table-cell office:value-type="float" office:value="0.0241339">
                <text:p>0.02413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513808">
                <text:p>0.513808</text:p>
              </table:table-cell>
              <table:table-cell office:value-type="float" office:value="0.00064148">
                <text:p>0.00064148</text:p>
              </table:table-cell>
              <table:table-cell office:value-type="float" office:value="0.0249281">
                <text:p>0.024928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253567">
                <text:p>0.253567</text:p>
              </table:table-cell>
              <table:table-cell office:value-type="float" office:value="0.000686483">
                <text:p>0.000686483</text:p>
              </table:table-cell>
              <table:table-cell office:value-type="float" office:value="0.0272225">
                <text:p>0.02722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25136">
                <text:p>0.25136</text:p>
              </table:table-cell>
              <table:table-cell office:value-type="float" office:value="0.000727143">
                <text:p>0.000727143</text:p>
              </table:table-cell>
              <table:table-cell office:value-type="float" office:value="0.0241607">
                <text:p>0.02416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340213">
                <text:p>0.340213</text:p>
              </table:table-cell>
              <table:table-cell office:value-type="float" office:value="0.000668324">
                <text:p>0.000668324</text:p>
              </table:table-cell>
              <table:table-cell office:value-type="float" office:value="0.0243589">
                <text:p>0.02435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248178">
                <text:p>0.248178</text:p>
              </table:table-cell>
              <table:table-cell office:value-type="float" office:value="0.000607531">
                <text:p>0.000607531</text:p>
              </table:table-cell>
              <table:table-cell office:value-type="float" office:value="0.0383064">
                <text:p>0.03830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243985">
                <text:p>0.243985</text:p>
              </table:table-cell>
              <table:table-cell office:value-type="float" office:value="0.000685298">
                <text:p>0.000685298</text:p>
              </table:table-cell>
              <table:table-cell office:value-type="float" office:value="0.0315873">
                <text:p>0.031587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253486">
                <text:p>0.253486</text:p>
              </table:table-cell>
              <table:table-cell office:value-type="float" office:value="0.000615032">
                <text:p>0.000615032</text:p>
              </table:table-cell>
              <table:table-cell office:value-type="float" office:value="0.0241469">
                <text:p>0.02414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33839">
                <text:p>0.33839</text:p>
              </table:table-cell>
              <table:table-cell office:value-type="float" office:value="0.000642665">
                <text:p>0.000642665</text:p>
              </table:table-cell>
              <table:table-cell office:value-type="float" office:value="0.0239578">
                <text:p>0.02395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251932">
                <text:p>0.251932</text:p>
              </table:table-cell>
              <table:table-cell office:value-type="float" office:value="0.000602005">
                <text:p>0.000602005</text:p>
              </table:table-cell>
              <table:table-cell office:value-type="float" office:value="0.0253809">
                <text:p>0.02538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241349">
                <text:p>0.241349</text:p>
              </table:table-cell>
              <table:table-cell office:value-type="float" office:value="0.00059332">
                <text:p>0.00059332</text:p>
              </table:table-cell>
              <table:table-cell office:value-type="float" office:value="0.0247623">
                <text:p>0.02476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341543">
                <text:p>0.341543</text:p>
              </table:table-cell>
              <table:table-cell office:value-type="float" office:value="0.000652139">
                <text:p>0.000652139</text:p>
              </table:table-cell>
              <table:table-cell office:value-type="float" office:value="0.0263161">
                <text:p>0.02631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310556">
                <text:p>0.310556</text:p>
              </table:table-cell>
              <table:table-cell office:value-type="float" office:value="0.000590952">
                <text:p>0.000590952</text:p>
              </table:table-cell>
              <table:table-cell office:value-type="float" office:value="0.0292298">
                <text:p>0.02922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389897">
                <text:p>0.389897</text:p>
              </table:table-cell>
              <table:table-cell office:value-type="float" office:value="0.000632006">
                <text:p>0.000632006</text:p>
              </table:table-cell>
              <table:table-cell office:value-type="float" office:value="0.0276314">
                <text:p>0.02763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393883">
                <text:p>0.393883</text:p>
              </table:table-cell>
              <table:table-cell office:value-type="float" office:value="0.000580293">
                <text:p>0.000580293</text:p>
              </table:table-cell>
              <table:table-cell office:value-type="float" office:value="0.0227676">
                <text:p>0.02276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401736">
                <text:p>0.401736</text:p>
              </table:table-cell>
              <table:table-cell office:value-type="float" office:value="0.00065885">
                <text:p>0.00065885</text:p>
              </table:table-cell>
              <table:table-cell office:value-type="float" office:value="0.0255905">
                <text:p>0.02559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39118">
                <text:p>0.39118</text:p>
              </table:table-cell>
              <table:table-cell office:value-type="float" office:value="0.000595294">
                <text:p>0.000595294</text:p>
              </table:table-cell>
              <table:table-cell office:value-type="float" office:value="0.0253485">
                <text:p>0.02534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290618">
                <text:p>0.290618</text:p>
              </table:table-cell>
              <table:table-cell office:value-type="float" office:value="0.000651349">
                <text:p>0.000651349</text:p>
              </table:table-cell>
              <table:table-cell office:value-type="float" office:value="0.0270657">
                <text:p>0.02706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250807">
                <text:p>0.250807</text:p>
              </table:table-cell>
              <table:table-cell office:value-type="float" office:value="0.000595294">
                <text:p>0.000595294</text:p>
              </table:table-cell>
              <table:table-cell office:value-type="float" office:value="0.028295">
                <text:p>0.028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287075">
                <text:p>0.287075</text:p>
              </table:table-cell>
              <table:table-cell office:value-type="float" office:value="0.000629638">
                <text:p>0.000629638</text:p>
              </table:table-cell>
              <table:table-cell office:value-type="float" office:value="0.0243269">
                <text:p>0.02432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286646">
                <text:p>0.286646</text:p>
              </table:table-cell>
              <table:table-cell office:value-type="float" office:value="0.000596873">
                <text:p>0.000596873</text:p>
              </table:table-cell>
              <table:table-cell office:value-type="float" office:value="0.0255392">
                <text:p>0.02553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245677">
                <text:p>0.245677</text:p>
              </table:table-cell>
              <table:table-cell office:value-type="float" office:value="0.000630822">
                <text:p>0.000630822</text:p>
              </table:table-cell>
              <table:table-cell office:value-type="float" office:value="0.030433">
                <text:p>0.0304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237686">
                <text:p>0.237686</text:p>
              </table:table-cell>
              <table:table-cell office:value-type="float" office:value="0.000586214">
                <text:p>0.000586214</text:p>
              </table:table-cell>
              <table:table-cell office:value-type="float" office:value="0.028173">
                <text:p>0.0281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23739">
                <text:p>0.23739</text:p>
              </table:table-cell>
              <table:table-cell office:value-type="float" office:value="0.000643059">
                <text:p>0.000643059</text:p>
              </table:table-cell>
              <table:table-cell office:value-type="float" office:value="0.027046">
                <text:p>0.0270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28534">
                <text:p>0.28534</text:p>
              </table:table-cell>
              <table:table-cell office:value-type="float" office:value="0.000598847">
                <text:p>0.000598847</text:p>
              </table:table-cell>
              <table:table-cell office:value-type="float" office:value="0.0257926">
                <text:p>0.02579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247231">
                <text:p>0.247231</text:p>
              </table:table-cell>
              <table:table-cell office:value-type="float" office:value="0.000883466">
                <text:p>0.000883466</text:p>
              </table:table-cell>
              <table:table-cell office:value-type="float" office:value="0.0251934">
                <text:p>0.02519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237332">
                <text:p>0.237332</text:p>
              </table:table-cell>
              <table:table-cell office:value-type="float" office:value="0.000713326">
                <text:p>0.000713326</text:p>
              </table:table-cell>
              <table:table-cell office:value-type="float" office:value="0.024158">
                <text:p>0.0241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249508">
                <text:p>0.249508</text:p>
              </table:table-cell>
              <table:table-cell office:value-type="float" office:value="0.00064148">
                <text:p>0.00064148</text:p>
              </table:table-cell>
              <table:table-cell office:value-type="float" office:value="0.0272414">
                <text:p>0.02724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286416">
                <text:p>0.286416</text:p>
              </table:table-cell>
              <table:table-cell office:value-type="float" office:value="0.000649375">
                <text:p>0.000649375</text:p>
              </table:table-cell>
              <table:table-cell office:value-type="float" office:value="0.0280826">
                <text:p>0.02808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236417">
                <text:p>0.236417</text:p>
              </table:table-cell>
              <table:table-cell office:value-type="float" office:value="0.000598452">
                <text:p>0.000598452</text:p>
              </table:table-cell>
              <table:table-cell office:value-type="float" office:value="0.0316994">
                <text:p>0.03169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23674">
                <text:p>0.23674</text:p>
              </table:table-cell>
              <table:table-cell office:value-type="float" office:value="0.000681351">
                <text:p>0.000681351</text:p>
              </table:table-cell>
              <table:table-cell office:value-type="float" office:value="0.0265644">
                <text:p>0.02656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248519">
                <text:p>0.248519</text:p>
              </table:table-cell>
              <table:table-cell office:value-type="float" office:value="0.000688456">
                <text:p>0.000688456</text:p>
              </table:table-cell>
              <table:table-cell office:value-type="float" office:value="0.025844">
                <text:p>0.0258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296226">
                <text:p>0.296226</text:p>
              </table:table-cell>
              <table:table-cell office:value-type="float" office:value="0.00101689">
                <text:p>0.00101689</text:p>
              </table:table-cell>
              <table:table-cell office:value-type="float" office:value="0.024167">
                <text:p>0.0241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250931">
                <text:p>0.250931</text:p>
              </table:table-cell>
              <table:table-cell office:value-type="float" office:value="0.000589372">
                <text:p>0.000589372</text:p>
              </table:table-cell>
              <table:table-cell office:value-type="float" office:value="0.0269363">
                <text:p>0.02693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247583">
                <text:p>0.247583</text:p>
              </table:table-cell>
              <table:table-cell office:value-type="float" office:value="0.000633585">
                <text:p>0.000633585</text:p>
              </table:table-cell>
              <table:table-cell office:value-type="float" office:value="0.0236128">
                <text:p>0.02361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245858">
                <text:p>0.245858</text:p>
              </table:table-cell>
              <table:table-cell office:value-type="float" office:value="0.000575951">
                <text:p>0.000575951</text:p>
              </table:table-cell>
              <table:table-cell office:value-type="float" office:value="0.0277317">
                <text:p>0.02773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35898">
                <text:p>0.35898</text:p>
              </table:table-cell>
              <table:table-cell office:value-type="float" office:value="0.000631217">
                <text:p>0.000631217</text:p>
              </table:table-cell>
              <table:table-cell office:value-type="float" office:value="0.0265727">
                <text:p>0.02657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315525">
                <text:p>0.315525</text:p>
              </table:table-cell>
              <table:table-cell office:value-type="float" office:value="0.000590557">
                <text:p>0.000590557</text:p>
              </table:table-cell>
              <table:table-cell office:value-type="float" office:value="0.0289108">
                <text:p>0.02891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35143">
                <text:p>0.35143</text:p>
              </table:table-cell>
              <table:table-cell office:value-type="float" office:value="0.00065806">
                <text:p>0.00065806</text:p>
              </table:table-cell>
              <table:table-cell office:value-type="float" office:value="0.0250454">
                <text:p>0.02504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550962">
                <text:p>0.550962</text:p>
              </table:table-cell>
              <table:table-cell office:value-type="float" office:value="0.000594504">
                <text:p>0.000594504</text:p>
              </table:table-cell>
              <table:table-cell office:value-type="float" office:value="0.0235311">
                <text:p>0.02353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333271">
                <text:p>0.333271</text:p>
              </table:table-cell>
              <table:table-cell office:value-type="float" office:value="0.000652928">
                <text:p>0.000652928</text:p>
              </table:table-cell>
              <table:table-cell office:value-type="float" office:value="0.0254393">
                <text:p>0.02543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387192">
                <text:p>0.387192</text:p>
              </table:table-cell>
              <table:table-cell office:value-type="float" office:value="0.000583451">
                <text:p>0.000583451</text:p>
              </table:table-cell>
              <table:table-cell office:value-type="float" office:value="0.0248093">
                <text:p>0.02480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634286">
                <text:p>0.634286</text:p>
              </table:table-cell>
              <table:table-cell office:value-type="float" office:value="0.000628453">
                <text:p>0.000628453</text:p>
              </table:table-cell>
              <table:table-cell office:value-type="float" office:value="0.0260311">
                <text:p>0.02603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444092">
                <text:p>0.444092</text:p>
              </table:table-cell>
              <table:table-cell office:value-type="float" office:value="0.000599636">
                <text:p>0.000599636</text:p>
              </table:table-cell>
              <table:table-cell office:value-type="float" office:value="0.0365202">
                <text:p>0.03652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264726">
                <text:p>0.264726</text:p>
              </table:table-cell>
              <table:table-cell office:value-type="float" office:value="0.000653718">
                <text:p>0.000653718</text:p>
              </table:table-cell>
              <table:table-cell office:value-type="float" office:value="0.0273397">
                <text:p>0.02733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246754">
                <text:p>0.246754</text:p>
              </table:table-cell>
              <table:table-cell office:value-type="float" office:value="0.000596478">
                <text:p>0.000596478</text:p>
              </table:table-cell>
              <table:table-cell office:value-type="float" office:value="0.0319548">
                <text:p>0.03195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278873">
                <text:p>0.278873</text:p>
              </table:table-cell>
              <table:table-cell office:value-type="float" office:value="0.000645823">
                <text:p>0.000645823</text:p>
              </table:table-cell>
              <table:table-cell office:value-type="float" office:value="0.0292464">
                <text:p>0.029246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264889">
                <text:p>0.264889</text:p>
              </table:table-cell>
              <table:table-cell office:value-type="float" office:value="0.000733064">
                <text:p>0.000733064</text:p>
              </table:table-cell>
              <table:table-cell office:value-type="float" office:value="0.0297122">
                <text:p>0.0297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417702">
                <text:p>0.417702</text:p>
              </table:table-cell>
              <table:table-cell office:value-type="float" office:value="0.000645823">
                <text:p>0.000645823</text:p>
              </table:table-cell>
              <table:table-cell office:value-type="float" office:value="0.0291741">
                <text:p>0.02917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447302">
                <text:p>0.447302</text:p>
              </table:table-cell>
              <table:table-cell office:value-type="float" office:value="0.000613847">
                <text:p>0.000613847</text:p>
              </table:table-cell>
              <table:table-cell office:value-type="float" office:value="0.0267918">
                <text:p>0.0267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